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style-name="ce1"/>
          <table:table-cell/>
        </table:table-row>
        <table:table-row table:style-name="ro1">
          <table:table-cell office:value-type="float" table:style-name="ce1" office:value="1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6722320827359" table:style-name="ce1">
            <text:p>1.022672232</text:p>
          </table:table-cell>
          <table:table-cell office:value-type="float" office:value="0.22578484388221046" table:style-name="ce1">
            <text:p>0.22578484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7919902327632" table:style-name="ce1">
            <text:p>1.01579199</text:p>
          </table:table-cell>
          <table:table-cell office:value-type="float" office:value="0.25741220363254358" table:style-name="ce1">
            <text:p>0.25741220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59435786866522" table:style-name="ce1">
            <text:p>1.035943579</text:p>
          </table:table-cell>
          <table:table-cell office:value-type="float" office:value="9.9385068183765718E-2" table:style-name="ce1">
            <text:p>0.09938506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61514942281804" table:style-name="ce1">
            <text:p>1.036151494</text:p>
          </table:table-cell>
          <table:table-cell office:value-type="float" office:value="1.7543403566845975E-2" table:style-name="ce1">
            <text:p>0.01754340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4767435286316" table:style-name="ce1">
            <text:p>1.011476744</text:p>
          </table:table-cell>
          <table:table-cell office:value-type="float" office:value="0.27272799141400028" table:style-name="ce1">
            <text:p>0.27272799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1840472807798" table:style-name="ce1">
            <text:p>1.011184047</text:p>
          </table:table-cell>
          <table:table-cell office:value-type="float" office:value="0.27189195009205708" table:style-name="ce1">
            <text:p>0.2718919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3325251115518" table:style-name="ce1">
            <text:p>1.028332525</text:p>
          </table:table-cell>
          <table:table-cell office:value-type="float" office:value="-7.9486966212704888E-2" table:style-name="ce1">
            <text:p>-0.07948696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3406706853336" table:style-name="ce1">
            <text:p>1.005340671</text:p>
          </table:table-cell>
          <table:table-cell office:value-type="float" office:value="-1.7899325852204568E-2" table:style-name="ce1">
            <text:p>-0.01789932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0026134261835" table:style-name="ce1">
            <text:p>1.024002613</text:p>
          </table:table-cell>
          <table:table-cell office:value-type="float" office:value="-9.3912393731318447E-2" table:style-name="ce1">
            <text:p>-0.09391239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0954555447777" table:style-name="ce1">
            <text:p>1.030954555</text:p>
          </table:table-cell>
          <table:table-cell office:value-type="float" office:value="-8.0594755421654313E-2" table:style-name="ce1">
            <text:p>-0.08059475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3451471680601" table:style-name="ce1">
            <text:p>1.013345147</text:p>
          </table:table-cell>
          <table:table-cell office:value-type="float" office:value="-0.11366487017079009" table:style-name="ce1">
            <text:p>-0.1136648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3725051752969" table:style-name="ce1">
            <text:p>1.007372505</text:p>
          </table:table-cell>
          <table:table-cell office:value-type="float" office:value="-0.13960528577688711" table:style-name="ce1">
            <text:p>-0.13960528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2625336124942" table:style-name="ce1">
            <text:p>1.022262534</text:p>
          </table:table-cell>
          <table:table-cell office:value-type="float" office:value="-0.10059399769451483" table:style-name="ce1">
            <text:p>-0.10059399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5238809469285" table:style-name="ce1">
            <text:p>1.025523881</text:p>
          </table:table-cell>
          <table:table-cell office:value-type="float" office:value="-9.1525568053688194E-2" table:style-name="ce1">
            <text:p>-0.09152556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21673129318771" table:style-name="ce1">
            <text:p>1.032167313</text:p>
          </table:table-cell>
          <table:table-cell office:value-type="float" office:value="-7.6522141338230432E-2" table:style-name="ce1">
            <text:p>-0.07652214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2089814643175" table:style-name="ce1">
            <text:p>1.005208981</text:p>
          </table:table-cell>
          <table:table-cell office:value-type="float" office:value="0.17887398800124446" table:style-name="ce1">
            <text:p>0.17887398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5342733417038" table:style-name="ce1">
            <text:p>1.012534273</text:p>
          </table:table-cell>
          <table:table-cell office:value-type="float" office:value="0.1638134161428422" table:style-name="ce1">
            <text:p>0.16381341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3303091089051" table:style-name="ce1">
            <text:p>1.012330309</text:p>
          </table:table-cell>
          <table:table-cell office:value-type="float" office:value="0.15744076746341359" table:style-name="ce1">
            <text:p>0.15744076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6375700186444" table:style-name="ce1">
            <text:p>1.01363757</text:p>
          </table:table-cell>
          <table:table-cell office:value-type="float" office:value="-0.11728186836292107" table:style-name="ce1">
            <text:p>-0.11728186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1981930476206" table:style-name="ce1">
            <text:p>1.019198193</text:p>
          </table:table-cell>
          <table:table-cell office:value-type="float" office:value="-0.10604307279810796" table:style-name="ce1">
            <text:p>-0.10604307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2266528180205" table:style-name="ce1">
            <text:p>1.013226653</text:p>
          </table:table-cell>
          <table:table-cell office:value-type="float" office:value="0.16011680117711191" table:style-name="ce1">
            <text:p>0.16011680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9331430523158" table:style-name="ce1">
            <text:p>1.021933143</text:p>
          </table:table-cell>
          <table:table-cell office:value-type="float" office:value="-0.10777017737396141" table:style-name="ce1">
            <text:p>-0.10777017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22834000639111" table:style-name="ce1">
            <text:p>1.0022834</text:p>
          </table:table-cell>
          <table:table-cell office:value-type="float" office:value="-0.14764686233146135" table:style-name="ce1">
            <text:p>-0.14764686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2149699800169" table:style-name="ce1">
            <text:p>1.01421497</text:p>
          </table:table-cell>
          <table:table-cell office:value-type="float" office:value="0.12093781322826008" table:style-name="ce1">
            <text:p>0.1209378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6357780011035" table:style-name="ce1">
            <text:p>1.008635778</text:p>
          </table:table-cell>
          <table:table-cell office:value-type="float" office:value="0.15776779562416632" table:style-name="ce1">
            <text:p>0.15776779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17084786714172" table:style-name="ce1">
            <text:p>1.031708479</text:p>
          </table:table-cell>
          <table:table-cell office:value-type="float" office:value="-7.9929062533658363E-2" table:style-name="ce1">
            <text:p>-0.07992906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3620214379537" table:style-name="ce1">
            <text:p>1.029362021</text:p>
          </table:table-cell>
          <table:table-cell office:value-type="float" office:value="-8.6618871045341397E-2" table:style-name="ce1">
            <text:p>-0.08661887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0698909956735" table:style-name="ce1">
            <text:p>1.023069891</text:p>
          </table:table-cell>
          <table:table-cell office:value-type="float" office:value="-0.10843172108797555" table:style-name="ce1">
            <text:p>-0.10843172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3672592807138" table:style-name="ce1">
            <text:p>1.016367259</text:p>
          </table:table-cell>
          <table:table-cell office:value-type="float" office:value="-0.12479420764687102" table:style-name="ce1">
            <text:p>-0.12479420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0571366207081" table:style-name="ce1">
            <text:p>1.016057137</text:p>
          </table:table-cell>
          <table:table-cell office:value-type="float" office:value="0.1912514186146814" table:style-name="ce1">
            <text:p>0.19125141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9601853684146" table:style-name="ce1">
            <text:p>1.009960185</text:p>
          </table:table-cell>
          <table:table-cell office:value-type="float" office:value="0.1211456312485015" table:style-name="ce1">
            <text:p>0.12114563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5972869478582" table:style-name="ce1">
            <text:p>1.013597287</text:p>
          </table:table-cell>
          <table:table-cell office:value-type="float" office:value="0.1756252541405732" table:style-name="ce1">
            <text:p>0.17562525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6905396950818" table:style-name="ce1">
            <text:p>1.01469054</text:p>
          </table:table-cell>
          <table:table-cell office:value-type="float" office:value="0.21345893903348995" table:style-name="ce1">
            <text:p>0.21345893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5477236059943" table:style-name="ce1">
            <text:p>1.022547724</text:p>
          </table:table-cell>
          <table:table-cell office:value-type="float" office:value="-0.1141549952836011" table:style-name="ce1">
            <text:p>-0.11415499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1715677359433" table:style-name="ce1">
            <text:p>1.018171568</text:p>
          </table:table-cell>
          <table:table-cell office:value-type="float" office:value="-1.6172465926117385E-2" table:style-name="ce1">
            <text:p>-0.01617246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2025978219439" table:style-name="ce1">
            <text:p>1.021202598</text:p>
          </table:table-cell>
          <table:table-cell office:value-type="float" office:value="-6.2280528270984507E-2" table:style-name="ce1">
            <text:p>-0.06228052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3830336149454" table:style-name="ce1">
            <text:p>1.017383034</text:p>
          </table:table-cell>
          <table:table-cell office:value-type="float" office:value="0.10316260423453365" table:style-name="ce1">
            <text:p>0.10316260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3281229864516" table:style-name="ce1">
            <text:p>1.024328123</text:p>
          </table:table-cell>
          <table:table-cell office:value-type="float" office:value="4.6872768843465695E-2" table:style-name="ce1">
            <text:p>0.04687276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7352705394372" table:style-name="ce1">
            <text:p>1.014735271</text:p>
          </table:table-cell>
          <table:table-cell office:value-type="float" office:value="0.25300191841813252" table:style-name="ce1">
            <text:p>0.25300191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5097301382774" table:style-name="ce1">
            <text:p>1.01750973</text:p>
          </table:table-cell>
          <table:table-cell office:value-type="float" office:value="0.10389316182468353" table:style-name="ce1">
            <text:p>0.10389316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2107843492046" table:style-name="ce1">
            <text:p>1.023210784</text:p>
          </table:table-cell>
          <table:table-cell office:value-type="float" office:value="0.100146396797317" table:style-name="ce1">
            <text:p>0.10014639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365781305869" table:style-name="ce1">
            <text:p>1.019365781</text:p>
          </table:table-cell>
          <table:table-cell office:value-type="float" office:value="-6.7527504786386597E-2" table:style-name="ce1">
            <text:p>-0.06752750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8142890419851" table:style-name="ce1">
            <text:p>1.016814289</text:p>
          </table:table-cell>
          <table:table-cell office:value-type="float" office:value="9.7728970116556055E-2" table:style-name="ce1">
            <text:p>0.0977289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2562106848538" table:style-name="ce1">
            <text:p>1.024256211</text:p>
          </table:table-cell>
          <table:table-cell office:value-type="float" office:value="-1.7163183664584504E-2" table:style-name="ce1">
            <text:p>-0.01716318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4906889242272" table:style-name="ce1">
            <text:p>1.021490689</text:p>
          </table:table-cell>
          <table:table-cell office:value-type="float" office:value="-4.0670166475041264E-2" table:style-name="ce1">
            <text:p>-0.04067016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7419049632799" table:style-name="ce1">
            <text:p>1.019741905</text:p>
          </table:table-cell>
          <table:table-cell office:value-type="float" office:value="0.13316533806460659" table:style-name="ce1">
            <text:p>0.13316533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799812807041" table:style-name="ce1">
            <text:p>1.020799813</text:p>
          </table:table-cell>
          <table:table-cell office:value-type="float" office:value="8.3386942461694993E-2" table:style-name="ce1">
            <text:p>0.08338694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8924730227529" table:style-name="ce1">
            <text:p>1.014892473</text:p>
          </table:table-cell>
          <table:table-cell office:value-type="float" office:value="0.10094195461630816" table:style-name="ce1">
            <text:p>0.10094195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3445410866115" table:style-name="ce1">
            <text:p>1.021344541</text:p>
          </table:table-cell>
          <table:table-cell office:value-type="float" office:value="-5.8174980812878113E-2" table:style-name="ce1">
            <text:p>-0.05817498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3648826731796" table:style-name="ce1">
            <text:p>1.015364883</text:p>
          </table:table-cell>
          <table:table-cell office:value-type="float" office:value="0.20473347316469889" table:style-name="ce1">
            <text:p>0.20473347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3007586333432" table:style-name="ce1">
            <text:p>1.024300759</text:p>
          </table:table-cell>
          <table:table-cell office:value-type="float" office:value="2.0204105106575904E-2" table:style-name="ce1">
            <text:p>0.02020410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052530439011" table:style-name="ce1">
            <text:p>1.01705253</text:p>
          </table:table-cell>
          <table:table-cell office:value-type="float" office:value="0.10043978458561501" table:style-name="ce1">
            <text:p>0.10043978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885504053754868" table:style-name="ce1">
            <text:p>0.978855041</text:p>
          </table:table-cell>
          <table:table-cell office:value-type="float" office:value="0.36929290490643607" table:style-name="ce1">
            <text:p>0.36929290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8351855469202" table:style-name="ce1">
            <text:p>1.018835186</text:p>
          </table:table-cell>
          <table:table-cell office:value-type="float" office:value="-6.9457214827351441E-2" table:style-name="ce1">
            <text:p>-0.06945721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3393483555585" table:style-name="ce1">
            <text:p>1.020339348</text:p>
          </table:table-cell>
          <table:table-cell office:value-type="float" office:value="-7.510808343550196E-2" table:style-name="ce1">
            <text:p>-0.07510808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1927428313157" table:style-name="ce1">
            <text:p>1.017192743</text:p>
          </table:table-cell>
          <table:table-cell office:value-type="float" office:value="0.10978403313462723" table:style-name="ce1">
            <text:p>0.10978403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5500471147646" table:style-name="ce1">
            <text:p>1.018550047</text:p>
          </table:table-cell>
          <table:table-cell office:value-type="float" office:value="-7.0688057849331437E-2" table:style-name="ce1">
            <text:p>-0.07068805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2582602650204" table:style-name="ce1">
            <text:p>1.02125826</text:p>
          </table:table-cell>
          <table:table-cell office:value-type="float" office:value="-6.4610028946471221E-2" table:style-name="ce1">
            <text:p>-0.06461002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6924847843379" table:style-name="ce1">
            <text:p>1.020692485</text:p>
          </table:table-cell>
          <table:table-cell office:value-type="float" office:value="0.13437671489054309" table:style-name="ce1">
            <text:p>0.13437671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9044759641758" table:style-name="ce1">
            <text:p>1.019904476</text:p>
          </table:table-cell>
          <table:table-cell office:value-type="float" office:value="0.13499740704265434" table:style-name="ce1">
            <text:p>0.13499740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9376269941421" table:style-name="ce1">
            <text:p>1.020937627</text:p>
          </table:table-cell>
          <table:table-cell office:value-type="float" office:value="0.13404645384183031" table:style-name="ce1">
            <text:p>0.13404645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790976374957351" table:style-name="ce1">
            <text:p>0.987909764</text:p>
          </table:table-cell>
          <table:table-cell office:value-type="float" office:value="0.33573480410625012" table:style-name="ce1">
            <text:p>0.33573480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1489855307817" table:style-name="ce1">
            <text:p>1.018148986</text:p>
          </table:table-cell>
          <table:table-cell office:value-type="float" office:value="-3.9113338679274065E-2" table:style-name="ce1">
            <text:p>-0.03911333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7070326458366" table:style-name="ce1">
            <text:p>1.023707033</text:p>
          </table:table-cell>
          <table:table-cell office:value-type="float" office:value="0.14624199571756347" table:style-name="ce1">
            <text:p>0.14624199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5940505434075" table:style-name="ce1">
            <text:p>1.020594051</text:p>
          </table:table-cell>
          <table:table-cell office:value-type="float" office:value="0.14398011666685237" table:style-name="ce1">
            <text:p>0.14398011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3132883715063" table:style-name="ce1">
            <text:p>1.018313288</text:p>
          </table:table-cell>
          <table:table-cell office:value-type="float" office:value="0.11512205143242162" table:style-name="ce1">
            <text:p>0.11512205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8183834453735" table:style-name="ce1">
            <text:p>1.016818383</text:p>
          </table:table-cell>
          <table:table-cell office:value-type="float" office:value="0.10077507175655002" table:style-name="ce1">
            <text:p>0.10077507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5052348451728" table:style-name="ce1">
            <text:p>1.023505235</text:p>
          </table:table-cell>
          <table:table-cell office:value-type="float" office:value="7.9652961304196329E-2" table:style-name="ce1">
            <text:p>0.07965296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9426590805429" table:style-name="ce1">
            <text:p>1.023942659</text:p>
          </table:table-cell>
          <table:table-cell office:value-type="float" office:value="3.3788769067059056E-2" table:style-name="ce1">
            <text:p>0.03378876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7572745698064" table:style-name="ce1">
            <text:p>1.014757275</text:p>
          </table:table-cell>
          <table:table-cell office:value-type="float" office:value="0.12801372468473202" table:style-name="ce1">
            <text:p>0.12801372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663754464470966" table:style-name="ce1">
            <text:p>0.996637545</text:p>
          </table:table-cell>
          <table:table-cell office:value-type="float" office:value="0.26239276782061677" table:style-name="ce1">
            <text:p>0.26239276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515732001591" table:style-name="ce1">
            <text:p>1.020515732</text:p>
          </table:table-cell>
          <table:table-cell office:value-type="float" office:value="-4.7055294465734622E-2" table:style-name="ce1">
            <text:p>-0.04705529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1288430767408" table:style-name="ce1">
            <text:p>1.016128843</text:p>
          </table:table-cell>
          <table:table-cell office:value-type="float" office:value="0.17150050806783143" table:style-name="ce1">
            <text:p>0.17150050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5115801917923" table:style-name="ce1">
            <text:p>1.01851158</text:p>
          </table:table-cell>
          <table:table-cell office:value-type="float" office:value="-6.979234209580519E-2" table:style-name="ce1">
            <text:p>-0.06979234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964868936863493" table:style-name="ce1">
            <text:p>0.989648689</text:p>
          </table:table-cell>
          <table:table-cell office:value-type="float" office:value="0.30540131242505053" table:style-name="ce1">
            <text:p>0.30540131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5469447056927" table:style-name="ce1">
            <text:p>1.022546945</text:p>
          </table:table-cell>
          <table:table-cell office:value-type="float" office:value="6.791749312992014E-2" table:style-name="ce1">
            <text:p>0.06791749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2955821198086" table:style-name="ce1">
            <text:p>1.009295582</text:p>
          </table:table-cell>
          <table:table-cell office:value-type="float" office:value="0.20295979383473195" table:style-name="ce1">
            <text:p>0.20295979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01142418208686" table:style-name="ce1">
            <text:p>1.040114242</text:p>
          </table:table-cell>
          <table:table-cell office:value-type="float" office:value="-3.7775705968251326E-2" table:style-name="ce1">
            <text:p>-0.03777570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8391782158665" table:style-name="ce1">
            <text:p>1.027839178</text:p>
          </table:table-cell>
          <table:table-cell office:value-type="float" office:value="0.14701535200288587" table:style-name="ce1">
            <text:p>0.14701535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3317144729191" table:style-name="ce1">
            <text:p>1.041331714</text:p>
          </table:table-cell>
          <table:table-cell office:value-type="float" office:value="-1.8721923856567842E-2" table:style-name="ce1">
            <text:p>-0.01872192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0542894896118" table:style-name="ce1">
            <text:p>1.041054289</text:p>
          </table:table-cell>
          <table:table-cell office:value-type="float" office:value="6.8416784017369017E-2" table:style-name="ce1">
            <text:p>0.06841678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821246466447" table:style-name="ce1">
            <text:p>1.038821246</text:p>
          </table:table-cell>
          <table:table-cell office:value-type="float" office:value="-4.7354280586842552E-2" table:style-name="ce1">
            <text:p>-0.04735428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2853809956426" table:style-name="ce1">
            <text:p>1.039285381</text:p>
          </table:table-cell>
          <table:table-cell office:value-type="float" office:value="3.5747822993042924E-2" table:style-name="ce1">
            <text:p>0.03574782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3038643687722" table:style-name="ce1">
            <text:p>1.039303864</text:p>
          </table:table-cell>
          <table:table-cell office:value-type="float" office:value="-5.1921455181232777E-2" table:style-name="ce1">
            <text:p>-0.05192145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5171483642903" table:style-name="ce1">
            <text:p>1.038517148</text:p>
          </table:table-cell>
          <table:table-cell office:value-type="float" office:value="-5.5516957349110892E-2" table:style-name="ce1">
            <text:p>-0.05551695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8905596212272" table:style-name="ce1">
            <text:p>1.02689056</text:p>
          </table:table-cell>
          <table:table-cell office:value-type="float" office:value="0.17202679605457594" table:style-name="ce1">
            <text:p>0.17202679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21008686245739" table:style-name="ce1">
            <text:p>1.042100869</text:p>
          </table:table-cell>
          <table:table-cell office:value-type="float" office:value="-2.0373257272926961E-2" table:style-name="ce1">
            <text:p>-0.02037325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6165057742637" table:style-name="ce1">
            <text:p>1.029616506</text:p>
          </table:table-cell>
          <table:table-cell office:value-type="float" office:value="0.18154916975077567" table:style-name="ce1">
            <text:p>0.1815491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3569537191042" table:style-name="ce1">
            <text:p>1.026356954</text:p>
          </table:table-cell>
          <table:table-cell office:value-type="float" office:value="0.18781630268014762" table:style-name="ce1">
            <text:p>0.18781630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1509380346794" table:style-name="ce1">
            <text:p>1.026150938</text:p>
          </table:table-cell>
          <table:table-cell office:value-type="float" office:value="0.16730314513047267" table:style-name="ce1">
            <text:p>0.16730314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1599346433812" table:style-name="ce1">
            <text:p>1.028159935</text:p>
          </table:table-cell>
          <table:table-cell office:value-type="float" office:value="0.15714693377256225" table:style-name="ce1">
            <text:p>0.15714693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3249833649373" table:style-name="ce1">
            <text:p>1.028324983</text:p>
          </table:table-cell>
          <table:table-cell office:value-type="float" office:value="0.15405118820541924" table:style-name="ce1">
            <text:p>0.15405118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5367443967312" table:style-name="ce1">
            <text:p>1.039536744</text:p>
          </table:table-cell>
          <table:table-cell office:value-type="float" office:value="0.11788891826225671" table:style-name="ce1">
            <text:p>0.11788891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247317782344" table:style-name="ce1">
            <text:p>1.025247318</text:p>
          </table:table-cell>
          <table:table-cell office:value-type="float" office:value="0.20933441518324036" table:style-name="ce1">
            <text:p>0.20933441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9691769003079" table:style-name="ce1">
            <text:p>1.039969177</text:p>
          </table:table-cell>
          <table:table-cell office:value-type="float" office:value="-4.6315344080508615E-2" table:style-name="ce1">
            <text:p>-0.04631534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03278613800764" table:style-name="ce1">
            <text:p>1.040327861</text:p>
          </table:table-cell>
          <table:table-cell office:value-type="float" office:value="9.870633635363292E-2" table:style-name="ce1">
            <text:p>0.09870633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09122037251" table:style-name="ce1">
            <text:p>1.04109122</text:p>
          </table:table-cell>
          <table:table-cell office:value-type="float" office:value="9.1449881701824956E-2" table:style-name="ce1">
            <text:p>0.09144988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7999841324788" table:style-name="ce1">
            <text:p>1.041799984</text:p>
          </table:table-cell>
          <table:table-cell office:value-type="float" office:value="-1.8182840054963429E-4" table:style-name="ce1">
            <text:p>-0.00018182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32732235725801" table:style-name="ce1">
            <text:p>1.033273224</text:p>
          </table:table-cell>
          <table:table-cell office:value-type="float" office:value="0.12741921145544924" table:style-name="ce1">
            <text:p>0.12741921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4834919042529" table:style-name="ce1">
            <text:p>1.020483492</text:p>
          </table:table-cell>
          <table:table-cell office:value-type="float" office:value="-7.8521925287798888E-2" table:style-name="ce1">
            <text:p>-0.07852192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36291593467" table:style-name="ce1">
            <text:p>1.033629159</text:p>
          </table:table-cell>
          <table:table-cell office:value-type="float" office:value="0.15373926287137607" table:style-name="ce1">
            <text:p>0.15373926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0056170396877" table:style-name="ce1">
            <text:p>1.025005617</text:p>
          </table:table-cell>
          <table:table-cell office:value-type="float" office:value="0.18405826533217515" table:style-name="ce1">
            <text:p>0.18405826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2059680328098" table:style-name="ce1">
            <text:p>1.041205968</text:p>
          </table:table-cell>
          <table:table-cell office:value-type="float" office:value="1.399364616027351E-2" table:style-name="ce1">
            <text:p>0.01399364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7991710330937" table:style-name="ce1">
            <text:p>1.016799171</text:p>
          </table:table-cell>
          <table:table-cell office:value-type="float" office:value="0.25710092529279938" table:style-name="ce1">
            <text:p>0.25710092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1696398397194" table:style-name="ce1">
            <text:p>1.02516964</text:p>
          </table:table-cell>
          <table:table-cell office:value-type="float" office:value="-7.8882504719994931E-2" table:style-name="ce1">
            <text:p>-0.07888250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30" table:style-name="ce1">
            <text:p>13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904061615261486" table:style-name="ce1">
            <text:p>0.999040616</text:p>
          </table:table-cell>
          <table:table-cell office:value-type="float" office:value="0.13028467783052503" table:style-name="ce1">
            <text:p>0.13028467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3076486257269" table:style-name="ce1">
            <text:p>1.013307649</text:p>
          </table:table-cell>
          <table:table-cell office:value-type="float" office:value="-6.3574359899261038E-2" table:style-name="ce1">
            <text:p>-0.0635743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3459857360047" table:style-name="ce1">
            <text:p>1.016345986</text:p>
          </table:table-cell>
          <table:table-cell office:value-type="float" office:value="-0.11471999511117936" table:style-name="ce1">
            <text:p>-0.11471999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4645499870468" table:style-name="ce1">
            <text:p>1.02046455</text:p>
          </table:table-cell>
          <table:table-cell office:value-type="float" office:value="4.598208585671229E-2" table:style-name="ce1">
            <text:p>0.04598208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1541363422207" table:style-name="ce1">
            <text:p>1.013154136</text:p>
          </table:table-cell>
          <table:table-cell office:value-type="float" office:value="-0.11883899197085517" table:style-name="ce1">
            <text:p>-0.11883899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668308553804" table:style-name="ce1">
            <text:p>1.018668309</text:p>
          </table:table-cell>
          <table:table-cell office:value-type="float" office:value="-0.12327241032823139" table:style-name="ce1">
            <text:p>-0.1232724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7378083014258" table:style-name="ce1">
            <text:p>1.028737808</text:p>
          </table:table-cell>
          <table:table-cell office:value-type="float" office:value="-1.1312018881646905E-2" table:style-name="ce1">
            <text:p>-0.01131201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939956406382468" table:style-name="ce1">
            <text:p>0.989399564</text:p>
          </table:table-cell>
          <table:table-cell office:value-type="float" office:value="0.24631821416678426" table:style-name="ce1">
            <text:p>0.24631821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5661475327521" table:style-name="ce1">
            <text:p>1.016566148</text:p>
          </table:table-cell>
          <table:table-cell office:value-type="float" office:value="7.322504824456752E-2" table:style-name="ce1">
            <text:p>0.07322504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40037414301271" table:style-name="ce1">
            <text:p>1.004003741</text:p>
          </table:table-cell>
          <table:table-cell office:value-type="float" office:value="-0.14485802426619823" table:style-name="ce1">
            <text:p>-0.14485802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3949402611989" table:style-name="ce1">
            <text:p>1.01839494</text:p>
          </table:table-cell>
          <table:table-cell office:value-type="float" office:value="8.6949155547303716E-2" table:style-name="ce1">
            <text:p>0.08694915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01569913016391" table:style-name="ce1">
            <text:p>1.030156991</text:p>
          </table:table-cell>
          <table:table-cell office:value-type="float" office:value="-9.2482772840972283E-2" table:style-name="ce1">
            <text:p>-0.09248277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4960119863001" table:style-name="ce1">
            <text:p>1.023496012</text:p>
          </table:table-cell>
          <table:table-cell office:value-type="float" office:value="4.7550746031362778E-2" table:style-name="ce1">
            <text:p>0.04755074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18186415589418" table:style-name="ce1">
            <text:p>1.001818642</text:p>
          </table:table-cell>
          <table:table-cell office:value-type="float" office:value="-0.17448501203540676" table:style-name="ce1">
            <text:p>-0.17448501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41969126552477" table:style-name="ce1">
            <text:p>1.034196913</text:p>
          </table:table-cell>
          <table:table-cell office:value-type="float" office:value="2.527024802774933E-3" table:style-name="ce1">
            <text:p>0.00252702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2532002072849" table:style-name="ce1">
            <text:p>1.0172532</text:p>
          </table:table-cell>
          <table:table-cell office:value-type="float" office:value="-0.14260352964789272" table:style-name="ce1">
            <text:p>-0.1426035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638052565006" table:style-name="ce1">
            <text:p>1.023638053</text:p>
          </table:table-cell>
          <table:table-cell office:value-type="float" office:value="-3.9503130773675094E-2" table:style-name="ce1">
            <text:p>-0.03950313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9696438220581" table:style-name="ce1">
            <text:p>1.016969644</text:p>
          </table:table-cell>
          <table:table-cell office:value-type="float" office:value="-8.7185053446310973E-2" table:style-name="ce1">
            <text:p>-0.08718505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4032555824648" table:style-name="ce1">
            <text:p>1.023403256</text:p>
          </table:table-cell>
          <table:table-cell office:value-type="float" office:value="-9.2776809943069125E-2" table:style-name="ce1">
            <text:p>-0.0927768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8657895591445" table:style-name="ce1">
            <text:p>1.01986579</text:p>
          </table:table-cell>
          <table:table-cell office:value-type="float" office:value="9.8381559689317208E-2" table:style-name="ce1">
            <text:p>0.0983815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8043498672684" table:style-name="ce1">
            <text:p>1.02180435</text:p>
          </table:table-cell>
          <table:table-cell office:value-type="float" office:value="0.12564282945050748" table:style-name="ce1">
            <text:p>0.12564282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3861707499743" table:style-name="ce1">
            <text:p>1.023386171</text:p>
          </table:table-cell>
          <table:table-cell office:value-type="float" office:value="5.3812503358462951E-2" table:style-name="ce1">
            <text:p>0.05381250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8624707208826" table:style-name="ce1">
            <text:p>1.014862471</text:p>
          </table:table-cell>
          <table:table-cell office:value-type="float" office:value="5.2121066012750419E-2" table:style-name="ce1">
            <text:p>0.05212106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1570860964451" table:style-name="ce1">
            <text:p>1.026157086</text:p>
          </table:table-cell>
          <table:table-cell office:value-type="float" office:value="-5.6293202556373739E-2" table:style-name="ce1">
            <text:p>-0.05629320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5613476202961" table:style-name="ce1">
            <text:p>1.010561348</text:p>
          </table:table-cell>
          <table:table-cell office:value-type="float" office:value="3.8645215691611015E-2" table:style-name="ce1">
            <text:p>0.03864521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1132823260001" table:style-name="ce1">
            <text:p>1.019113282</text:p>
          </table:table-cell>
          <table:table-cell office:value-type="float" office:value="0.11953797633692234" table:style-name="ce1">
            <text:p>0.11953797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7888658850511" table:style-name="ce1">
            <text:p>1.021788866</text:p>
          </table:table-cell>
          <table:table-cell office:value-type="float" office:value="6.876280646789458E-2" table:style-name="ce1">
            <text:p>0.06876280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9951793372755" table:style-name="ce1">
            <text:p>1.017995179</text:p>
          </table:table-cell>
          <table:table-cell office:value-type="float" office:value="-0.1125675568095371" table:style-name="ce1">
            <text:p>-0.11256755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7894618642239" table:style-name="ce1">
            <text:p>1.016789462</text:p>
          </table:table-cell>
          <table:table-cell office:value-type="float" office:value="-0.14797107907243912" table:style-name="ce1">
            <text:p>-0.14797107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45090118444" table:style-name="ce1">
            <text:p>1.020450901</text:p>
          </table:table-cell>
          <table:table-cell office:value-type="float" office:value="0.10941502763269925" table:style-name="ce1">
            <text:p>0.10941502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2711401460429" table:style-name="ce1">
            <text:p>1.01827114</text:p>
          </table:table-cell>
          <table:table-cell office:value-type="float" office:value="8.6043565393804755E-2" table:style-name="ce1">
            <text:p>0.08604356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2561106067213" table:style-name="ce1">
            <text:p>1.013256111</text:p>
          </table:table-cell>
          <table:table-cell office:value-type="float" office:value="-0.12387370309367422" table:style-name="ce1">
            <text:p>-0.12387370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21754652367278" table:style-name="ce1">
            <text:p>1.002175465</text:p>
          </table:table-cell>
          <table:table-cell office:value-type="float" office:value="-0.15765337572519036" table:style-name="ce1">
            <text:p>-0.15765337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72003569331873" table:style-name="ce1">
            <text:p>1.007200357</text:p>
          </table:table-cell>
          <table:table-cell office:value-type="float" office:value="-0.15196513084803254" table:style-name="ce1">
            <text:p>-0.15196513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2810985995797" table:style-name="ce1">
            <text:p>1.021281099</text:p>
          </table:table-cell>
          <table:table-cell office:value-type="float" office:value="9.6179819313802289E-2" table:style-name="ce1">
            <text:p>0.09617981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92903454836222" table:style-name="ce1">
            <text:p>1.009290345</text:p>
          </table:table-cell>
          <table:table-cell office:value-type="float" office:value="-0.11481567189870386" table:style-name="ce1">
            <text:p>-0.11481567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7318511955487" table:style-name="ce1">
            <text:p>1.019731851</text:p>
          </table:table-cell>
          <table:table-cell office:value-type="float" office:value="9.872791731470662E-2" table:style-name="ce1">
            <text:p>0.09872791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760589840765" table:style-name="ce1">
            <text:p>1.01876059</text:p>
          </table:table-cell>
          <table:table-cell office:value-type="float" office:value="0.10923378867043131" table:style-name="ce1">
            <text:p>0.10923378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8989142308171" table:style-name="ce1">
            <text:p>1.010898914</text:p>
          </table:table-cell>
          <table:table-cell office:value-type="float" office:value="-0.11571359128017331" table:style-name="ce1">
            <text:p>-0.11571359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3163258001574" table:style-name="ce1">
            <text:p>1.023316326</text:p>
          </table:table-cell>
          <table:table-cell office:value-type="float" office:value="-7.8200942135413593E-2" table:style-name="ce1">
            <text:p>-0.07820094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124332828573036" table:style-name="ce1">
            <text:p>0.991243328</text:p>
          </table:table-cell>
          <table:table-cell office:value-type="float" office:value="0.18192719458351436" table:style-name="ce1">
            <text:p>0.18192719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960361215425753" table:style-name="ce1">
            <text:p>0.999603612</text:p>
          </table:table-cell>
          <table:table-cell office:value-type="float" office:value="-0.20446199785818558" table:style-name="ce1">
            <text:p>-0.20446199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54818126668628" table:style-name="ce1">
            <text:p>1.005481813</text:p>
          </table:table-cell>
          <table:table-cell office:value-type="float" office:value="0.11900661492606061" table:style-name="ce1">
            <text:p>0.11900661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6497962626653" table:style-name="ce1">
            <text:p>1.016649796</text:p>
          </table:table-cell>
          <table:table-cell office:value-type="float" office:value="9.3059130444470409E-2" table:style-name="ce1">
            <text:p>0.093059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127055997377" table:style-name="ce1">
            <text:p>1.012127056</text:p>
          </table:table-cell>
          <table:table-cell office:value-type="float" office:value="0.11728611391841132" table:style-name="ce1">
            <text:p>0.11728611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609628294158046" table:style-name="ce1">
            <text:p>0.976096283</text:p>
          </table:table-cell>
          <table:table-cell office:value-type="float" office:value="0.32092412877131898" table:style-name="ce1">
            <text:p>0.32092412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5247636143121" table:style-name="ce1">
            <text:p>1.013524764</text:p>
          </table:table-cell>
          <table:table-cell office:value-type="float" office:value="-8.1546266257583738E-2" table:style-name="ce1">
            <text:p>-0.08154626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9407386430978" table:style-name="ce1">
            <text:p>1.022940739</text:p>
          </table:table-cell>
          <table:table-cell office:value-type="float" office:value="0.13104173085057277" table:style-name="ce1">
            <text:p>0.13104173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8894807588154" table:style-name="ce1">
            <text:p>1.016889481</text:p>
          </table:table-cell>
          <table:table-cell office:value-type="float" office:value="0.13261234453121928" table:style-name="ce1">
            <text:p>0.13261234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1681441201738" table:style-name="ce1">
            <text:p>1.016168144</text:p>
          </table:table-cell>
          <table:table-cell office:value-type="float" office:value="3.584052002080447E-2" table:style-name="ce1">
            <text:p>0.0358405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2147858241659" table:style-name="ce1">
            <text:p>1.024214786</text:p>
          </table:table-cell>
          <table:table-cell office:value-type="float" office:value="8.4565728869076207E-2" table:style-name="ce1">
            <text:p>0.08456572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4597603687701" table:style-name="ce1">
            <text:p>1.01545976</text:p>
          </table:table-cell>
          <table:table-cell office:value-type="float" office:value="-0.168836711268018" table:style-name="ce1">
            <text:p>-0.16883671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8737901103202" table:style-name="ce1">
            <text:p>1.02487379</text:p>
          </table:table-cell>
          <table:table-cell office:value-type="float" office:value="0.12021366122412062" table:style-name="ce1">
            <text:p>0.12021366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6118164442426" table:style-name="ce1">
            <text:p>1.020611816</text:p>
          </table:table-cell>
          <table:table-cell office:value-type="float" office:value="2.8151734127466174E-2" table:style-name="ce1">
            <text:p>0.02815173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5238958805374" table:style-name="ce1">
            <text:p>1.008523896</text:p>
          </table:table-cell>
          <table:table-cell office:value-type="float" office:value="0.10030853123210935" table:style-name="ce1">
            <text:p>0.10030853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19187474024811" table:style-name="ce1">
            <text:p>1.001918747</text:p>
          </table:table-cell>
          <table:table-cell office:value-type="float" office:value="0.20858183910264924" table:style-name="ce1">
            <text:p>0.20858183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7964846408292" table:style-name="ce1">
            <text:p>1.025796485</text:p>
          </table:table-cell>
          <table:table-cell office:value-type="float" office:value="-2.6855350523133778E-3" table:style-name="ce1">
            <text:p>-0.00268553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955024380772548" table:style-name="ce1">
            <text:p>0.979550244</text:p>
          </table:table-cell>
          <table:table-cell office:value-type="float" office:value="0.2348076017854312" table:style-name="ce1">
            <text:p>0.23480760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6489215353312" table:style-name="ce1">
            <text:p>1.018648922</text:p>
          </table:table-cell>
          <table:table-cell office:value-type="float" office:value="-0.10454843210161911" table:style-name="ce1">
            <text:p>-0.10454843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477897781612146" table:style-name="ce1">
            <text:p>0.994778978</text:p>
          </table:table-cell>
          <table:table-cell office:value-type="float" office:value="0.16272303246655787" table:style-name="ce1">
            <text:p>0.16272303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7852650570337" table:style-name="ce1">
            <text:p>1.022785265</text:p>
          </table:table-cell>
          <table:table-cell office:value-type="float" office:value="-8.6065449410395373E-2" table:style-name="ce1">
            <text:p>-0.08606544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7186607314301" table:style-name="ce1">
            <text:p>1.019718661</text:p>
          </table:table-cell>
          <table:table-cell office:value-type="float" office:value="-0.12123309348564092" table:style-name="ce1">
            <text:p>-0.12123309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5297721346089" table:style-name="ce1">
            <text:p>1.018529772</text:p>
          </table:table-cell>
          <table:table-cell office:value-type="float" office:value="5.0883624825890053E-2" table:style-name="ce1">
            <text:p>0.05088362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5228925084859" table:style-name="ce1">
            <text:p>1.024522893</text:p>
          </table:table-cell>
          <table:table-cell office:value-type="float" office:value="4.2402862238835319E-2" table:style-name="ce1">
            <text:p>0.04240286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011190555643325" table:style-name="ce1">
            <text:p>0.990111906</text:p>
          </table:table-cell>
          <table:table-cell office:value-type="float" office:value="0.18583103743833734" table:style-name="ce1">
            <text:p>0.18583103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7054593859999" table:style-name="ce1">
            <text:p>1.014705459</text:p>
          </table:table-cell>
          <table:table-cell office:value-type="float" office:value="0.21771924740878337" table:style-name="ce1">
            <text:p>0.21771924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3433611296812" table:style-name="ce1">
            <text:p>1.015343361</text:p>
          </table:table-cell>
          <table:table-cell office:value-type="float" office:value="0.20934361468619364" table:style-name="ce1">
            <text:p>0.20934361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2181621234876" table:style-name="ce1">
            <text:p>1.008218162</text:p>
          </table:table-cell>
          <table:table-cell office:value-type="float" office:value="-1.2846305474226086E-2" table:style-name="ce1">
            <text:p>-0.01284630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81181702399089" table:style-name="ce1">
            <text:p>1.00811817</text:p>
          </table:table-cell>
          <table:table-cell office:value-type="float" office:value="-1.2845031418342498E-2" table:style-name="ce1">
            <text:p>-0.01284503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3252637144592" table:style-name="ce1">
            <text:p>1.015325264</text:p>
          </table:table-cell>
          <table:table-cell office:value-type="float" office:value="0.22100547247333882" table:style-name="ce1">
            <text:p>0.22100547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065294914638485" table:style-name="ce1">
            <text:p>1.006529491</text:p>
          </table:table-cell>
          <table:table-cell office:value-type="float" office:value="0.19893311140563505" table:style-name="ce1">
            <text:p>0.19893311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1854522588462" table:style-name="ce1">
            <text:p>1.017185452</text:p>
          </table:table-cell>
          <table:table-cell office:value-type="float" office:value="0.19864218009518142" table:style-name="ce1">
            <text:p>0.1986421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8528002729956" table:style-name="ce1">
            <text:p>1.0238528</text:p>
          </table:table-cell>
          <table:table-cell office:value-type="float" office:value="-9.6602294864799154E-2" table:style-name="ce1">
            <text:p>-0.09660229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7297258373142" table:style-name="ce1">
            <text:p>1.016729726</text:p>
          </table:table-cell>
          <table:table-cell office:value-type="float" office:value="0.13909386973831725" table:style-name="ce1">
            <text:p>0.1390938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6325062411767" table:style-name="ce1">
            <text:p>1.014632506</text:p>
          </table:table-cell>
          <table:table-cell office:value-type="float" office:value="0.2156667968852618" table:style-name="ce1">
            <text:p>0.21566679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1935087986331" table:style-name="ce1">
            <text:p>1.016193509</text:p>
          </table:table-cell>
          <table:table-cell office:value-type="float" office:value="0.18889074269408371" table:style-name="ce1">
            <text:p>0.18889074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6373435045991" table:style-name="ce1">
            <text:p>1.027637344</text:p>
          </table:table-cell>
          <table:table-cell office:value-type="float" office:value="-8.9183744229599515E-2" table:style-name="ce1">
            <text:p>-0.08918374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5162943013877" table:style-name="ce1">
            <text:p>1.020516294</text:p>
          </table:table-cell>
          <table:table-cell office:value-type="float" office:value="-0.10690043529080411" table:style-name="ce1">
            <text:p>-0.10690043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1715677359433" table:style-name="ce1">
            <text:p>1.018171568</text:p>
          </table:table-cell>
          <table:table-cell office:value-type="float" office:value="-1.6172465926117385E-2" table:style-name="ce1">
            <text:p>-0.01617246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1715677359433" table:style-name="ce1">
            <text:p>1.018171568</text:p>
          </table:table-cell>
          <table:table-cell office:value-type="float" office:value="-1.6172465926117385E-2" table:style-name="ce1">
            <text:p>-0.01617246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1715677359433" table:style-name="ce1">
            <text:p>1.018171568</text:p>
          </table:table-cell>
          <table:table-cell office:value-type="float" office:value="-1.6172465926117385E-2" table:style-name="ce1">
            <text:p>-0.01617246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2140814980284" table:style-name="ce1">
            <text:p>1.015214081</text:p>
          </table:table-cell>
          <table:table-cell office:value-type="float" office:value="9.9721505845601688E-2" table:style-name="ce1">
            <text:p>0.09972150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362826647250544" table:style-name="ce1">
            <text:p>0.973628266</text:p>
          </table:table-cell>
          <table:table-cell office:value-type="float" office:value="0.38883230154623732" table:style-name="ce1">
            <text:p>0.38883230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44703585472554" table:style-name="ce1">
            <text:p>0.984470359</text:p>
          </table:table-cell>
          <table:table-cell office:value-type="float" office:value="0.34417803988900603" table:style-name="ce1">
            <text:p>0.3441780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9086495050342" table:style-name="ce1">
            <text:p>1.01590865</text:p>
          </table:table-cell>
          <table:table-cell office:value-type="float" office:value="0.10283397230904483" table:style-name="ce1">
            <text:p>0.10283397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938410847811" table:style-name="ce1">
            <text:p>1.012938411</text:p>
          </table:table-cell>
          <table:table-cell office:value-type="float" office:value="0.24094234959656005" table:style-name="ce1">
            <text:p>0.2409423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4770507718929" table:style-name="ce1">
            <text:p>1.027477051</text:p>
          </table:table-cell>
          <table:table-cell office:value-type="float" office:value="6.6083811460092068E-2" table:style-name="ce1">
            <text:p>0.06608381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7690069933823" table:style-name="ce1">
            <text:p>1.014769007</text:p>
          </table:table-cell>
          <table:table-cell office:value-type="float" office:value="0.25451581963733594" table:style-name="ce1">
            <text:p>0.2545158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9038123918597" table:style-name="ce1">
            <text:p>1.010903812</text:p>
          </table:table-cell>
          <table:table-cell office:value-type="float" office:value="0.27522494816350479" table:style-name="ce1">
            <text:p>0.27522494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5111602110488" table:style-name="ce1">
            <text:p>1.02451116</text:p>
          </table:table-cell>
          <table:table-cell office:value-type="float" office:value="1.9671619226962003E-2" table:style-name="ce1">
            <text:p>0.01967161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879057185811247" table:style-name="ce1">
            <text:p>0.978790572</text:p>
          </table:table-cell>
          <table:table-cell office:value-type="float" office:value="0.36946374171448726" table:style-name="ce1">
            <text:p>0.36946374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879057185811247" table:style-name="ce1">
            <text:p>0.978790572</text:p>
          </table:table-cell>
          <table:table-cell office:value-type="float" office:value="0.36946374171448726" table:style-name="ce1">
            <text:p>0.36946374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879057185811247" table:style-name="ce1">
            <text:p>0.978790572</text:p>
          </table:table-cell>
          <table:table-cell office:value-type="float" office:value="0.36946374171448726" table:style-name="ce1">
            <text:p>0.36946374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785969869336687" table:style-name="ce1">
            <text:p>0.978596987</text:p>
          </table:table-cell>
          <table:table-cell office:value-type="float" office:value="0.36997618459077208" table:style-name="ce1">
            <text:p>0.36997618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4009988906236" table:style-name="ce1">
            <text:p>1.019400999</text:p>
          </table:table-cell>
          <table:table-cell office:value-type="float" office:value="-6.699375687927174E-2" table:style-name="ce1">
            <text:p>-0.06699375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3218836547207" table:style-name="ce1">
            <text:p>1.019321884</text:p>
          </table:table-cell>
          <table:table-cell office:value-type="float" office:value="-6.9669128762976401E-2" table:style-name="ce1">
            <text:p>-0.06966912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6690160772929" table:style-name="ce1">
            <text:p>1.020669016</text:p>
          </table:table-cell>
          <table:table-cell office:value-type="float" office:value="0.1345548572880628" table:style-name="ce1">
            <text:p>0.13455485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6690160772929" table:style-name="ce1">
            <text:p>1.020669016</text:p>
          </table:table-cell>
          <table:table-cell office:value-type="float" office:value="0.1345548572880628" table:style-name="ce1">
            <text:p>0.13455485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6092129042276" table:style-name="ce1">
            <text:p>1.017609213</text:p>
          </table:table-cell>
          <table:table-cell office:value-type="float" office:value="0.10390331954484629" table:style-name="ce1">
            <text:p>0.1039033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9707986647748" table:style-name="ce1">
            <text:p>1.017970799</text:p>
          </table:table-cell>
          <table:table-cell office:value-type="float" office:value="0.1042992956150747" table:style-name="ce1">
            <text:p>0.10429929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5993197299544" table:style-name="ce1">
            <text:p>1.01759932</text:p>
          </table:table-cell>
          <table:table-cell office:value-type="float" office:value="0.10497916214722582" table:style-name="ce1">
            <text:p>0.10497916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0855955082866" table:style-name="ce1">
            <text:p>1.018085596</text:p>
          </table:table-cell>
          <table:table-cell office:value-type="float" office:value="0.10610692823061878" table:style-name="ce1">
            <text:p>0.10610692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1262971987917" table:style-name="ce1">
            <text:p>1.020126297</text:p>
          </table:table-cell>
          <table:table-cell office:value-type="float" office:value="0.13484560713453989" table:style-name="ce1">
            <text:p>0.13484560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2134522708658" table:style-name="ce1">
            <text:p>1.021213452</text:p>
          </table:table-cell>
          <table:table-cell office:value-type="float" office:value="-6.210229384668358E-2" table:style-name="ce1">
            <text:p>-0.06210229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3240922745013" table:style-name="ce1">
            <text:p>1.021324092</text:p>
          </table:table-cell>
          <table:table-cell office:value-type="float" office:value="-6.1930110121541822E-2" table:style-name="ce1">
            <text:p>-0.0619301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2025978219439" table:style-name="ce1">
            <text:p>1.021202598</text:p>
          </table:table-cell>
          <table:table-cell office:value-type="float" office:value="-6.2280528270984507E-2" table:style-name="ce1">
            <text:p>-0.06228052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3240922745013" table:style-name="ce1">
            <text:p>1.021324092</text:p>
          </table:table-cell>
          <table:table-cell office:value-type="float" office:value="-6.1930110121541822E-2" table:style-name="ce1">
            <text:p>-0.0619301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3785445554889" table:style-name="ce1">
            <text:p>1.022378545</text:p>
          </table:table-cell>
          <table:table-cell office:value-type="float" office:value="-6.2710458717825282E-2" table:style-name="ce1">
            <text:p>-0.06271045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6427444484436" table:style-name="ce1">
            <text:p>1.020642744</text:p>
          </table:table-cell>
          <table:table-cell office:value-type="float" office:value="0.14435036613998942" table:style-name="ce1">
            <text:p>0.14435036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898443029155" table:style-name="ce1">
            <text:p>1.018898443</text:p>
          </table:table-cell>
          <table:table-cell office:value-type="float" office:value="-6.9997519904378844E-2" table:style-name="ce1">
            <text:p>-0.0699975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4132267740447" table:style-name="ce1">
            <text:p>1.016413227</text:p>
          </table:table-cell>
          <table:table-cell office:value-type="float" office:value="0.10575330935140678" table:style-name="ce1">
            <text:p>0.10575330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4132267740447" table:style-name="ce1">
            <text:p>1.016413227</text:p>
          </table:table-cell>
          <table:table-cell office:value-type="float" office:value="0.10575330935140678" table:style-name="ce1">
            <text:p>0.10575330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7186802979679" table:style-name="ce1">
            <text:p>1.02171868</text:p>
          </table:table-cell>
          <table:table-cell office:value-type="float" office:value="-3.9964838673248987E-2" table:style-name="ce1">
            <text:p>-0.03996483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9936675591396" table:style-name="ce1">
            <text:p>1.024993668</text:p>
          </table:table-cell>
          <table:table-cell office:value-type="float" office:value="6.8798775161076173E-2" table:style-name="ce1">
            <text:p>0.06879877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7945129404427" table:style-name="ce1">
            <text:p>1.019794513</text:p>
          </table:table-cell>
          <table:table-cell office:value-type="float" office:value="0.13353427041986304" table:style-name="ce1">
            <text:p>0.1335342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0873027229911" table:style-name="ce1">
            <text:p>1.014087303</text:p>
          </table:table-cell>
          <table:table-cell office:value-type="float" office:value="0.2664192043678697" table:style-name="ce1">
            <text:p>0.26641920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8510353883537" table:style-name="ce1">
            <text:p>1.041851035</text:p>
          </table:table-cell>
          <table:table-cell office:value-type="float" office:value="-4.6763554828686354E-2" table:style-name="ce1">
            <text:p>-0.04676355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2010198950175" table:style-name="ce1">
            <text:p>1.04120102</text:p>
          </table:table-cell>
          <table:table-cell office:value-type="float" office:value="1.4357094747022721E-2" table:style-name="ce1">
            <text:p>0.01435709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2010198950175" table:style-name="ce1">
            <text:p>1.04120102</text:p>
          </table:table-cell>
          <table:table-cell office:value-type="float" office:value="1.4357094747022721E-2" table:style-name="ce1">
            <text:p>0.01435709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3569537191042" table:style-name="ce1">
            <text:p>1.026356954</text:p>
          </table:table-cell>
          <table:table-cell office:value-type="float" office:value="0.18781630268014762" table:style-name="ce1">
            <text:p>0.18781630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5523574113553" table:style-name="ce1">
            <text:p>1.026552357</text:p>
          </table:table-cell>
          <table:table-cell office:value-type="float" office:value="0.18951904256087071" table:style-name="ce1">
            <text:p>0.18951904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8689707883587" table:style-name="ce1">
            <text:p>1.028689708</text:p>
          </table:table-cell>
          <table:table-cell office:value-type="float" office:value="0.19548886130513959" table:style-name="ce1">
            <text:p>0.19548886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247317782344" table:style-name="ce1">
            <text:p>1.025247318</text:p>
          </table:table-cell>
          <table:table-cell office:value-type="float" office:value="0.20933441518324036" table:style-name="ce1">
            <text:p>0.20933441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247317782344" table:style-name="ce1">
            <text:p>1.025247318</text:p>
          </table:table-cell>
          <table:table-cell office:value-type="float" office:value="0.20933441518324036" table:style-name="ce1">
            <text:p>0.20933441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0"/>
          <table:table-cell office:value-type="float" table:style-name="ce1" office:value="3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7999841324788" table:style-name="ce1">
            <text:p>1.041799984</text:p>
          </table:table-cell>
          <table:table-cell office:value-type="float" office:value="-1.8182840054963429E-4" table:style-name="ce1">
            <text:p>-0.00018182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593515118711" table:style-name="ce1">
            <text:p>1.039593515</text:p>
          </table:table-cell>
          <table:table-cell office:value-type="float" office:value="0.12598874284285158" table:style-name="ce1">
            <text:p>0.12598874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95480869845948" table:style-name="ce1">
            <text:p>1.039548087</text:p>
          </table:table-cell>
          <table:table-cell office:value-type="float" office:value="0.12469472661932859" table:style-name="ce1">
            <text:p>0.12469472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09122037251" table:style-name="ce1">
            <text:p>1.04109122</text:p>
          </table:table-cell>
          <table:table-cell office:value-type="float" office:value="9.1449881701824956E-2" table:style-name="ce1">
            <text:p>0.09144988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109122037251" table:style-name="ce1">
            <text:p>1.04109122</text:p>
          </table:table-cell>
          <table:table-cell office:value-type="float" office:value="9.1449881701824956E-2" table:style-name="ce1">
            <text:p>0.09144988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1910864997244" table:style-name="ce1">
            <text:p>1.013191086</text:p>
          </table:table-cell>
          <table:table-cell office:value-type="float" office:value="-0.11938116366289933" table:style-name="ce1">
            <text:p>-0.11938116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2703610129541" table:style-name="ce1">
            <text:p>1.023270361</text:p>
          </table:table-cell>
          <table:table-cell office:value-type="float" office:value="-9.7448336427148619E-2" table:style-name="ce1">
            <text:p>-0.09744833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341966496376" table:style-name="ce1">
            <text:p>1.020341966</text:p>
          </table:table-cell>
          <table:table-cell office:value-type="float" office:value="-0.10760237639712379" table:style-name="ce1">
            <text:p>-0.10760237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4065462127712" table:style-name="ce1">
            <text:p>1.012406546</text:p>
          </table:table-cell>
          <table:table-cell office:value-type="float" office:value="0.12090138620184625" table:style-name="ce1">
            <text:p>0.12090138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8020790844695" table:style-name="ce1">
            <text:p>1.023802079</text:p>
          </table:table-cell>
          <table:table-cell office:value-type="float" office:value="-9.7138369670886224E-2" table:style-name="ce1">
            <text:p>-0.0971383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18083176704729" table:style-name="ce1">
            <text:p>1.031808318</text:p>
          </table:table-cell>
          <table:table-cell office:value-type="float" office:value="-7.5952324428081641E-2" table:style-name="ce1">
            <text:p>-0.07595232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1041351514805" table:style-name="ce1">
            <text:p>1.015104135</text:p>
          </table:table-cell>
          <table:table-cell office:value-type="float" office:value="0.16168489353790846" table:style-name="ce1">
            <text:p>0.16168489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8716260704684" table:style-name="ce1">
            <text:p>1.012871626</text:p>
          </table:table-cell>
          <table:table-cell office:value-type="float" office:value="0.12454444628872545" table:style-name="ce1">
            <text:p>0.12454444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1511106715471" table:style-name="ce1">
            <text:p>1.012151111</text:p>
          </table:table-cell>
          <table:table-cell office:value-type="float" office:value="0.12302149879737977" table:style-name="ce1">
            <text:p>0.12302149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0459702861092" table:style-name="ce1">
            <text:p>1.01504597</text:p>
          </table:table-cell>
          <table:table-cell office:value-type="float" office:value="0.1795280429513206" table:style-name="ce1">
            <text:p>0.17952804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35412058444959" table:style-name="ce1">
            <text:p>1.033541206</text:p>
          </table:table-cell>
          <table:table-cell office:value-type="float" office:value="-6.6836111657588584E-2" table:style-name="ce1">
            <text:p>-0.06683611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45560526340878" table:style-name="ce1">
            <text:p>1.014556053</text:p>
          </table:table-cell>
          <table:table-cell office:value-type="float" office:value="9.8226809291244971E-2" table:style-name="ce1">
            <text:p>0.09822680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7398051472484" table:style-name="ce1">
            <text:p>1.023739805</text:p>
          </table:table-cell>
          <table:table-cell office:value-type="float" office:value="0.12297975994883734" table:style-name="ce1">
            <text:p>0.1229797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1290005270781" table:style-name="ce1">
            <text:p>1.025129001</text:p>
          </table:table-cell>
          <table:table-cell office:value-type="float" office:value="5.6775190694121049E-2" table:style-name="ce1">
            <text:p>0.05677519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32688178179479" table:style-name="ce1">
            <text:p>1.023268818</text:p>
          </table:table-cell>
          <table:table-cell office:value-type="float" office:value="0.1399884512431632" table:style-name="ce1">
            <text:p>0.13998845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065099634102638" table:style-name="ce1">
            <text:p>0.990650996</text:p>
          </table:table-cell>
          <table:table-cell office:value-type="float" office:value="-9.6086905707966783E-2" table:style-name="ce1">
            <text:p>-0.09608690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6834219088516" table:style-name="ce1">
            <text:p>1.018683422</text:p>
          </table:table-cell>
          <table:table-cell office:value-type="float" office:value="0.13121926660392727" table:style-name="ce1">
            <text:p>0.13121926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3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7435535402886" table:style-name="ce1">
            <text:p>1.025743554</text:p>
          </table:table-cell>
          <table:table-cell office:value-type="float" office:value="6.9568472532758871E-2" table:style-name="ce1">
            <text:p>0.06956847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5598985549874" table:style-name="ce1">
            <text:p>1.019559899</text:p>
          </table:table-cell>
          <table:table-cell office:value-type="float" office:value="0.13531394332641256" table:style-name="ce1">
            <text:p>0.13531394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8703425882536" table:style-name="ce1">
            <text:p>1.019870343</text:p>
          </table:table-cell>
          <table:table-cell office:value-type="float" office:value="0.13372525681006561" table:style-name="ce1">
            <text:p>0.13372525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9936675591396" table:style-name="ce1">
            <text:p>1.024993668</text:p>
          </table:table-cell>
          <table:table-cell office:value-type="float" office:value="6.8798775161076173E-2" table:style-name="ce1">
            <text:p>0.06879877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1262971987917" table:style-name="ce1">
            <text:p>1.020126297</text:p>
          </table:table-cell>
          <table:table-cell office:value-type="float" office:value="0.13484560713453989" table:style-name="ce1">
            <text:p>0.13484560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1288430767408" table:style-name="ce1">
            <text:p>1.016128843</text:p>
          </table:table-cell>
          <table:table-cell office:value-type="float" office:value="0.17150050806783143" table:style-name="ce1">
            <text:p>0.17150050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9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9787147570796" table:style-name="ce1">
            <text:p>1.029978715</text:p>
          </table:table-cell>
          <table:table-cell office:value-type="float" office:value="0.18179839698785744" table:style-name="ce1">
            <text:p>0.18179839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758315985881329" table:style-name="ce1">
            <text:p>0.98758316</text:p>
          </table:table-cell>
          <table:table-cell office:value-type="float" office:value="0.24367056113384292" table:style-name="ce1">
            <text:p>0.24367056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758315985881329" table:style-name="ce1">
            <text:p>0.98758316</text:p>
          </table:table-cell>
          <table:table-cell office:value-type="float" office:value="0.24367056113384292" table:style-name="ce1">
            <text:p>0.24367056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92505415267118" table:style-name="ce1">
            <text:p>0.985925054</text:p>
          </table:table-cell>
          <table:table-cell office:value-type="float" office:value="0.24161911678104486" table:style-name="ce1">
            <text:p>0.24161911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205506456417035" table:style-name="ce1">
            <text:p>0.982055065</text:p>
          </table:table-cell>
          <table:table-cell office:value-type="float" office:value="0.23722128944060492" table:style-name="ce1">
            <text:p>0.23722128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2738910301958" table:style-name="ce1">
            <text:p>1.026273891</text:p>
          </table:table-cell>
          <table:table-cell office:value-type="float" office:value="9.7553629300715497E-2" table:style-name="ce1">
            <text:p>0.09755362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8776806640972" table:style-name="ce1">
            <text:p>1.025877681</text:p>
          </table:table-cell>
          <table:table-cell office:value-type="float" office:value="9.6432070989131105E-2" table:style-name="ce1">
            <text:p>0.09643207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52977217206642" table:style-name="ce1">
            <text:p>1.025297722</text:p>
          </table:table-cell>
          <table:table-cell office:value-type="float" office:value="9.5113993893724463E-2" table:style-name="ce1">
            <text:p>0.09511399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00181342798411" table:style-name="ce1">
            <text:p>1.020018134</text:p>
          </table:table-cell>
          <table:table-cell office:value-type="float" office:value="8.1889533765141756E-2" table:style-name="ce1">
            <text:p>0.08188953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97901492812325" table:style-name="ce1">
            <text:p>1.019790149</text:p>
          </table:table-cell>
          <table:table-cell office:value-type="float" office:value="8.0975622436394737E-2" table:style-name="ce1">
            <text:p>0.08097562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7610763612407" table:style-name="ce1">
            <text:p>1.018761076</text:p>
          </table:table-cell>
          <table:table-cell office:value-type="float" office:value="7.8747122431783834E-2" table:style-name="ce1">
            <text:p>0.07874712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9008006270284" table:style-name="ce1">
            <text:p>1.016900801</text:p>
          </table:table-cell>
          <table:table-cell office:value-type="float" office:value="7.4141227964668044E-2" table:style-name="ce1">
            <text:p>0.07414122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7980539507778" table:style-name="ce1">
            <text:p>1.017798054</text:p>
          </table:table-cell>
          <table:table-cell office:value-type="float" office:value="6.2251195763693555E-2" table:style-name="ce1">
            <text:p>0.06225119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20608591327078" table:style-name="ce1">
            <text:p>1.022060859</text:p>
          </table:table-cell>
          <table:table-cell office:value-type="float" office:value="7.7566746927474839E-2" table:style-name="ce1">
            <text:p>0.07756674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8902559104667" table:style-name="ce1">
            <text:p>1.024890256</text:p>
          </table:table-cell>
          <table:table-cell office:value-type="float" office:value="9.0747855841214795E-2" table:style-name="ce1">
            <text:p>0.09074785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05545873660613" table:style-name="ce1">
            <text:p>1.010554587</text:p>
          </table:table-cell>
          <table:table-cell office:value-type="float" office:value="3.8821591330208925E-2" table:style-name="ce1">
            <text:p>0.03882159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5386853963732" table:style-name="ce1">
            <text:p>1.016538685</text:p>
          </table:table-cell>
          <table:table-cell office:value-type="float" office:value="8.9829566917655798E-2" table:style-name="ce1">
            <text:p>0.08982956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66591154647724" table:style-name="ce1">
            <text:p>1.016659115</text:p>
          </table:table-cell>
          <table:table-cell office:value-type="float" office:value="9.073440881157685E-2" table:style-name="ce1">
            <text:p>0.09073440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6566476872358" table:style-name="ce1">
            <text:p>1.018656648</text:p>
          </table:table-cell>
          <table:table-cell office:value-type="float" office:value="0.1083235621764836" table:style-name="ce1">
            <text:p>0.10832356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1216448455429" table:style-name="ce1">
            <text:p>1.013121645</text:p>
          </table:table-cell>
          <table:table-cell office:value-type="float" office:value="0.16826625551625493" table:style-name="ce1">
            <text:p>0.16826625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0229961946329" table:style-name="ce1">
            <text:p>1.013022996</text:p>
          </table:table-cell>
          <table:table-cell office:value-type="float" office:value="0.16824987126547439" table:style-name="ce1">
            <text:p>0.16824987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4472955294214" table:style-name="ce1">
            <text:p>1.013447296</text:p>
          </table:table-cell>
          <table:table-cell office:value-type="float" office:value="0.17414209480795198" table:style-name="ce1">
            <text:p>0.17414209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7658385812471" table:style-name="ce1">
            <text:p>1.013765839</text:p>
          </table:table-cell>
          <table:table-cell office:value-type="float" office:value="0.1793016300139548" table:style-name="ce1">
            <text:p>0.1793016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8767184342239" table:style-name="ce1">
            <text:p>1.013876718</text:p>
          </table:table-cell>
          <table:table-cell office:value-type="float" office:value="0.18096411195883427" table:style-name="ce1">
            <text:p>0.18096411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39119263260723" table:style-name="ce1">
            <text:p>1.013911926</text:p>
          </table:table-cell>
          <table:table-cell office:value-type="float" office:value="0.18133561606522097" table:style-name="ce1">
            <text:p>0.18133561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53003031823558" table:style-name="ce1">
            <text:p>1.015300303</text:p>
          </table:table-cell>
          <table:table-cell office:value-type="float" office:value="0.19202651993361874" table:style-name="ce1">
            <text:p>0.1920265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268621503630572" table:style-name="ce1">
            <text:p>0.992686215</text:p>
          </table:table-cell>
          <table:table-cell office:value-type="float" office:value="0.17503736308826578" table:style-name="ce1">
            <text:p>0.17503736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6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430353933787241" table:style-name="ce1">
            <text:p>0.994303539</text:p>
          </table:table-cell>
          <table:table-cell office:value-type="float" office:value="0.16621095529531102" table:style-name="ce1">
            <text:p>0.16621095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459211762236366" table:style-name="ce1">
            <text:p>0.994592118</text:p>
          </table:table-cell>
          <table:table-cell office:value-type="float" office:value="0.1644753159700941" table:style-name="ce1">
            <text:p>0.16447531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9470670066905587" table:style-name="ce1">
            <text:p>0.994706701</text:p>
          </table:table-cell>
          <table:table-cell office:value-type="float" office:value="0.16378091965818639" table:style-name="ce1">
            <text:p>0.1637809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351600711503295" table:style-name="ce1">
            <text:p>0.983516007</text:p>
          </table:table-cell>
          <table:table-cell office:value-type="float" office:value="0.22399096800653029" table:style-name="ce1">
            <text:p>0.22399096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0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351600711503295" table:style-name="ce1">
            <text:p>0.983516007</text:p>
          </table:table-cell>
          <table:table-cell office:value-type="float" office:value="0.22399096800653029" table:style-name="ce1">
            <text:p>0.22399096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351600711503295" table:style-name="ce1">
            <text:p>0.983516007</text:p>
          </table:table-cell>
          <table:table-cell office:value-type="float" office:value="0.22399096800653029" table:style-name="ce1">
            <text:p>0.22399096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2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584494446591875" table:style-name="ce1">
            <text:p>0.985844944</text:p>
          </table:table-cell>
          <table:table-cell office:value-type="float" office:value="0.21350745998908169" table:style-name="ce1">
            <text:p>0.2135074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768873944488367" table:style-name="ce1">
            <text:p>0.987688739</text:p>
          </table:table-cell>
          <table:table-cell office:value-type="float" office:value="0.20382150027358897" table:style-name="ce1">
            <text:p>0.203821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4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931484683868531" table:style-name="ce1">
            <text:p>0.989314847</text:p>
          </table:table-cell>
          <table:table-cell office:value-type="float" office:value="0.19266173419895441" table:style-name="ce1">
            <text:p>0.19266173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5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0.98931484683868531" table:style-name="ce1">
            <text:p>0.989314847</text:p>
          </table:table-cell>
          <table:table-cell office:value-type="float" office:value="0.19266173419895441" table:style-name="ce1">
            <text:p>0.19266173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6"/>
          <table:table-cell office:value-type="float" table:style-name="ce1" office:value="2"/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68804431578735" table:style-name="ce1">
            <text:p>1.026880443</text:p>
          </table:table-cell>
          <table:table-cell office:value-type="float" office:value="0.18939428571076122" table:style-name="ce1">
            <text:p>0.18939428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7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25506656093484" table:style-name="ce1">
            <text:p>1.012550666</text:p>
          </table:table-cell>
          <table:table-cell office:value-type="float" office:value="0.16182184516951281" table:style-name="ce1">
            <text:p>0.16182184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8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150" table:style-name="ce1">
            <text:p>15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16891672715995" table:style-name="ce1">
            <text:p>1.011689167</text:p>
          </table:table-cell>
          <table:table-cell office:value-type="float" office:value="0.16023582254070848" table:style-name="ce1">
            <text:p>0.16023582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75278474180673" table:style-name="ce1">
            <text:p>1.017527847</text:p>
          </table:table-cell>
          <table:table-cell office:value-type="float" office:value="0.1037155712935819" table:style-name="ce1">
            <text:p>0.10371557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11882072150247" table:style-name="ce1">
            <text:p>1.021188207</text:p>
          </table:table-cell>
          <table:table-cell office:value-type="float" office:value="0.13444197798665311" table:style-name="ce1">
            <text:p>0.13444197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1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7815088793902" table:style-name="ce1">
            <text:p>1.027781509</text:p>
          </table:table-cell>
          <table:table-cell office:value-type="float" office:value="0.20891771108645521" table:style-name="ce1">
            <text:p>0.20891771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4063178714228" table:style-name="ce1">
            <text:p>1.029406318</text:p>
          </table:table-cell>
          <table:table-cell office:value-type="float" office:value="0.18837431546365196" table:style-name="ce1">
            <text:p>0.18837431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3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74457435798876" table:style-name="ce1">
            <text:p>1.027445744</text:p>
          </table:table-cell>
          <table:table-cell office:value-type="float" office:value="0.17414836777751341" table:style-name="ce1">
            <text:p>0.17414836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76758950140885" table:style-name="ce1">
            <text:p>1.047675895</text:p>
          </table:table-cell>
          <table:table-cell office:value-type="float" office:value="2.981323542369434E-2" table:style-name="ce1">
            <text:p>0.02981323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5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50928806786288" table:style-name="ce1">
            <text:p>1.035092881</text:p>
          </table:table-cell>
          <table:table-cell office:value-type="float" office:value="-5.5877440603679392E-2" table:style-name="ce1">
            <text:p>-0.05587744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6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7151752321988" table:style-name="ce1">
            <text:p>1.047151752</text:p>
          </table:table-cell>
          <table:table-cell office:value-type="float" office:value="-1.0052243977825427E-2" table:style-name="ce1">
            <text:p>-0.01005224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7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471189546653854" table:style-name="ce1">
            <text:p>1.047118955</text:p>
          </table:table-cell>
          <table:table-cell office:value-type="float" office:value="4.9747208770647908E-2" table:style-name="ce1">
            <text:p>0.04974720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0992356285907" table:style-name="ce1">
            <text:p>1.024099236</text:p>
          </table:table-cell>
          <table:table-cell office:value-type="float" office:value="0.2253502065340437" table:style-name="ce1">
            <text:p>0.22535020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9"/>
          <table:table-cell office:value-type="float" table:style-name="ce1" office:value="1"/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381258997996707" table:style-name="ce1">
            <text:p>1.0381259</text:p>
          </table:table-cell>
          <table:table-cell office:value-type="float" office:value="0.14497536399376201" table:style-name="ce1">
            <text:p>0.14497536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0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182832318483839" table:style-name="ce1">
            <text:p>1.018283232</text:p>
          </table:table-cell>
          <table:table-cell office:value-type="float" office:value="0.13731536598797181" table:style-name="ce1">
            <text:p>0.13731536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1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969691093759" table:style-name="ce1">
            <text:p>1.029696911</text:p>
          </table:table-cell>
          <table:table-cell office:value-type="float" office:value="2.4985427864760226E-2" table:style-name="ce1">
            <text:p>0.02498542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2"/>
          <table:table-cell office:value-type="float" table:style-name="ce1" office:value="2"/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.0247950393468555" table:style-name="ce1">
            <text:p>1.024795039</text:p>
          </table:table-cell>
          <table:table-cell office:value-type="float" office:value="-1.4667560467818476E-2" table:style-name="ce1">
            <text:p>-0.0146675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ines" table:style-name="ta1">
        <table:table-column table:style-name="co1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style-name="ce1"/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24"/>
          <table:table-cell office:value-type="float" office:value="2.7713039260691019" table:style-name="ce1">
            <text:p>2.771303926</text:p>
          </table:table-cell>
          <table:table-cell office:value-type="float" office:value="-9.2963366674487791" table:style-name="ce1">
            <text:p>-9.296336667</text:p>
          </table:table-cell>
          <table:table-cell office:value-type="float" office:value="0" table:style-name="ce1">
            <text:p>0</text:p>
          </table:table-cell>
          <table:table-cell office:value-type="float" office:value="3.3020000000000001E-2" table:style-name="ce1">
            <text:p>0.03302</text:p>
          </table:table-cell>
          <table:table-cell office:value-type="float" office:value="0.91" table:style-name="ce1">
            <text:p>0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74"/>
          <table:table-cell office:value-type="float" office:value="3.9274126774697158" table:style-name="ce1">
            <text:p>3.927412677</text:p>
          </table:table-cell>
          <table:table-cell office:value-type="float" office:value="-13.400784468506398" table:style-name="ce1">
            <text:p>-13.40078447</text:p>
          </table:table-cell>
          <table:table-cell office:value-type="float" office:value="0" table:style-name="ce1">
            <text:p>0</text:p>
          </table:table-cell>
          <table:table-cell office:value-type="float" office:value="2.2290000000000001E-2" table:style-name="ce1">
            <text:p>0.02229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74"/>
          <table:table-cell office:value-type="float" office:value="3.9211673051311728" table:style-name="ce1">
            <text:p>3.921167305</text:p>
          </table:table-cell>
          <table:table-cell office:value-type="float" office:value="-13.416370644910693" table:style-name="ce1">
            <text:p>-13.41637064</text:p>
          </table:table-cell>
          <table:table-cell office:value-type="float" office:value="0" table:style-name="ce1">
            <text:p>0</text:p>
          </table:table-cell>
          <table:table-cell office:value-type="float" office:value="2.205E-2" table:style-name="ce1">
            <text:p>0.02205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4"/>
          <table:table-cell office:value-type="float" office:value="23.829848354026669" table:style-name="ce1">
            <text:p>23.82984835</text:p>
          </table:table-cell>
          <table:table-cell office:value-type="float" office:value="-125.51474920716788" table:style-name="ce1">
            <text:p>-125.5147492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4"/>
          <table:table-cell office:value-type="float" office:value="24.379913798319386" table:style-name="ce1">
            <text:p>24.3799138</text:p>
          </table:table-cell>
          <table:table-cell office:value-type="float" office:value="-131.15325890044809" table:style-name="ce1">
            <text:p>-131.1532589</text:p>
          </table:table-cell>
          <table:table-cell office:value-type="float" office:value="0" table:style-name="ce1">
            <text:p>0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24" table:style-name="ce1">
            <text:p>1.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4"/>
          <table:table-cell office:value-type="float" office:value="22.788109601442205" table:style-name="ce1">
            <text:p>22.7881096</text:p>
          </table:table-cell>
          <table:table-cell office:value-type="float" office:value="-122.83727572832203" table:style-name="ce1">
            <text:p>-122.8372757</text:p>
          </table:table-cell>
          <table:table-cell office:value-type="float" office:value="0" table:style-name="ce1">
            <text:p>0</text:p>
          </table:table-cell>
          <table:table-cell office:value-type="float" office:value="2.65E-3" table:style-name="ce1">
            <text:p>0.0026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26"/>
          <table:table-cell office:value-type="float" office:value="3.3389412075622511" table:style-name="ce1">
            <text:p>3.338941208</text:p>
          </table:table-cell>
          <table:table-cell office:value-type="float" office:value="-20.459072186877577" table:style-name="ce1">
            <text:p>-20.45907219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9"/>
          <table:table-cell office:value-type="float" office:value="1.6247717691304948" table:style-name="ce1">
            <text:p>1.624771769</text:p>
          </table:table-cell>
          <table:table-cell office:value-type="float" office:value="-8.648928082769002" table:style-name="ce1">
            <text:p>-8.648928083</text:p>
          </table:table-cell>
          <table:table-cell office:value-type="float" office:value="0" table:style-name="ce1">
            <text:p>0</text:p>
          </table:table-cell>
          <table:table-cell office:value-type="float" office:value="3.8010000000000002E-2" table:style-name="ce1">
            <text:p>0.0380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22"/>
          <table:table-cell office:value-type="float" office:value="3.3649143967841826" table:style-name="ce1">
            <text:p>3.364914397</text:p>
          </table:table-cell>
          <table:table-cell office:value-type="float" office:value="-11.238401212327048" table:style-name="ce1">
            <text:p>-11.23840121</text:p>
          </table:table-cell>
          <table:table-cell office:value-type="float" office:value="0" table:style-name="ce1">
            <text:p>0</text:p>
          </table:table-cell>
          <table:table-cell office:value-type="float" office:value="2.7470000000000001E-2" table:style-name="ce1">
            <text:p>0.02747</text:p>
          </table:table-cell>
          <table:table-cell office:value-type="float" office:value="1.64" table:style-name="ce1">
            <text:p>1.6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4"/>
          <table:table-cell office:value-type="float" office:value="3.8024052217250852" table:style-name="ce1">
            <text:p>3.802405222</text:p>
          </table:table-cell>
          <table:table-cell office:value-type="float" office:value="-13.147331158270136" table:style-name="ce1">
            <text:p>-13.14733116</text:p>
          </table:table-cell>
          <table:table-cell office:value-type="float" office:value="0" table:style-name="ce1">
            <text:p>0</text:p>
          </table:table-cell>
          <table:table-cell office:value-type="float" office:value="2.214E-2" table:style-name="ce1">
            <text:p>0.02214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4"/>
          <table:table-cell office:value-type="float" office:value="3.9313754744446512" table:style-name="ce1">
            <text:p>3.931375474</text:p>
          </table:table-cell>
          <table:table-cell office:value-type="float" office:value="-13.421442042606564" table:style-name="ce1">
            <text:p>-13.42144204</text:p>
          </table:table-cell>
          <table:table-cell office:value-type="float" office:value="0" table:style-name="ce1">
            <text:p>0</text:p>
          </table:table-cell>
          <table:table-cell office:value-type="float" office:value="2.2040000000000001E-2" table:style-name="ce1">
            <text:p>0.0220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34"/>
          <table:table-cell office:value-type="float" office:value="1.558496451566" table:style-name="ce1">
            <text:p>1.558496452</text:p>
          </table:table-cell>
          <table:table-cell office:value-type="float" office:value="-8.0215157980558516" table:style-name="ce1">
            <text:p>-8.021515798</text:p>
          </table:table-cell>
          <table:table-cell office:value-type="float" office:value="0" table:style-name="ce1">
            <text:p>0</text:p>
          </table:table-cell>
          <table:table-cell office:value-type="float" office:value="4.4350000000000001E-2" table:style-name="ce1">
            <text:p>0.04435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2"/>
          <table:table-cell office:value-type="float" office:value="2.3656066832553546" table:style-name="ce1">
            <text:p>2.365606683</text:p>
          </table:table-cell>
          <table:table-cell office:value-type="float" office:value="-8.8431623550810325" table:style-name="ce1">
            <text:p>-8.843162355</text:p>
          </table:table-cell>
          <table:table-cell office:value-type="float" office:value="0" table:style-name="ce1">
            <text:p>0</text:p>
          </table:table-cell>
          <table:table-cell office:value-type="float" office:value="4.0489999999999998E-2" table:style-name="ce1">
            <text:p>0.04049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9"/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9"/>
          <table:table-cell office:value-type="float" office:value="5.6639219388184276" table:style-name="ce1">
            <text:p>5.663921939</text:p>
          </table:table-cell>
          <table:table-cell office:value-type="float" office:value="-18.487190750796781" table:style-name="ce1">
            <text:p>-18.48719075</text:p>
          </table:table-cell>
          <table:table-cell office:value-type="float" office:value="0" table:style-name="ce1">
            <text:p>0</text:p>
          </table:table-cell>
          <table:table-cell office:value-type="float" office:value="1.745E-2" table:style-name="ce1">
            <text:p>0.0174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3"/>
          <table:table-cell office:value-type="float" office:value="2.4187361020203815" table:style-name="ce1">
            <text:p>2.418736102</text:p>
          </table:table-cell>
          <table:table-cell office:value-type="float" office:value="-10.862639196528811" table:style-name="ce1">
            <text:p>-10.8626392</text:p>
          </table:table-cell>
          <table:table-cell office:value-type="float" office:value="0" table:style-name="ce1">
            <text:p>0</text:p>
          </table:table-cell>
          <table:table-cell office:value-type="float" office:value="3.2140000000000002E-2" table:style-name="ce1">
            <text:p>0.0321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29"/>
          <table:table-cell office:value-type="float" office:value="1.6428720552114735" table:style-name="ce1">
            <text:p>1.642872055</text:p>
          </table:table-cell>
          <table:table-cell office:value-type="float" office:value="-17.189033390733474" table:style-name="ce1">
            <text:p>-17.18903339</text:p>
          </table:table-cell>
          <table:table-cell office:value-type="float" office:value="0" table:style-name="ce1">
            <text:p>0</text:p>
          </table:table-cell>
          <table:table-cell office:value-type="float" office:value="3.6089999999999997E-2" table:style-name="ce1">
            <text:p>0.036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78"/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4"/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4"/>
          <table:table-cell office:value-type="float" office:value="4.6311138563455518" table:style-name="ce1">
            <text:p>4.631113856</text:p>
          </table:table-cell>
          <table:table-cell office:value-type="float" office:value="-23.796167518201951" table:style-name="ce1">
            <text:p>-23.79616752</text:p>
          </table:table-cell>
          <table:table-cell office:value-type="float" office:value="0" table:style-name="ce1">
            <text:p>0</text:p>
          </table:table-cell>
          <table:table-cell office:value-type="float" office:value="1.506E-2" table:style-name="ce1">
            <text:p>0.01506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37"/>
          <table:table-cell office:value-type="float" office:value="8.6891116165803908" table:style-name="ce1">
            <text:p>8.689111617</text:p>
          </table:table-cell>
          <table:table-cell office:value-type="float" office:value="-44.53684461294641" table:style-name="ce1">
            <text:p>-44.53684461</text:p>
          </table:table-cell>
          <table:table-cell office:value-type="float" office:value="0" table:style-name="ce1">
            <text:p>0</text:p>
          </table:table-cell>
          <table:table-cell office:value-type="float" office:value="8.1099999999999992E-3" table:style-name="ce1">
            <text:p>0.008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20"/>
          <table:table-cell office:value-type="float" office:value="11.437772529878684" table:style-name="ce1">
            <text:p>11.43777253</text:p>
          </table:table-cell>
          <table:table-cell office:value-type="float" office:value="-37.475976839508554" table:style-name="ce1">
            <text:p>-37.47597684</text:p>
          </table:table-cell>
          <table:table-cell office:value-type="float" office:value="0" table:style-name="ce1">
            <text:p>0</text:p>
          </table:table-cell>
          <table:table-cell office:value-type="float" office:value="8.5500000000000003E-3" table:style-name="ce1">
            <text:p>0.00855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178"/>
          <table:table-cell office:value-type="float" office:value="8.8941383300357213" table:style-name="ce1">
            <text:p>8.89413833</text:p>
          </table:table-cell>
          <table:table-cell office:value-type="float" office:value="-45.6609048086992" table:style-name="ce1">
            <text:p>-45.66090481</text:p>
          </table:table-cell>
          <table:table-cell office:value-type="float" office:value="0" table:style-name="ce1">
            <text:p>0</text:p>
          </table:table-cell>
          <table:table-cell office:value-type="float" office:value="7.8799999999999999E-3" table:style-name="ce1">
            <text:p>0.0078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182"/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237"/>
          <table:table-cell office:value-type="float" office:value="8.9809919945902728" table:style-name="ce1">
            <text:p>8.980991995</text:p>
          </table:table-cell>
          <table:table-cell office:value-type="float" office:value="-46.049596207556" table:style-name="ce1">
            <text:p>-46.04959621</text:p>
          </table:table-cell>
          <table:table-cell office:value-type="float" office:value="0" table:style-name="ce1">
            <text:p>0</text:p>
          </table:table-cell>
          <table:table-cell office:value-type="float" office:value="7.79E-3" table:style-name="ce1">
            <text:p>0.00779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183"/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8"/>
          <table:table-cell office:value-type="float" office:value="2.5602748975218304" table:style-name="ce1">
            <text:p>2.560274898</text:p>
          </table:table-cell>
          <table:table-cell office:value-type="float" office:value="-8.3794304367168753" table:style-name="ce1">
            <text:p>-8.379430437</text:p>
          </table:table-cell>
          <table:table-cell office:value-type="float" office:value="0" table:style-name="ce1">
            <text:p>0</text:p>
          </table:table-cell>
          <table:table-cell office:value-type="float" office:value="3.8269999999999998E-2" table:style-name="ce1">
            <text:p>0.03827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9"/>
          <table:table-cell office:value-type="float" office:value="1.6284665757390389" table:style-name="ce1">
            <text:p>1.628466576</text:p>
          </table:table-cell>
          <table:table-cell office:value-type="float" office:value="-5.3254671564636791" table:style-name="ce1">
            <text:p>-5.325467156</text:p>
          </table:table-cell>
          <table:table-cell office:value-type="float" office:value="0" table:style-name="ce1">
            <text:p>0</text:p>
          </table:table-cell>
          <table:table-cell office:value-type="float" office:value="6.0319999999999999E-2" table:style-name="ce1">
            <text:p>0.06032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2"/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6"/>
          <table:table-cell office:value-type="float" office:value="2.6636984933968177" table:style-name="ce1">
            <text:p>2.663698493</text:p>
          </table:table-cell>
          <table:table-cell office:value-type="float" office:value="-16.321306579663457" table:style-name="ce1">
            <text:p>-16.32130658</text:p>
          </table:table-cell>
          <table:table-cell office:value-type="float" office:value="0" table:style-name="ce1">
            <text:p>0</text:p>
          </table:table-cell>
          <table:table-cell office:value-type="float" office:value="2.0549999999999999E-2" table:style-name="ce1">
            <text:p>0.0205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41"/>
          <table:table-cell office:value-type="float" office:value="19.010923656400426" table:style-name="ce1">
            <text:p>19.01092366</text:p>
          </table:table-cell>
          <table:table-cell office:value-type="float" office:value="-99.019463322641798" table:style-name="ce1">
            <text:p>-99.01946332</text:p>
          </table:table-cell>
          <table:table-cell office:value-type="float" office:value="0" table:style-name="ce1">
            <text:p>0</text:p>
          </table:table-cell>
          <table:table-cell office:value-type="float" office:value="3.49E-3" table:style-name="ce1">
            <text:p>0.00349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46"/>
          <table:table-cell office:value-type="float" office:value="19.884739026902921" table:style-name="ce1">
            <text:p>19.88473903</text:p>
          </table:table-cell>
          <table:table-cell office:value-type="float" office:value="-81.5838406174705" table:style-name="ce1">
            <text:p>-81.58384062</text:p>
          </table:table-cell>
          <table:table-cell office:value-type="float" office:value="0" table:style-name="ce1">
            <text:p>0</text:p>
          </table:table-cell>
          <table:table-cell office:value-type="float" office:value="2.7269999999999999E-2" table:style-name="ce1">
            <text:p>0.0272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7"/>
          <table:table-cell office:value-type="float" office:value="2.7284157489813872" table:style-name="ce1">
            <text:p>2.728415749</text:p>
          </table:table-cell>
          <table:table-cell office:value-type="float" office:value="-9.6731985236008011" table:style-name="ce1">
            <text:p>-9.673198524</text:p>
          </table:table-cell>
          <table:table-cell office:value-type="float" office:value="0" table:style-name="ce1">
            <text:p>0</text:p>
          </table:table-cell>
          <table:table-cell office:value-type="float" office:value="3.0370000000000001E-2" table:style-name="ce1">
            <text:p>0.03037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2"/>
          <table:table-cell office:value-type="float" office:value="1.7350211851402928" table:style-name="ce1">
            <text:p>1.735021185</text:p>
          </table:table-cell>
          <table:table-cell office:value-type="float" office:value="-8.8055949841939096" table:style-name="ce1">
            <text:p>-8.805594984</text:p>
          </table:table-cell>
          <table:table-cell office:value-type="float" office:value="0" table:style-name="ce1">
            <text:p>0</text:p>
          </table:table-cell>
          <table:table-cell office:value-type="float" office:value="4.1259999999999998E-2" table:style-name="ce1">
            <text:p>0.04126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241"/>
          <table:table-cell office:value-type="float" office:value="19.492103579343457" table:style-name="ce1">
            <text:p>19.49210358</text:p>
          </table:table-cell>
          <table:table-cell office:value-type="float" office:value="-101.06231964507423" table:style-name="ce1">
            <text:p>-101.0623196</text:p>
          </table:table-cell>
          <table:table-cell office:value-type="float" office:value="0" table:style-name="ce1">
            <text:p>0</text:p>
          </table:table-cell>
          <table:table-cell office:value-type="float" office:value="3.4199999999999999E-3" table:style-name="ce1">
            <text:p>0.00342</text:p>
          </table:table-cell>
          <table:table-cell office:value-type="float" office:value="1.3" table:style-name="ce1">
            <text:p>1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"/>
          <table:table-cell office:value-type="float" table:style-name="ce1" office:value="176"/>
          <table:table-cell office:value-type="float" office:value="6.185802484746171" table:style-name="ce1">
            <text:p>6.185802485</text:p>
          </table:table-cell>
          <table:table-cell office:value-type="float" office:value="-26.438960322168974" table:style-name="ce1">
            <text:p>-26.43896032</text:p>
          </table:table-cell>
          <table:table-cell office:value-type="float" office:value="0" table:style-name="ce1">
            <text:p>0</text:p>
          </table:table-cell>
          <table:table-cell office:value-type="float" office:value="1.167E-2" table:style-name="ce1">
            <text:p>0.0116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21"/>
          <table:table-cell office:value-type="float" office:value="2.6842915259899067" table:style-name="ce1">
            <text:p>2.684291526</text:p>
          </table:table-cell>
          <table:table-cell office:value-type="float" office:value="-17.060163920735853" table:style-name="ce1">
            <text:p>-17.06016392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81"/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25"/>
          <table:table-cell office:value-type="float" office:value="3.6954937514682986" table:style-name="ce1">
            <text:p>3.695493751</text:p>
          </table:table-cell>
          <table:table-cell office:value-type="float" office:value="-14.558620987927311" table:style-name="ce1">
            <text:p>-14.55862099</text:p>
          </table:table-cell>
          <table:table-cell office:value-type="float" office:value="0" table:style-name="ce1">
            <text:p>0</text:p>
          </table:table-cell>
          <table:table-cell office:value-type="float" office:value="2.1909999999999999E-2" table:style-name="ce1">
            <text:p>0.02191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21"/>
          <table:table-cell office:value-type="float" office:value="3.3947941916258939" table:style-name="ce1">
            <text:p>3.394794192</text:p>
          </table:table-cell>
          <table:table-cell office:value-type="float" office:value="-13.90063797765271" table:style-name="ce1">
            <text:p>-13.90063798</text:p>
          </table:table-cell>
          <table:table-cell office:value-type="float" office:value="0" table:style-name="ce1">
            <text:p>0</text:p>
          </table:table-cell>
          <table:table-cell office:value-type="float" office:value="2.3230000000000001E-2" table:style-name="ce1">
            <text:p>0.023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79"/>
          <table:table-cell office:value-type="float" office:value="13.72421597007939" table:style-name="ce1">
            <text:p>13.72421597</text:p>
          </table:table-cell>
          <table:table-cell office:value-type="float" office:value="-94.34262368836032" table:style-name="ce1">
            <text:p>-94.34262369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97"/>
          <table:table-cell office:value-type="float" office:value="6.672126934049313" table:style-name="ce1">
            <text:p>6.672126934</text:p>
          </table:table-cell>
          <table:table-cell office:value-type="float" office:value="-34.249439900512257" table:style-name="ce1">
            <text:p>-34.2494399</text:p>
          </table:table-cell>
          <table:table-cell office:value-type="float" office:value="0" table:style-name="ce1">
            <text:p>0</text:p>
          </table:table-cell>
          <table:table-cell office:value-type="float" office:value="1.051E-2" table:style-name="ce1">
            <text:p>0.0105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78"/>
          <table:table-cell office:value-type="float" office:value="13.391017717346518" table:style-name="ce1">
            <text:p>13.39101772</text:p>
          </table:table-cell>
          <table:table-cell office:value-type="float" office:value="-91.67696744952616" table:style-name="ce1">
            <text:p>-91.67696745</text:p>
          </table:table-cell>
          <table:table-cell office:value-type="float" office:value="0" table:style-name="ce1">
            <text:p>0</text:p>
          </table:table-cell>
          <table:table-cell office:value-type="float" office:value="4.9800000000000001E-3" table:style-name="ce1">
            <text:p>0.00498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298"/>
          <table:table-cell office:value-type="float" office:value="7.6348979094854217" table:style-name="ce1">
            <text:p>7.634897909</text:p>
          </table:table-cell>
          <table:table-cell office:value-type="float" office:value="-39.144757823424221" table:style-name="ce1">
            <text:p>-39.14475782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8E-3" table:style-name="ce1">
            <text:p>0.0092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83"/>
          <table:table-cell office:value-type="float" office:value="2.9889572513989271" table:style-name="ce1">
            <text:p>2.988957251</text:p>
          </table:table-cell>
          <table:table-cell office:value-type="float" office:value="-10.166047691271931" table:style-name="ce1">
            <text:p>-10.16604769</text:p>
          </table:table-cell>
          <table:table-cell office:value-type="float" office:value="0" table:style-name="ce1">
            <text:p>0</text:p>
          </table:table-cell>
          <table:table-cell office:value-type="float" office:value="2.9049999999999999E-2" table:style-name="ce1">
            <text:p>0.02905</text:p>
          </table:table-cell>
          <table:table-cell office:value-type="float" office:value="1.85" table:style-name="ce1">
            <text:p>1.8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32"/>
          <table:table-cell office:value-type="float" office:value="3.3510752599840981" table:style-name="ce1">
            <text:p>3.35107526</text:p>
          </table:table-cell>
          <table:table-cell office:value-type="float" office:value="-21.311907799259981" table:style-name="ce1">
            <text:p>-21.3119078</text:p>
          </table:table-cell>
          <table:table-cell office:value-type="float" office:value="0" table:style-name="ce1">
            <text:p>0</text:p>
          </table:table-cell>
          <table:table-cell office:value-type="float" office:value="1.985E-2" table:style-name="ce1">
            <text:p>0.0198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32"/>
          <table:table-cell office:value-type="float" office:value="3.3510752599840981" table:style-name="ce1">
            <text:p>3.35107526</text:p>
          </table:table-cell>
          <table:table-cell office:value-type="float" office:value="-21.311907799259981" table:style-name="ce1">
            <text:p>-21.3119078</text:p>
          </table:table-cell>
          <table:table-cell office:value-type="float" office:value="0" table:style-name="ce1">
            <text:p>0</text:p>
          </table:table-cell>
          <table:table-cell office:value-type="float" office:value="1.985E-2" table:style-name="ce1">
            <text:p>0.0198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30"/>
          <table:table-cell office:value-type="float" office:value="3.7058020103911611" table:style-name="ce1">
            <text:p>3.70580201</text:p>
          </table:table-cell>
          <table:table-cell office:value-type="float" office:value="-15.602429421959178" table:style-name="ce1">
            <text:p>-15.60242942</text:p>
          </table:table-cell>
          <table:table-cell office:value-type="float" office:value="0" table:style-name="ce1">
            <text:p>0</text:p>
          </table:table-cell>
          <table:table-cell office:value-type="float" office:value="2.0799999999999999E-2" table:style-name="ce1">
            <text:p>0.0208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242"/>
          <table:table-cell office:value-type="float" office:value="3.4184202415310048" table:style-name="ce1">
            <text:p>3.418420242</text:p>
          </table:table-cell>
          <table:table-cell office:value-type="float" office:value="-23.424584605900979" table:style-name="ce1">
            <text:p>-23.42458461</text:p>
          </table:table-cell>
          <table:table-cell office:value-type="float" office:value="0" table:style-name="ce1">
            <text:p>0</text:p>
          </table:table-cell>
          <table:table-cell office:value-type="float" office:value="1.95E-2" table:style-name="ce1">
            <text:p>0.019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236"/>
          <table:table-cell office:value-type="float" office:value="6.5832355625081469" table:style-name="ce1">
            <text:p>6.583235563</text:p>
          </table:table-cell>
          <table:table-cell office:value-type="float" office:value="-22.356928692478164" table:style-name="ce1">
            <text:p>-22.35692869</text:p>
          </table:table-cell>
          <table:table-cell office:value-type="float" office:value="0" table:style-name="ce1">
            <text:p>0</text:p>
          </table:table-cell>
          <table:table-cell office:value-type="float" office:value="1.324E-2" table:style-name="ce1">
            <text:p>0.01324</text:p>
          </table:table-cell>
          <table:table-cell office:value-type="float" office:value="0.81" table:style-name="ce1">
            <text:p>0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34"/>
          <table:table-cell office:value-type="float" office:value="3.2580683480774657" table:style-name="ce1">
            <text:p>3.258068348</text:p>
          </table:table-cell>
          <table:table-cell office:value-type="float" office:value="-15.338739890797909" table:style-name="ce1">
            <text:p>-15.33873989</text:p>
          </table:table-cell>
          <table:table-cell office:value-type="float" office:value="0" table:style-name="ce1">
            <text:p>0</text:p>
          </table:table-cell>
          <table:table-cell office:value-type="float" office:value="6.2379999999999998E-2" table:style-name="ce1">
            <text:p>0.06238</text:p>
          </table:table-cell>
          <table:table-cell office:value-type="float" office:value="3.37" table:style-name="ce1">
            <text:p>3.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34"/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34"/>
          <table:table-cell office:value-type="float" office:value="2.7067760626772848" table:style-name="ce1">
            <text:p>2.706776063</text:p>
          </table:table-cell>
          <table:table-cell office:value-type="float" office:value="-12.805791815514368" table:style-name="ce1">
            <text:p>-12.80579182</text:p>
          </table:table-cell>
          <table:table-cell office:value-type="float" office:value="0" table:style-name="ce1">
            <text:p>0</text:p>
          </table:table-cell>
          <table:table-cell office:value-type="float" office:value="2.7300000000000001E-2" table:style-name="ce1">
            <text:p>0.0273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34"/>
          <table:table-cell office:value-type="float" office:value="3.0351578858396433" table:style-name="ce1">
            <text:p>3.035157886</text:p>
          </table:table-cell>
          <table:table-cell office:value-type="float" office:value="-15.713665510233092" table:style-name="ce1">
            <text:p>-15.71366551</text:p>
          </table:table-cell>
          <table:table-cell office:value-type="float" office:value="0" table:style-name="ce1">
            <text:p>0</text:p>
          </table:table-cell>
          <table:table-cell office:value-type="float" office:value="2.247E-2" table:style-name="ce1">
            <text:p>0.02247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79"/>
          <table:table-cell office:value-type="float" office:value="18.685244485281512" table:style-name="ce1">
            <text:p>18.68524449</text:p>
          </table:table-cell>
          <table:table-cell office:value-type="float" office:value="-62.741279647825998" table:style-name="ce1">
            <text:p>-62.74127965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1.89" table:style-name="ce1">
            <text:p>1.8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43"/>
          <table:table-cell office:value-type="float" office:value="2.824300215277729" table:style-name="ce1">
            <text:p>2.824300215</text:p>
          </table:table-cell>
          <table:table-cell office:value-type="float" office:value="-14.825298468744142" table:style-name="ce1">
            <text:p>-14.82529847</text:p>
          </table:table-cell>
          <table:table-cell office:value-type="float" office:value="0" table:style-name="ce1">
            <text:p>0</text:p>
          </table:table-cell>
          <table:table-cell office:value-type="float" office:value="2.3140000000000001E-2" table:style-name="ce1">
            <text:p>0.02314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31"/>
          <table:table-cell office:value-type="float" office:value="2.8715559507392907" table:style-name="ce1">
            <text:p>2.871555951</text:p>
          </table:table-cell>
          <table:table-cell office:value-type="float" office:value="-30.299546822155552" table:style-name="ce1">
            <text:p>-30.29954682</text:p>
          </table:table-cell>
          <table:table-cell office:value-type="float" office:value="0" table:style-name="ce1">
            <text:p>0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32"/>
          <table:table-cell office:value-type="float" office:value="6.7288677505128103" table:style-name="ce1">
            <text:p>6.728867751</text:p>
          </table:table-cell>
          <table:table-cell office:value-type="float" office:value="-35.913996525554481" table:style-name="ce1">
            <text:p>-35.91399653</text:p>
          </table:table-cell>
          <table:table-cell office:value-type="float" office:value="0" table:style-name="ce1">
            <text:p>0</text:p>
          </table:table-cell>
          <table:table-cell office:value-type="float" office:value="1.516E-2" table:style-name="ce1">
            <text:p>0.01516</text:p>
          </table:table-cell>
          <table:table-cell office:value-type="float" office:value="2.33" table:style-name="ce1">
            <text:p>2.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32"/>
          <table:table-cell office:value-type="float" office:value="8.0579256659762084" table:style-name="ce1">
            <text:p>8.057925666</text:p>
          </table:table-cell>
          <table:table-cell office:value-type="float" office:value="-26.299858793364599" table:style-name="ce1">
            <text:p>-26.29985879</text:p>
          </table:table-cell>
          <table:table-cell office:value-type="float" office:value="0" table:style-name="ce1">
            <text:p>0</text:p>
          </table:table-cell>
          <table:table-cell office:value-type="float" office:value="1.2189999999999999E-2" table:style-name="ce1">
            <text:p>0.01219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298"/>
          <table:table-cell office:value-type="float" office:value="15.512871277611776" table:style-name="ce1">
            <text:p>15.51287128</text:p>
          </table:table-cell>
          <table:table-cell office:value-type="float" office:value="-49.288744197024677" table:style-name="ce1">
            <text:p>-49.2887442</text:p>
          </table:table-cell>
          <table:table-cell office:value-type="float" office:value="0" table:style-name="ce1">
            <text:p>0</text:p>
          </table:table-cell>
          <table:table-cell office:value-type="float" office:value="6.77E-3" table:style-name="ce1">
            <text:p>0.00677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298"/>
          <table:table-cell office:value-type="float" office:value="15.428118355404996" table:style-name="ce1">
            <text:p>15.42811836</text:p>
          </table:table-cell>
          <table:table-cell office:value-type="float" office:value="-49.120796069700106" table:style-name="ce1">
            <text:p>-49.12079607</text:p>
          </table:table-cell>
          <table:table-cell office:value-type="float" office:value="0" table:style-name="ce1">
            <text:p>0</text:p>
          </table:table-cell>
          <table:table-cell office:value-type="float" office:value="6.7499999999999999E-3" table:style-name="ce1">
            <text:p>0.00675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32"/>
          <table:table-cell office:value-type="float" office:value="8.0322160237825724" table:style-name="ce1">
            <text:p>8.032216024</text:p>
          </table:table-cell>
          <table:table-cell office:value-type="float" office:value="-26.208016361977187" table:style-name="ce1">
            <text:p>-26.20801636</text:p>
          </table:table-cell>
          <table:table-cell office:value-type="float" office:value="0" table:style-name="ce1">
            <text:p>0</text:p>
          </table:table-cell>
          <table:table-cell office:value-type="float" office:value="1.223E-2" table:style-name="ce1">
            <text:p>0.01223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"/>
          <table:table-cell office:value-type="float" table:style-name="ce1" office:value="182"/>
          <table:table-cell office:value-type="float" office:value="7.1456336586285785" table:style-name="ce1">
            <text:p>7.145633659</text:p>
          </table:table-cell>
          <table:table-cell office:value-type="float" office:value="-24.297720196485685" table:style-name="ce1">
            <text:p>-24.2977202</text:p>
          </table:table-cell>
          <table:table-cell office:value-type="float" office:value="0" table:style-name="ce1">
            <text:p>0</text:p>
          </table:table-cell>
          <table:table-cell office:value-type="float" office:value="1.2659999999999999E-2" table:style-name="ce1">
            <text:p>0.0126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"/>
          <table:table-cell office:value-type="float" table:style-name="ce1" office:value="29"/>
          <table:table-cell office:value-type="float" office:value="4.4606092444536003" table:style-name="ce1">
            <text:p>4.460609244</text:p>
          </table:table-cell>
          <table:table-cell office:value-type="float" office:value="-14.570704325323446" table:style-name="ce1">
            <text:p>-14.57070433</text:p>
          </table:table-cell>
          <table:table-cell office:value-type="float" office:value="0" table:style-name="ce1">
            <text:p>0</text:p>
          </table:table-cell>
          <table:table-cell office:value-type="float" office:value="2.2100000000000002E-2" table:style-name="ce1">
            <text:p>0.022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177"/>
          <table:table-cell office:value-type="float" office:value="19.761595716980601" table:style-name="ce1">
            <text:p>19.76159572</text:p>
          </table:table-cell>
          <table:table-cell office:value-type="float" office:value="-67.17961819420205" table:style-name="ce1">
            <text:p>-67.17961819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3E-3" table:style-name="ce1">
            <text:p>0.0044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181"/>
          <table:table-cell office:value-type="float" office:value="10.705062933380827" table:style-name="ce1">
            <text:p>10.70506293</text:p>
          </table:table-cell>
          <table:table-cell office:value-type="float" office:value="-29.211464677163953" table:style-name="ce1">
            <text:p>-29.21146468</text:p>
          </table:table-cell>
          <table:table-cell office:value-type="float" office:value="0" table:style-name="ce1">
            <text:p>0</text:p>
          </table:table-cell>
          <table:table-cell office:value-type="float" office:value="1.0319999999999999E-2" table:style-name="ce1">
            <text:p>0.01032</text:p>
          </table:table-cell>
          <table:table-cell office:value-type="float" office:value="0.91" table:style-name="ce1">
            <text:p>0.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2"/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172"/>
          <table:table-cell office:value-type="float" office:value="6.0454458794967003" table:style-name="ce1">
            <text:p>6.045445879</text:p>
          </table:table-cell>
          <table:table-cell office:value-type="float" office:value="-40.646335843431729" table:style-name="ce1">
            <text:p>-40.64633584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3"/>
          <table:table-cell office:value-type="float" office:value="3.4723260952250712" table:style-name="ce1">
            <text:p>3.472326095</text:p>
          </table:table-cell>
          <table:table-cell office:value-type="float" office:value="-36.379293397665748" table:style-name="ce1">
            <text:p>-36.3792934</text:p>
          </table:table-cell>
          <table:table-cell office:value-type="float" office:value="0" table:style-name="ce1">
            <text:p>0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5.2" table:style-name="ce1">
            <text:p>5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2"/>
          <table:table-cell office:value-type="float" office:value="11.738884693235084" table:style-name="ce1">
            <text:p>11.73888469</text:p>
          </table:table-cell>
          <table:table-cell office:value-type="float" office:value="-38.372787687214277" table:style-name="ce1">
            <text:p>-38.37278769</text:p>
          </table:table-cell>
          <table:table-cell office:value-type="float" office:value="0" table:style-name="ce1">
            <text:p>0</text:p>
          </table:table-cell>
          <table:table-cell office:value-type="float" office:value="8.3400000000000002E-3" table:style-name="ce1">
            <text:p>0.00834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32"/>
          <table:table-cell office:value-type="float" office:value="8.5723671151349716" table:style-name="ce1">
            <text:p>8.572367115</text:p>
          </table:table-cell>
          <table:table-cell office:value-type="float" office:value="-33.130090940869991" table:style-name="ce1">
            <text:p>-33.13009094</text:p>
          </table:table-cell>
          <table:table-cell office:value-type="float" office:value="0" table:style-name="ce1">
            <text:p>0</text:p>
          </table:table-cell>
          <table:table-cell office:value-type="float" office:value="9.4599999999999997E-3" table:style-name="ce1">
            <text:p>0.00946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239"/>
          <table:table-cell office:value-type="float" office:value="5.0216845469070996" table:style-name="ce1">
            <text:p>5.021684547</text:p>
          </table:table-cell>
          <table:table-cell office:value-type="float" office:value="-26.021456288518603" table:style-name="ce1">
            <text:p>-26.02145629</text:p>
          </table:table-cell>
          <table:table-cell office:value-type="float" office:value="0" table:style-name="ce1">
            <text:p>0</text:p>
          </table:table-cell>
          <table:table-cell office:value-type="float" office:value="1.35E-2" table:style-name="ce1">
            <text:p>0.0135</text:p>
          </table:table-cell>
          <table:table-cell office:value-type="float" office:value="2.27" table:style-name="ce1">
            <text:p>2.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244"/>
          <table:table-cell office:value-type="float" office:value="3.2152952567911326" table:style-name="ce1">
            <text:p>3.215295257</text:p>
          </table:table-cell>
          <table:table-cell office:value-type="float" office:value="-16.863354224893548" table:style-name="ce1">
            <text:p>-16.86335422</text:p>
          </table:table-cell>
          <table:table-cell office:value-type="float" office:value="0" table:style-name="ce1">
            <text:p>0</text:p>
          </table:table-cell>
          <table:table-cell office:value-type="float" office:value="2.036E-2" table:style-name="ce1">
            <text:p>0.0203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297"/>
          <table:table-cell office:value-type="float" office:value="5.4123781448731387" table:style-name="ce1">
            <text:p>5.412378145</text:p>
          </table:table-cell>
          <table:table-cell office:value-type="float" office:value="-19.269828924381788" table:style-name="ce1">
            <text:p>-19.26982892</text:p>
          </table:table-cell>
          <table:table-cell office:value-type="float" office:value="0" table:style-name="ce1">
            <text:p>0</text:p>
          </table:table-cell>
          <table:table-cell office:value-type="float" office:value="1.5610000000000001E-2" table:style-name="ce1">
            <text:p>0.01561</text:p>
          </table:table-cell>
          <table:table-cell office:value-type="float" office:value="1.95" table:style-name="ce1">
            <text:p>1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245"/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33"/>
          <table:table-cell office:value-type="float" office:value="2.9329660275178049" table:style-name="ce1">
            <text:p>2.932966028</text:p>
          </table:table-cell>
          <table:table-cell office:value-type="float" office:value="-20.332417727454366" table:style-name="ce1">
            <text:p>-20.33241773</text:p>
          </table:table-cell>
          <table:table-cell office:value-type="float" office:value="0" table:style-name="ce1">
            <text:p>0</text:p>
          </table:table-cell>
          <table:table-cell office:value-type="float" office:value="2.461E-2" table:style-name="ce1">
            <text:p>0.02461</text:p>
          </table:table-cell>
          <table:table-cell office:value-type="float" office:value="5.04" table:style-name="ce1">
            <text:p>5.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245"/>
          <table:table-cell office:value-type="float" office:value="1.7420319166531399" table:style-name="ce1">
            <text:p>1.742031917</text:p>
          </table:table-cell>
          <table:table-cell office:value-type="float" office:value="-9.4958914750466512" table:style-name="ce1">
            <text:p>-9.495891475</text:p>
          </table:table-cell>
          <table:table-cell office:value-type="float" office:value="0" table:style-name="ce1">
            <text:p>0</text:p>
          </table:table-cell>
          <table:table-cell office:value-type="float" office:value="3.32E-2" table:style-name="ce1">
            <text:p>0.0332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75"/>
          <table:table-cell office:value-type="float" office:value="9.2393663798381453" table:style-name="ce1">
            <text:p>9.23936638</text:p>
          </table:table-cell>
          <table:table-cell office:value-type="float" office:value="-32.05948816136609" table:style-name="ce1">
            <text:p>-32.05948816</text:p>
          </table:table-cell>
          <table:table-cell office:value-type="float" office:value="0" table:style-name="ce1">
            <text:p>0</text:p>
          </table:table-cell>
          <table:table-cell office:value-type="float" office:value="9.3799999999999994E-3" table:style-name="ce1">
            <text:p>0.00938</text:p>
          </table:table-cell>
          <table:table-cell office:value-type="float" office:value="1.04" table:style-name="ce1">
            <text:p>1.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81"/>
          <table:table-cell office:value-type="float" office:value="4.3106618747615872" table:style-name="ce1">
            <text:p>4.310661875</text:p>
          </table:table-cell>
          <table:table-cell office:value-type="float" office:value="-28.92590964373748" table:style-name="ce1">
            <text:p>-28.92590964</text:p>
          </table:table-cell>
          <table:table-cell office:value-type="float" office:value="0" table:style-name="ce1">
            <text:p>0</text:p>
          </table:table-cell>
          <table:table-cell office:value-type="float" office:value="1.2670000000000001E-2" table:style-name="ce1">
            <text:p>0.01267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80"/>
          <table:table-cell office:value-type="float" office:value="86.956521739130437" table:style-name="ce1">
            <text:p>86.95652174</text:p>
          </table:table-cell>
          <table:table-cell office:value-type="float" office:value="-608.69565217391312" table:style-name="ce1">
            <text:p>-608.6956522</text:p>
          </table:table-cell>
          <table:table-cell office:value-type="float" office:value="0" table:style-name="ce1">
            <text:p>0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71"/>
          <table:table-cell office:value-type="float" office:value="28.934368383909668" table:style-name="ce1">
            <text:p>28.93436838</text:p>
          </table:table-cell>
          <table:table-cell office:value-type="float" office:value="-185.60338743824983" table:style-name="ce1">
            <text:p>-185.6033874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3.06" table:style-name="ce1">
            <text:p>3.0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63"/>
          <table:table-cell office:value-type="float" office:value="7.7008276363175465" table:style-name="ce1">
            <text:p>7.700827636</text:p>
          </table:table-cell>
          <table:table-cell office:value-type="float" office:value="-42.225590771387125" table:style-name="ce1">
            <text:p>-42.22559077</text:p>
          </table:table-cell>
          <table:table-cell office:value-type="float" office:value="0" table:style-name="ce1">
            <text:p>0</text:p>
          </table:table-cell>
          <table:table-cell office:value-type="float" office:value="0.13769999999999999" table:style-name="ce1">
            <text:p>0.1377</text:p>
          </table:table-cell>
          <table:table-cell office:value-type="float" office:value="9.99" table:style-name="ce1">
            <text:p>9.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86"/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69"/>
          <table:table-cell office:value-type="float" office:value="8.4138867376110316" table:style-name="ce1">
            <text:p>8.413886738</text:p>
          </table:table-cell>
          <table:table-cell office:value-type="float" office:value="-45.320253563950324" table:style-name="ce1">
            <text:p>-45.32025356</text:p>
          </table:table-cell>
          <table:table-cell office:value-type="float" office:value="0" table:style-name="ce1">
            <text:p>0</text:p>
          </table:table-cell>
          <table:table-cell office:value-type="float" office:value="0.13034999999999999" table:style-name="ce1">
            <text:p>0.13035</text:p>
          </table:table-cell>
          <table:table-cell office:value-type="float" office:value="9.99" table:style-name="ce1">
            <text:p>9.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84"/>
          <table:table-cell office:value-type="float" office:value="295.61945713517878" table:style-name="ce1">
            <text:p>295.6194571</text:p>
          </table:table-cell>
          <table:table-cell office:value-type="float" office:value="-1612.469766191884" table:style-name="ce1">
            <text:p>-1612.469766</text:p>
          </table:table-cell>
          <table:table-cell office:value-type="float" office:value="0" table:style-name="ce1">
            <text:p>0</text:p>
          </table:table-cell>
          <table:table-cell office:value-type="float" office:value="9.3999999999999997E-4" table:style-name="ce1">
            <text:p>0.00094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85"/>
          <table:table-cell office:value-type="float" office:value="444.99381953028438" table:style-name="ce1">
            <text:p>444.9938195</text:p>
          </table:table-cell>
          <table:table-cell office:value-type="float" office:value="-1508.034610630408" table:style-name="ce1">
            <text:p>-1508.034611</text:p>
          </table:table-cell>
          <table:table-cell office:value-type="float" office:value="0" table:style-name="ce1">
            <text:p>0</text:p>
          </table:table-cell>
          <table:table-cell office:value-type="float" office:value="9.2000000000000003E-4" table:style-name="ce1">
            <text:p>0.00092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11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58"/>
          <table:table-cell office:value-type="float" office:value="96.469669476537192" table:style-name="ce1">
            <text:p>96.46966948</text:p>
          </table:table-cell>
          <table:table-cell office:value-type="float" office:value="-219.35365321450718" table:style-name="ce1">
            <text:p>-219.3536532</text:p>
          </table:table-cell>
          <table:table-cell office:value-type="float" office:value="0" table:style-name="ce1">
            <text:p>0</text:p>
          </table:table-cell>
          <table:table-cell office:value-type="float" office:value="0.35975000000000001" table:style-name="ce1">
            <text:p>0.3597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12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09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210"/>
          <table:table-cell office:value-type="float" office:value="764.04494382022472" table:style-name="ce1">
            <text:p>764.0449438</text:p>
          </table:table-cell>
          <table:table-cell office:value-type="float" office:value="-1977.5280898876404" table:style-name="ce1">
            <text:p>-1977.52809</text:p>
          </table:table-cell>
          <table:table-cell office:value-type="float" office:value="0" table:style-name="ce1">
            <text:p>0</text:p>
          </table:table-cell>
          <table:table-cell office:value-type="float" office:value="4.9270000000000001E-2" table:style-name="ce1">
            <text:p>0.04927</text:p>
          </table:table-cell>
          <table:table-cell office:value-type="float" office:value="3.22" table:style-name="ce1">
            <text:p>3.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204"/>
          <table:table-cell office:value-type="float" office:value="338.385618611209" table:style-name="ce1">
            <text:p>338.3856186</text:p>
          </table:table-cell>
          <table:table-cell office:value-type="float" office:value="-768.41734226295387" table:style-name="ce1">
            <text:p>-768.4173423</text:p>
          </table:table-cell>
          <table:table-cell office:value-type="float" office:value="0" table:style-name="ce1">
            <text:p>0</text:p>
          </table:table-cell>
          <table:table-cell office:value-type="float" office:value="0.10267999999999999" table:style-name="ce1">
            <text:p>0.10268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205"/>
          <table:table-cell office:value-type="float" office:value="343.64261168384883" table:style-name="ce1">
            <text:p>343.6426117</text:p>
          </table:table-cell>
          <table:table-cell office:value-type="float" office:value="-773.19587628865986" table:style-name="ce1">
            <text:p>-773.1958763</text:p>
          </table:table-cell>
          <table:table-cell office:value-type="float" office:value="0" table:style-name="ce1">
            <text:p>0</text:p>
          </table:table-cell>
          <table:table-cell office:value-type="float" office:value="0.10056" table:style-name="ce1">
            <text:p>0.10056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68"/>
          <table:table-cell office:value-type="float" office:value="4.8242998377052473" table:style-name="ce1">
            <text:p>4.824299838</text:p>
          </table:table-cell>
          <table:table-cell office:value-type="float" office:value="-25.978610269321599" table:style-name="ce1">
            <text:p>-25.97861027</text:p>
          </table:table-cell>
          <table:table-cell office:value-type="float" office:value="0" table:style-name="ce1">
            <text:p>0</text:p>
          </table:table-cell>
          <table:table-cell office:value-type="float" office:value="5.799E-2" table:style-name="ce1">
            <text:p>0.05799</text:p>
          </table:table-cell>
          <table:table-cell office:value-type="float" office:value="5.13" table:style-name="ce1">
            <text:p>5.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92"/>
          <table:table-cell office:value-type="float" office:value="6.7482667829673746" table:style-name="ce1">
            <text:p>6.748266783</text:p>
          </table:table-cell>
          <table:table-cell office:value-type="float" office:value="-36.725071707305922" table:style-name="ce1">
            <text:p>-36.72507171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249"/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44"/>
          <table:table-cell office:value-type="float" office:value="1.9440480727325238" table:style-name="ce1">
            <text:p>1.944048073</text:p>
          </table:table-cell>
          <table:table-cell office:value-type="float" office:value="-10.528349969368062" table:style-name="ce1">
            <text:p>-10.52834997</text:p>
          </table:table-cell>
          <table:table-cell office:value-type="float" office:value="0" table:style-name="ce1">
            <text:p>0</text:p>
          </table:table-cell>
          <table:table-cell office:value-type="float" office:value="0.14133000000000001" table:style-name="ce1">
            <text:p>0.141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69"/>
          <table:table-cell office:value-type="float" office:value="17.503168264747377" table:style-name="ce1">
            <text:p>17.50316826</text:p>
          </table:table-cell>
          <table:table-cell office:value-type="float" office:value="-96.219602591999234" table:style-name="ce1">
            <text:p>-96.21960259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10.26" table:style-name="ce1">
            <text:p>10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95"/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249"/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68"/>
          <table:table-cell office:value-type="float" office:value="4.7882592719030104" table:style-name="ce1">
            <text:p>4.788259272</text:p>
          </table:table-cell>
          <table:table-cell office:value-type="float" office:value="-25.962541175893325" table:style-name="ce1">
            <text:p>-25.96254118</text:p>
          </table:table-cell>
          <table:table-cell office:value-type="float" office:value="0" table:style-name="ce1">
            <text:p>0</text:p>
          </table:table-cell>
          <table:table-cell office:value-type="float" office:value="5.6710000000000003E-2" table:style-name="ce1">
            <text:p>0.0567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76"/>
          <table:table-cell office:value-type="float" office:value="4.79117852287966" table:style-name="ce1">
            <text:p>4.791178523</text:p>
          </table:table-cell>
          <table:table-cell office:value-type="float" office:value="-26.55536181298195" table:style-name="ce1">
            <text:p>-26.55536181</text:p>
          </table:table-cell>
          <table:table-cell office:value-type="float" office:value="0" table:style-name="ce1">
            <text:p>0</text:p>
          </table:table-cell>
          <table:table-cell office:value-type="float" office:value="5.3319999999999999E-2" table:style-name="ce1">
            <text:p>0.0533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93"/>
          <table:table-cell office:value-type="float" office:value="198.36639439906654" table:style-name="ce1">
            <text:p>198.3663944</text:p>
          </table:table-cell>
          <table:table-cell office:value-type="float" office:value="-1061.8436406067678" table:style-name="ce1">
            <text:p>-1061.843641</text:p>
          </table:table-cell>
          <table:table-cell office:value-type="float" office:value="0" table:style-name="ce1">
            <text:p>0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94"/>
          <table:table-cell office:value-type="float" office:value="8.577082116743707" table:style-name="ce1">
            <text:p>8.577082117</text:p>
          </table:table-cell>
          <table:table-cell office:value-type="float" office:value="-62.724922956560285" table:style-name="ce1">
            <text:p>-62.72492296</text:p>
          </table:table-cell>
          <table:table-cell office:value-type="float" office:value="0" table:style-name="ce1">
            <text:p>0</text:p>
          </table:table-cell>
          <table:table-cell office:value-type="float" office:value="2.877E-2" table:style-name="ce1">
            <text:p>0.02877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64"/>
          <table:table-cell office:value-type="float" office:value="3.1350906752568357" table:style-name="ce1">
            <text:p>3.135090675</text:p>
          </table:table-cell>
          <table:table-cell office:value-type="float" office:value="-17.562873447783982" table:style-name="ce1">
            <text:p>-17.56287345</text:p>
          </table:table-cell>
          <table:table-cell office:value-type="float" office:value="0" table:style-name="ce1">
            <text:p>0</text:p>
          </table:table-cell>
          <table:table-cell office:value-type="float" office:value="7.9820000000000002E-2" table:style-name="ce1">
            <text:p>0.07982</text:p>
          </table:table-cell>
          <table:table-cell office:value-type="float" office:value="4.9950000000000001" table:style-name="ce1">
            <text:p>4.9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50"/>
          <table:table-cell office:value-type="float" office:value="3.6088077205362419" table:style-name="ce1">
            <text:p>3.608807721</text:p>
          </table:table-cell>
          <table:table-cell office:value-type="float" office:value="-19.997089005213983" table:style-name="ce1">
            <text:p>-19.99708901</text:p>
          </table:table-cell>
          <table:table-cell office:value-type="float" office:value="0" table:style-name="ce1">
            <text:p>0</text:p>
          </table:table-cell>
          <table:table-cell office:value-type="float" office:value="7.2720000000000007E-2" table:style-name="ce1">
            <text:p>0.0727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64"/>
          <table:table-cell office:value-type="float" office:value="3.0977371850238717" table:style-name="ce1">
            <text:p>3.097737185</text:p>
          </table:table-cell>
          <table:table-cell office:value-type="float" office:value="-17.848085327695802" table:style-name="ce1">
            <text:p>-17.84808533</text:p>
          </table:table-cell>
          <table:table-cell office:value-type="float" office:value="0" table:style-name="ce1">
            <text:p>0</text:p>
          </table:table-cell>
          <table:table-cell office:value-type="float" office:value="7.9750000000000001E-2" table:style-name="ce1">
            <text:p>0.07975</text:p>
          </table:table-cell>
          <table:table-cell office:value-type="float" office:value="4.9950000000000001" table:style-name="ce1">
            <text:p>4.9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6"/>
          <table:table-cell office:value-type="float" office:value="6.5350943397251795" table:style-name="ce1">
            <text:p>6.53509434</text:p>
          </table:table-cell>
          <table:table-cell office:value-type="float" office:value="-36.275887499098197" table:style-name="ce1">
            <text:p>-36.2758875</text:p>
          </table:table-cell>
          <table:table-cell office:value-type="float" office:value="0" table:style-name="ce1">
            <text:p>0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5"/>
          <table:table-cell office:value-type="float" office:value="4.6878869718019187" table:style-name="ce1">
            <text:p>4.687886972</text:p>
          </table:table-cell>
          <table:table-cell office:value-type="float" office:value="-26.741594235373206" table:style-name="ce1">
            <text:p>-26.74159424</text:p>
          </table:table-cell>
          <table:table-cell office:value-type="float" office:value="0" table:style-name="ce1">
            <text:p>0</text:p>
          </table:table-cell>
          <table:table-cell office:value-type="float" office:value="5.5640000000000002E-2" table:style-name="ce1">
            <text:p>0.055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5"/>
          <table:table-cell office:value-type="float" office:value="4.7576052963776663" table:style-name="ce1">
            <text:p>4.757605296</text:p>
          </table:table-cell>
          <table:table-cell office:value-type="float" office:value="-27.065487908281831" table:style-name="ce1">
            <text:p>-27.06548791</text:p>
          </table:table-cell>
          <table:table-cell office:value-type="float" office:value="0" table:style-name="ce1">
            <text:p>0</text:p>
          </table:table-cell>
          <table:table-cell office:value-type="float" office:value="5.4969999999999998E-2" table:style-name="ce1">
            <text:p>0.05497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206"/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207"/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67"/>
          <table:table-cell office:value-type="float" office:value="25.131641933939683" table:style-name="ce1">
            <text:p>25.13164193</text:p>
          </table:table-cell>
          <table:table-cell office:value-type="float" office:value="-171.13451412158926" table:style-name="ce1">
            <text:p>-171.1345141</text:p>
          </table:table-cell>
          <table:table-cell office:value-type="float" office:value="0" table:style-name="ce1">
            <text:p>0</text:p>
          </table:table-cell>
          <table:table-cell office:value-type="float" office:value="9.9500000000000005E-3" table:style-name="ce1">
            <text:p>0.00995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52"/>
          <table:table-cell office:value-type="float" office:value="19.726549214339165" table:style-name="ce1">
            <text:p>19.72654921</text:p>
          </table:table-cell>
          <table:table-cell office:value-type="float" office:value="-114.95816611114891" table:style-name="ce1">
            <text:p>-114.9581661</text:p>
          </table:table-cell>
          <table:table-cell office:value-type="float" office:value="0" table:style-name="ce1">
            <text:p>0</text:p>
          </table:table-cell>
          <table:table-cell office:value-type="float" office:value="1.465E-2" table:style-name="ce1">
            <text:p>0.0146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52"/>
          <table:table-cell office:value-type="float" office:value="25.641025641025646" table:style-name="ce1">
            <text:p>25.64102564</text:p>
          </table:table-cell>
          <table:table-cell office:value-type="float" office:value="-179.4871794871795" table:style-name="ce1">
            <text:p>-179.4871795</text:p>
          </table:table-cell>
          <table:table-cell office:value-type="float" office:value="0" table:style-name="ce1">
            <text:p>0</text:p>
          </table:table-cell>
          <table:table-cell office:value-type="float" office:value="9.0200000000000002E-3" table:style-name="ce1">
            <text:p>0.0090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56"/>
          <table:table-cell office:value-type="float" office:value="11.131631897236137" table:style-name="ce1">
            <text:p>11.1316319</text:p>
          </table:table-cell>
          <table:table-cell office:value-type="float" office:value="-58.108518708842723" table:style-name="ce1">
            <text:p>-58.10851871</text:p>
          </table:table-cell>
          <table:table-cell office:value-type="float" office:value="0" table:style-name="ce1">
            <text:p>0</text:p>
          </table:table-cell>
          <table:table-cell office:value-type="float" office:value="2.7980000000000001E-2" table:style-name="ce1">
            <text:p>0.0279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67"/>
          <table:table-cell office:value-type="float" office:value="95.561451634662944" table:style-name="ce1">
            <text:p>95.56145163</text:p>
          </table:table-cell>
          <table:table-cell office:value-type="float" office:value="-216.98070782929352" table:style-name="ce1">
            <text:p>-216.9807078</text:p>
          </table:table-cell>
          <table:table-cell office:value-type="float" office:value="0" table:style-name="ce1">
            <text:p>0</text:p>
          </table:table-cell>
          <table:table-cell office:value-type="float" office:value="0.36132999999999998" table:style-name="ce1">
            <text:p>0.361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299"/>
          <table:table-cell office:value-type="float" office:value="907.71558245083202" table:style-name="ce1">
            <text:p>907.7155825</text:p>
          </table:table-cell>
          <table:table-cell office:value-type="float" office:value="-3782.1482602118003" table:style-name="ce1">
            <text:p>-3782.14826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2.4" table:style-name="ce1">
            <text:p>2.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248"/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76"/>
          <table:table-cell office:value-type="float" office:value="6.977388899098858" table:style-name="ce1">
            <text:p>6.977388899</text:p>
          </table:table-cell>
          <table:table-cell office:value-type="float" office:value="-38.842874808822664" table:style-name="ce1">
            <text:p>-38.84287481</text:p>
          </table:table-cell>
          <table:table-cell office:value-type="float" office:value="0" table:style-name="ce1">
            <text:p>0</text:p>
          </table:table-cell>
          <table:table-cell office:value-type="float" office:value="3.619E-2" table:style-name="ce1">
            <text:p>0.0361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76"/>
          <table:table-cell office:value-type="float" office:value="6.982812461764035" table:style-name="ce1">
            <text:p>6.982812462</text:p>
          </table:table-cell>
          <table:table-cell office:value-type="float" office:value="-38.857480953521744" table:style-name="ce1">
            <text:p>-38.85748095</text:p>
          </table:table-cell>
          <table:table-cell office:value-type="float" office:value="0" table:style-name="ce1">
            <text:p>0</text:p>
          </table:table-cell>
          <table:table-cell office:value-type="float" office:value="3.6170000000000001E-2" table:style-name="ce1">
            <text:p>0.036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248"/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74"/>
          <table:table-cell office:value-type="float" office:value="98.116680704008886" table:style-name="ce1">
            <text:p>98.1166807</text:p>
          </table:table-cell>
          <table:table-cell office:value-type="float" office:value="-277.85254712639687" table:style-name="ce1">
            <text:p>-277.8525471</text:p>
          </table:table-cell>
          <table:table-cell office:value-type="float" office:value="0" table:style-name="ce1">
            <text:p>0</text:p>
          </table:table-cell>
          <table:table-cell office:value-type="float" office:value="0.34510999999999997" table:style-name="ce1">
            <text:p>0.34511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74"/>
          <table:table-cell office:value-type="float" office:value="97.573611950608736" table:style-name="ce1">
            <text:p>97.57361195</text:p>
          </table:table-cell>
          <table:table-cell office:value-type="float" office:value="-277.17813660305671" table:style-name="ce1">
            <text:p>-277.1781366</text:p>
          </table:table-cell>
          <table:table-cell office:value-type="float" office:value="0" table:style-name="ce1">
            <text:p>0</text:p>
          </table:table-cell>
          <table:table-cell office:value-type="float" office:value="0.34651999999999999" table:style-name="ce1">
            <text:p>0.34652</text:p>
          </table:table-cell>
          <table:table-cell office:value-type="float" office:value="4.46" table:style-name="ce1">
            <text:p>4.4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215"/>
          <table:table-cell office:value-type="float" office:value="40.50479713440761" table:style-name="ce1">
            <text:p>40.50479713</text:p>
          </table:table-cell>
          <table:table-cell office:value-type="float" office:value="-217.16427379290826" table:style-name="ce1">
            <text:p>-217.1642738</text:p>
          </table:table-cell>
          <table:table-cell office:value-type="float" office:value="0" table:style-name="ce1">
            <text:p>0</text:p>
          </table:table-cell>
          <table:table-cell office:value-type="float" office:value="6.7600000000000004E-3" table:style-name="ce1">
            <text:p>0.00676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201"/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200"/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57"/>
          <table:table-cell office:value-type="float" office:value="77.583531602358519" table:style-name="ce1">
            <text:p>77.5835316</text:p>
          </table:table-cell>
          <table:table-cell office:value-type="float" office:value="-175.85600496534602" table:style-name="ce1">
            <text:p>-175.856005</text:p>
          </table:table-cell>
          <table:table-cell office:value-type="float" office:value="0" table:style-name="ce1">
            <text:p>0</text:p>
          </table:table-cell>
          <table:table-cell office:value-type="float" office:value="0.44633" table:style-name="ce1">
            <text:p>0.44633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65"/>
          <table:table-cell office:value-type="float" office:value="3.2452892956271757" table:style-name="ce1">
            <text:p>3.245289296</text:p>
          </table:table-cell>
          <table:table-cell office:value-type="float" office:value="-32.139842541902581" table:style-name="ce1">
            <text:p>-32.13984254</text:p>
          </table:table-cell>
          <table:table-cell office:value-type="float" office:value="0" table:style-name="ce1">
            <text:p>0</text:p>
          </table:table-cell>
          <table:table-cell office:value-type="float" office:value="9.461E-2" table:style-name="ce1">
            <text:p>0.09461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47"/>
          <table:table-cell office:value-type="float" office:value="8.3683122445525147" table:style-name="ce1">
            <text:p>8.368312245</text:p>
          </table:table-cell>
          <table:table-cell office:value-type="float" office:value="-45.201565381560172" table:style-name="ce1">
            <text:p>-45.20156538</text:p>
          </table:table-cell>
          <table:table-cell office:value-type="float" office:value="0" table:style-name="ce1">
            <text:p>0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65"/>
          <table:table-cell office:value-type="float" office:value="4.6259780915102793" table:style-name="ce1">
            <text:p>4.625978092</text:p>
          </table:table-cell>
          <table:table-cell office:value-type="float" office:value="-23.925629949544177" table:style-name="ce1">
            <text:p>-23.92562995</text:p>
          </table:table-cell>
          <table:table-cell office:value-type="float" office:value="0" table:style-name="ce1">
            <text:p>0</text:p>
          </table:table-cell>
          <table:table-cell office:value-type="float" office:value="6.8339999999999998E-2" table:style-name="ce1">
            <text:p>0.068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90"/>
          <table:table-cell office:value-type="float" office:value="6.7482418419915255" table:style-name="ce1">
            <text:p>6.748241842</text:p>
          </table:table-cell>
          <table:table-cell office:value-type="float" office:value="-35.963844419819914" table:style-name="ce1">
            <text:p>-35.96384442</text:p>
          </table:table-cell>
          <table:table-cell office:value-type="float" office:value="0" table:style-name="ce1">
            <text:p>0</text:p>
          </table:table-cell>
          <table:table-cell office:value-type="float" office:value="4.2340000000000003E-2" table:style-name="ce1">
            <text:p>0.042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72"/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45"/>
          <table:table-cell office:value-type="float" office:value="5.100999795960008" table:style-name="ce1">
            <text:p>5.100999796</text:p>
          </table:table-cell>
          <table:table-cell office:value-type="float" office:value="-27.545398898184043" table:style-name="ce1">
            <text:p>-27.5453989</text:p>
          </table:table-cell>
          <table:table-cell office:value-type="float" office:value="0" table:style-name="ce1">
            <text:p>0</text:p>
          </table:table-cell>
          <table:table-cell office:value-type="float" office:value="5.2699999999999997E-2" table:style-name="ce1">
            <text:p>0.052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72"/>
          <table:table-cell office:value-type="float" office:value="5.3318459969983349" table:style-name="ce1">
            <text:p>5.331845997</text:p>
          </table:table-cell>
          <table:table-cell office:value-type="float" office:value="-29.689101515709158" table:style-name="ce1">
            <text:p>-29.68910152</text:p>
          </table:table-cell>
          <table:table-cell office:value-type="float" office:value="0" table:style-name="ce1">
            <text:p>0</text:p>
          </table:table-cell>
          <table:table-cell office:value-type="float" office:value="4.7750000000000001E-2" table:style-name="ce1">
            <text:p>0.0477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45"/>
          <table:table-cell office:value-type="float" office:value="5.9432654333003487" table:style-name="ce1">
            <text:p>5.943265433</text:p>
          </table:table-cell>
          <table:table-cell office:value-type="float" office:value="-30.539091925183389" table:style-name="ce1">
            <text:p>-30.53909193</text:p>
          </table:table-cell>
          <table:table-cell office:value-type="float" office:value="0" table:style-name="ce1">
            <text:p>0</text:p>
          </table:table-cell>
          <table:table-cell office:value-type="float" office:value="5.4170000000000003E-2" table:style-name="ce1">
            <text:p>0.054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45"/>
          <table:table-cell office:value-type="float" office:value="5.9473822958754221" table:style-name="ce1">
            <text:p>5.947382296</text:p>
          </table:table-cell>
          <table:table-cell office:value-type="float" office:value="-30.705317478212088" table:style-name="ce1">
            <text:p>-30.70531748</text:p>
          </table:table-cell>
          <table:table-cell office:value-type="float" office:value="0" table:style-name="ce1">
            <text:p>0</text:p>
          </table:table-cell>
          <table:table-cell office:value-type="float" office:value="5.4199999999999998E-2" table:style-name="ce1">
            <text:p>0.054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95"/>
          <table:table-cell office:value-type="float" office:value="3.5791230123670386" table:style-name="ce1">
            <text:p>3.579123012</text:p>
          </table:table-cell>
          <table:table-cell office:value-type="float" office:value="-19.929114505287714" table:style-name="ce1">
            <text:p>-19.92911451</text:p>
          </table:table-cell>
          <table:table-cell office:value-type="float" office:value="0" table:style-name="ce1">
            <text:p>0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18"/>
          <table:table-cell office:value-type="float" office:value="1257.8616352201257" table:style-name="ce1">
            <text:p>1257.861635</text:p>
          </table:table-cell>
          <table:table-cell office:value-type="float" office:value="-4402.5157232704405" table:style-name="ce1">
            <text:p>-4402.515723</text:p>
          </table:table-cell>
          <table:table-cell office:value-type="float" office:value="0" table:style-name="ce1">
            <text:p>0</text:p>
          </table:table-cell>
          <table:table-cell office:value-type="float" office:value="2.068E-2" table:style-name="ce1">
            <text:p>0.02068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63"/>
          <table:table-cell office:value-type="float" office:value="11.673688567213913" table:style-name="ce1">
            <text:p>11.67368857</text:p>
          </table:table-cell>
          <table:table-cell office:value-type="float" office:value="-64.099162678156404" table:style-name="ce1">
            <text:p>-64.09916268</text:p>
          </table:table-cell>
          <table:table-cell office:value-type="float" office:value="0" table:style-name="ce1">
            <text:p>0</text:p>
          </table:table-cell>
          <table:table-cell office:value-type="float" office:value="9.0649999999999994E-2" table:style-name="ce1">
            <text:p>0.09065</text:p>
          </table:table-cell>
          <table:table-cell office:value-type="float" office:value="6.66" table:style-name="ce1">
            <text:p>6.6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10"/>
          <table:table-cell office:value-type="float" office:value="7.039540968800222" table:style-name="ce1">
            <text:p>7.039540969</text:p>
          </table:table-cell>
          <table:table-cell office:value-type="float" office:value="-37.765587713123203" table:style-name="ce1">
            <text:p>-37.76558771</text:p>
          </table:table-cell>
          <table:table-cell office:value-type="float" office:value="0" table:style-name="ce1">
            <text:p>0</text:p>
          </table:table-cell>
          <table:table-cell office:value-type="float" office:value="4.0009999999999997E-2" table:style-name="ce1">
            <text:p>0.04001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12"/>
          <table:table-cell office:value-type="float" office:value="7.0595726210644605" table:style-name="ce1">
            <text:p>7.059572621</text:p>
          </table:table-cell>
          <table:table-cell office:value-type="float" office:value="-38.319056549605804" table:style-name="ce1">
            <text:p>-38.31905655</text:p>
          </table:table-cell>
          <table:table-cell office:value-type="float" office:value="0" table:style-name="ce1">
            <text:p>0</text:p>
          </table:table-cell>
          <table:table-cell office:value-type="float" office:value="3.7969999999999997E-2" table:style-name="ce1">
            <text:p>0.0379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251"/>
          <table:table-cell office:value-type="float" office:value="3.6924525905062389" table:style-name="ce1">
            <text:p>3.692452591</text:p>
          </table:table-cell>
          <table:table-cell office:value-type="float" office:value="-19.768574219490137" table:style-name="ce1">
            <text:p>-19.76857422</text:p>
          </table:table-cell>
          <table:table-cell office:value-type="float" office:value="0" table:style-name="ce1">
            <text:p>0</text:p>
          </table:table-cell>
          <table:table-cell office:value-type="float" office:value="7.5310000000000002E-2" table:style-name="ce1">
            <text:p>0.07531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49"/>
          <table:table-cell office:value-type="float" office:value="8.019416006126912" table:style-name="ce1">
            <text:p>8.019416006</text:p>
          </table:table-cell>
          <table:table-cell office:value-type="float" office:value="-43.547977871901892" table:style-name="ce1">
            <text:p>-43.54797787</text:p>
          </table:table-cell>
          <table:table-cell office:value-type="float" office:value="0" table:style-name="ce1">
            <text:p>0</text:p>
          </table:table-cell>
          <table:table-cell office:value-type="float" office:value="3.3279999999999997E-2" table:style-name="ce1">
            <text:p>0.0332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220"/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56"/>
          <table:table-cell office:value-type="float" office:value="3.4167208201406258" table:style-name="ce1">
            <text:p>3.41672082</text:p>
          </table:table-cell>
          <table:table-cell office:value-type="float" office:value="-17.907871380270127" table:style-name="ce1">
            <text:p>-17.90787138</text:p>
          </table:table-cell>
          <table:table-cell office:value-type="float" office:value="0" table:style-name="ce1">
            <text:p>0</text:p>
          </table:table-cell>
          <table:table-cell office:value-type="float" office:value="8.9539999999999995E-2" table:style-name="ce1">
            <text:p>0.0895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73"/>
          <table:table-cell office:value-type="float" office:value="4.5315319200419966" table:style-name="ce1">
            <text:p>4.53153192</text:p>
          </table:table-cell>
          <table:table-cell office:value-type="float" office:value="-24.604215438791556" table:style-name="ce1">
            <text:p>-24.60421544</text:p>
          </table:table-cell>
          <table:table-cell office:value-type="float" office:value="0" table:style-name="ce1">
            <text:p>0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66"/>
          <table:table-cell office:value-type="float" office:value="4.415238336132262" table:style-name="ce1">
            <text:p>4.415238336</text:p>
          </table:table-cell>
          <table:table-cell office:value-type="float" office:value="-23.240158187525076" table:style-name="ce1">
            <text:p>-23.24015819</text:p>
          </table:table-cell>
          <table:table-cell office:value-type="float" office:value="0" table:style-name="ce1">
            <text:p>0</text:p>
          </table:table-cell>
          <table:table-cell office:value-type="float" office:value="6.8559999999999996E-2" table:style-name="ce1">
            <text:p>0.0685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60"/>
          <table:table-cell office:value-type="float" office:value="99.183197199533268" table:style-name="ce1">
            <text:p>99.1831972</text:p>
          </table:table-cell>
          <table:table-cell office:value-type="float" office:value="-530.92182030338392" table:style-name="ce1">
            <text:p>-530.9218203</text:p>
          </table:table-cell>
          <table:table-cell office:value-type="float" office:value="0" table:style-name="ce1">
            <text:p>0</text:p>
          </table:table-cell>
          <table:table-cell office:value-type="float" office:value="2.8500000000000001E-3" table:style-name="ce1">
            <text:p>0.00285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207"/>
          <table:table-cell office:value-type="float" office:value="4.0934946775307894" table:style-name="ce1">
            <text:p>4.093494678</text:p>
          </table:table-cell>
          <table:table-cell office:value-type="float" office:value="-42.842774611442152" table:style-name="ce1">
            <text:p>-42.84277461</text:p>
          </table:table-cell>
          <table:table-cell office:value-type="float" office:value="0" table:style-name="ce1">
            <text:p>0</text:p>
          </table:table-cell>
          <table:table-cell office:value-type="float" office:value="6.7019999999999996E-2" table:style-name="ce1">
            <text:p>0.0670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65"/>
          <table:table-cell office:value-type="float" office:value="6.1013727391363322" table:style-name="ce1">
            <text:p>6.101372739</text:p>
          </table:table-cell>
          <table:table-cell office:value-type="float" office:value="-33.54011757170943" table:style-name="ce1">
            <text:p>-33.54011757</text:p>
          </table:table-cell>
          <table:table-cell office:value-type="float" office:value="0" table:style-name="ce1">
            <text:p>0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68"/>
          <table:table-cell office:value-type="float" office:value="9.5530865289809963" table:style-name="ce1">
            <text:p>9.553086529</text:p>
          </table:table-cell>
          <table:table-cell office:value-type="float" office:value="-51.212142841440738" table:style-name="ce1">
            <text:p>-51.21214284</text:p>
          </table:table-cell>
          <table:table-cell office:value-type="float" office:value="0" table:style-name="ce1">
            <text:p>0</text:p>
          </table:table-cell>
          <table:table-cell office:value-type="float" office:value="2.971E-2" table:style-name="ce1">
            <text:p>0.02971</text:p>
          </table:table-cell>
          <table:table-cell office:value-type="float" office:value="5.13" table:style-name="ce1">
            <text:p>5.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68"/>
          <table:table-cell office:value-type="float" office:value="9.4829849510447684" table:style-name="ce1">
            <text:p>9.482984951</text:p>
          </table:table-cell>
          <table:table-cell office:value-type="float" office:value="-51.181024492924479" table:style-name="ce1">
            <text:p>-51.18102449</text:p>
          </table:table-cell>
          <table:table-cell office:value-type="float" office:value="0" table:style-name="ce1">
            <text:p>0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65"/>
          <table:table-cell office:value-type="float" office:value="3.2241701363832758" table:style-name="ce1">
            <text:p>3.224170136</text:p>
          </table:table-cell>
          <table:table-cell office:value-type="float" office:value="-16.806096650956963" table:style-name="ce1">
            <text:p>-16.80609665</text:p>
          </table:table-cell>
          <table:table-cell office:value-type="float" office:value="0" table:style-name="ce1">
            <text:p>0</text:p>
          </table:table-cell>
          <table:table-cell office:value-type="float" office:value="9.5350000000000004E-2" table:style-name="ce1">
            <text:p>0.095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90"/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56"/>
          <table:table-cell office:value-type="float" office:value="21.421011604104216" table:style-name="ce1">
            <text:p>21.4210116</text:p>
          </table:table-cell>
          <table:table-cell office:value-type="float" office:value="-110.52734981525963" table:style-name="ce1">
            <text:p>-110.5273498</text:p>
          </table:table-cell>
          <table:table-cell office:value-type="float" office:value="0" table:style-name="ce1">
            <text:p>0</text:p>
          </table:table-cell>
          <table:table-cell office:value-type="float" office:value="5.96E-2" table:style-name="ce1">
            <text:p>0.059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217"/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09"/>
          <table:table-cell office:value-type="float" office:value="17.133500153793563" table:style-name="ce1">
            <text:p>17.13350015</text:p>
          </table:table-cell>
          <table:table-cell office:value-type="float" office:value="-88.686260319874293" table:style-name="ce1">
            <text:p>-88.68626032</text:p>
          </table:table-cell>
          <table:table-cell office:value-type="float" office:value="0" table:style-name="ce1">
            <text:p>0</text:p>
          </table:table-cell>
          <table:table-cell office:value-type="float" office:value="1.848E-2" table:style-name="ce1">
            <text:p>0.0184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00"/>
          <table:table-cell office:value-type="float" office:value="23.710652091653039" table:style-name="ce1">
            <text:p>23.71065209</text:p>
          </table:table-cell>
          <table:table-cell office:value-type="float" office:value="-125.21173125112666" table:style-name="ce1">
            <text:p>-125.2117313</text:p>
          </table:table-cell>
          <table:table-cell office:value-type="float" office:value="0" table:style-name="ce1">
            <text:p>0</text:p>
          </table:table-cell>
          <table:table-cell office:value-type="float" office:value="1.235E-2" table:style-name="ce1">
            <text:p>0.012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54"/>
          <table:table-cell office:value-type="float" office:value="12.859550742409423" table:style-name="ce1">
            <text:p>12.85955074</text:p>
          </table:table-cell>
          <table:table-cell office:value-type="float" office:value="-70.26825941388006" table:style-name="ce1">
            <text:p>-70.26825941</text:p>
          </table:table-cell>
          <table:table-cell office:value-type="float" office:value="0" table:style-name="ce1">
            <text:p>0</text:p>
          </table:table-cell>
          <table:table-cell office:value-type="float" office:value="2.0619999999999999E-2" table:style-name="ce1">
            <text:p>0.0206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13"/>
          <table:table-cell office:value-type="float" office:value="19.373491103096775" table:style-name="ce1">
            <text:p>19.3734911</text:p>
          </table:table-cell>
          <table:table-cell office:value-type="float" office:value="-101.33826115466006" table:style-name="ce1">
            <text:p>-101.3382612</text:p>
          </table:table-cell>
          <table:table-cell office:value-type="float" office:value="0" table:style-name="ce1">
            <text:p>0</text:p>
          </table:table-cell>
          <table:table-cell office:value-type="float" office:value="1.558E-2" table:style-name="ce1">
            <text:p>0.0155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54"/>
          <table:table-cell office:value-type="float" office:value="10.865425935177779" table:style-name="ce1">
            <text:p>10.86542594</text:p>
          </table:table-cell>
          <table:table-cell office:value-type="float" office:value="-58.100332251449025" table:style-name="ce1">
            <text:p>-58.10033225</text:p>
          </table:table-cell>
          <table:table-cell office:value-type="float" office:value="0" table:style-name="ce1">
            <text:p>0</text:p>
          </table:table-cell>
          <table:table-cell office:value-type="float" office:value="2.615E-2" table:style-name="ce1">
            <text:p>0.0261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55"/>
          <table:table-cell office:value-type="float" office:value="7.9419356261995633" table:style-name="ce1">
            <text:p>7.941935626</text:p>
          </table:table-cell>
          <table:table-cell office:value-type="float" office:value="-69.565473170229509" table:style-name="ce1">
            <text:p>-69.56547317</text:p>
          </table:table-cell>
          <table:table-cell office:value-type="float" office:value="0" table:style-name="ce1">
            <text:p>0</text:p>
          </table:table-cell>
          <table:table-cell office:value-type="float" office:value="6.0900000000000003E-2" table:style-name="ce1">
            <text:p>0.0609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211"/>
          <table:table-cell office:value-type="float" office:value="10.355970085666156" table:style-name="ce1">
            <text:p>10.35597009</text:p>
          </table:table-cell>
          <table:table-cell office:value-type="float" office:value="-56.302394326501449" table:style-name="ce1">
            <text:p>-56.30239433</text:p>
          </table:table-cell>
          <table:table-cell office:value-type="float" office:value="0" table:style-name="ce1">
            <text:p>0</text:p>
          </table:table-cell>
          <table:table-cell office:value-type="float" office:value="2.5819999999999999E-2" table:style-name="ce1">
            <text:p>0.02582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220"/>
          <table:table-cell office:value-type="float" office:value="21.311824784012853" table:style-name="ce1">
            <text:p>21.31182478</text:p>
          </table:table-cell>
          <table:table-cell office:value-type="float" office:value="-232.79070148690963" table:style-name="ce1">
            <text:p>-232.7907015</text:p>
          </table:table-cell>
          <table:table-cell office:value-type="float" office:value="0" table:style-name="ce1">
            <text:p>0</text:p>
          </table:table-cell>
          <table:table-cell office:value-type="float" office:value="1.0699999999999999E-2" table:style-name="ce1">
            <text:p>0.0107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65"/>
          <table:table-cell office:value-type="float" office:value="4.864376469945225" table:style-name="ce1">
            <text:p>4.86437647</text:p>
          </table:table-cell>
          <table:table-cell office:value-type="float" office:value="-25.681448245118119" table:style-name="ce1">
            <text:p>-25.68144825</text:p>
          </table:table-cell>
          <table:table-cell office:value-type="float" office:value="0" table:style-name="ce1">
            <text:p>0</text:p>
          </table:table-cell>
          <table:table-cell office:value-type="float" office:value="6.4079999999999998E-2" table:style-name="ce1">
            <text:p>0.06408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191"/>
          <table:table-cell office:value-type="float" office:value="7.6451229294664262" table:style-name="ce1">
            <text:p>7.645122929</text:p>
          </table:table-cell>
          <table:table-cell office:value-type="float" office:value="-39.820403731543408" table:style-name="ce1">
            <text:p>-39.82040373</text:p>
          </table:table-cell>
          <table:table-cell office:value-type="float" office:value="0" table:style-name="ce1">
            <text:p>0</text:p>
          </table:table-cell>
          <table:table-cell office:value-type="float" office:value="4.0460000000000003E-2" table:style-name="ce1">
            <text:p>0.0404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65"/>
          <table:table-cell office:value-type="float" office:value="4.8730238037960234" table:style-name="ce1">
            <text:p>4.873023804</text:p>
          </table:table-cell>
          <table:table-cell office:value-type="float" office:value="-25.722163622568885" table:style-name="ce1">
            <text:p>-25.72216362</text:p>
          </table:table-cell>
          <table:table-cell office:value-type="float" office:value="0" table:style-name="ce1">
            <text:p>0</text:p>
          </table:table-cell>
          <table:table-cell office:value-type="float" office:value="6.3990000000000005E-2" table:style-name="ce1">
            <text:p>0.0639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191"/>
          <table:table-cell office:value-type="float" office:value="7.6299818992596791" table:style-name="ce1">
            <text:p>7.629981899</text:p>
          </table:table-cell>
          <table:table-cell office:value-type="float" office:value="-39.738124612667896" table:style-name="ce1">
            <text:p>-39.73812461</text:p>
          </table:table-cell>
          <table:table-cell office:value-type="float" office:value="0" table:style-name="ce1">
            <text:p>0</text:p>
          </table:table-cell>
          <table:table-cell office:value-type="float" office:value="4.0550000000000003E-2" table:style-name="ce1">
            <text:p>0.04055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1"/>
          <table:table-cell office:value-type="float" table:style-name="ce1" office:value="195"/>
          <table:table-cell office:value-type="float" office:value="57.017105131539466" table:style-name="ce1">
            <text:p>57.01710513</text:p>
          </table:table-cell>
          <table:table-cell office:value-type="float" office:value="-311.09332799839956" table:style-name="ce1">
            <text:p>-311.093328</text:p>
          </table:table-cell>
          <table:table-cell office:value-type="float" office:value="0" table:style-name="ce1">
            <text:p>0</text:p>
          </table:table-cell>
          <table:table-cell office:value-type="float" office:value="4.6899999999999997E-3" table:style-name="ce1">
            <text:p>0.00469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67"/>
          <table:table-cell office:value-type="float" office:value="25.733317057560154" table:style-name="ce1">
            <text:p>25.73331706</text:p>
          </table:table-cell>
          <table:table-cell office:value-type="float" office:value="-179.80330508167029" table:style-name="ce1">
            <text:p>-179.8033051</text:p>
          </table:table-cell>
          <table:table-cell office:value-type="float" office:value="0" table:style-name="ce1">
            <text:p>0</text:p>
          </table:table-cell>
          <table:table-cell office:value-type="float" office:value="8.9999999999999993E-3" table:style-name="ce1">
            <text:p>0.009</text:p>
          </table:table-cell>
          <table:table-cell office:value-type="float" office:value="4.01" table:style-name="ce1">
            <text:p>4.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87"/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89"/>
          <table:table-cell office:value-type="float" office:value="10.095515336852062" table:style-name="ce1">
            <text:p>10.09551534</text:p>
          </table:table-cell>
          <table:table-cell office:value-type="float" office:value="-56.260444692748386" table:style-name="ce1">
            <text:p>-56.26044469</text:p>
          </table:table-cell>
          <table:table-cell office:value-type="float" office:value="0" table:style-name="ce1">
            <text:p>0</text:p>
          </table:table-cell>
          <table:table-cell office:value-type="float" office:value="2.5159999999999998E-2" table:style-name="ce1">
            <text:p>0.02516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62"/>
          <table:table-cell office:value-type="float" office:value="8.5358385052503696" table:style-name="ce1">
            <text:p>8.535838505</text:p>
          </table:table-cell>
          <table:table-cell office:value-type="float" office:value="-44.709561879442468" table:style-name="ce1">
            <text:p>-44.70956188</text:p>
          </table:table-cell>
          <table:table-cell office:value-type="float" office:value="0" table:style-name="ce1">
            <text:p>0</text:p>
          </table:table-cell>
          <table:table-cell office:value-type="float" office:value="3.5200000000000002E-2" table:style-name="ce1">
            <text:p>0.035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75"/>
          <table:table-cell office:value-type="float" office:value="4.0772105725403716" table:style-name="ce1">
            <text:p>4.077210573</text:p>
          </table:table-cell>
          <table:table-cell office:value-type="float" office:value="-24.988941527928251" table:style-name="ce1">
            <text:p>-24.98894153</text:p>
          </table:table-cell>
          <table:table-cell office:value-type="float" office:value="0" table:style-name="ce1">
            <text:p>0</text:p>
          </table:table-cell>
          <table:table-cell office:value-type="float" office:value="6.2489999999999997E-2" table:style-name="ce1">
            <text:p>0.0624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88"/>
          <table:table-cell office:value-type="float" office:value="13.333235818809765" table:style-name="ce1">
            <text:p>13.33323582</text:p>
          </table:table-cell>
          <table:table-cell office:value-type="float" office:value="-73.810993224803426" table:style-name="ce1">
            <text:p>-73.81099322</text:p>
          </table:table-cell>
          <table:table-cell office:value-type="float" office:value="0" table:style-name="ce1">
            <text:p>0</text:p>
          </table:table-cell>
          <table:table-cell office:value-type="float" office:value="1.925E-2" table:style-name="ce1">
            <text:p>0.01925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7"/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75"/>
          <table:table-cell office:value-type="float" office:value="4.9504340730453418" table:style-name="ce1">
            <text:p>4.950434073</text:p>
          </table:table-cell>
          <table:table-cell office:value-type="float" office:value="-27.5686613830132" table:style-name="ce1">
            <text:p>-27.56866138</text:p>
          </table:table-cell>
          <table:table-cell office:value-type="float" office:value="0" table:style-name="ce1">
            <text:p>0</text:p>
          </table:table-cell>
          <table:table-cell office:value-type="float" office:value="5.1819999999999998E-2" table:style-name="ce1">
            <text:p>0.0518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88"/>
          <table:table-cell office:value-type="float" office:value="11.018243062441957" table:style-name="ce1">
            <text:p>11.01824306</text:p>
          </table:table-cell>
          <table:table-cell office:value-type="float" office:value="-75.553666713887708" table:style-name="ce1">
            <text:p>-75.55366671</text:p>
          </table:table-cell>
          <table:table-cell office:value-type="float" office:value="0" table:style-name="ce1">
            <text:p>0</text:p>
          </table:table-cell>
          <table:table-cell office:value-type="float" office:value="2.104E-2" table:style-name="ce1">
            <text:p>0.02104</text:p>
          </table:table-cell>
          <table:table-cell office:value-type="float" office:value="2.29" table:style-name="ce1">
            <text:p>2.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8"/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9"/>
          <table:table-cell office:value-type="float" office:value="423.37002540220146" table:style-name="ce1">
            <text:p>423.3700254</text:p>
          </table:table-cell>
          <table:table-cell office:value-type="float" office:value="-2878.9161727349701" table:style-name="ce1">
            <text:p>-2878.916173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3"/>
          <table:table-cell office:value-type="float" table:style-name="ce1" office:value="196"/>
          <table:table-cell office:value-type="float" office:value="475.81284694686758" table:style-name="ce1">
            <text:p>475.8128469</text:p>
          </table:table-cell>
          <table:table-cell office:value-type="float" office:value="-2775.5749405233942" table:style-name="ce1">
            <text:p>-2775.574941</text:p>
          </table:table-cell>
          <table:table-cell office:value-type="float" office:value="0" table:style-name="ce1">
            <text:p>0</text:p>
          </table:table-cell>
          <table:table-cell office:value-type="float" office:value="5.2999999999999998E-4" table:style-name="ce1">
            <text:p>0.00053</text:p>
          </table:table-cell>
          <table:table-cell office:value-type="float" office:value="1.82" table:style-name="ce1">
            <text:p>1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200"/>
          <table:table-cell office:value-type="float" office:value="79.063578687544606" table:style-name="ce1">
            <text:p>79.06357869</text:p>
          </table:table-cell>
          <table:table-cell office:value-type="float" office:value="-431.95711282951197" table:style-name="ce1">
            <text:p>-431.9571128</text:p>
          </table:table-cell>
          <table:table-cell office:value-type="float" office:value="0" table:style-name="ce1">
            <text:p>0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57"/>
          <table:table-cell office:value-type="float" office:value="145.27127186480877" table:style-name="ce1">
            <text:p>145.2712719</text:p>
          </table:table-cell>
          <table:table-cell office:value-type="float" office:value="-524.75541061369699" table:style-name="ce1">
            <text:p>-524.7554106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201"/>
          <table:table-cell office:value-type="float" office:value="55.169756464932185" table:style-name="ce1">
            <text:p>55.16975646</text:p>
          </table:table-cell>
          <table:table-cell office:value-type="float" office:value="-290.73585946599178" table:style-name="ce1">
            <text:p>-290.7358595</text:p>
          </table:table-cell>
          <table:table-cell office:value-type="float" office:value="0" table:style-name="ce1">
            <text:p>0</text:p>
          </table:table-cell>
          <table:table-cell office:value-type="float" office:value="5.3299999999999997E-3" table:style-name="ce1">
            <text:p>0.0053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72"/>
          <table:table-cell office:value-type="float" office:value="4.3362819849798191" table:style-name="ce1">
            <text:p>4.336281985</text:p>
          </table:table-cell>
          <table:table-cell office:value-type="float" office:value="-24.17220889540906" table:style-name="ce1">
            <text:p>-24.1722089</text:p>
          </table:table-cell>
          <table:table-cell office:value-type="float" office:value="0" table:style-name="ce1">
            <text:p>0</text:p>
          </table:table-cell>
          <table:table-cell office:value-type="float" office:value="5.8569999999999997E-2" table:style-name="ce1">
            <text:p>0.0585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201"/>
          <table:table-cell office:value-type="float" office:value="22.945391561513567" table:style-name="ce1">
            <text:p>22.94539156</text:p>
          </table:table-cell>
          <table:table-cell office:value-type="float" office:value="-124.12819462791019" table:style-name="ce1">
            <text:p>-124.1281946</text:p>
          </table:table-cell>
          <table:table-cell office:value-type="float" office:value="0" table:style-name="ce1">
            <text:p>0</text:p>
          </table:table-cell>
          <table:table-cell office:value-type="float" office:value="1.17E-2" table:style-name="ce1">
            <text:p>0.0117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206"/>
          <table:table-cell office:value-type="float" office:value="16.160123740376068" table:style-name="ce1">
            <text:p>16.16012374</text:p>
          </table:table-cell>
          <table:table-cell office:value-type="float" office:value="-169.1041519975067" table:style-name="ce1">
            <text:p>-169.104152</text:p>
          </table:table-cell>
          <table:table-cell office:value-type="float" office:value="0" table:style-name="ce1">
            <text:p>0</text:p>
          </table:table-cell>
          <table:table-cell office:value-type="float" office:value="1.7149999999999999E-2" table:style-name="ce1">
            <text:p>0.01715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66"/>
          <table:table-cell office:value-type="float" office:value="14.233435196712936" table:style-name="ce1">
            <text:p>14.2334352</text:p>
          </table:table-cell>
          <table:table-cell office:value-type="float" office:value="-74.253945062369894" table:style-name="ce1">
            <text:p>-74.25394506</text:p>
          </table:table-cell>
          <table:table-cell office:value-type="float" office:value="0" table:style-name="ce1">
            <text:p>0</text:p>
          </table:table-cell>
          <table:table-cell office:value-type="float" office:value="2.1770000000000001E-2" table:style-name="ce1">
            <text:p>0.0217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87"/>
          <table:table-cell office:value-type="float" office:value="15.003041156991282" table:style-name="ce1">
            <text:p>15.00304116</text:p>
          </table:table-cell>
          <table:table-cell office:value-type="float" office:value="-80.827194701628699" table:style-name="ce1">
            <text:p>-80.8271947</text:p>
          </table:table-cell>
          <table:table-cell office:value-type="float" office:value="0" table:style-name="ce1">
            <text:p>0</text:p>
          </table:table-cell>
          <table:table-cell office:value-type="float" office:value="2.035E-2" table:style-name="ce1">
            <text:p>0.02035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59"/>
          <table:table-cell office:value-type="float" office:value="10.850422749163267" table:style-name="ce1">
            <text:p>10.85042275</text:p>
          </table:table-cell>
          <table:table-cell office:value-type="float" office:value="-54.530329713743598" table:style-name="ce1">
            <text:p>-54.53032971</text:p>
          </table:table-cell>
          <table:table-cell office:value-type="float" office:value="0" table:style-name="ce1">
            <text:p>0</text:p>
          </table:table-cell>
          <table:table-cell office:value-type="float" office:value="2.8420000000000001E-2" table:style-name="ce1">
            <text:p>0.02842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217"/>
          <table:table-cell office:value-type="float" office:value="10.318775105110797" table:style-name="ce1">
            <text:p>10.31877511</text:p>
          </table:table-cell>
          <table:table-cell office:value-type="float" office:value="-136.5830595731029" table:style-name="ce1">
            <text:p>-136.5830596</text:p>
          </table:table-cell>
          <table:table-cell office:value-type="float" office:value="0" table:style-name="ce1">
            <text:p>0</text:p>
          </table:table-cell>
          <table:table-cell office:value-type="float" office:value="2.8819999999999998E-2" table:style-name="ce1">
            <text:p>0.0288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216"/>
          <table:table-cell office:value-type="float" office:value="13.177173370815073" table:style-name="ce1">
            <text:p>13.17717337</text:p>
          </table:table-cell>
          <table:table-cell office:value-type="float" office:value="-176.63687161354488" table:style-name="ce1">
            <text:p>-176.6368716</text:p>
          </table:table-cell>
          <table:table-cell office:value-type="float" office:value="0" table:style-name="ce1">
            <text:p>0</text:p>
          </table:table-cell>
          <table:table-cell office:value-type="float" office:value="2.1520000000000001E-2" table:style-name="ce1">
            <text:p>0.0215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215"/>
          <table:table-cell office:value-type="float" office:value="185.47442405310429" table:style-name="ce1">
            <text:p>185.4744241</text:p>
          </table:table-cell>
          <table:table-cell office:value-type="float" office:value="-673.56501366653652" table:style-name="ce1">
            <text:p>-673.5650137</text:p>
          </table:table-cell>
          <table:table-cell office:value-type="float" office:value="0" table:style-name="ce1">
            <text:p>0</text:p>
          </table:table-cell>
          <table:table-cell office:value-type="float" office:value="0.17477000000000001" table:style-name="ce1">
            <text:p>0.17477</text:p>
          </table:table-cell>
          <table:table-cell office:value-type="float" office:value="3.64" table:style-name="ce1">
            <text:p>3.6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213"/>
          <table:table-cell office:value-type="float" office:value="79.981180898612095" table:style-name="ce1">
            <text:p>79.9811809</text:p>
          </table:table-cell>
          <table:table-cell office:value-type="float" office:value="-181.13385085862151" table:style-name="ce1">
            <text:p>-181.1338509</text:p>
          </table:table-cell>
          <table:table-cell office:value-type="float" office:value="0" table:style-name="ce1">
            <text:p>0</text:p>
          </table:table-cell>
          <table:table-cell office:value-type="float" office:value="0.43235000000000001" table:style-name="ce1">
            <text:p>0.43235</text:p>
          </table:table-cell>
          <table:table-cell office:value-type="float" office:value="4.93" table:style-name="ce1">
            <text:p>4.9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203"/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65"/>
          <table:table-cell office:value-type="float" office:value="16.385213148330354" table:style-name="ce1">
            <text:p>16.38521315</text:p>
          </table:table-cell>
          <table:table-cell office:value-type="float" office:value="-88.110680508423528" table:style-name="ce1">
            <text:p>-88.11068051</text:p>
          </table:table-cell>
          <table:table-cell office:value-type="float" office:value="0" table:style-name="ce1">
            <text:p>0</text:p>
          </table:table-cell>
          <table:table-cell office:value-type="float" office:value="1.7080000000000001E-2" table:style-name="ce1">
            <text:p>0.01708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202"/>
          <table:table-cell office:value-type="float" office:value="961.53846153846155" table:style-name="ce1">
            <text:p>961.5384615</text:p>
          </table:table-cell>
          <table:table-cell office:value-type="float" office:value="-4807.6923076923076" table:style-name="ce1">
            <text:p>-4807.692308</text:p>
          </table:table-cell>
          <table:table-cell office:value-type="float" office:value="0" table:style-name="ce1">
            <text:p>0</text:p>
          </table:table-cell>
          <table:table-cell office:value-type="float" office:value="3.1E-4" table:style-name="ce1">
            <text:p>0.00031</text:p>
          </table:table-cell>
          <table:table-cell office:value-type="float" office:value="1.91" table:style-name="ce1">
            <text:p>1.9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300"/>
          <table:table-cell office:value-type="float" office:value="36.541882903566339" table:style-name="ce1">
            <text:p>36.5418829</text:p>
          </table:table-cell>
          <table:table-cell office:value-type="float" office:value="-188.61517337093332" table:style-name="ce1">
            <text:p>-188.6151734</text:p>
          </table:table-cell>
          <table:table-cell office:value-type="float" office:value="0" table:style-name="ce1">
            <text:p>0</text:p>
          </table:table-cell>
          <table:table-cell office:value-type="float" office:value="8.6400000000000001E-3" table:style-name="ce1">
            <text:p>0.0086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250"/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250"/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252"/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300"/>
          <table:table-cell office:value-type="float" office:value="34.003311922581268" table:style-name="ce1">
            <text:p>34.00331192</text:p>
          </table:table-cell>
          <table:table-cell office:value-type="float" office:value="-181.23765254735812" table:style-name="ce1">
            <text:p>-181.2376525</text:p>
          </table:table-cell>
          <table:table-cell office:value-type="float" office:value="0" table:style-name="ce1">
            <text:p>0</text:p>
          </table:table-cell>
          <table:table-cell office:value-type="float" office:value="8.3199999999999993E-3" table:style-name="ce1">
            <text:p>0.0083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91"/>
          <table:table-cell office:value-type="float" office:value="2.6314891336529986" table:style-name="ce1">
            <text:p>2.631489134</text:p>
          </table:table-cell>
          <table:table-cell office:value-type="float" office:value="-14.686915240870416" table:style-name="ce1">
            <text:p>-14.68691524</text:p>
          </table:table-cell>
          <table:table-cell office:value-type="float" office:value="0" table:style-name="ce1">
            <text:p>0</text:p>
          </table:table-cell>
          <table:table-cell office:value-type="float" office:value="9.5890000000000003E-2" table:style-name="ce1">
            <text:p>0.09589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50"/>
          <table:table-cell office:value-type="float" office:value="5.6702512449300606" table:style-name="ce1">
            <text:p>5.670251245</text:p>
          </table:table-cell>
          <table:table-cell office:value-type="float" office:value="-33.401682434709471" table:style-name="ce1">
            <text:p>-33.40168243</text:p>
          </table:table-cell>
          <table:table-cell office:value-type="float" office:value="0" table:style-name="ce1">
            <text:p>0</text:p>
          </table:table-cell>
          <table:table-cell office:value-type="float" office:value="5.1380000000000002E-2" table:style-name="ce1">
            <text:p>0.05138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50"/>
          <table:table-cell office:value-type="float" office:value="5.6740410439913909" table:style-name="ce1">
            <text:p>5.674041044</text:p>
          </table:table-cell>
          <table:table-cell office:value-type="float" office:value="-33.412521046499911" table:style-name="ce1">
            <text:p>-33.41252105</text:p>
          </table:table-cell>
          <table:table-cell office:value-type="float" office:value="0" table:style-name="ce1">
            <text:p>0</text:p>
          </table:table-cell>
          <table:table-cell office:value-type="float" office:value="5.1360000000000003E-2" table:style-name="ce1">
            <text:p>0.05136</text:p>
          </table:table-cell>
          <table:table-cell office:value-type="float" office:value="3.76" table:style-name="ce1">
            <text:p>3.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48"/>
          <table:table-cell office:value-type="float" office:value="11.427846910227171" table:style-name="ce1">
            <text:p>11.42784691</text:p>
          </table:table-cell>
          <table:table-cell office:value-type="float" office:value="-63.562185004329237" table:style-name="ce1">
            <text:p>-63.562185</text:p>
          </table:table-cell>
          <table:table-cell office:value-type="float" office:value="0" table:style-name="ce1">
            <text:p>0</text:p>
          </table:table-cell>
          <table:table-cell office:value-type="float" office:value="2.2370000000000001E-2" table:style-name="ce1">
            <text:p>0.02237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248"/>
          <table:table-cell office:value-type="float" office:value="11.23309693633561" table:style-name="ce1">
            <text:p>11.23309694</text:p>
          </table:table-cell>
          <table:table-cell office:value-type="float" office:value="-62.799523814369003" table:style-name="ce1">
            <text:p>-62.79952381</text:p>
          </table:table-cell>
          <table:table-cell office:value-type="float" office:value="0" table:style-name="ce1">
            <text:p>0</text:p>
          </table:table-cell>
          <table:table-cell office:value-type="float" office:value="2.23E-2" table:style-name="ce1">
            <text:p>0.0223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73"/>
          <table:table-cell office:value-type="float" office:value="1.2819424470443133" table:style-name="ce1">
            <text:p>1.281942447</text:p>
          </table:table-cell>
          <table:table-cell office:value-type="float" office:value="-14.061493124422302" table:style-name="ce1">
            <text:p>-14.06149312</text:p>
          </table:table-cell>
          <table:table-cell office:value-type="float" office:value="0" table:style-name="ce1">
            <text:p>0</text:p>
          </table:table-cell>
          <table:table-cell office:value-type="float" office:value="0.19964000000000001" table:style-name="ce1">
            <text:p>0.19964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214"/>
          <table:table-cell office:value-type="float" office:value="675.67567567567573" table:style-name="ce1">
            <text:p>675.6756757</text:p>
          </table:table-cell>
          <table:table-cell office:value-type="float" office:value="-4054.0540540540542" table:style-name="ce1">
            <text:p>-4054.054054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3.81" table:style-name="ce1">
            <text:p>3.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76"/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76"/>
          <table:table-cell office:value-type="float" office:value="3.0373462805930895" table:style-name="ce1">
            <text:p>3.037346281</text:p>
          </table:table-cell>
          <table:table-cell office:value-type="float" office:value="-16.660948577870876" table:style-name="ce1">
            <text:p>-16.66094858</text:p>
          </table:table-cell>
          <table:table-cell office:value-type="float" office:value="0" table:style-name="ce1">
            <text:p>0</text:p>
          </table:table-cell>
          <table:table-cell office:value-type="float" office:value="8.7059999999999998E-2" table:style-name="ce1">
            <text:p>0.087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252"/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252"/>
          <table:table-cell office:value-type="float" office:value="8.2440542594910617" table:style-name="ce1">
            <text:p>8.244054259</text:p>
          </table:table-cell>
          <table:table-cell office:value-type="float" office:value="-42.695125041125728" table:style-name="ce1">
            <text:p>-42.69512504</text:p>
          </table:table-cell>
          <table:table-cell office:value-type="float" office:value="0" table:style-name="ce1">
            <text:p>0</text:p>
          </table:table-cell>
          <table:table-cell office:value-type="float" office:value="3.8159999999999999E-2" table:style-name="ce1">
            <text:p>0.03816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77"/>
          <table:table-cell office:value-type="float" office:value="2.6732103766909292" table:style-name="ce1">
            <text:p>2.673210377</text:p>
          </table:table-cell>
          <table:table-cell office:value-type="float" office:value="-28.643904376864729" table:style-name="ce1">
            <text:p>-28.64390438</text:p>
          </table:table-cell>
          <table:table-cell office:value-type="float" office:value="0" table:style-name="ce1">
            <text:p>0</text:p>
          </table:table-cell>
          <table:table-cell office:value-type="float" office:value="9.2619999999999994E-2" table:style-name="ce1">
            <text:p>0.09262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75"/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75"/>
          <table:table-cell office:value-type="float" office:value="4.5526724187097827" table:style-name="ce1">
            <text:p>4.552672419</text:p>
          </table:table-cell>
          <table:table-cell office:value-type="float" office:value="-24.589433997756682" table:style-name="ce1">
            <text:p>-24.589434</text:p>
          </table:table-cell>
          <table:table-cell office:value-type="float" office:value="0" table:style-name="ce1">
            <text:p>0</text:p>
          </table:table-cell>
          <table:table-cell office:value-type="float" office:value="6.0499999999999998E-2" table:style-name="ce1">
            <text:p>0.060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77"/>
          <table:table-cell office:value-type="float" office:value="4.1586739962945796" table:style-name="ce1">
            <text:p>4.158673996</text:p>
          </table:table-cell>
          <table:table-cell office:value-type="float" office:value="-45.640396939131925" table:style-name="ce1">
            <text:p>-45.64039694</text:p>
          </table:table-cell>
          <table:table-cell office:value-type="float" office:value="0" table:style-name="ce1">
            <text:p>0</text:p>
          </table:table-cell>
          <table:table-cell office:value-type="float" office:value="6.1510000000000002E-2" table:style-name="ce1">
            <text:p>0.06151</text:p>
          </table:table-cell>
          <table:table-cell office:value-type="float" office:value="7.62" table:style-name="ce1">
            <text:p>7.6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258"/>
          <table:table-cell office:value-type="float" office:value="493.65303244005645" table:style-name="ce1">
            <text:p>493.6530324</text:p>
          </table:table-cell>
          <table:table-cell office:value-type="float" office:value="-2609.308885754584" table:style-name="ce1">
            <text:p>-2609.30888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89"/>
          <table:table-cell office:value-type="float" office:value="7.6297283632853796" table:style-name="ce1">
            <text:p>7.629728363</text:p>
          </table:table-cell>
          <table:table-cell office:value-type="float" office:value="-42.193317093349272" table:style-name="ce1">
            <text:p>-42.19331709</text:p>
          </table:table-cell>
          <table:table-cell office:value-type="float" office:value="0" table:style-name="ce1">
            <text:p>0</text:p>
          </table:table-cell>
          <table:table-cell office:value-type="float" office:value="3.3910000000000003E-2" table:style-name="ce1">
            <text:p>0.0339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89"/>
          <table:table-cell office:value-type="float" office:value="7.5301408786428414" table:style-name="ce1">
            <text:p>7.530140879</text:p>
          </table:table-cell>
          <table:table-cell office:value-type="float" office:value="-41.822077397930023" table:style-name="ce1">
            <text:p>-41.8220774</text:p>
          </table:table-cell>
          <table:table-cell office:value-type="float" office:value="0" table:style-name="ce1">
            <text:p>0</text:p>
          </table:table-cell>
          <table:table-cell office:value-type="float" office:value="3.3849999999999998E-2" table:style-name="ce1">
            <text:p>0.03385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219"/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249"/>
          <table:table-cell office:value-type="float" office:value="9.6381951622173272" table:style-name="ce1">
            <text:p>9.638195162</text:p>
          </table:table-cell>
          <table:table-cell office:value-type="float" office:value="-53.512678661390687" table:style-name="ce1">
            <text:p>-53.51267866</text:p>
          </table:table-cell>
          <table:table-cell office:value-type="float" office:value="0" table:style-name="ce1">
            <text:p>0</text:p>
          </table:table-cell>
          <table:table-cell office:value-type="float" office:value="2.6290000000000001E-2" table:style-name="ce1">
            <text:p>0.02629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85"/>
          <table:table-cell office:value-type="float" office:value="7.1209210069759132" table:style-name="ce1">
            <text:p>7.120921007</text:p>
          </table:table-cell>
          <table:table-cell office:value-type="float" office:value="-80.142729151238001" table:style-name="ce1">
            <text:p>-80.14272915</text:p>
          </table:table-cell>
          <table:table-cell office:value-type="float" office:value="0" table:style-name="ce1">
            <text:p>0</text:p>
          </table:table-cell>
          <table:table-cell office:value-type="float" office:value="0.32679000000000002" table:style-name="ce1">
            <text:p>0.32679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103"/>
          <table:table-cell office:value-type="float" office:value="6.8969369619961665" table:style-name="ce1">
            <text:p>6.896936962</text:p>
          </table:table-cell>
          <table:table-cell office:value-type="float" office:value="-75.182312833660703" table:style-name="ce1">
            <text:p>-75.18231283</text:p>
          </table:table-cell>
          <table:table-cell office:value-type="float" office:value="0" table:style-name="ce1">
            <text:p>0</text:p>
          </table:table-cell>
          <table:table-cell office:value-type="float" office:value="0.34994999999999998" table:style-name="ce1">
            <text:p>0.349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306"/>
          <table:table-cell office:value-type="float" office:value="4.4251050962460354" table:style-name="ce1">
            <text:p>4.425105096</text:p>
          </table:table-cell>
          <table:table-cell office:value-type="float" office:value="-48.184477714679055" table:style-name="ce1">
            <text:p>-48.18447771</text:p>
          </table:table-cell>
          <table:table-cell office:value-type="float" office:value="0" table:style-name="ce1">
            <text:p>0</text:p>
          </table:table-cell>
          <table:table-cell office:value-type="float" office:value="0.54593999999999998" table:style-name="ce1">
            <text:p>0.54594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8"/>
          <table:table-cell office:value-type="float" table:style-name="ce1" office:value="305"/>
          <table:table-cell office:value-type="float" office:value="9.927763700313907" table:style-name="ce1">
            <text:p>9.9277637</text:p>
          </table:table-cell>
          <table:table-cell office:value-type="float" office:value="-108.25989939866118" table:style-name="ce1">
            <text:p>-108.2598994</text:p>
          </table:table-cell>
          <table:table-cell office:value-type="float" office:value="0" table:style-name="ce1">
            <text:p>0</text:p>
          </table:table-cell>
          <table:table-cell office:value-type="float" office:value="0.24295" table:style-name="ce1">
            <text:p>0.24295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91"/>
          <table:table-cell office:value-type="float" office:value="26.106562240417706" table:style-name="ce1">
            <text:p>26.10656224</text:p>
          </table:table-cell>
          <table:table-cell office:value-type="float" office:value="-280.05221312448083" table:style-name="ce1">
            <text:p>-280.0522131</text:p>
          </table:table-cell>
          <table:table-cell office:value-type="float" office:value="0" table:style-name="ce1">
            <text:p>0</text:p>
          </table:table-cell>
          <table:table-cell office:value-type="float" office:value="0.11277" table:style-name="ce1">
            <text:p>0.11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92"/>
          <table:table-cell office:value-type="float" office:value="13.626388823920616" table:style-name="ce1">
            <text:p>13.62638882</text:p>
          </table:table-cell>
          <table:table-cell office:value-type="float" office:value="-141.95849849397896" table:style-name="ce1">
            <text:p>-141.9584985</text:p>
          </table:table-cell>
          <table:table-cell office:value-type="float" office:value="0" table:style-name="ce1">
            <text:p>0</text:p>
          </table:table-cell>
          <table:table-cell office:value-type="float" office:value="0.22053" table:style-name="ce1">
            <text:p>0.2205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87"/>
          <table:table-cell office:value-type="float" office:value="28.781245094105948" table:style-name="ce1">
            <text:p>28.78124509</text:p>
          </table:table-cell>
          <table:table-cell office:value-type="float" office:value="-293.91756353677891" table:style-name="ce1">
            <text:p>-293.9175635</text:p>
          </table:table-cell>
          <table:table-cell office:value-type="float" office:value="0" table:style-name="ce1">
            <text:p>0</text:p>
          </table:table-cell>
          <table:table-cell office:value-type="float" office:value="0.1105" table:style-name="ce1">
            <text:p>0.110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83"/>
          <table:table-cell office:value-type="float" office:value="6.3186665164554734" table:style-name="ce1">
            <text:p>6.318666516</text:p>
          </table:table-cell>
          <table:table-cell office:value-type="float" office:value="-69.701259324931314" table:style-name="ce1">
            <text:p>-69.70125932</text:p>
          </table:table-cell>
          <table:table-cell office:value-type="float" office:value="0" table:style-name="ce1">
            <text:p>0</text:p>
          </table:table-cell>
          <table:table-cell office:value-type="float" office:value="0.39180999999999999" table:style-name="ce1">
            <text:p>0.39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98"/>
          <table:table-cell office:value-type="float" office:value="12.297470764026697" table:style-name="ce1">
            <text:p>12.29747076</text:p>
          </table:table-cell>
          <table:table-cell office:value-type="float" office:value="-129.20767227408874" table:style-name="ce1">
            <text:p>-129.2076723</text:p>
          </table:table-cell>
          <table:table-cell office:value-type="float" office:value="0" table:style-name="ce1">
            <text:p>0</text:p>
          </table:table-cell>
          <table:table-cell office:value-type="float" office:value="0.23726" table:style-name="ce1">
            <text:p>0.2372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9"/>
          <table:table-cell office:value-type="float" office:value="4.1772800522809801" table:style-name="ce1">
            <text:p>4.177280052</text:p>
          </table:table-cell>
          <table:table-cell office:value-type="float" office:value="-47.992306378428154" table:style-name="ce1">
            <text:p>-47.99230638</text:p>
          </table:table-cell>
          <table:table-cell office:value-type="float" office:value="0" table:style-name="ce1">
            <text:p>0</text:p>
          </table:table-cell>
          <table:table-cell office:value-type="float" office:value="0.54757999999999996" table:style-name="ce1">
            <text:p>0.5475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8"/>
          <table:table-cell office:value-type="float" office:value="5.1911100136512154" table:style-name="ce1">
            <text:p>5.191110014</text:p>
          </table:table-cell>
          <table:table-cell office:value-type="float" office:value="-58.996263803792878" table:style-name="ce1">
            <text:p>-58.9962638</text:p>
          </table:table-cell>
          <table:table-cell office:value-type="float" office:value="0" table:style-name="ce1">
            <text:p>0</text:p>
          </table:table-cell>
          <table:table-cell office:value-type="float" office:value="0.44535999999999998" table:style-name="ce1">
            <text:p>0.44536</text:p>
          </table:table-cell>
          <table:table-cell office:value-type="float" office:value="13.63" table:style-name="ce1">
            <text:p>13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83"/>
          <table:table-cell office:value-type="float" office:value="8.0502271032204877" table:style-name="ce1">
            <text:p>8.050227103</text:p>
          </table:table-cell>
          <table:table-cell office:value-type="float" office:value="-88.473574340295741" table:style-name="ce1">
            <text:p>-88.47357434</text:p>
          </table:table-cell>
          <table:table-cell office:value-type="float" office:value="0" table:style-name="ce1">
            <text:p>0</text:p>
          </table:table-cell>
          <table:table-cell office:value-type="float" office:value="0.31128" table:style-name="ce1">
            <text:p>0.3112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3"/>
          <table:table-cell office:value-type="float" office:value="8.4032958246015603" table:style-name="ce1">
            <text:p>8.403295825</text:p>
          </table:table-cell>
          <table:table-cell office:value-type="float" office:value="-92.696149817769779" table:style-name="ce1">
            <text:p>-92.69614982</text:p>
          </table:table-cell>
          <table:table-cell office:value-type="float" office:value="0" table:style-name="ce1">
            <text:p>0</text:p>
          </table:table-cell>
          <table:table-cell office:value-type="float" office:value="0.29713000000000001" table:style-name="ce1">
            <text:p>0.2971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97"/>
          <table:table-cell office:value-type="float" office:value="7.7627032623697332" table:style-name="ce1">
            <text:p>7.762703262</text:p>
          </table:table-cell>
          <table:table-cell office:value-type="float" office:value="-72.755267128003226" table:style-name="ce1">
            <text:p>-72.75526713</text:p>
          </table:table-cell>
          <table:table-cell office:value-type="float" office:value="0" table:style-name="ce1">
            <text:p>0</text:p>
          </table:table-cell>
          <table:table-cell office:value-type="float" office:value="0.36482999999999999" table:style-name="ce1">
            <text:p>0.3648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2"/>
          <table:table-cell office:value-type="float" table:style-name="ce1" office:value="84"/>
          <table:table-cell office:value-type="float" office:value="17.349005268092174" table:style-name="ce1">
            <text:p>17.34900527</text:p>
          </table:table-cell>
          <table:table-cell office:value-type="float" office:value="-181.83092059827379" table:style-name="ce1">
            <text:p>-181.8309206</text:p>
          </table:table-cell>
          <table:table-cell office:value-type="float" office:value="0" table:style-name="ce1">
            <text:p>0</text:p>
          </table:table-cell>
          <table:table-cell office:value-type="float" office:value="0.17093" table:style-name="ce1">
            <text:p>0.1709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2"/>
          <table:table-cell office:value-type="float" table:style-name="ce1" office:value="98"/>
          <table:table-cell office:value-type="float" office:value="5.3601386674834499" table:style-name="ce1">
            <text:p>5.360138667</text:p>
          </table:table-cell>
          <table:table-cell office:value-type="float" office:value="-58.752688770857553" table:style-name="ce1">
            <text:p>-58.75268877</text:p>
          </table:table-cell>
          <table:table-cell office:value-type="float" office:value="0" table:style-name="ce1">
            <text:p>0</text:p>
          </table:table-cell>
          <table:table-cell office:value-type="float" office:value="0.47566000000000003" table:style-name="ce1">
            <text:p>0.475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93"/>
          <table:table-cell office:value-type="float" office:value="4.8481759514933778" table:style-name="ce1">
            <text:p>4.848175951</text:p>
          </table:table-cell>
          <table:table-cell office:value-type="float" office:value="-55.536477085376063" table:style-name="ce1">
            <text:p>-55.53647709</text:p>
          </table:table-cell>
          <table:table-cell office:value-type="float" office:value="0" table:style-name="ce1">
            <text:p>0</text:p>
          </table:table-cell>
          <table:table-cell office:value-type="float" office:value="0.47431000000000001" table:style-name="ce1">
            <text:p>0.4743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97"/>
          <table:table-cell office:value-type="float" office:value="5.4261943053666108" table:style-name="ce1">
            <text:p>5.426194305</text:p>
          </table:table-cell>
          <table:table-cell office:value-type="float" office:value="-58.917967844722625" table:style-name="ce1">
            <text:p>-58.91796784</text:p>
          </table:table-cell>
          <table:table-cell office:value-type="float" office:value="0" table:style-name="ce1">
            <text:p>0</text:p>
          </table:table-cell>
          <table:table-cell office:value-type="float" office:value="0.44571" table:style-name="ce1">
            <text:p>0.44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87"/>
          <table:table-cell office:value-type="float" office:value="4.8498335099089926" table:style-name="ce1">
            <text:p>4.84983351</text:p>
          </table:table-cell>
          <table:table-cell office:value-type="float" office:value="-55.726151491276873" table:style-name="ce1">
            <text:p>-55.72615149</text:p>
          </table:table-cell>
          <table:table-cell office:value-type="float" office:value="0" table:style-name="ce1">
            <text:p>0</text:p>
          </table:table-cell>
          <table:table-cell office:value-type="float" office:value="0.47277000000000002" table:style-name="ce1">
            <text:p>0.472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95"/>
          <table:table-cell office:value-type="float" office:value="27.073200332346875" table:style-name="ce1">
            <text:p>27.07320033</text:p>
          </table:table-cell>
          <table:table-cell office:value-type="float" office:value="-304.34011408086485" table:style-name="ce1">
            <text:p>-304.3401141</text:p>
          </table:table-cell>
          <table:table-cell office:value-type="float" office:value="0" table:style-name="ce1">
            <text:p>0</text:p>
          </table:table-cell>
          <table:table-cell office:value-type="float" office:value="8.8190000000000004E-2" table:style-name="ce1">
            <text:p>0.08819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85"/>
          <table:table-cell office:value-type="float" office:value="4.4124751891755256" table:style-name="ce1">
            <text:p>4.412475189</text:p>
          </table:table-cell>
          <table:table-cell office:value-type="float" office:value="-49.733830522063123" table:style-name="ce1">
            <text:p>-49.73383052</text:p>
          </table:table-cell>
          <table:table-cell office:value-type="float" office:value="0" table:style-name="ce1">
            <text:p>0</text:p>
          </table:table-cell>
          <table:table-cell office:value-type="float" office:value="0.52617999999999998" table:style-name="ce1">
            <text:p>0.52618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4"/>
          <table:table-cell office:value-type="float" table:style-name="ce1" office:value="222"/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5"/>
          <table:table-cell office:value-type="float" table:style-name="ce1" office:value="222"/>
          <table:table-cell office:value-type="float" office:value="8.61753023564488" table:style-name="ce1">
            <text:p>8.617530236</text:p>
          </table:table-cell>
          <table:table-cell office:value-type="float" office:value="-99.151123745753154" table:style-name="ce1">
            <text:p>-99.15112375</text:p>
          </table:table-cell>
          <table:table-cell office:value-type="float" office:value="0" table:style-name="ce1">
            <text:p>0</text:p>
          </table:table-cell>
          <table:table-cell office:value-type="float" office:value="0.27166000000000001" table:style-name="ce1">
            <text:p>0.27166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5"/>
          <table:table-cell office:value-type="float" table:style-name="ce1" office:value="100"/>
          <table:table-cell office:value-type="float" office:value="4.7525825735942453" table:style-name="ce1">
            <text:p>4.752582574</text:p>
          </table:table-cell>
          <table:table-cell office:value-type="float" office:value="-50.053795189981955" table:style-name="ce1">
            <text:p>-50.05379519</text:p>
          </table:table-cell>
          <table:table-cell office:value-type="float" office:value="0" table:style-name="ce1">
            <text:p>0</text:p>
          </table:table-cell>
          <table:table-cell office:value-type="float" office:value="0.56096000000000001" table:style-name="ce1">
            <text:p>0.5609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91"/>
          <table:table-cell office:value-type="float" office:value="14.306151645207441" table:style-name="ce1">
            <text:p>14.30615165</text:p>
          </table:table-cell>
          <table:table-cell office:value-type="float" office:value="-162.136385312351" table:style-name="ce1">
            <text:p>-162.1363853</text:p>
          </table:table-cell>
          <table:table-cell office:value-type="float" office:value="0" table:style-name="ce1">
            <text:p>0</text:p>
          </table:table-cell>
          <table:table-cell office:value-type="float" office:value="0.16169" table:style-name="ce1">
            <text:p>0.1616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02"/>
          <table:table-cell office:value-type="float" office:value="19.808517662594912" table:style-name="ce1">
            <text:p>19.80851766</text:p>
          </table:table-cell>
          <table:table-cell office:value-type="float" office:value="-224.49653350940903" table:style-name="ce1">
            <text:p>-224.4965335</text:p>
          </table:table-cell>
          <table:table-cell office:value-type="float" office:value="0" table:style-name="ce1">
            <text:p>0</text:p>
          </table:table-cell>
          <table:table-cell office:value-type="float" office:value="0.11663" table:style-name="ce1">
            <text:p>0.1166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91"/>
          <table:table-cell office:value-type="float" office:value="11.526026728855983" table:style-name="ce1">
            <text:p>11.52602673</text:p>
          </table:table-cell>
          <table:table-cell office:value-type="float" office:value="-138.12022030079089" table:style-name="ce1">
            <text:p>-138.1202203</text:p>
          </table:table-cell>
          <table:table-cell office:value-type="float" office:value="0" table:style-name="ce1">
            <text:p>0</text:p>
          </table:table-cell>
          <table:table-cell office:value-type="float" office:value="0.18512000000000001" table:style-name="ce1">
            <text:p>0.185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94"/>
          <table:table-cell office:value-type="float" office:value="7.0304790440593727" table:style-name="ce1">
            <text:p>7.030479044</text:p>
          </table:table-cell>
          <table:table-cell office:value-type="float" office:value="-79.636153535436165" table:style-name="ce1">
            <text:p>-79.63615354</text:p>
          </table:table-cell>
          <table:table-cell office:value-type="float" office:value="0" table:style-name="ce1">
            <text:p>0</text:p>
          </table:table-cell>
          <table:table-cell office:value-type="float" office:value="0.32750000000000001" table:style-name="ce1">
            <text:p>0.327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95"/>
          <table:table-cell office:value-type="float" office:value="8.0790560364975459" table:style-name="ce1">
            <text:p>8.079056036</text:p>
          </table:table-cell>
          <table:table-cell office:value-type="float" office:value="-90.435964000385809" table:style-name="ce1">
            <text:p>-90.435964</text:p>
          </table:table-cell>
          <table:table-cell office:value-type="float" office:value="0" table:style-name="ce1">
            <text:p>0</text:p>
          </table:table-cell>
          <table:table-cell office:value-type="float" office:value="0.30363000000000001" table:style-name="ce1">
            <text:p>0.30363</text:p>
          </table:table-cell>
          <table:table-cell office:value-type="float" office:value="13.21" table:style-name="ce1">
            <text:p>13.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222"/>
          <table:table-cell office:value-type="float" office:value="5.3604714472306778" table:style-name="ce1">
            <text:p>5.360471447</text:p>
          </table:table-cell>
          <table:table-cell office:value-type="float" office:value="-55.568142967513367" table:style-name="ce1">
            <text:p>-55.56814297</text:p>
          </table:table-cell>
          <table:table-cell office:value-type="float" office:value="0" table:style-name="ce1">
            <text:p>0</text:p>
          </table:table-cell>
          <table:table-cell office:value-type="float" office:value="0.57194" table:style-name="ce1">
            <text:p>0.5719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306"/>
          <table:table-cell office:value-type="float" office:value="5.7694643507834309" table:style-name="ce1">
            <text:p>5.769464351</text:p>
          </table:table-cell>
          <table:table-cell office:value-type="float" office:value="-61.33851572938174" table:style-name="ce1">
            <text:p>-61.33851573</text:p>
          </table:table-cell>
          <table:table-cell office:value-type="float" office:value="0" table:style-name="ce1">
            <text:p>0</text:p>
          </table:table-cell>
          <table:table-cell office:value-type="float" office:value="0.48176999999999998" table:style-name="ce1">
            <text:p>0.481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306"/>
          <table:table-cell office:value-type="float" office:value="5.7694643507834309" table:style-name="ce1">
            <text:p>5.769464351</text:p>
          </table:table-cell>
          <table:table-cell office:value-type="float" office:value="-61.33851572938174" table:style-name="ce1">
            <text:p>-61.33851573</text:p>
          </table:table-cell>
          <table:table-cell office:value-type="float" office:value="0" table:style-name="ce1">
            <text:p>0</text:p>
          </table:table-cell>
          <table:table-cell office:value-type="float" office:value="0.48176999999999998" table:style-name="ce1">
            <text:p>0.4817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98"/>
          <table:table-cell office:value-type="float" office:value="19.441300234159659" table:style-name="ce1">
            <text:p>19.44130023</text:p>
          </table:table-cell>
          <table:table-cell office:value-type="float" office:value="-206.94184027027728" table:style-name="ce1">
            <text:p>-206.9418403</text:p>
          </table:table-cell>
          <table:table-cell office:value-type="float" office:value="0" table:style-name="ce1">
            <text:p>0</text:p>
          </table:table-cell>
          <table:table-cell office:value-type="float" office:value="0.14279" table:style-name="ce1">
            <text:p>0.142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91"/>
          <table:table-cell office:value-type="float" office:value="6.5972385844210919" table:style-name="ce1">
            <text:p>6.597238584</text:p>
          </table:table-cell>
          <table:table-cell office:value-type="float" office:value="-68.328542481504172" table:style-name="ce1">
            <text:p>-68.32854248</text:p>
          </table:table-cell>
          <table:table-cell office:value-type="float" office:value="0" table:style-name="ce1">
            <text:p>0</text:p>
          </table:table-cell>
          <table:table-cell office:value-type="float" office:value="0.44012000000000001" table:style-name="ce1">
            <text:p>0.4401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101"/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101"/>
          <table:table-cell office:value-type="float" office:value="9.7897095091966797" table:style-name="ce1">
            <text:p>9.789709509</text:p>
          </table:table-cell>
          <table:table-cell office:value-type="float" office:value="-86.224749138693838" table:style-name="ce1">
            <text:p>-86.22474914</text:p>
          </table:table-cell>
          <table:table-cell office:value-type="float" office:value="0" table:style-name="ce1">
            <text:p>0</text:p>
          </table:table-cell>
          <table:table-cell office:value-type="float" office:value="0.38502999999999998" table:style-name="ce1">
            <text:p>0.3850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259"/>
          <table:table-cell office:value-type="float" office:value="29.349256148163143" table:style-name="ce1">
            <text:p>29.34925615</text:p>
          </table:table-cell>
          <table:table-cell office:value-type="float" office:value="-316.76955773707118" table:style-name="ce1">
            <text:p>-316.7695577</text:p>
          </table:table-cell>
          <table:table-cell office:value-type="float" office:value="0" table:style-name="ce1">
            <text:p>0</text:p>
          </table:table-cell>
          <table:table-cell office:value-type="float" office:value="8.8650000000000007E-2" table:style-name="ce1">
            <text:p>0.0886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302"/>
          <table:table-cell office:value-type="float" office:value="35.490740143253532" table:style-name="ce1">
            <text:p>35.49074014</text:p>
          </table:table-cell>
          <table:table-cell office:value-type="float" office:value="-400.07743434213074" table:style-name="ce1">
            <text:p>-400.0774343</text:p>
          </table:table-cell>
          <table:table-cell office:value-type="float" office:value="0" table:style-name="ce1">
            <text:p>0</text:p>
          </table:table-cell>
          <table:table-cell office:value-type="float" office:value="6.6409999999999997E-2" table:style-name="ce1">
            <text:p>0.06641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301"/>
          <table:table-cell office:value-type="float" office:value="10.302066772655008" table:style-name="ce1">
            <text:p>10.30206677</text:p>
          </table:table-cell>
          <table:table-cell office:value-type="float" office:value="-112.30524642289349" table:style-name="ce1">
            <text:p>-112.3052464</text:p>
          </table:table-cell>
          <table:table-cell office:value-type="float" office:value="0" table:style-name="ce1">
            <text:p>0</text:p>
          </table:table-cell>
          <table:table-cell office:value-type="float" office:value="0.24845" table:style-name="ce1">
            <text:p>0.2484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102"/>
          <table:table-cell office:value-type="float" office:value="16.315197755028787" table:style-name="ce1">
            <text:p>16.31519776</text:p>
          </table:table-cell>
          <table:table-cell office:value-type="float" office:value="-171.45789640739346" table:style-name="ce1">
            <text:p>-171.4578964</text:p>
          </table:table-cell>
          <table:table-cell office:value-type="float" office:value="0" table:style-name="ce1">
            <text:p>0</text:p>
          </table:table-cell>
          <table:table-cell office:value-type="float" office:value="0.21834000000000001" table:style-name="ce1">
            <text:p>0.218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102"/>
          <table:table-cell office:value-type="float" office:value="20.102592541244974" table:style-name="ce1">
            <text:p>20.10259254</text:p>
          </table:table-cell>
          <table:table-cell office:value-type="float" office:value="-185.08248994870374" table:style-name="ce1">
            <text:p>-185.0824899</text:p>
          </table:table-cell>
          <table:table-cell office:value-type="float" office:value="0" table:style-name="ce1">
            <text:p>0</text:p>
          </table:table-cell>
          <table:table-cell office:value-type="float" office:value="0.23072000000000001" table:style-name="ce1">
            <text:p>0.2307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226"/>
          <table:table-cell office:value-type="float" office:value="69.344120196475004" table:style-name="ce1">
            <text:p>69.3441202</text:p>
          </table:table-cell>
          <table:table-cell office:value-type="float" office:value="-757.00664547818553" table:style-name="ce1">
            <text:p>-757.0066455</text:p>
          </table:table-cell>
          <table:table-cell office:value-type="float" office:value="0" table:style-name="ce1">
            <text:p>0</text:p>
          </table:table-cell>
          <table:table-cell office:value-type="float" office:value="3.755E-2" table:style-name="ce1">
            <text:p>0.0375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225"/>
          <table:table-cell office:value-type="float" office:value="257.51072961373387" table:style-name="ce1">
            <text:p>257.5107296</text:p>
          </table:table-cell>
          <table:table-cell office:value-type="float" office:value="-2918.4549356223174" table:style-name="ce1">
            <text:p>-2918.454936</text:p>
          </table:table-cell>
          <table:table-cell office:value-type="float" office:value="0" table:style-name="ce1">
            <text:p>0</text:p>
          </table:table-cell>
          <table:table-cell office:value-type="float" office:value="9.7599999999999996E-3" table:style-name="ce1">
            <text:p>0.0097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89"/>
          <table:table-cell office:value-type="float" table:style-name="ce1" office:value="225"/>
          <table:table-cell office:value-type="float" office:value="145.20813165537268" table:style-name="ce1">
            <text:p>145.2081317</text:p>
          </table:table-cell>
          <table:table-cell office:value-type="float" office:value="-1548.8867376573087" table:style-name="ce1">
            <text:p>-1548.886738</text:p>
          </table:table-cell>
          <table:table-cell office:value-type="float" office:value="0" table:style-name="ce1">
            <text:p>0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308"/>
          <table:table-cell office:value-type="float" office:value="4.2053758491469644" table:style-name="ce1">
            <text:p>4.205375849</text:p>
          </table:table-cell>
          <table:table-cell office:value-type="float" office:value="-47.752847073920172" table:style-name="ce1">
            <text:p>-47.75284707</text:p>
          </table:table-cell>
          <table:table-cell office:value-type="float" office:value="0" table:style-name="ce1">
            <text:p>0</text:p>
          </table:table-cell>
          <table:table-cell office:value-type="float" office:value="0.56001999999999996" table:style-name="ce1">
            <text:p>0.5600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93"/>
          <table:table-cell office:value-type="float" office:value="3.8077666810661528" table:style-name="ce1">
            <text:p>3.807766681</text:p>
          </table:table-cell>
          <table:table-cell office:value-type="float" office:value="-43.142184071192858" table:style-name="ce1">
            <text:p>-43.14218407</text:p>
          </table:table-cell>
          <table:table-cell office:value-type="float" office:value="0" table:style-name="ce1">
            <text:p>0</text:p>
          </table:table-cell>
          <table:table-cell office:value-type="float" office:value="0.61990000000000001" table:style-name="ce1">
            <text:p>0.61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91"/>
          <table:table-cell office:value-type="float" office:value="18.4705504663814" table:style-name="ce1">
            <text:p>18.47055047</text:p>
          </table:table-cell>
          <table:table-cell office:value-type="float" office:value="-208.89313027455154" table:style-name="ce1">
            <text:p>-208.8931303</text:p>
          </table:table-cell>
          <table:table-cell office:value-type="float" office:value="0" table:style-name="ce1">
            <text:p>0</text:p>
          </table:table-cell>
          <table:table-cell office:value-type="float" office:value="0.12570999999999999" table:style-name="ce1">
            <text:p>0.1257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308"/>
          <table:table-cell office:value-type="float" office:value="4.2053758491469644" table:style-name="ce1">
            <text:p>4.205375849</text:p>
          </table:table-cell>
          <table:table-cell office:value-type="float" office:value="-47.752847073920172" table:style-name="ce1">
            <text:p>-47.75284707</text:p>
          </table:table-cell>
          <table:table-cell office:value-type="float" office:value="0" table:style-name="ce1">
            <text:p>0</text:p>
          </table:table-cell>
          <table:table-cell office:value-type="float" office:value="0.56001999999999996" table:style-name="ce1">
            <text:p>0.5600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1"/>
          <table:table-cell office:value-type="float" table:style-name="ce1" office:value="92"/>
          <table:table-cell office:value-type="float" office:value="10.695628194191372" table:style-name="ce1">
            <text:p>10.69562819</text:p>
          </table:table-cell>
          <table:table-cell office:value-type="float" office:value="-113.01284248561244" table:style-name="ce1">
            <text:p>-113.0128425</text:p>
          </table:table-cell>
          <table:table-cell office:value-type="float" office:value="0" table:style-name="ce1">
            <text:p>0</text:p>
          </table:table-cell>
          <table:table-cell office:value-type="float" office:value="0.26932" table:style-name="ce1">
            <text:p>0.26932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1"/>
          <table:table-cell office:value-type="float" table:style-name="ce1" office:value="99"/>
          <table:table-cell office:value-type="float" office:value="4.8841179584260068" table:style-name="ce1">
            <text:p>4.884117958</text:p>
          </table:table-cell>
          <table:table-cell office:value-type="float" office:value="-56.103926418542898" table:style-name="ce1">
            <text:p>-56.10392642</text:p>
          </table:table-cell>
          <table:table-cell office:value-type="float" office:value="0" table:style-name="ce1">
            <text:p>0</text:p>
          </table:table-cell>
          <table:table-cell office:value-type="float" office:value="0.46840999999999999" table:style-name="ce1">
            <text:p>0.468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303"/>
          <table:table-cell office:value-type="float" office:value="10.138936860049247" table:style-name="ce1">
            <text:p>10.13893686</text:p>
          </table:table-cell>
          <table:table-cell office:value-type="float" office:value="-105.06612592336747" table:style-name="ce1">
            <text:p>-105.0661259</text:p>
          </table:table-cell>
          <table:table-cell office:value-type="float" office:value="0" table:style-name="ce1">
            <text:p>0</text:p>
          </table:table-cell>
          <table:table-cell office:value-type="float" office:value="0.29801" table:style-name="ce1">
            <text:p>0.2980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232"/>
          <table:table-cell office:value-type="float" office:value="40.228779318909268" table:style-name="ce1">
            <text:p>40.22877932</text:p>
          </table:table-cell>
          <table:table-cell office:value-type="float" office:value="-416.28041208262636" table:style-name="ce1">
            <text:p>-416.2804121</text:p>
          </table:table-cell>
          <table:table-cell office:value-type="float" office:value="0" table:style-name="ce1">
            <text:p>0</text:p>
          </table:table-cell>
          <table:table-cell office:value-type="float" office:value="7.5509999999999994E-2" table:style-name="ce1">
            <text:p>0.07551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233"/>
          <table:table-cell office:value-type="float" office:value="43.339031613415834" table:style-name="ce1">
            <text:p>43.33903161</text:p>
          </table:table-cell>
          <table:table-cell office:value-type="float" office:value="-488.76796764018968" table:style-name="ce1">
            <text:p>-488.7679676</text:p>
          </table:table-cell>
          <table:table-cell office:value-type="float" office:value="0" table:style-name="ce1">
            <text:p>0</text:p>
          </table:table-cell>
          <table:table-cell office:value-type="float" office:value="5.5989999999999998E-2" table:style-name="ce1">
            <text:p>0.05599</text:p>
          </table:table-cell>
          <table:table-cell office:value-type="float" office:value="5.28" table:style-name="ce1">
            <text:p>5.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99"/>
          <table:table-cell office:value-type="float" office:value="7.7785102175346079" table:style-name="ce1">
            <text:p>7.778510218</text:p>
          </table:table-cell>
          <table:table-cell office:value-type="float" office:value="-80.817402768622287" table:style-name="ce1">
            <text:p>-80.81740277</text:p>
          </table:table-cell>
          <table:table-cell office:value-type="float" office:value="0" table:style-name="ce1">
            <text:p>0</text:p>
          </table:table-cell>
          <table:table-cell office:value-type="float" office:value="0.38323000000000002" table:style-name="ce1">
            <text:p>0.3832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229"/>
          <table:table-cell office:value-type="float" office:value="0" table:style-name="ce1">
            <text:p>0</text:p>
          </table:table-cell>
          <table:table-cell office:value-type="float" office:value="-12499.999999999998" table:style-name="ce1">
            <text:p>-12500</text:p>
          </table:table-cell>
          <table:table-cell office:value-type="float" office:value="0" table:style-name="ce1">
            <text:p>0</text:p>
          </table:table-cell>
          <table:table-cell office:value-type="float" office:value="2.3600000000000001E-3" table:style-name="ce1">
            <text:p>0.0023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02"/>
          <table:table-cell office:value-type="float" office:value="10.849888082661284" table:style-name="ce1">
            <text:p>10.84988808</text:p>
          </table:table-cell>
          <table:table-cell office:value-type="float" office:value="-121.42956936348315" table:style-name="ce1">
            <text:p>-121.4295694</text:p>
          </table:table-cell>
          <table:table-cell office:value-type="float" office:value="0" table:style-name="ce1">
            <text:p>0</text:p>
          </table:table-cell>
          <table:table-cell office:value-type="float" office:value="0.21485000000000001" table:style-name="ce1">
            <text:p>0.2148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"/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1"/>
          <table:table-cell office:value-type="float" office:value="9.8424766295860451" table:style-name="ce1">
            <text:p>9.84247663</text:p>
          </table:table-cell>
          <table:table-cell office:value-type="float" office:value="-104.1115305707324" table:style-name="ce1">
            <text:p>-104.1115306</text:p>
          </table:table-cell>
          <table:table-cell office:value-type="float" office:value="0" table:style-name="ce1">
            <text:p>0</text:p>
          </table:table-cell>
          <table:table-cell office:value-type="float" office:value="0.28795999999999999" table:style-name="ce1">
            <text:p>0.2879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4"/>
          <table:table-cell office:value-type="float" table:style-name="ce1" office:value="228"/>
          <table:table-cell office:value-type="float" office:value="0" table:style-name="ce1">
            <text:p>0</text:p>
          </table:table-cell>
          <table:table-cell office:value-type="float" office:value="-11111.111111111109" table:style-name="ce1">
            <text:p>-11111.11111</text:p>
          </table:table-cell>
          <table:table-cell office:value-type="float" office:value="0" table:style-name="ce1">
            <text:p>0</text:p>
          </table:table-cell>
          <table:table-cell office:value-type="float" office:value="2.47E-3" table:style-name="ce1">
            <text:p>0.00247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97"/>
          <table:table-cell office:value-type="float" office:value="10.4708533326632" table:style-name="ce1">
            <text:p>10.47085333</text:p>
          </table:table-cell>
          <table:table-cell office:value-type="float" office:value="-117.69239145913436" table:style-name="ce1">
            <text:p>-117.6923915</text:p>
          </table:table-cell>
          <table:table-cell office:value-type="float" office:value="0" table:style-name="ce1">
            <text:p>0</text:p>
          </table:table-cell>
          <table:table-cell office:value-type="float" office:value="0.22417999999999999" table:style-name="ce1">
            <text:p>0.2241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3"/>
          <table:table-cell office:value-type="float" office:value="15.817779183802596" table:style-name="ce1">
            <text:p>15.81777918</text:p>
          </table:table-cell>
          <table:table-cell office:value-type="float" office:value="-177.15912685858908" table:style-name="ce1">
            <text:p>-177.1591269</text:p>
          </table:table-cell>
          <table:table-cell office:value-type="float" office:value="0" table:style-name="ce1">
            <text:p>0</text:p>
          </table:table-cell>
          <table:table-cell office:value-type="float" office:value="0.14990000000000001" table:style-name="ce1">
            <text:p>0.149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309"/>
          <table:table-cell office:value-type="float" office:value="4.2166735433206526" table:style-name="ce1">
            <text:p>4.216673543</text:p>
          </table:table-cell>
          <table:table-cell office:value-type="float" office:value="-47.426242218423681" table:style-name="ce1">
            <text:p>-47.42624222</text:p>
          </table:table-cell>
          <table:table-cell office:value-type="float" office:value="0" table:style-name="ce1">
            <text:p>0</text:p>
          </table:table-cell>
          <table:table-cell office:value-type="float" office:value="0.55633999999999995" table:style-name="ce1">
            <text:p>0.55634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6"/>
          <table:table-cell office:value-type="float" table:style-name="ce1" office:value="307"/>
          <table:table-cell office:value-type="float" office:value="4.8289585832368775" table:style-name="ce1">
            <text:p>4.828958583</text:p>
          </table:table-cell>
          <table:table-cell office:value-type="float" office:value="-54.214688388487644" table:style-name="ce1">
            <text:p>-54.21468839</text:p>
          </table:table-cell>
          <table:table-cell office:value-type="float" office:value="0" table:style-name="ce1">
            <text:p>0</text:p>
          </table:table-cell>
          <table:table-cell office:value-type="float" office:value="0.48673" table:style-name="ce1">
            <text:p>0.4867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234"/>
          <table:table-cell office:value-type="float" office:value="0" table:style-name="ce1">
            <text:p>0</text:p>
          </table:table-cell>
          <table:table-cell office:value-type="float" office:value="-33333.333333333336" table:style-name="ce1">
            <text:p>-33333.33333</text:p>
          </table:table-cell>
          <table:table-cell office:value-type="float" office:value="0" table:style-name="ce1">
            <text:p>0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304"/>
          <table:table-cell office:value-type="float" office:value="3.7269794986099778" table:style-name="ce1">
            <text:p>3.726979499</text:p>
          </table:table-cell>
          <table:table-cell office:value-type="float" office:value="-41.862281572064681" table:style-name="ce1">
            <text:p>-41.86228157</text:p>
          </table:table-cell>
          <table:table-cell office:value-type="float" office:value="0" table:style-name="ce1">
            <text:p>0</text:p>
          </table:table-cell>
          <table:table-cell office:value-type="float" office:value="0.63032999999999995" table:style-name="ce1">
            <text:p>0.63033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7"/>
          <table:table-cell office:value-type="float" table:style-name="ce1" office:value="235"/>
          <table:table-cell office:value-type="float" office:value="0" table:style-name="ce1">
            <text:p>0</text:p>
          </table:table-cell>
          <table:table-cell office:value-type="float" office:value="-24999.999999999996" table:style-name="ce1">
            <text:p>-25000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5.05" table:style-name="ce1">
            <text:p>5.0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8"/>
          <table:table-cell office:value-type="float" table:style-name="ce1" office:value="231"/>
          <table:table-cell office:value-type="float" office:value="0" table:style-name="ce1">
            <text:p>0</text:p>
          </table:table-cell>
          <table:table-cell office:value-type="float" office:value="-20000" table:style-name="ce1">
            <text:p>-20000</text:p>
          </table:table-cell>
          <table:table-cell office:value-type="float" office:value="0" table:style-name="ce1">
            <text:p>0</text:p>
          </table:table-cell>
          <table:table-cell office:value-type="float" office:value="1.47E-3" table:style-name="ce1">
            <text:p>0.00147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8"/>
          <table:table-cell office:value-type="float" table:style-name="ce1" office:value="230"/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.89E-3" table:style-name="ce1">
            <text:p>0.00189</text:p>
          </table:table-cell>
          <table:table-cell office:value-type="float" office:value="4.38" table:style-name="ce1">
            <text:p>4.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01"/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01"/>
          <table:table-cell office:value-type="float" office:value="8.635722208646726" table:style-name="ce1">
            <text:p>8.635722209</text:p>
          </table:table-cell>
          <table:table-cell office:value-type="float" office:value="-79.512612632206512" table:style-name="ce1">
            <text:p>-79.51261263</text:p>
          </table:table-cell>
          <table:table-cell office:value-type="float" office:value="0" table:style-name="ce1">
            <text:p>0</text:p>
          </table:table-cell>
          <table:table-cell office:value-type="float" office:value="0.34410000000000002" table:style-name="ce1">
            <text:p>0.344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0"/>
          <table:table-cell office:value-type="float" table:style-name="ce1" office:value="105"/>
          <table:table-cell office:value-type="float" office:value="6.0426217139161569" table:style-name="ce1">
            <text:p>6.042621714</text:p>
          </table:table-cell>
          <table:table-cell office:value-type="float" office:value="-63.610842096495766" table:style-name="ce1">
            <text:p>-63.6108421</text:p>
          </table:table-cell>
          <table:table-cell office:value-type="float" office:value="0" table:style-name="ce1">
            <text:p>0</text:p>
          </table:table-cell>
          <table:table-cell office:value-type="float" office:value="0.48415999999999998" table:style-name="ce1">
            <text:p>0.48416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2"/>
          <table:table-cell office:value-type="float" table:style-name="ce1" office:value="303"/>
          <table:table-cell office:value-type="float" office:value="12.729453002490546" table:style-name="ce1">
            <text:p>12.729453</text:p>
          </table:table-cell>
          <table:table-cell office:value-type="float" office:value="-135.22737754819667" table:style-name="ce1">
            <text:p>-135.2273775</text:p>
          </table:table-cell>
          <table:table-cell office:value-type="float" office:value="0" table:style-name="ce1">
            <text:p>0</text:p>
          </table:table-cell>
          <table:table-cell office:value-type="float" office:value="0.2205" table:style-name="ce1">
            <text:p>0.2205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223"/>
          <table:table-cell office:value-type="float" office:value="317.96502384737681" table:style-name="ce1">
            <text:p>317.9650238</text:p>
          </table:table-cell>
          <table:table-cell office:value-type="float" office:value="-3974.56279809221" table:style-name="ce1">
            <text:p>-3974.562798</text:p>
          </table:table-cell>
          <table:table-cell office:value-type="float" office:value="0" table:style-name="ce1">
            <text:p>0</text:p>
          </table:table-cell>
          <table:table-cell office:value-type="float" office:value="7.2899999999999996E-3" table:style-name="ce1">
            <text:p>0.0072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224"/>
          <table:table-cell office:value-type="float" office:value="769.23076923076917" table:style-name="ce1">
            <text:p>769.2307692</text:p>
          </table:table-cell>
          <table:table-cell office:value-type="float" office:value="-6153.8461538461534" table:style-name="ce1">
            <text:p>-6153.846154</text:p>
          </table:table-cell>
          <table:table-cell office:value-type="float" office:value="0" table:style-name="ce1">
            <text:p>0</text:p>
          </table:table-cell>
          <table:table-cell office:value-type="float" office:value="4.8999999999999998E-3" table:style-name="ce1">
            <text:p>0.004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4"/>
          <table:table-cell office:value-type="float" office:value="6.4974699245899705" table:style-name="ce1">
            <text:p>6.497469925</text:p>
          </table:table-cell>
          <table:table-cell office:value-type="float" office:value="-62.415089881667292" table:style-name="ce1">
            <text:p>-62.41508988</text:p>
          </table:table-cell>
          <table:table-cell office:value-type="float" office:value="0" table:style-name="ce1">
            <text:p>0</text:p>
          </table:table-cell>
          <table:table-cell office:value-type="float" office:value="0.47305999999999998" table:style-name="ce1">
            <text:p>0.47306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304"/>
          <table:table-cell office:value-type="float" office:value="5.728137608128975" table:style-name="ce1">
            <text:p>5.728137608</text:p>
          </table:table-cell>
          <table:table-cell office:value-type="float" office:value="-64.171744508459383" table:style-name="ce1">
            <text:p>-64.17174451</text:p>
          </table:table-cell>
          <table:table-cell office:value-type="float" office:value="0" table:style-name="ce1">
            <text:p>0</text:p>
          </table:table-cell>
          <table:table-cell office:value-type="float" office:value="0.41109000000000001" table:style-name="ce1">
            <text:p>0.4110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221"/>
          <table:table-cell office:value-type="float" office:value="16.134236850596963" table:style-name="ce1">
            <text:p>16.13423685</text:p>
          </table:table-cell>
          <table:table-cell office:value-type="float" office:value="-172.09852640636763" table:style-name="ce1">
            <text:p>-172.0985264</text:p>
          </table:table-cell>
          <table:table-cell office:value-type="float" office:value="0" table:style-name="ce1">
            <text:p>0</text:p>
          </table:table-cell>
          <table:table-cell office:value-type="float" office:value="0.17268" table:style-name="ce1">
            <text:p>0.1726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2"/>
          <table:table-cell office:value-type="float" office:value="85.758039816232753" table:style-name="ce1">
            <text:p>85.75803982</text:p>
          </table:table-cell>
          <table:table-cell office:value-type="float" office:value="-777.9479326186829" table:style-name="ce1">
            <text:p>-777.9479326</text:p>
          </table:table-cell>
          <table:table-cell office:value-type="float" office:value="0" table:style-name="ce1">
            <text:p>0</text:p>
          </table:table-cell>
          <table:table-cell office:value-type="float" office:value="3.4799999999999998E-2" table:style-name="ce1">
            <text:p>0.0348</text:p>
          </table:table-cell>
          <table:table-cell office:value-type="float" office:value="14.69" table:style-name="ce1">
            <text:p>14.6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308"/>
          <table:table-cell office:value-type="float" office:value="2.953142831981415" table:style-name="ce1">
            <text:p>2.953142832</text:p>
          </table:table-cell>
          <table:table-cell office:value-type="float" office:value="-32.399893221129432" table:style-name="ce1">
            <text:p>-32.39989322</text:p>
          </table:table-cell>
          <table:table-cell office:value-type="float" office:value="0" table:style-name="ce1">
            <text:p>0</text:p>
          </table:table-cell>
          <table:table-cell office:value-type="float" office:value="0.86180999999999996" table:style-name="ce1">
            <text:p>0.86181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4"/>
          <table:table-cell office:value-type="float" table:style-name="ce1" office:value="301"/>
          <table:table-cell office:value-type="float" office:value="10.302066772655008" table:style-name="ce1">
            <text:p>10.30206677</text:p>
          </table:table-cell>
          <table:table-cell office:value-type="float" office:value="-112.30524642289349" table:style-name="ce1">
            <text:p>-112.3052464</text:p>
          </table:table-cell>
          <table:table-cell office:value-type="float" office:value="0" table:style-name="ce1">
            <text:p>0</text:p>
          </table:table-cell>
          <table:table-cell office:value-type="float" office:value="0.24845" table:style-name="ce1">
            <text:p>0.24845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7"/>
          <table:table-cell office:value-type="float" office:value="9.4624164646046491" table:style-name="ce1">
            <text:p>9.462416465</text:p>
          </table:table-cell>
          <table:table-cell office:value-type="float" office:value="-85.457448695960736" table:style-name="ce1">
            <text:p>-85.4574487</text:p>
          </table:table-cell>
          <table:table-cell office:value-type="float" office:value="0" table:style-name="ce1">
            <text:p>0</text:p>
          </table:table-cell>
          <table:table-cell office:value-type="float" office:value="0.34478999999999999" table:style-name="ce1">
            <text:p>0.34479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305"/>
          <table:table-cell office:value-type="float" office:value="7.620448529812732" table:style-name="ce1">
            <text:p>7.62044853</text:p>
          </table:table-cell>
          <table:table-cell office:value-type="float" office:value="-83.265634853274904" table:style-name="ce1">
            <text:p>-83.26563485</text:p>
          </table:table-cell>
          <table:table-cell office:value-type="float" office:value="0" table:style-name="ce1">
            <text:p>0</text:p>
          </table:table-cell>
          <table:table-cell office:value-type="float" office:value="0.31609999999999999" table:style-name="ce1">
            <text:p>0.3161</text:p>
          </table:table-cell>
          <table:table-cell office:value-type="float" office:value="13.61" table:style-name="ce1">
            <text:p>13.6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260"/>
          <table:table-cell office:value-type="float" office:value="2.5118504355160431" table:style-name="ce1">
            <text:p>2.511850436</text:p>
          </table:table-cell>
          <table:table-cell office:value-type="float" office:value="-6.7266241034847729" table:style-name="ce1">
            <text:p>-6.726624103</text:p>
          </table:table-cell>
          <table:table-cell office:value-type="float" office:value="0" table:style-name="ce1">
            <text:p>0</text:p>
          </table:table-cell>
          <table:table-cell office:value-type="float" office:value="6.5799999999999999E-3" table:style-name="ce1">
            <text:p>0.00658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270"/>
          <table:table-cell office:value-type="float" office:value="34.867156135125171" table:style-name="ce1">
            <text:p>34.86715614</text:p>
          </table:table-cell>
          <table:table-cell office:value-type="float" office:value="-153.91358922505256" table:style-name="ce1">
            <text:p>-153.913589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271"/>
          <table:table-cell office:value-type="float" office:value="12.064528605801627" table:style-name="ce1">
            <text:p>12.06452861</text:p>
          </table:table-cell>
          <table:table-cell office:value-type="float" office:value="-40.518942739781167" table:style-name="ce1">
            <text:p>-40.51894274</text:p>
          </table:table-cell>
          <table:table-cell office:value-type="float" office:value="0" table:style-name="ce1">
            <text:p>0</text:p>
          </table:table-cell>
          <table:table-cell office:value-type="float" office:value="1.24E-3" table:style-name="ce1">
            <text:p>0.00124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271"/>
          <table:table-cell office:value-type="float" office:value="10.65077786227457" table:style-name="ce1">
            <text:p>10.65077786</text:p>
          </table:table-cell>
          <table:table-cell office:value-type="float" office:value="-35.786055984893743" table:style-name="ce1">
            <text:p>-35.78605598</text:p>
          </table:table-cell>
          <table:table-cell office:value-type="float" office:value="0" table:style-name="ce1">
            <text:p>0</text:p>
          </table:table-cell>
          <table:table-cell office:value-type="float" office:value="1.41E-3" table:style-name="ce1">
            <text:p>0.00141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274"/>
          <table:table-cell office:value-type="float" office:value="405.40540540540536" table:style-name="ce1">
            <text:p>405.4054054</text:p>
          </table:table-cell>
          <table:table-cell office:value-type="float" office:value="-2567.567567567567" table:style-name="ce1">
            <text:p>-2567.5675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8199999999999998" table:style-name="ce1">
            <text:p>0.9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77"/>
          <table:table-cell office:value-type="float" office:value="211.71489061397318" table:style-name="ce1">
            <text:p>211.7148906</text:p>
          </table:table-cell>
          <table:table-cell office:value-type="float" office:value="-705.71630204657731" table:style-name="ce1">
            <text:p>-705.716302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6"/>
          <table:table-cell office:value-type="float" table:style-name="ce1" office:value="170"/>
          <table:table-cell office:value-type="float" office:value="3.8777095356758893" table:style-name="ce1">
            <text:p>3.877709536</text:p>
          </table:table-cell>
          <table:table-cell office:value-type="float" office:value="-13.030434807681132" table:style-name="ce1">
            <text:p>-13.03043481</text:p>
          </table:table-cell>
          <table:table-cell office:value-type="float" office:value="0" table:style-name="ce1">
            <text:p>0</text:p>
          </table:table-cell>
          <table:table-cell office:value-type="float" office:value="9.7000000000000005E-4" table:style-name="ce1">
            <text:p>0.0009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6"/>
          <table:table-cell office:value-type="float" table:style-name="ce1" office:value="285"/>
          <table:table-cell office:value-type="float" office:value="2.7599990020680196" table:style-name="ce1">
            <text:p>2.759999002</text:p>
          </table:table-cell>
          <table:table-cell office:value-type="float" office:value="-7.3911204669724109" table:style-name="ce1">
            <text:p>-7.391120467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91"/>
          <table:table-cell office:value-type="float" office:value="0.86742235623393227" table:style-name="ce1">
            <text:p>0.867422356</text:p>
          </table:table-cell>
          <table:table-cell office:value-type="float" office:value="-2.9143061277818991" table:style-name="ce1">
            <text:p>-2.914306128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63"/>
          <table:table-cell office:value-type="float" office:value="2.2962799131521541" table:style-name="ce1">
            <text:p>2.296279913</text:p>
          </table:table-cell>
          <table:table-cell office:value-type="float" office:value="-7.7149562432005352" table:style-name="ce1">
            <text:p>-7.714956243</text:p>
          </table:table-cell>
          <table:table-cell office:value-type="float" office:value="0" table:style-name="ce1">
            <text:p>0</text:p>
          </table:table-cell>
          <table:table-cell office:value-type="float" office:value="1.6299999999999999E-3" table:style-name="ce1">
            <text:p>0.0016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289"/>
          <table:table-cell office:value-type="float" office:value="0.74352498293694402" table:style-name="ce1">
            <text:p>0.743524983</text:p>
          </table:table-cell>
          <table:table-cell office:value-type="float" office:value="-2.497841853703211" table:style-name="ce1">
            <text:p>-2.497841854</text:p>
          </table:table-cell>
          <table:table-cell office:value-type="float" office:value="0" table:style-name="ce1">
            <text:p>0</text:p>
          </table:table-cell>
          <table:table-cell office:value-type="float" office:value="5.0400000000000002E-3" table:style-name="ce1">
            <text:p>0.00504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288"/>
          <table:table-cell office:value-type="float" office:value="17.475425183335936" table:style-name="ce1">
            <text:p>17.47542518</text:p>
          </table:table-cell>
          <table:table-cell office:value-type="float" office:value="-46.809174598221254" table:style-name="ce1">
            <text:p>-46.8091746</text:p>
          </table:table-cell>
          <table:table-cell office:value-type="float" office:value="0" table:style-name="ce1">
            <text:p>0</text:p>
          </table:table-cell>
          <table:table-cell office:value-type="float" office:value="2.4000000000000001E-4" table:style-name="ce1">
            <text:p>0.0002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295"/>
          <table:table-cell office:value-type="float" office:value="2.504944587195884" table:style-name="ce1">
            <text:p>2.504944587</text:p>
          </table:table-cell>
          <table:table-cell office:value-type="float" office:value="-8.4143015564361434" table:style-name="ce1">
            <text:p>-8.414301556</text:p>
          </table:table-cell>
          <table:table-cell office:value-type="float" office:value="0" table:style-name="ce1">
            <text:p>0</text:p>
          </table:table-cell>
          <table:table-cell office:value-type="float" office:value="1.5E-3" table:style-name="ce1">
            <text:p>0.001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172"/>
          <table:table-cell office:value-type="float" office:value="10.315155134504193" table:style-name="ce1">
            <text:p>10.31515513</text:p>
          </table:table-cell>
          <table:table-cell office:value-type="float" office:value="-69.491571432449305" table:style-name="ce1">
            <text:p>-69.49157143</text:p>
          </table:table-cell>
          <table:table-cell office:value-type="float" office:value="0" table:style-name="ce1">
            <text:p>0</text:p>
          </table:table-cell>
          <table:table-cell office:value-type="float" office:value="5.2199999999999998E-3" table:style-name="ce1">
            <text:p>0.00522</text:p>
          </table:table-cell>
          <table:table-cell office:value-type="float" office:value="2.74" table:style-name="ce1">
            <text:p>2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174"/>
          <table:table-cell office:value-type="float" office:value="13.724310996699494" table:style-name="ce1">
            <text:p>13.724311</text:p>
          </table:table-cell>
          <table:table-cell office:value-type="float" office:value="-46.843742047762504" table:style-name="ce1">
            <text:p>-46.84374205</text:p>
          </table:table-cell>
          <table:table-cell office:value-type="float" office:value="0" table:style-name="ce1">
            <text:p>0</text:p>
          </table:table-cell>
          <table:table-cell office:value-type="float" office:value="6.3200000000000001E-3" table:style-name="ce1">
            <text:p>0.00632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8"/>
          <table:table-cell office:value-type="float" table:style-name="ce1" office:value="240"/>
          <table:table-cell office:value-type="float" office:value="20.291398558255082" table:style-name="ce1">
            <text:p>20.29139856</text:p>
          </table:table-cell>
          <table:table-cell office:value-type="float" office:value="-106.38322827940671" table:style-name="ce1">
            <text:p>-106.3832283</text:p>
          </table:table-cell>
          <table:table-cell office:value-type="float" office:value="0" table:style-name="ce1">
            <text:p>0</text:p>
          </table:table-cell>
          <table:table-cell office:value-type="float" office:value="3.0999999999999999E-3" table:style-name="ce1">
            <text:p>0.0031</text:p>
          </table:table-cell>
          <table:table-cell office:value-type="float" office:value="1.36" table:style-name="ce1">
            <text:p>1.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2"/>
          <table:table-cell office:value-type="float" table:style-name="ce1" office:value="238"/>
          <table:table-cell office:value-type="float" office:value="17.376110743745805" table:style-name="ce1">
            <text:p>17.37611074</text:p>
          </table:table-cell>
          <table:table-cell office:value-type="float" office:value="-58.403038888701175" table:style-name="ce1">
            <text:p>-58.40303889</text:p>
          </table:table-cell>
          <table:table-cell office:value-type="float" office:value="0" table:style-name="ce1">
            <text:p>0</text:p>
          </table:table-cell>
          <table:table-cell office:value-type="float" office:value="5.2500000000000003E-3" table:style-name="ce1">
            <text:p>0.00525</text:p>
          </table:table-cell>
          <table:table-cell office:value-type="float" office:value="1.71" table:style-name="ce1">
            <text:p>1.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3"/>
          <table:table-cell office:value-type="float" table:style-name="ce1" office:value="238"/>
          <table:table-cell office:value-type="float" office:value="21.286317689933014" table:style-name="ce1">
            <text:p>21.28631769</text:p>
          </table:table-cell>
          <table:table-cell office:value-type="float" office:value="-71.548774643649196" table:style-name="ce1">
            <text:p>-71.54877464</text:p>
          </table:table-cell>
          <table:table-cell office:value-type="float" office:value="0" table:style-name="ce1">
            <text:p>0</text:p>
          </table:table-cell>
          <table:table-cell office:value-type="float" office:value="4.28E-3" table:style-name="ce1">
            <text:p>0.00428</text:p>
          </table:table-cell>
          <table:table-cell office:value-type="float" office:value="1.71" table:style-name="ce1">
            <text:p>1.7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7"/>
          <table:table-cell office:value-type="float" table:style-name="ce1" office:value="247"/>
          <table:table-cell office:value-type="float" office:value="113.27834613614642" table:style-name="ce1">
            <text:p>113.2783461</text:p>
          </table:table-cell>
          <table:table-cell office:value-type="float" office:value="-584.091472264505" table:style-name="ce1">
            <text:p>-584.0914723</text:p>
          </table:table-cell>
          <table:table-cell office:value-type="float" office:value="0" table:style-name="ce1">
            <text:p>0</text:p>
          </table:table-cell>
          <table:table-cell office:value-type="float" office:value="2.5999999999999999E-3" table:style-name="ce1">
            <text:p>0.0026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0"/>
          <table:table-cell office:value-type="float" table:style-name="ce1" office:value="216"/>
          <table:table-cell office:value-type="float" office:value="15.322877884945894" table:style-name="ce1">
            <text:p>15.32287788</text:p>
          </table:table-cell>
          <table:table-cell office:value-type="float" office:value="-202.92459901685103" table:style-name="ce1">
            <text:p>-202.924599</text:p>
          </table:table-cell>
          <table:table-cell office:value-type="float" office:value="0" table:style-name="ce1">
            <text:p>0</text:p>
          </table:table-cell>
          <table:table-cell office:value-type="float" office:value="1.932E-2" table:style-name="ce1">
            <text:p>0.0193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249"/>
          <table:table-cell office:value-type="float" office:value="13.59119607622169" table:style-name="ce1">
            <text:p>13.59119608</text:p>
          </table:table-cell>
          <table:table-cell office:value-type="float" office:value="-74.015388631757304" table:style-name="ce1">
            <text:p>-74.01538863</text:p>
          </table:table-cell>
          <table:table-cell office:value-type="float" office:value="0" table:style-name="ce1">
            <text:p>0</text:p>
          </table:table-cell>
          <table:table-cell office:value-type="float" office:value="2.0070000000000001E-2" table:style-name="ce1">
            <text:p>0.02007</text:p>
          </table:table-cell>
          <table:table-cell office:value-type="float" office:value="1.99" table:style-name="ce1">
            <text:p>1.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4"/>
          <table:table-cell office:value-type="float" table:style-name="ce1" office:value="206"/>
          <table:table-cell office:value-type="float" office:value="61.786726757287212" table:style-name="ce1">
            <text:p>61.78672676</text:p>
          </table:table-cell>
          <table:table-cell office:value-type="float" office:value="-599.69470087955233" table:style-name="ce1">
            <text:p>-599.6947009</text:p>
          </table:table-cell>
          <table:table-cell office:value-type="float" office:value="0" table:style-name="ce1">
            <text:p>0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5"/>
          <table:table-cell office:value-type="float" table:style-name="ce1" office:value="207"/>
          <table:table-cell office:value-type="float" office:value="58.927519151443732" table:style-name="ce1">
            <text:p>58.92751915</text:p>
          </table:table-cell>
          <table:table-cell office:value-type="float" office:value="-604.00707130229819" table:style-name="ce1">
            <text:p>-604.0070713</text:p>
          </table:table-cell>
          <table:table-cell office:value-type="float" office:value="0" table:style-name="ce1">
            <text:p>0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254"/>
          <table:table-cell office:value-type="float" office:value="17.080841669095662" table:style-name="ce1">
            <text:p>17.08084167</text:p>
          </table:table-cell>
          <table:table-cell office:value-type="float" office:value="-90.587946364457579" table:style-name="ce1">
            <text:p>-90.58794636</text:p>
          </table:table-cell>
          <table:table-cell office:value-type="float" office:value="0" table:style-name="ce1">
            <text:p>0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300"/>
          <table:table-cell office:value-type="float" office:value="34.003311922581268" table:style-name="ce1">
            <text:p>34.00331192</text:p>
          </table:table-cell>
          <table:table-cell office:value-type="float" office:value="-181.23765254735812" table:style-name="ce1">
            <text:p>-181.2376525</text:p>
          </table:table-cell>
          <table:table-cell office:value-type="float" office:value="0" table:style-name="ce1">
            <text:p>0</text:p>
          </table:table-cell>
          <table:table-cell office:value-type="float" office:value="8.3199999999999993E-3" table:style-name="ce1">
            <text:p>0.00832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8"/>
          <table:table-cell office:value-type="float" table:style-name="ce1" office:value="257"/>
          <table:table-cell office:value-type="float" office:value="2702.7027027027029" table:style-name="ce1">
            <text:p>2702.702703</text:p>
          </table:table-cell>
          <table:table-cell office:value-type="float" office:value="-16216.216216216217" table:style-name="ce1">
            <text:p>-16216.21622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3.74" table:style-name="ce1">
            <text:p>3.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6"/>
          <table:table-cell office:value-type="float" table:style-name="ce1" office:value="217"/>
          <table:table-cell office:value-type="float" office:value="161.46393972012919" table:style-name="ce1">
            <text:p>161.4639397</text:p>
          </table:table-cell>
          <table:table-cell office:value-type="float" office:value="-2314.3164693218514" table:style-name="ce1">
            <text:p>-2314.316469</text:p>
          </table:table-cell>
          <table:table-cell office:value-type="float" office:value="0" table:style-name="ce1">
            <text:p>0</text:p>
          </table:table-cell>
          <table:table-cell office:value-type="float" office:value="1.7099999999999999E-3" table:style-name="ce1">
            <text:p>0.00171</text:p>
          </table:table-cell>
          <table:table-cell office:value-type="float" office:value="12.04" table:style-name="ce1">
            <text:p>12.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9"/>
          <table:table-cell office:value-type="float" table:style-name="ce1" office:value="256"/>
          <table:table-cell office:value-type="float" office:value="2000.0000000000005" table:style-name="ce1">
            <text:p>2000</text:p>
          </table:table-cell>
          <table:table-cell office:value-type="float" office:value="-14000" table:style-name="ce1">
            <text:p>-14000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9"/>
          <table:table-cell office:value-type="float" table:style-name="ce1" office:value="253"/>
          <table:table-cell office:value-type="float" office:value="15.924279293659636" table:style-name="ce1">
            <text:p>15.92427929</text:p>
          </table:table-cell>
          <table:table-cell office:value-type="float" office:value="-85.611958678770137" table:style-name="ce1">
            <text:p>-85.61195868</text:p>
          </table:table-cell>
          <table:table-cell office:value-type="float" office:value="0" table:style-name="ce1">
            <text:p>0</text:p>
          </table:table-cell>
          <table:table-cell office:value-type="float" office:value="1.7670000000000002E-2" table:style-name="ce1">
            <text:p>0.01767</text:p>
          </table:table-cell>
          <table:table-cell office:value-type="float" office:value="3.42" table:style-name="ce1">
            <text:p>3.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0"/>
          <table:table-cell office:value-type="float" table:style-name="ce1" office:value="255"/>
          <table:table-cell office:value-type="float" office:value="60.172841299318378" table:style-name="ce1">
            <text:p>60.1728413</text:p>
          </table:table-cell>
          <table:table-cell office:value-type="float" office:value="-316.42614821193285" table:style-name="ce1">
            <text:p>-316.4261482</text:p>
          </table:table-cell>
          <table:table-cell office:value-type="float" office:value="0" table:style-name="ce1">
            <text:p>0</text:p>
          </table:table-cell>
          <table:table-cell office:value-type="float" office:value="4.81E-3" table:style-name="ce1">
            <text:p>0.00481</text:p>
          </table:table-cell>
          <table:table-cell office:value-type="float" office:value="3.82" table:style-name="ce1">
            <text:p>3.8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302"/>
          <table:table-cell office:value-type="float" office:value="14.957699625459199" table:style-name="ce1">
            <text:p>14.95769963</text:p>
          </table:table-cell>
          <table:table-cell office:value-type="float" office:value="-172.31269968528997" table:style-name="ce1">
            <text:p>-172.3126997</text:p>
          </table:table-cell>
          <table:table-cell office:value-type="float" office:value="0" table:style-name="ce1">
            <text:p>0</text:p>
          </table:table-cell>
          <table:table-cell office:value-type="float" office:value="0.15386" table:style-name="ce1">
            <text:p>0.1538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2"/>
          <table:table-cell office:value-type="float" table:style-name="ce1" office:value="300"/>
          <table:table-cell office:value-type="float" office:value="10.657525019093415" table:style-name="ce1">
            <text:p>10.65752502</text:p>
          </table:table-cell>
          <table:table-cell office:value-type="float" office:value="-55.216731998032941" table:style-name="ce1">
            <text:p>-55.216732</text:p>
          </table:table-cell>
          <table:table-cell office:value-type="float" office:value="0" table:style-name="ce1">
            <text:p>0</text:p>
          </table:table-cell>
          <table:table-cell office:value-type="float" office:value="2.9530000000000001E-2" table:style-name="ce1">
            <text:p>0.02953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0"/>
          <table:table-cell office:value-type="float" table:style-name="ce1" office:value="261"/>
          <table:table-cell office:value-type="float" office:value="684.93150684931516" table:style-name="ce1">
            <text:p>684.9315068</text:p>
          </table:table-cell>
          <table:table-cell office:value-type="float" office:value="-1826.4840182648402" table:style-name="ce1">
            <text:p>-1826.484018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1"/>
          <table:table-cell office:value-type="float" table:style-name="ce1" office:value="262"/>
          <table:table-cell office:value-type="float" office:value="2.6920790381586177" table:style-name="ce1">
            <text:p>2.692079038</text:p>
          </table:table-cell>
          <table:table-cell office:value-type="float" office:value="-9.0430353404812305" table:style-name="ce1">
            <text:p>-9.04303534</text:p>
          </table:table-cell>
          <table:table-cell office:value-type="float" office:value="0" table:style-name="ce1">
            <text:p>0</text:p>
          </table:table-cell>
          <table:table-cell office:value-type="float" office:value="1.39E-3" table:style-name="ce1">
            <text:p>0.00139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2"/>
          <table:table-cell office:value-type="float" table:style-name="ce1" office:value="263"/>
          <table:table-cell office:value-type="float" office:value="1.2794108568242868" table:style-name="ce1">
            <text:p>1.279410857</text:p>
          </table:table-cell>
          <table:table-cell office:value-type="float" office:value="-4.2984262570652154" table:style-name="ce1">
            <text:p>-4.298426257</text:p>
          </table:table-cell>
          <table:table-cell office:value-type="float" office:value="0" table:style-name="ce1">
            <text:p>0</text:p>
          </table:table-cell>
          <table:table-cell office:value-type="float" office:value="2.9299999999999999E-3" table:style-name="ce1">
            <text:p>0.0029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265"/>
          <table:table-cell office:value-type="float" office:value="40.522069407652019" table:style-name="ce1">
            <text:p>40.52206941</text:p>
          </table:table-cell>
          <table:table-cell office:value-type="float" office:value="-136.08157636898065" table:style-name="ce1">
            <text:p>-136.0815764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273"/>
          <table:table-cell office:value-type="float" office:value="26.846310771123395" table:style-name="ce1">
            <text:p>26.84631077</text:p>
          </table:table-cell>
          <table:table-cell office:value-type="float" office:value="-118.44828323742905" table:style-name="ce1">
            <text:p>-118.4482832</text:p>
          </table:table-cell>
          <table:table-cell office:value-type="float" office:value="0" table:style-name="ce1">
            <text:p>0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5"/>
          <table:table-cell office:value-type="float" table:style-name="ce1" office:value="266"/>
          <table:table-cell office:value-type="float" office:value="28.966175547393711" table:style-name="ce1">
            <text:p>28.96617555</text:p>
          </table:table-cell>
          <table:table-cell office:value-type="float" office:value="-97.309856643201655" table:style-name="ce1">
            <text:p>-97.30985664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6"/>
          <table:table-cell office:value-type="float" table:style-name="ce1" office:value="267"/>
          <table:table-cell office:value-type="float" office:value="3.1309172831402652" table:style-name="ce1">
            <text:p>3.130917283</text:p>
          </table:table-cell>
          <table:table-cell office:value-type="float" office:value="-10.517473673441184" table:style-name="ce1">
            <text:p>-10.51747367</text:p>
          </table:table-cell>
          <table:table-cell office:value-type="float" office:value="0" table:style-name="ce1">
            <text:p>0</text:p>
          </table:table-cell>
          <table:table-cell office:value-type="float" office:value="4.79E-3" table:style-name="ce1">
            <text:p>0.00479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7"/>
          <table:table-cell office:value-type="float" table:style-name="ce1" office:value="268"/>
          <table:table-cell office:value-type="float" office:value="35.391421427197535" table:style-name="ce1">
            <text:p>35.39142143</text:p>
          </table:table-cell>
          <table:table-cell office:value-type="float" office:value="-156.18388151567606" table:style-name="ce1">
            <text:p>-156.1838815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8"/>
          <table:table-cell office:value-type="float" table:style-name="ce1" office:value="269"/>
          <table:table-cell office:value-type="float" office:value="18.49148867385836" table:style-name="ce1">
            <text:p>18.49148867</text:p>
          </table:table-cell>
          <table:table-cell office:value-type="float" office:value="-62.057603712721935" table:style-name="ce1">
            <text:p>-62.0576037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39899999999999997" table:style-name="ce1">
            <text:p>0.3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9"/>
          <table:table-cell office:value-type="float" table:style-name="ce1" office:value="270"/>
          <table:table-cell office:value-type="float" office:value="9.0060133839531797" table:style-name="ce1">
            <text:p>9.006013384</text:p>
          </table:table-cell>
          <table:table-cell office:value-type="float" office:value="-30.269380531891361" table:style-name="ce1">
            <text:p>-30.26938053</text:p>
          </table:table-cell>
          <table:table-cell office:value-type="float" office:value="0" table:style-name="ce1">
            <text:p>0</text:p>
          </table:table-cell>
          <table:table-cell office:value-type="float" office:value="1.66E-3" table:style-name="ce1">
            <text:p>0.00166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1"/>
          <table:table-cell office:value-type="float" table:style-name="ce1" office:value="272"/>
          <table:table-cell office:value-type="float" office:value="15.104192255592132" table:style-name="ce1">
            <text:p>15.10419226</text:p>
          </table:table-cell>
          <table:table-cell office:value-type="float" office:value="-50.787144591758668" table:style-name="ce1">
            <text:p>-50.78714459</text:p>
          </table:table-cell>
          <table:table-cell office:value-type="float" office:value="0" table:style-name="ce1">
            <text:p>0</text:p>
          </table:table-cell>
          <table:table-cell office:value-type="float" office:value="9.8999999999999999E-4" table:style-name="ce1">
            <text:p>0.00099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2"/>
          <table:table-cell office:value-type="float" table:style-name="ce1" office:value="273"/>
          <table:table-cell office:value-type="float" office:value="13.753154823049828" table:style-name="ce1">
            <text:p>13.75315482</text:p>
          </table:table-cell>
          <table:table-cell office:value-type="float" office:value="-60.614325610576344" table:style-name="ce1">
            <text:p>-60.61432561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.419" table:style-name="ce1">
            <text:p>1.4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4"/>
          <table:table-cell office:value-type="float" table:style-name="ce1" office:value="275"/>
          <table:table-cell office:value-type="float" office:value="2.5577740306587073" table:style-name="ce1">
            <text:p>2.557774031</text:p>
          </table:table-cell>
          <table:table-cell office:value-type="float" office:value="-11.450788152324613" table:style-name="ce1">
            <text:p>-11.45078815</text:p>
          </table:table-cell>
          <table:table-cell office:value-type="float" office:value="0" table:style-name="ce1">
            <text:p>0</text:p>
          </table:table-cell>
          <table:table-cell office:value-type="float" office:value="4.4200000000000003E-3" table:style-name="ce1">
            <text:p>0.0044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5"/>
          <table:table-cell office:value-type="float" table:style-name="ce1" office:value="276"/>
          <table:table-cell office:value-type="float" office:value="204.54080589077518" table:style-name="ce1">
            <text:p>204.5408059</text:p>
          </table:table-cell>
          <table:table-cell office:value-type="float" office:value="-685.2116997340969" table:style-name="ce1">
            <text:p>-685.2116997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0.79900000000000004" table:style-name="ce1">
            <text:p>0.7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6"/>
          <table:table-cell office:value-type="float" table:style-name="ce1" office:value="277"/>
          <table:table-cell office:value-type="float" office:value="7.4116759837610173" table:style-name="ce1">
            <text:p>7.411675984</text:p>
          </table:table-cell>
          <table:table-cell office:value-type="float" office:value="-33.213573002229062" table:style-name="ce1">
            <text:p>-33.213573</text:p>
          </table:table-cell>
          <table:table-cell office:value-type="float" office:value="0" table:style-name="ce1">
            <text:p>0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0.89500000000000002" table:style-name="ce1">
            <text:p>0.8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8"/>
          <table:table-cell office:value-type="float" table:style-name="ce1" office:value="279"/>
          <table:table-cell office:value-type="float" office:value="1538.4615384615383" table:style-name="ce1">
            <text:p>1538.461538</text:p>
          </table:table-cell>
          <table:table-cell office:value-type="float" office:value="-12307.692307692307" table:style-name="ce1">
            <text:p>-12307.69231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78"/>
          <table:table-cell office:value-type="float" table:style-name="ce1" office:value="280"/>
          <table:table-cell office:value-type="float" office:value="25.898348980252511" table:style-name="ce1">
            <text:p>25.89834898</text:p>
          </table:table-cell>
          <table:table-cell office:value-type="float" office:value="-178.051149239236" table:style-name="ce1">
            <text:p>-178.0511492</text:p>
          </table:table-cell>
          <table:table-cell office:value-type="float" office:value="0" table:style-name="ce1">
            <text:p>0</text:p>
          </table:table-cell>
          <table:table-cell office:value-type="float" office:value="2.5699999999999998E-3" table:style-name="ce1">
            <text:p>0.00257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0"/>
          <table:table-cell office:value-type="float" table:style-name="ce1" office:value="281"/>
          <table:table-cell office:value-type="float" office:value="28.257554057088004" table:style-name="ce1">
            <text:p>28.25755406</text:p>
          </table:table-cell>
          <table:table-cell office:value-type="float" office:value="-194.70616014678447" table:style-name="ce1">
            <text:p>-194.7061601</text:p>
          </table:table-cell>
          <table:table-cell office:value-type="float" office:value="0" table:style-name="ce1">
            <text:p>0</text:p>
          </table:table-cell>
          <table:table-cell office:value-type="float" office:value="2.3500000000000001E-3" table:style-name="ce1">
            <text:p>0.00235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1"/>
          <table:table-cell office:value-type="float" table:style-name="ce1" office:value="282"/>
          <table:table-cell office:value-type="float" office:value="90.220844937826072" table:style-name="ce1">
            <text:p>90.22084494</text:p>
          </table:table-cell>
          <table:table-cell office:value-type="float" office:value="-619.7779782685443" table:style-name="ce1">
            <text:p>-619.7779783</text:p>
          </table:table-cell>
          <table:table-cell office:value-type="float" office:value="0" table:style-name="ce1">
            <text:p>0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2"/>
          <table:table-cell office:value-type="float" table:style-name="ce1" office:value="283"/>
          <table:table-cell office:value-type="float" office:value="512.82051282051282" table:style-name="ce1">
            <text:p>512.8205128</text:p>
          </table:table-cell>
          <table:table-cell office:value-type="float" office:value="-4102.5641025641025" table:style-name="ce1">
            <text:p>-4102.564103</text:p>
          </table:table-cell>
          <table:table-cell office:value-type="float" office:value="0" table:style-name="ce1">
            <text:p>0</text:p>
          </table:table-cell>
          <table:table-cell office:value-type="float" office:value="1.1E-4" table:style-name="ce1">
            <text:p>0.00011</text:p>
          </table:table-cell>
          <table:table-cell office:value-type="float" office:value="2.6" table:style-name="ce1">
            <text:p>2.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3"/>
          <table:table-cell office:value-type="float" table:style-name="ce1" office:value="284"/>
          <table:table-cell office:value-type="float" office:value="31.599859596078385" table:style-name="ce1">
            <text:p>31.5998596</text:p>
          </table:table-cell>
          <table:table-cell office:value-type="float" office:value="-89.323466755960212" table:style-name="ce1">
            <text:p>-89.32346676</text:p>
          </table:table-cell>
          <table:table-cell office:value-type="float" office:value="0" table:style-name="ce1">
            <text:p>0</text:p>
          </table:table-cell>
          <table:table-cell office:value-type="float" office:value="0.25805" table:style-name="ce1">
            <text:p>0.2580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5"/>
          <table:table-cell office:value-type="float" table:style-name="ce1" office:value="286"/>
          <table:table-cell office:value-type="float" office:value="2.1383280811404899" table:style-name="ce1">
            <text:p>2.138328081</text:p>
          </table:table-cell>
          <table:table-cell office:value-type="float" office:value="-5.7263701155965663" table:style-name="ce1">
            <text:p>-5.726370116</text:p>
          </table:table-cell>
          <table:table-cell office:value-type="float" office:value="0" table:style-name="ce1">
            <text:p>0</text:p>
          </table:table-cell>
          <table:table-cell office:value-type="float" office:value="1.9300000000000001E-3" table:style-name="ce1">
            <text:p>0.00193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6"/>
          <table:table-cell office:value-type="float" table:style-name="ce1" office:value="287"/>
          <table:table-cell office:value-type="float" office:value="11.006243728919117" table:style-name="ce1">
            <text:p>11.00624373</text:p>
          </table:table-cell>
          <table:table-cell office:value-type="float" office:value="-28.530203582780139" table:style-name="ce1">
            <text:p>-28.53020358</text:p>
          </table:table-cell>
          <table:table-cell office:value-type="float" office:value="0" table:style-name="ce1">
            <text:p>0</text:p>
          </table:table-cell>
          <table:table-cell office:value-type="float" office:value="3.8999999999999999E-4" table:style-name="ce1">
            <text:p>0.00039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7"/>
          <table:table-cell office:value-type="float" table:style-name="ce1" office:value="288"/>
          <table:table-cell office:value-type="float" office:value="29.63111769580393" table:style-name="ce1">
            <text:p>29.6311177</text:p>
          </table:table-cell>
          <table:table-cell office:value-type="float" office:value="-79.351128744695274" table:style-name="ce1">
            <text:p>-79.35112874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4" table:style-name="ce1">
            <text:p>0.00014</text:p>
          </table:table-cell>
          <table:table-cell office:value-type="float" office:value="0.34200000000000003" table:style-name="ce1">
            <text:p>0.3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9"/>
          <table:table-cell office:value-type="float" table:style-name="ce1" office:value="290"/>
          <table:table-cell office:value-type="float" office:value="369.1275167785235" table:style-name="ce1">
            <text:p>369.1275168</text:p>
          </table:table-cell>
          <table:table-cell office:value-type="float" office:value="-1241.6107382550335" table:style-name="ce1">
            <text:p>-1241.610738</text:p>
          </table:table-cell>
          <table:table-cell office:value-type="float" office:value="0" table:style-name="ce1">
            <text:p>0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0"/>
          <table:table-cell office:value-type="float" table:style-name="ce1" office:value="291"/>
          <table:table-cell office:value-type="float" office:value="119.48309773717396" table:style-name="ce1">
            <text:p>119.4830977</text:p>
          </table:table-cell>
          <table:table-cell office:value-type="float" office:value="-411.75713681733794" table:style-name="ce1">
            <text:p>-411.7571368</text:p>
          </table:table-cell>
          <table:table-cell office:value-type="float" office:value="0" table:style-name="ce1">
            <text:p>0</text:p>
          </table:table-cell>
          <table:table-cell office:value-type="float" office:value="3.0699999999999998E-3" table:style-name="ce1">
            <text:p>0.00307</text:p>
          </table:table-cell>
          <table:table-cell office:value-type="float" office:value="0.753" table:style-name="ce1">
            <text:p>0.75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0"/>
          <table:table-cell office:value-type="float" table:style-name="ce1" office:value="292"/>
          <table:table-cell office:value-type="float" office:value="1.6501080178373868" table:style-name="ce1">
            <text:p>1.650108018</text:p>
          </table:table-cell>
          <table:table-cell office:value-type="float" office:value="-5.5438543908283648" table:style-name="ce1">
            <text:p>-5.543854391</text:p>
          </table:table-cell>
          <table:table-cell office:value-type="float" office:value="0" table:style-name="ce1">
            <text:p>0</text:p>
          </table:table-cell>
          <table:table-cell office:value-type="float" office:value="2.2699999999999999E-3" table:style-name="ce1">
            <text:p>0.00227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2"/>
          <table:table-cell office:value-type="float" table:style-name="ce1" office:value="293"/>
          <table:table-cell office:value-type="float" office:value="1.7560858110441213" table:style-name="ce1">
            <text:p>1.756085811</text:p>
          </table:table-cell>
          <table:table-cell office:value-type="float" office:value="-5.8994632500038859" table:style-name="ce1">
            <text:p>-5.89946325</text:p>
          </table:table-cell>
          <table:table-cell office:value-type="float" office:value="0" table:style-name="ce1">
            <text:p>0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3"/>
          <table:table-cell office:value-type="float" table:style-name="ce1" office:value="294"/>
          <table:table-cell office:value-type="float" office:value="1.5281511859705619" table:style-name="ce1">
            <text:p>1.528151186</text:p>
          </table:table-cell>
          <table:table-cell office:value-type="float" office:value="-5.1339108468965948" table:style-name="ce1">
            <text:p>-5.133910847</text:p>
          </table:table-cell>
          <table:table-cell office:value-type="float" office:value="0" table:style-name="ce1">
            <text:p>0</text:p>
          </table:table-cell>
          <table:table-cell office:value-type="float" office:value="2.4499999999999999E-3" table:style-name="ce1">
            <text:p>0.00245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4"/>
          <table:table-cell office:value-type="float" table:style-name="ce1" office:value="295"/>
          <table:table-cell office:value-type="float" office:value="1511.3350125944582" table:style-name="ce1">
            <text:p>1511.335013</text:p>
          </table:table-cell>
          <table:table-cell office:value-type="float" office:value="-4785.8942065491183" table:style-name="ce1">
            <text:p>-4785.894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7"/>
          <table:table-cell office:value-type="float" table:style-name="ce1" office:value="298"/>
          <table:table-cell office:value-type="float" office:value="53.627637663700298" table:style-name="ce1">
            <text:p>53.62763766</text:p>
          </table:table-cell>
          <table:table-cell office:value-type="float" office:value="-273.57867329887694" table:style-name="ce1">
            <text:p>-273.5786733</text:p>
          </table:table-cell>
          <table:table-cell office:value-type="float" office:value="0" table:style-name="ce1">
            <text:p>0</text:p>
          </table:table-cell>
          <table:table-cell office:value-type="float" office:value="1.31E-3" table:style-name="ce1">
            <text:p>0.00131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1"/>
          <table:table-cell office:value-type="float" table:style-name="ce1" office:value="309"/>
          <table:table-cell office:value-type="float" office:value="3.4582324380755742" table:style-name="ce1">
            <text:p>3.458232438</text:p>
          </table:table-cell>
          <table:table-cell office:value-type="float" office:value="-37.881391309129086" table:style-name="ce1">
            <text:p>-37.88139131</text:p>
          </table:table-cell>
          <table:table-cell office:value-type="float" office:value="0" table:style-name="ce1">
            <text:p>0</text:p>
          </table:table-cell>
          <table:table-cell office:value-type="float" office:value="0.73707" table:style-name="ce1">
            <text:p>0.7370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3"/>
          <table:table-cell office:value-type="float" table:style-name="ce1" office:value="296"/>
          <table:table-cell office:value-type="float" office:value="7.2081625426140281" table:style-name="ce1">
            <text:p>7.208162543</text:p>
          </table:table-cell>
          <table:table-cell office:value-type="float" office:value="-69.179009637168193" table:style-name="ce1">
            <text:p>-69.17900964</text:p>
          </table:table-cell>
          <table:table-cell office:value-type="float" office:value="0" table:style-name="ce1">
            <text:p>0</text:p>
          </table:table-cell>
          <table:table-cell office:value-type="float" office:value="0.42681999999999998" table:style-name="ce1">
            <text:p>0.42682</text:p>
          </table:table-cell>
          <table:table-cell office:value-type="float" office:value="12.8" table:style-name="ce1">
            <text:p>12.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07"/>
          <table:table-cell office:value-type="float" office:value="8.2327707606646889" table:style-name="ce1">
            <text:p>8.232770761</text:p>
          </table:table-cell>
          <table:table-cell office:value-type="float" office:value="-92.726996988539128" table:style-name="ce1">
            <text:p>-92.72699699</text:p>
          </table:table-cell>
          <table:table-cell office:value-type="float" office:value="0" table:style-name="ce1">
            <text:p>0</text:p>
          </table:table-cell>
          <table:table-cell office:value-type="float" office:value="0.28447" table:style-name="ce1">
            <text:p>0.28447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06"/>
          <table:table-cell office:value-type="float" office:value="6.5754538858998508" table:style-name="ce1">
            <text:p>6.575453886</text:p>
          </table:table-cell>
          <table:table-cell office:value-type="float" office:value="-74.042926110132768" table:style-name="ce1">
            <text:p>-74.04292611</text:p>
          </table:table-cell>
          <table:table-cell office:value-type="float" office:value="0" table:style-name="ce1">
            <text:p>0</text:p>
          </table:table-cell>
          <table:table-cell office:value-type="float" office:value="0.35627999999999999" table:style-name="ce1">
            <text:p>0.35628</text:p>
          </table:table-cell>
          <table:table-cell office:value-type="float" office:value="13.86" table:style-name="ce1">
            <text:p>13.8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ens" table:style-name="ta1">
        <table:table-column table:style-name="co1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/>
        </table:table-row>
        <table:table-row table:style-name="ro1">
          <table:table-cell office:value-type="float" table:style-name="ce1" office:value="1"/>
          <table:table-cell office:value-type="float" table:style-name="ce1" office:value="3.63637"/>
          <table:table-cell office:value-type="float" office:value="-0.43001" table:style-name="ce1">
            <text:p>-0.4300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72999999999999" table:style-name="ce1">
            <text:p>1.0473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"/>
          <table:table-cell office:value-type="float" table:style-name="ce1" office:value="0.43282"/>
          <table:table-cell office:value-type="float" office:value="-0.82019999999999993" table:style-name="ce1">
            <text:p>-0.8202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79000000000001" table:style-name="ce1">
            <text:p>1.0479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"/>
          <table:table-cell office:value-type="float" table:style-name="ce1" office:value="0.13229"/>
          <table:table-cell office:value-type="float" office:value="-0.88346000000000002" table:style-name="ce1">
            <text:p>-0.8834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07" table:style-name="ce1">
            <text:p>1.040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4"/>
          <table:table-cell office:value-type="float" table:style-name="ce1" office:value="0.20321"/>
          <table:table-cell office:value-type="float" office:value="-0.60469000000000006" table:style-name="ce1">
            <text:p>-0.6046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3" table:style-name="ce1">
            <text:p>1.0363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5"/>
          <table:table-cell office:value-type="float" table:style-name="ce1" office:value="1.14274"/>
          <table:table-cell office:value-type="float" office:value="-0.14654999999999999" table:style-name="ce1">
            <text:p>-0.14655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76000000000001" table:style-name="ce1">
            <text:p>1.0476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"/>
          <table:table-cell office:value-type="float" table:style-name="ce1" office:value="0.73566"/>
          <table:table-cell office:value-type="float" office:value="-9.6890000000000004E-2" table:style-name="ce1">
            <text:p>-0.0968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70999999999999" table:style-name="ce1">
            <text:p>1.047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"/>
          <table:table-cell office:value-type="float" table:style-name="ce1" office:value="0"/>
          <table:table-cell office:value-type="float" office:value="9.844E-2" table:style-name="ce1">
            <text:p>0.09844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14000000000001" table:style-name="ce1">
            <text:p>1.031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0734000000000004" table:style-name="ce1">
            <text:p>0.40734</text:p>
          </table:table-cell>
          <table:table-cell office:value-type="float" office:value="-0.40734000000000004" table:style-name="ce1">
            <text:p>-0.40734</text:p>
          </table:table-cell>
          <table:table-cell office:value-type="float" office:value="1.0341" table:style-name="ce1">
            <text:p>1.0341</text:p>
          </table:table-cell>
          <table:table-cell office:value-type="float" office:value="1.0183499999999999" table:style-name="ce1">
            <text:p>1.018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6927999999999997" table:style-name="ce1">
            <text:p>0.46928</text:p>
          </table:table-cell>
          <table:table-cell office:value-type="float" office:value="-0.46927999999999997" table:style-name="ce1">
            <text:p>-0.46928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1.1732100000000001" table:style-name="ce1">
            <text:p>1.173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9790999999999999" table:style-name="ce1">
            <text:p>0.39791</text:p>
          </table:table-cell>
          <table:table-cell office:value-type="float" office:value="-0.39790999999999999" table:style-name="ce1">
            <text:p>-0.39791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99478" table:style-name="ce1">
            <text:p>0.99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9539000000000004" table:style-name="ce1">
            <text:p>0.29539</text:p>
          </table:table-cell>
          <table:table-cell office:value-type="float" office:value="-0.29539000000000004" table:style-name="ce1">
            <text:p>-0.29539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73848000000000003" table:style-name="ce1">
            <text:p>0.738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6927999999999997" table:style-name="ce1">
            <text:p>0.46928</text:p>
          </table:table-cell>
          <table:table-cell office:value-type="float" office:value="-0.46927999999999997" table:style-name="ce1">
            <text:p>-0.46928</text:p>
          </table:table-cell>
          <table:table-cell office:value-type="float" office:value="1.0214000000000001" table:style-name="ce1">
            <text:p>1.0214</text:p>
          </table:table-cell>
          <table:table-cell office:value-type="float" office:value="1.1732100000000001" table:style-name="ce1">
            <text:p>1.173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0551" table:style-name="ce1">
            <text:p>0.30551</text:p>
          </table:table-cell>
          <table:table-cell office:value-type="float" office:value="-0.30551" table:style-name="ce1">
            <text:p>-0.30551</text:p>
          </table:table-cell>
          <table:table-cell office:value-type="float" office:value="1.024" table:style-name="ce1">
            <text:p>1.024</text:p>
          </table:table-cell>
          <table:table-cell office:value-type="float" office:value="0.76375999999999999" table:style-name="ce1">
            <text:p>0.763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0.31"/>
          <table:table-cell office:value-type="float" office:value="1.6120000000000002E-2" table:style-name="ce1">
            <text:p>0.01612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39" table:style-name="ce1">
            <text:p>1.0339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55" table:style-name="ce1">
            <text:p>0.155</text:p>
          </table:table-cell>
          <table:table-cell office:value-type="float" office:value="-0.124" table:style-name="ce1">
            <text:p>-0.124</text:p>
          </table:table-cell>
          <table:table-cell office:value-type="float" office:value="1.0339" table:style-name="ce1">
            <text:p>1.0339</text:p>
          </table:table-cell>
          <table:table-cell office:value-type="float" office:value="0.31" table:style-name="ce1">
            <text:p>0.31</text:p>
          </table:table-cell>
          <table:table-cell office:value-type="float" office:value="0.155" table:style-name="ce1">
            <text:p>0.15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50917999999999997" table:style-name="ce1">
            <text:p>0.50918</text:p>
          </table:table-cell>
          <table:table-cell office:value-type="float" office:value="-0.50917999999999997" table:style-name="ce1">
            <text:p>-0.50918</text:p>
          </table:table-cell>
          <table:table-cell office:value-type="float" office:value="1.0288999999999999" table:style-name="ce1">
            <text:p>1.0289</text:p>
          </table:table-cell>
          <table:table-cell office:value-type="float" office:value="1.27294" table:style-name="ce1">
            <text:p>1.272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0.56"/>
          <table:table-cell office:value-type="float" office:value="2.989E-2" table:style-name="ce1">
            <text:p>0.02989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0"/>
          <table:table-cell office:value-type="float" table:style-name="ce1" office:value="0.5"/>
          <table:table-cell office:value-type="float" office:value="2.989E-2" table:style-name="ce1">
            <text:p>0.02989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2497999999999999" table:style-name="ce1">
            <text:p>0.32498</text:p>
          </table:table-cell>
          <table:table-cell office:value-type="float" office:value="-0.32497999999999999" table:style-name="ce1">
            <text:p>-0.32498</text:p>
          </table:table-cell>
          <table:table-cell office:value-type="float" office:value="1.0188999999999999" table:style-name="ce1">
            <text:p>1.0189</text:p>
          </table:table-cell>
          <table:table-cell office:value-type="float" office:value="0.81245000000000001" table:style-name="ce1">
            <text:p>0.81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0.01406"/>
          <table:table-cell office:value-type="float" office:value="2.7859999999999999E-2" table:style-name="ce1">
            <text:p>0.02786</text:p>
          </table:table-cell>
          <table:table-cell office:value-type="float" office:value="0.17989999999999998" table:style-name="ce1">
            <text:p>0.1799</text:p>
          </table:table-cell>
          <table:table-cell office:value-type="float" office:value="-0.17989999999999998" table:style-name="ce1">
            <text:p>-0.1799</text:p>
          </table:table-cell>
          <table:table-cell office:value-type="float" office:value="1.0341" table:style-name="ce1">
            <text:p>1.0341</text:p>
          </table:table-cell>
          <table:table-cell office:value-type="float" office:value="0.44975000000000004" table:style-name="ce1">
            <text:p>0.449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0.02407"/>
          <table:table-cell office:value-type="float" office:value="4.1500000000000002E-2" table:style-name="ce1">
            <text:p>0.0415</text:p>
          </table:table-cell>
          <table:table-cell office:value-type="float" office:value="0.30789" table:style-name="ce1">
            <text:p>0.30789</text:p>
          </table:table-cell>
          <table:table-cell office:value-type="float" office:value="-0.30789" table:style-name="ce1">
            <text:p>-0.30789</text:p>
          </table:table-cell>
          <table:table-cell office:value-type="float" office:value="1.0306" table:style-name="ce1">
            <text:p>1.0306</text:p>
          </table:table-cell>
          <table:table-cell office:value-type="float" office:value="0.76974000000000009" table:style-name="ce1">
            <text:p>0.769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6927999999999997" table:style-name="ce1">
            <text:p>0.46928</text:p>
          </table:table-cell>
          <table:table-cell office:value-type="float" office:value="-0.46927999999999997" table:style-name="ce1">
            <text:p>-0.46928</text:p>
          </table:table-cell>
          <table:table-cell office:value-type="float" office:value="1.0409999999999999" table:style-name="ce1">
            <text:p>1.041</text:p>
          </table:table-cell>
          <table:table-cell office:value-type="float" office:value="1.1732100000000001" table:style-name="ce1">
            <text:p>1.173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81468000000000007" table:style-name="ce1">
            <text:p>0.81468</text:p>
          </table:table-cell>
          <table:table-cell office:value-type="float" office:value="-0.81468000000000007" table:style-name="ce1">
            <text:p>-0.81468</text:p>
          </table:table-cell>
          <table:table-cell office:value-type="float" office:value="1.0282" table:style-name="ce1">
            <text:p>1.0282</text:p>
          </table:table-cell>
          <table:table-cell office:value-type="float" office:value="2.0366999999999997" table:style-name="ce1">
            <text:p>2.03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0.005849999999999999"/>
          <table:table-cell office:value-type="float" office:value="1.2E-2" table:style-name="ce1">
            <text:p>0.012</text:p>
          </table:table-cell>
          <table:table-cell office:value-type="float" office:value="7.4870000000000006E-2" table:style-name="ce1">
            <text:p>0.07487</text:p>
          </table:table-cell>
          <table:table-cell office:value-type="float" office:value="-7.4870000000000006E-2" table:style-name="ce1">
            <text:p>-0.07487</text:p>
          </table:table-cell>
          <table:table-cell office:value-type="float" office:value="1.0075000000000001" table:style-name="ce1">
            <text:p>1.0075</text:p>
          </table:table-cell>
          <table:table-cell office:value-type="float" office:value="0.18718000000000001" table:style-name="ce1">
            <text:p>0.18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0.08189"/>
          <table:table-cell office:value-type="float" office:value="1.4879999999999999E-2" table:style-name="ce1">
            <text:p>0.01488</text:p>
          </table:table-cell>
          <table:table-cell office:value-type="float" office:value="9.2850000000000002E-2" table:style-name="ce1">
            <text:p>0.09285</text:p>
          </table:table-cell>
          <table:table-cell office:value-type="float" office:value="-9.2850000000000002E-2" table:style-name="ce1">
            <text:p>-0.09285</text:p>
          </table:table-cell>
          <table:table-cell office:value-type="float" office:value="1.0075000000000001" table:style-name="ce1">
            <text:p>1.0075</text:p>
          </table:table-cell>
          <table:table-cell office:value-type="float" office:value="0.23211999999999999" table:style-name="ce1">
            <text:p>0.232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34628"/>
          <table:table-cell office:value-type="float" office:value="7.7539999999999998E-2" table:style-name="ce1">
            <text:p>0.07754</text:p>
          </table:table-cell>
          <table:table-cell office:value-type="float" office:value="0.24038000000000001" table:style-name="ce1">
            <text:p>0.24038</text:p>
          </table:table-cell>
          <table:table-cell office:value-type="float" office:value="-0.24038000000000001" table:style-name="ce1">
            <text:p>-0.24038</text:p>
          </table:table-cell>
          <table:table-cell office:value-type="float" office:value="1.0153000000000001" table:style-name="ce1">
            <text:p>1.0153</text:p>
          </table:table-cell>
          <table:table-cell office:value-type="float" office:value="0.60094999999999998" table:style-name="ce1">
            <text:p>0.60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05143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53000000000001" table:style-name="ce1">
            <text:p>1.0153</text:p>
          </table:table-cell>
          <table:table-cell office:value-type="float" office:value="0.157" table:style-name="ce1">
            <text:p>0.1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27"/>
          <table:table-cell office:value-type="float" office:value="5.4800000000000001E-2" table:style-name="ce1">
            <text:p>0.0548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153000000000001" table:style-name="ce1">
            <text:p>1.0153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7969999999999999E-2" table:style-name="ce1">
            <text:p>0.04797</text:p>
          </table:table-cell>
          <table:table-cell office:value-type="float" office:value="-4.7969999999999999E-2" table:style-name="ce1">
            <text:p>-0.04797</text:p>
          </table:table-cell>
          <table:table-cell office:value-type="float" office:value="1.0153000000000001" table:style-name="ce1">
            <text:p>1.0153</text:p>
          </table:table-cell>
          <table:table-cell office:value-type="float" office:value="0.11992000000000001" table:style-name="ce1">
            <text:p>0.11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15"/>
          <table:table-cell office:value-type="float" office:value="2.8319999999999998E-2" table:style-name="ce1">
            <text:p>0.02832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-6.2E-2" table:style-name="ce1">
            <text:p>-0.062</text:p>
          </table:table-cell>
          <table:table-cell office:value-type="float" office:value="1.0153000000000001" table:style-name="ce1">
            <text:p>1.0153</text:p>
          </table:table-cell>
          <table:table-cell office:value-type="float" office:value="0.155" table:style-name="ce1">
            <text:p>0.155</text:p>
          </table:table-cell>
          <table:table-cell office:value-type="float" office:value="7.7499999999999999E-2" table:style-name="ce1">
            <text:p>0.07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0.013540000000000002"/>
          <table:table-cell office:value-type="float" office:value="5.5899999999999998E-2" table:style-name="ce1">
            <text:p>0.0559</text:p>
          </table:table-cell>
          <table:table-cell office:value-type="float" office:value="0.17329" table:style-name="ce1">
            <text:p>0.17329</text:p>
          </table:table-cell>
          <table:table-cell office:value-type="float" office:value="-0.17329" table:style-name="ce1">
            <text:p>-0.17329</text:p>
          </table:table-cell>
          <table:table-cell office:value-type="float" office:value="1.0153000000000001" table:style-name="ce1">
            <text:p>1.0153</text:p>
          </table:table-cell>
          <table:table-cell office:value-type="float" office:value="0.43323" table:style-name="ce1">
            <text:p>0.433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0.10018"/>
          <table:table-cell office:value-type="float" office:value="-1.362E-2" table:style-name="ce1">
            <text:p>-0.01362</text:p>
          </table:table-cell>
          <table:table-cell office:value-type="float" office:value="6.9539999999999991E-2" table:style-name="ce1">
            <text:p>0.06954</text:p>
          </table:table-cell>
          <table:table-cell office:value-type="float" office:value="-6.9539999999999991E-2" table:style-name="ce1">
            <text:p>-0.06954</text:p>
          </table:table-cell>
          <table:table-cell office:value-type="float" office:value="1.0227999999999999" table:style-name="ce1">
            <text:p>1.0228</text:p>
          </table:table-cell>
          <table:table-cell office:value-type="float" office:value="0.17385" table:style-name="ce1">
            <text:p>0.173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3.4409999999999996E-2" table:style-name="ce1">
            <text:p>0.03441</text:p>
          </table:table-cell>
          <table:table-cell office:value-type="float" office:value="-3.4409999999999996E-2" table:style-name="ce1">
            <text:p>-0.03441</text:p>
          </table:table-cell>
          <table:table-cell office:value-type="float" office:value="1.0227999999999999" table:style-name="ce1">
            <text:p>1.0228</text:p>
          </table:table-cell>
          <table:table-cell office:value-type="float" office:value="8.6019999999999999E-2" table:style-name="ce1">
            <text:p>0.08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09"/>
          <table:table-cell office:value-type="float" table:style-name="ce1" office:value="0.03758"/>
          <table:table-cell office:value-type="float" office:value="3.0299999999999997E-3" table:style-name="ce1">
            <text:p>0.00303</text:p>
          </table:table-cell>
          <table:table-cell office:value-type="float" office:value="2.6089999999999999E-2" table:style-name="ce1">
            <text:p>0.02609</text:p>
          </table:table-cell>
          <table:table-cell office:value-type="float" office:value="-2.6089999999999999E-2" table:style-name="ce1">
            <text:p>-0.02609</text:p>
          </table:table-cell>
          <table:table-cell office:value-type="float" office:value="1.0215000000000001" table:style-name="ce1">
            <text:p>1.0215</text:p>
          </table:table-cell>
          <table:table-cell office:value-type="float" office:value="6.522E-2" table:style-name="ce1">
            <text:p>0.065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1.12202"/>
          <table:table-cell office:value-type="float" office:value="6.11E-3" table:style-name="ce1">
            <text:p>0.00611</text:p>
          </table:table-cell>
          <table:table-cell office:value-type="float" office:value="0.77890000000000004" table:style-name="ce1">
            <text:p>0.7789</text:p>
          </table:table-cell>
          <table:table-cell office:value-type="float" office:value="-0.77890000000000004" table:style-name="ce1">
            <text:p>-0.7789</text:p>
          </table:table-cell>
          <table:table-cell office:value-type="float" office:value="1.0201" table:style-name="ce1">
            <text:p>1.0201</text:p>
          </table:table-cell>
          <table:table-cell office:value-type="float" office:value="1.9472399999999999" table:style-name="ce1">
            <text:p>1.94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3116" table:style-name="ce1">
            <text:p>0.13116</text:p>
          </table:table-cell>
          <table:table-cell office:value-type="float" office:value="-0.13116" table:style-name="ce1">
            <text:p>-0.13116</text:p>
          </table:table-cell>
          <table:table-cell office:value-type="float" office:value="1.0201" table:style-name="ce1">
            <text:p>1.0201</text:p>
          </table:table-cell>
          <table:table-cell office:value-type="float" office:value="0.32789000000000001" table:style-name="ce1">
            <text:p>0.32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9219000000000001" table:style-name="ce1">
            <text:p>0.29219</text:p>
          </table:table-cell>
          <table:table-cell office:value-type="float" office:value="-0.29219000000000001" table:style-name="ce1">
            <text:p>-0.29219</text:p>
          </table:table-cell>
          <table:table-cell office:value-type="float" office:value="1.0261" table:style-name="ce1">
            <text:p>1.0261</text:p>
          </table:table-cell>
          <table:table-cell office:value-type="float" office:value="0.73046999999999995" table:style-name="ce1">
            <text:p>0.730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0.0103"/>
          <table:table-cell office:value-type="float" office:value="4.3999999999999996E-4" table:style-name="ce1">
            <text:p>0.00044</text:p>
          </table:table-cell>
          <table:table-cell office:value-type="float" office:value="7.1500000000000001E-3" table:style-name="ce1">
            <text:p>0.00715</text:p>
          </table:table-cell>
          <table:table-cell office:value-type="float" office:value="-7.1500000000000001E-3" table:style-name="ce1">
            <text:p>-0.00715</text:p>
          </table:table-cell>
          <table:table-cell office:value-type="float" office:value="1.0261" table:style-name="ce1">
            <text:p>1.0261</text:p>
          </table:table-cell>
          <table:table-cell office:value-type="float" office:value="1.787E-2" table:style-name="ce1">
            <text:p>0.017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0.02194999999999999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1" table:style-name="ce1">
            <text:p>1.0261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03857"/>
          <table:table-cell office:value-type="float" office:value="0.18456" table:style-name="ce1">
            <text:p>0.18456</text:p>
          </table:table-cell>
          <table:table-cell office:value-type="float" office:value="0.49343000000000004" table:style-name="ce1">
            <text:p>0.49343</text:p>
          </table:table-cell>
          <table:table-cell office:value-type="float" office:value="-0.49343000000000004" table:style-name="ce1">
            <text:p>-0.49343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1.2335700000000001" table:style-name="ce1">
            <text:p>1.233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08843999999999999"/>
          <table:table-cell office:value-type="float" office:value="3.7510000000000002E-2" table:style-name="ce1">
            <text:p>0.03751</text:p>
          </table:table-cell>
          <table:table-cell office:value-type="float" office:value="0.10028000000000001" table:style-name="ce1">
            <text:p>0.10028</text:p>
          </table:table-cell>
          <table:table-cell office:value-type="float" office:value="-0.10028000000000001" table:style-name="ce1">
            <text:p>-0.10028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0.25068999999999997" table:style-name="ce1">
            <text:p>0.25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9450000000000001E-2" table:style-name="ce1">
            <text:p>0.04945</text:p>
          </table:table-cell>
          <table:table-cell office:value-type="float" office:value="-4.9450000000000001E-2" table:style-name="ce1">
            <text:p>-0.04945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0.12362999999999999" table:style-name="ce1">
            <text:p>0.123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15635"/>
          <table:table-cell office:value-type="float" office:value="4.0599999999999997E-2" table:style-name="ce1">
            <text:p>0.0406</text:p>
          </table:table-cell>
          <table:table-cell office:value-type="float" office:value="0.10854" table:style-name="ce1">
            <text:p>0.10854</text:p>
          </table:table-cell>
          <table:table-cell office:value-type="float" office:value="-0.10854" table:style-name="ce1">
            <text:p>-0.10854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0.27134000000000003" table:style-name="ce1">
            <text:p>0.27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0.04421999999999999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87999999999999" table:style-name="ce1">
            <text:p>1.0288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004050000000000001"/>
          <table:table-cell office:value-type="float" office:value="-6.8000000000000005E-4" table:style-name="ce1">
            <text:p>-0.00068</text:p>
          </table:table-cell>
          <table:table-cell office:value-type="float" office:value="5.1849999999999993E-2" table:style-name="ce1">
            <text:p>0.05185</text:p>
          </table:table-cell>
          <table:table-cell office:value-type="float" office:value="-5.1849999999999993E-2" table:style-name="ce1">
            <text:p>-0.05185</text:p>
          </table:table-cell>
          <table:table-cell office:value-type="float" office:value="1.0196000000000001" table:style-name="ce1">
            <text:p>1.0196</text:p>
          </table:table-cell>
          <table:table-cell office:value-type="float" office:value="0.12961999999999999" table:style-name="ce1">
            <text:p>0.129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15"/>
          <table:table-cell office:value-type="float" office:value="5.6999999999999993E-3" table:style-name="ce1">
            <text:p>0.0057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96000000000001" table:style-name="ce1">
            <text:p>1.0196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0334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6000000000001" table:style-name="ce1">
            <text:p>1.0196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01244"/>
          <table:table-cell office:value-type="float" office:value="-1.0999999999999999E-4" table:style-name="ce1">
            <text:p>-0.00011</text:p>
          </table:table-cell>
          <table:table-cell office:value-type="float" office:value="8.6300000000000005E-3" table:style-name="ce1">
            <text:p>0.00863</text:p>
          </table:table-cell>
          <table:table-cell office:value-type="float" office:value="-8.6300000000000005E-3" table:style-name="ce1">
            <text:p>-0.00863</text:p>
          </table:table-cell>
          <table:table-cell office:value-type="float" office:value="1.0196000000000001" table:style-name="ce1">
            <text:p>1.0196</text:p>
          </table:table-cell>
          <table:table-cell office:value-type="float" office:value="2.1579999999999998E-2" table:style-name="ce1">
            <text:p>0.02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15"/>
          <table:table-cell office:value-type="float" office:value="5.6999999999999993E-3" table:style-name="ce1">
            <text:p>0.0057</text:p>
          </table:table-cell>
          <table:table-cell office:value-type="float" office:value="0.09" table:style-name="ce1">
            <text:p>0.09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1.0196000000000001" table:style-name="ce1">
            <text:p>1.0196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165E-2" table:style-name="ce1">
            <text:p>0.04165</text:p>
          </table:table-cell>
          <table:table-cell office:value-type="float" office:value="-4.165E-2" table:style-name="ce1">
            <text:p>-0.04165</text:p>
          </table:table-cell>
          <table:table-cell office:value-type="float" office:value="1.0192000000000001" table:style-name="ce1">
            <text:p>1.0192</text:p>
          </table:table-cell>
          <table:table-cell office:value-type="float" office:value="0.10413" table:style-name="ce1">
            <text:p>0.10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0.005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2000000000001" table:style-name="ce1">
            <text:p>1.0192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0.3741"/>
          <table:table-cell office:value-type="float" office:value="0.13399" table:style-name="ce1">
            <text:p>0.13399</text:p>
          </table:table-cell>
          <table:table-cell office:value-type="float" office:value="0.25969000000000003" table:style-name="ce1">
            <text:p>0.25969</text:p>
          </table:table-cell>
          <table:table-cell office:value-type="float" office:value="-0.25969000000000003" table:style-name="ce1">
            <text:p>-0.25969</text:p>
          </table:table-cell>
          <table:table-cell office:value-type="float" office:value="1.0192000000000001" table:style-name="ce1">
            <text:p>1.0192</text:p>
          </table:table-cell>
          <table:table-cell office:value-type="float" office:value="0.64922999999999997" table:style-name="ce1">
            <text:p>0.649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0.00709"/>
          <table:table-cell office:value-type="float" office:value="-4.2999999999999999E-4" table:style-name="ce1">
            <text:p>-0.00043</text:p>
          </table:table-cell>
          <table:table-cell office:value-type="float" office:value="4.9199999999999999E-3" table:style-name="ce1">
            <text:p>0.00492</text:p>
          </table:table-cell>
          <table:table-cell office:value-type="float" office:value="-4.9199999999999999E-3" table:style-name="ce1">
            <text:p>-0.00492</text:p>
          </table:table-cell>
          <table:table-cell office:value-type="float" office:value="1.0144" table:style-name="ce1">
            <text:p>1.0144</text:p>
          </table:table-cell>
          <table:table-cell office:value-type="float" office:value="1.23E-2" table:style-name="ce1">
            <text:p>0.01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4019999999999992E-2" table:style-name="ce1">
            <text:p>0.09402</text:p>
          </table:table-cell>
          <table:table-cell office:value-type="float" office:value="-9.4019999999999992E-2" table:style-name="ce1">
            <text:p>-0.09402</text:p>
          </table:table-cell>
          <table:table-cell office:value-type="float" office:value="1.0144" table:style-name="ce1">
            <text:p>1.0144</text:p>
          </table:table-cell>
          <table:table-cell office:value-type="float" office:value="0.23504999999999998" table:style-name="ce1">
            <text:p>0.235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0802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21" table:style-name="ce1">
            <text:p>1.0221</text:p>
          </table:table-cell>
          <table:table-cell office:value-type="float" office:value="0.245" table:style-name="ce1">
            <text:p>0.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21413000000000001"/>
          <table:table-cell office:value-type="float" office:value="6.541000000000001E-2" table:style-name="ce1">
            <text:p>0.06541</text:p>
          </table:table-cell>
          <table:table-cell office:value-type="float" office:value="0.14865" table:style-name="ce1">
            <text:p>0.14865</text:p>
          </table:table-cell>
          <table:table-cell office:value-type="float" office:value="-0.14865" table:style-name="ce1">
            <text:p>-0.14865</text:p>
          </table:table-cell>
          <table:table-cell office:value-type="float" office:value="1.0221" table:style-name="ce1">
            <text:p>1.0221</text:p>
          </table:table-cell>
          <table:table-cell office:value-type="float" office:value="0.37162000000000001" table:style-name="ce1">
            <text:p>0.371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00202"/>
          <table:table-cell office:value-type="float" office:value="1.1379999999999999E-2" table:style-name="ce1">
            <text:p>0.01138</text:p>
          </table:table-cell>
          <table:table-cell office:value-type="float" office:value="2.5849999999999998E-2" table:style-name="ce1">
            <text:p>0.02585</text:p>
          </table:table-cell>
          <table:table-cell office:value-type="float" office:value="-2.5849999999999998E-2" table:style-name="ce1">
            <text:p>-0.02585</text:p>
          </table:table-cell>
          <table:table-cell office:value-type="float" office:value="1.0221" table:style-name="ce1">
            <text:p>1.0221</text:p>
          </table:table-cell>
          <table:table-cell office:value-type="float" office:value="6.4619999999999997E-2" table:style-name="ce1">
            <text:p>0.064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26039999999999996"/>
          <table:table-cell office:value-type="float" office:value="0.12992000000000001" table:style-name="ce1">
            <text:p>0.12992</text:p>
          </table:table-cell>
          <table:table-cell office:value-type="float" office:value="0.29526000000000002" table:style-name="ce1">
            <text:p>0.29526</text:p>
          </table:table-cell>
          <table:table-cell office:value-type="float" office:value="-0.29526000000000002" table:style-name="ce1">
            <text:p>-0.29526</text:p>
          </table:table-cell>
          <table:table-cell office:value-type="float" office:value="1.0221" table:style-name="ce1">
            <text:p>1.0221</text:p>
          </table:table-cell>
          <table:table-cell office:value-type="float" office:value="0.73813999999999991" table:style-name="ce1">
            <text:p>0.738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165E-2" table:style-name="ce1">
            <text:p>0.04165</text:p>
          </table:table-cell>
          <table:table-cell office:value-type="float" office:value="-4.165E-2" table:style-name="ce1">
            <text:p>-0.04165</text:p>
          </table:table-cell>
          <table:table-cell office:value-type="float" office:value="1.0343" table:style-name="ce1">
            <text:p>1.0343</text:p>
          </table:table-cell>
          <table:table-cell office:value-type="float" office:value="0.10413" table:style-name="ce1">
            <text:p>0.10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0.034910000000000004"/>
          <table:table-cell office:value-type="float" office:value="-1.4000000000000001E-4" table:style-name="ce1">
            <text:p>-0.00014</text:p>
          </table:table-cell>
          <table:table-cell office:value-type="float" office:value="2.4230000000000002E-2" table:style-name="ce1">
            <text:p>0.02423</text:p>
          </table:table-cell>
          <table:table-cell office:value-type="float" office:value="-2.4230000000000002E-2" table:style-name="ce1">
            <text:p>-0.02423</text:p>
          </table:table-cell>
          <table:table-cell office:value-type="float" office:value="1.0343" table:style-name="ce1">
            <text:p>1.0343</text:p>
          </table:table-cell>
          <table:table-cell office:value-type="float" office:value="6.0579999999999995E-2" table:style-name="ce1">
            <text:p>0.060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0.01221"/>
          <table:table-cell office:value-type="float" office:value="-8.7999999999999992E-4" table:style-name="ce1">
            <text:p>-0.00088</text:p>
          </table:table-cell>
          <table:table-cell office:value-type="float" office:value="0.15621000000000002" table:style-name="ce1">
            <text:p>0.15621</text:p>
          </table:table-cell>
          <table:table-cell office:value-type="float" office:value="-0.15621000000000002" table:style-name="ce1">
            <text:p>-0.15621</text:p>
          </table:table-cell>
          <table:table-cell office:value-type="float" office:value="1.0343" table:style-name="ce1">
            <text:p>1.0343</text:p>
          </table:table-cell>
          <table:table-cell office:value-type="float" office:value="0.39051999999999998" table:style-name="ce1">
            <text:p>0.390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.01439"/>
          <table:table-cell office:value-type="float" office:value="9.2810000000000004E-2" table:style-name="ce1">
            <text:p>0.09281</text:p>
          </table:table-cell>
          <table:table-cell office:value-type="float" office:value="0.18406" table:style-name="ce1">
            <text:p>0.18406</text:p>
          </table:table-cell>
          <table:table-cell office:value-type="float" office:value="-0.18406" table:style-name="ce1">
            <text:p>-0.18406</text:p>
          </table:table-cell>
          <table:table-cell office:value-type="float" office:value="1.0246" table:style-name="ce1">
            <text:p>1.0246</text:p>
          </table:table-cell>
          <table:table-cell office:value-type="float" office:value="0.46015" table:style-name="ce1">
            <text:p>0.46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5.0570000000000004E-2" table:style-name="ce1">
            <text:p>0.05057</text:p>
          </table:table-cell>
          <table:table-cell office:value-type="float" office:value="-5.0570000000000004E-2" table:style-name="ce1">
            <text:p>-0.05057</text:p>
          </table:table-cell>
          <table:table-cell office:value-type="float" office:value="1.0246" table:style-name="ce1">
            <text:p>1.0246</text:p>
          </table:table-cell>
          <table:table-cell office:value-type="float" office:value="0.12642" table:style-name="ce1">
            <text:p>0.126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.0655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46" table:style-name="ce1">
            <text:p>1.0246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0.15420999999999999"/>
          <table:table-cell office:value-type="float" office:value="5.398E-2" table:style-name="ce1">
            <text:p>0.05398</text:p>
          </table:table-cell>
          <table:table-cell office:value-type="float" office:value="0.10705000000000001" table:style-name="ce1">
            <text:p>0.10705</text:p>
          </table:table-cell>
          <table:table-cell office:value-type="float" office:value="-0.10705000000000001" table:style-name="ce1">
            <text:p>-0.10705</text:p>
          </table:table-cell>
          <table:table-cell office:value-type="float" office:value="1.0246" table:style-name="ce1">
            <text:p>1.0246</text:p>
          </table:table-cell>
          <table:table-cell office:value-type="float" office:value="0.26763000000000003" table:style-name="ce1">
            <text:p>0.267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0.0035299999999999997"/>
          <table:table-cell office:value-type="float" office:value="1.6319999999999998E-2" table:style-name="ce1">
            <text:p>0.01632</text:p>
          </table:table-cell>
          <table:table-cell office:value-type="float" office:value="4.5159999999999999E-2" table:style-name="ce1">
            <text:p>0.04516</text:p>
          </table:table-cell>
          <table:table-cell office:value-type="float" office:value="-4.5159999999999999E-2" table:style-name="ce1">
            <text:p>-0.04516</text:p>
          </table:table-cell>
          <table:table-cell office:value-type="float" office:value="1.0168999999999999" table:style-name="ce1">
            <text:p>1.0169</text:p>
          </table:table-cell>
          <table:table-cell office:value-type="float" office:value="0.11289999999999999" table:style-name="ce1">
            <text:p>0.11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0.0032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68999999999999" table:style-name="ce1">
            <text:p>1.0169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2814999999999999" table:style-name="ce1">
            <text:p>0.12815</text:p>
          </table:table-cell>
          <table:table-cell office:value-type="float" office:value="-0.12814999999999999" table:style-name="ce1">
            <text:p>-0.12815</text:p>
          </table:table-cell>
          <table:table-cell office:value-type="float" office:value="1.0168999999999999" table:style-name="ce1">
            <text:p>1.0169</text:p>
          </table:table-cell>
          <table:table-cell office:value-type="float" office:value="0.32037999999999994" table:style-name="ce1">
            <text:p>0.320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0.12104"/>
          <table:table-cell office:value-type="float" office:value="3.7440000000000001E-2" table:style-name="ce1">
            <text:p>0.03744</text:p>
          </table:table-cell>
          <table:table-cell office:value-type="float" office:value="8.4019999999999997E-2" table:style-name="ce1">
            <text:p>0.08402</text:p>
          </table:table-cell>
          <table:table-cell office:value-type="float" office:value="-8.4019999999999997E-2" table:style-name="ce1">
            <text:p>-0.08402</text:p>
          </table:table-cell>
          <table:table-cell office:value-type="float" office:value="1.0342" table:style-name="ce1">
            <text:p>1.0342</text:p>
          </table:table-cell>
          <table:table-cell office:value-type="float" office:value="0.21006" table:style-name="ce1">
            <text:p>0.21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3.4599999999999999E-2" table:style-name="ce1">
            <text:p>0.0346</text:p>
          </table:table-cell>
          <table:table-cell office:value-type="float" office:value="-3.4599999999999999E-2" table:style-name="ce1">
            <text:p>-0.0346</text:p>
          </table:table-cell>
          <table:table-cell office:value-type="float" office:value="1.0342" table:style-name="ce1">
            <text:p>1.0342</text:p>
          </table:table-cell>
          <table:table-cell office:value-type="float" office:value="8.6489999999999997E-2" table:style-name="ce1">
            <text:p>0.08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0.0433"/>
          <table:table-cell office:value-type="float" office:value="0.24684999999999999" table:style-name="ce1">
            <text:p>0.24685</text:p>
          </table:table-cell>
          <table:table-cell office:value-type="float" office:value="0.55396999999999996" table:style-name="ce1">
            <text:p>0.55397</text:p>
          </table:table-cell>
          <table:table-cell office:value-type="float" office:value="-0.55396999999999996" table:style-name="ce1">
            <text:p>-0.55397</text:p>
          </table:table-cell>
          <table:table-cell office:value-type="float" office:value="1.0342" table:style-name="ce1">
            <text:p>1.0342</text:p>
          </table:table-cell>
          <table:table-cell office:value-type="float" office:value="1.3849199999999999" table:style-name="ce1">
            <text:p>1.38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0478999999999999" table:style-name="ce1">
            <text:p>0.10479</text:p>
          </table:table-cell>
          <table:table-cell office:value-type="float" office:value="-0.10478999999999999" table:style-name="ce1">
            <text:p>-0.10479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26196999999999998" table:style-name="ce1">
            <text:p>0.261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0.24463000000000001"/>
          <table:table-cell office:value-type="float" office:value="-1.068E-2" table:style-name="ce1">
            <text:p>-0.01068</text:p>
          </table:table-cell>
          <table:table-cell office:value-type="float" office:value="0.16982" table:style-name="ce1">
            <text:p>0.16982</text:p>
          </table:table-cell>
          <table:table-cell office:value-type="float" office:value="-0.16982" table:style-name="ce1">
            <text:p>-0.16982</text:p>
          </table:table-cell>
          <table:table-cell office:value-type="float" office:value="1.0271999999999999" table:style-name="ce1">
            <text:p>1.0272</text:p>
          </table:table-cell>
          <table:table-cell office:value-type="float" office:value="0.42454000000000003" table:style-name="ce1">
            <text:p>0.424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0.06504"/>
          <table:table-cell office:value-type="float" office:value="0.44075999999999999" table:style-name="ce1">
            <text:p>0.44076</text:p>
          </table:table-cell>
          <table:table-cell office:value-type="float" office:value="0.83213999999999999" table:style-name="ce1">
            <text:p>0.83214</text:p>
          </table:table-cell>
          <table:table-cell office:value-type="float" office:value="-0.83213999999999999" table:style-name="ce1">
            <text:p>-0.83214</text:p>
          </table:table-cell>
          <table:table-cell office:value-type="float" office:value="1.0244" table:style-name="ce1">
            <text:p>1.0244</text:p>
          </table:table-cell>
          <table:table-cell office:value-type="float" office:value="2.0803400000000001" table:style-name="ce1">
            <text:p>2.080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0.00762"/>
          <table:table-cell office:value-type="float" office:value="2.8000000000000004E-3" table:style-name="ce1">
            <text:p>0.0028</text:p>
          </table:table-cell>
          <table:table-cell office:value-type="float" office:value="5.2900000000000004E-3" table:style-name="ce1">
            <text:p>0.00529</text:p>
          </table:table-cell>
          <table:table-cell office:value-type="float" office:value="-5.2900000000000004E-3" table:style-name="ce1">
            <text:p>-0.00529</text:p>
          </table:table-cell>
          <table:table-cell office:value-type="float" office:value="1.0244" table:style-name="ce1">
            <text:p>1.0244</text:p>
          </table:table-cell>
          <table:table-cell office:value-type="float" office:value="1.3220000000000001E-2" table:style-name="ce1">
            <text:p>0.013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0.0042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44" table:style-name="ce1">
            <text:p>1.024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3"/>
          <table:table-cell office:value-type="float" table:style-name="ce1" office:value="0.00661"/>
          <table:table-cell office:value-type="float" office:value="2.4499999999999999E-3" table:style-name="ce1">
            <text:p>0.00245</text:p>
          </table:table-cell>
          <table:table-cell office:value-type="float" office:value="8.4529999999999994E-2" table:style-name="ce1">
            <text:p>0.08453</text:p>
          </table:table-cell>
          <table:table-cell office:value-type="float" office:value="-8.4529999999999994E-2" table:style-name="ce1">
            <text:p>-0.08453</text:p>
          </table:table-cell>
          <table:table-cell office:value-type="float" office:value="1.0206999999999999" table:style-name="ce1">
            <text:p>1.0207</text:p>
          </table:table-cell>
          <table:table-cell office:value-type="float" office:value="0.21132000000000001" table:style-name="ce1">
            <text:p>0.211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0.00754"/>
          <table:table-cell office:value-type="float" office:value="-1.1970000000000001E-2" table:style-name="ce1">
            <text:p>-0.01197</text:p>
          </table:table-cell>
          <table:table-cell office:value-type="float" office:value="9.6409999999999996E-2" table:style-name="ce1">
            <text:p>0.09641</text:p>
          </table:table-cell>
          <table:table-cell office:value-type="float" office:value="-9.6409999999999996E-2" table:style-name="ce1">
            <text:p>-0.09641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24103000000000002" table:style-name="ce1">
            <text:p>0.241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0.19915"/>
          <table:table-cell office:value-type="float" office:value="-1.7159999999999998E-2" table:style-name="ce1">
            <text:p>-0.01716</text:p>
          </table:table-cell>
          <table:table-cell office:value-type="float" office:value="0.13824999999999998" table:style-name="ce1">
            <text:p>0.13825</text:p>
          </table:table-cell>
          <table:table-cell office:value-type="float" office:value="-0.13824999999999998" table:style-name="ce1">
            <text:p>-0.13825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34561999999999998" table:style-name="ce1">
            <text:p>0.34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1917999999999999" table:style-name="ce1">
            <text:p>0.11918</text:p>
          </table:table-cell>
          <table:table-cell office:value-type="float" office:value="-0.11917999999999999" table:style-name="ce1">
            <text:p>-0.11918</text:p>
          </table:table-cell>
          <table:table-cell office:value-type="float" office:value="1.0276000000000001" table:style-name="ce1">
            <text:p>1.0276</text:p>
          </table:table-cell>
          <table:table-cell office:value-type="float" office:value="0.29794999999999999" table:style-name="ce1">
            <text:p>0.29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011899999999999999"/>
          <table:table-cell office:value-type="float" office:value="1.7599999999999998E-3" table:style-name="ce1">
            <text:p>0.00176</text:p>
          </table:table-cell>
          <table:table-cell office:value-type="float" office:value="8.26E-3" table:style-name="ce1">
            <text:p>0.00826</text:p>
          </table:table-cell>
          <table:table-cell office:value-type="float" office:value="-8.26E-3" table:style-name="ce1">
            <text:p>-0.00826</text:p>
          </table:table-cell>
          <table:table-cell office:value-type="float" office:value="1.0246" table:style-name="ce1">
            <text:p>1.0246</text:p>
          </table:table-cell>
          <table:table-cell office:value-type="float" office:value="2.0649999999999998E-2" table:style-name="ce1">
            <text:p>0.02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1503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46" table:style-name="ce1">
            <text:p>1.0246</text:p>
          </table:table-cell>
          <table:table-cell office:value-type="float" office:value="0.45899999999999996" table:style-name="ce1">
            <text:p>0.4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3.4409999999999996E-2" table:style-name="ce1">
            <text:p>0.03441</text:p>
          </table:table-cell>
          <table:table-cell office:value-type="float" office:value="-3.4409999999999996E-2" table:style-name="ce1">
            <text:p>-0.03441</text:p>
          </table:table-cell>
          <table:table-cell office:value-type="float" office:value="1.0246" table:style-name="ce1">
            <text:p>1.0246</text:p>
          </table:table-cell>
          <table:table-cell office:value-type="float" office:value="8.6019999999999999E-2" table:style-name="ce1">
            <text:p>0.08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10071999999999999"/>
          <table:table-cell office:value-type="float" office:value="2.4300000000000002E-2" table:style-name="ce1">
            <text:p>0.0243</text:p>
          </table:table-cell>
          <table:table-cell office:value-type="float" office:value="0.1142" table:style-name="ce1">
            <text:p>0.1142</text:p>
          </table:table-cell>
          <table:table-cell office:value-type="float" office:value="-0.1142" table:style-name="ce1">
            <text:p>-0.1142</text:p>
          </table:table-cell>
          <table:table-cell office:value-type="float" office:value="1.0246" table:style-name="ce1">
            <text:p>1.0246</text:p>
          </table:table-cell>
          <table:table-cell office:value-type="float" office:value="0.28550999999999999" table:style-name="ce1">
            <text:p>0.285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0.09999000000000001"/>
          <table:table-cell office:value-type="float" office:value="0.27224999999999999" table:style-name="ce1">
            <text:p>0.27225</text:p>
          </table:table-cell>
          <table:table-cell office:value-type="float" office:value="1.27929" table:style-name="ce1">
            <text:p>1.27929</text:p>
          </table:table-cell>
          <table:table-cell office:value-type="float" office:value="-1.27929" table:style-name="ce1">
            <text:p>-1.27929</text:p>
          </table:table-cell>
          <table:table-cell office:value-type="float" office:value="1.0246" table:style-name="ce1">
            <text:p>1.0246</text:p>
          </table:table-cell>
          <table:table-cell office:value-type="float" office:value="3.1982299999999997" table:style-name="ce1">
            <text:p>3.198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.87164"/>
          <table:table-cell office:value-type="float" office:value="0.35619999999999996" table:style-name="ce1">
            <text:p>0.3562</text:p>
          </table:table-cell>
          <table:table-cell office:value-type="float" office:value="0.60509000000000002" table:style-name="ce1">
            <text:p>0.60509</text:p>
          </table:table-cell>
          <table:table-cell office:value-type="float" office:value="-0.60509000000000002" table:style-name="ce1">
            <text:p>-0.60509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1.5127099999999998" table:style-name="ce1">
            <text:p>1.512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.00228"/>
          <table:table-cell office:value-type="float" office:value="1.7180000000000001E-2" table:style-name="ce1">
            <text:p>0.01718</text:p>
          </table:table-cell>
          <table:table-cell office:value-type="float" office:value="2.9190000000000001E-2" table:style-name="ce1">
            <text:p>0.02919</text:p>
          </table:table-cell>
          <table:table-cell office:value-type="float" office:value="-2.9190000000000001E-2" table:style-name="ce1">
            <text:p>-0.02919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7.2980000000000003E-2" table:style-name="ce1">
            <text:p>0.072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.1490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0.45500000000000002" table:style-name="ce1">
            <text:p>0.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3880000000000002E-2" table:style-name="ce1">
            <text:p>0.04388</text:p>
          </table:table-cell>
          <table:table-cell office:value-type="float" office:value="-4.3880000000000002E-2" table:style-name="ce1">
            <text:p>-0.04388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0.10970000000000001" table:style-name="ce1">
            <text:p>0.1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63"/>
          <table:table-cell office:value-type="float" office:value="0.16991000000000001" table:style-name="ce1">
            <text:p>0.16991</text:p>
          </table:table-cell>
          <table:table-cell office:value-type="float" office:value="0.375" table:style-name="ce1">
            <text:p>0.375</text:p>
          </table:table-cell>
          <table:table-cell office:value-type="float" office:value="-0.3" table:style-name="ce1">
            <text:p>-0.3</text:p>
          </table:table-cell>
          <table:table-cell office:value-type="float" office:value="1.0247999999999999" table:style-name="ce1">
            <text:p>1.0248</text:p>
          </table:table-cell>
          <table:table-cell office:value-type="float" office:value="0.75" table:style-name="ce1">
            <text:p>0.75</text:p>
          </table:table-cell>
          <table:table-cell office:value-type="float" office:value="0.375" table:style-name="ce1">
            <text:p>0.3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38854"/>
          <table:table-cell office:value-type="float" office:value="0.11330999999999999" table:style-name="ce1">
            <text:p>0.11331</text:p>
          </table:table-cell>
          <table:table-cell office:value-type="float" office:value="0.26972000000000002" table:style-name="ce1">
            <text:p>0.26972</text:p>
          </table:table-cell>
          <table:table-cell office:value-type="float" office:value="-0.26972000000000002" table:style-name="ce1">
            <text:p>-0.26972</text:p>
          </table:table-cell>
          <table:table-cell office:value-type="float" office:value="1.0247999999999999" table:style-name="ce1">
            <text:p>1.0248</text:p>
          </table:table-cell>
          <table:table-cell office:value-type="float" office:value="0.67430000000000012" table:style-name="ce1">
            <text:p>0.67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01163"/>
          <table:table-cell office:value-type="float" office:value="6.25E-2" table:style-name="ce1">
            <text:p>0.0625</text:p>
          </table:table-cell>
          <table:table-cell office:value-type="float" office:value="0.14878" table:style-name="ce1">
            <text:p>0.14878</text:p>
          </table:table-cell>
          <table:table-cell office:value-type="float" office:value="-0.14878" table:style-name="ce1">
            <text:p>-0.14878</text:p>
          </table:table-cell>
          <table:table-cell office:value-type="float" office:value="1.0247999999999999" table:style-name="ce1">
            <text:p>1.0248</text:p>
          </table:table-cell>
          <table:table-cell office:value-type="float" office:value="0.37195" table:style-name="ce1">
            <text:p>0.371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0.0599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47999999999999" table:style-name="ce1">
            <text:p>1.0248</text:p>
          </table:table-cell>
          <table:table-cell office:value-type="float" office:value="0.183" table:style-name="ce1">
            <text:p>0.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0.053099999999999994"/>
          <table:table-cell office:value-type="float" office:value="7.2199999999999999E-3" table:style-name="ce1">
            <text:p>0.00722</text:p>
          </table:table-cell>
          <table:table-cell office:value-type="float" office:value="3.6859999999999997E-2" table:style-name="ce1">
            <text:p>0.03686</text:p>
          </table:table-cell>
          <table:table-cell office:value-type="float" office:value="-3.6859999999999997E-2" table:style-name="ce1">
            <text:p>-0.03686</text:p>
          </table:table-cell>
          <table:table-cell office:value-type="float" office:value="1.0162" table:style-name="ce1">
            <text:p>1.0162</text:p>
          </table:table-cell>
          <table:table-cell office:value-type="float" office:value="9.2149999999999996E-2" table:style-name="ce1">
            <text:p>0.09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0.01871"/>
          <table:table-cell office:value-type="float" office:value="-5.0700000000000002E-2" table:style-name="ce1">
            <text:p>-0.0507</text:p>
          </table:table-cell>
          <table:table-cell office:value-type="float" office:value="0.2394" table:style-name="ce1">
            <text:p>0.2394</text:p>
          </table:table-cell>
          <table:table-cell office:value-type="float" office:value="-0.2394" table:style-name="ce1">
            <text:p>-0.2394</text:p>
          </table:table-cell>
          <table:table-cell office:value-type="float" office:value="1.0277000000000001" table:style-name="ce1">
            <text:p>1.0277</text:p>
          </table:table-cell>
          <table:table-cell office:value-type="float" office:value="0.59850000000000003" table:style-name="ce1">
            <text:p>0.5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0.45862"/>
          <table:table-cell office:value-type="float" office:value="-6.7419999999999994E-2" table:style-name="ce1">
            <text:p>-0.06742</text:p>
          </table:table-cell>
          <table:table-cell office:value-type="float" office:value="0.31836999999999999" table:style-name="ce1">
            <text:p>0.31837</text:p>
          </table:table-cell>
          <table:table-cell office:value-type="float" office:value="-0.31836999999999999" table:style-name="ce1">
            <text:p>-0.31837</text:p>
          </table:table-cell>
          <table:table-cell office:value-type="float" office:value="1.0277000000000001" table:style-name="ce1">
            <text:p>1.0277</text:p>
          </table:table-cell>
          <table:table-cell office:value-type="float" office:value="0.79593000000000003" table:style-name="ce1">
            <text:p>0.795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0218999999999999" table:style-name="ce1">
            <text:p>0.10219</text:p>
          </table:table-cell>
          <table:table-cell office:value-type="float" office:value="-0.10218999999999999" table:style-name="ce1">
            <text:p>-0.10219</text:p>
          </table:table-cell>
          <table:table-cell office:value-type="float" office:value="1.0277000000000001" table:style-name="ce1">
            <text:p>1.0277</text:p>
          </table:table-cell>
          <table:table-cell office:value-type="float" office:value="0.25547000000000003" table:style-name="ce1">
            <text:p>0.255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.00788"/>
          <table:table-cell office:value-type="float" office:value="2.5329999999999998E-2" table:style-name="ce1">
            <text:p>0.02533</text:p>
          </table:table-cell>
          <table:table-cell office:value-type="float" office:value="0.10087" table:style-name="ce1">
            <text:p>0.10087</text:p>
          </table:table-cell>
          <table:table-cell office:value-type="float" office:value="-0.10087" table:style-name="ce1">
            <text:p>-0.10087</text:p>
          </table:table-cell>
          <table:table-cell office:value-type="float" office:value="1.0113000000000001" table:style-name="ce1">
            <text:p>1.0113</text:p>
          </table:table-cell>
          <table:table-cell office:value-type="float" office:value="0.25217000000000001" table:style-name="ce1">
            <text:p>0.252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.18471"/>
          <table:table-cell office:value-type="float" office:value="3.2199999999999999E-2" table:style-name="ce1">
            <text:p>0.0322</text:p>
          </table:table-cell>
          <table:table-cell office:value-type="float" office:value="0.12822" table:style-name="ce1">
            <text:p>0.12822</text:p>
          </table:table-cell>
          <table:table-cell office:value-type="float" office:value="-0.12822" table:style-name="ce1">
            <text:p>-0.12822</text:p>
          </table:table-cell>
          <table:table-cell office:value-type="float" office:value="1.0113000000000001" table:style-name="ce1">
            <text:p>1.0113</text:p>
          </table:table-cell>
          <table:table-cell office:value-type="float" office:value="0.32055" table:style-name="ce1">
            <text:p>0.320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3.4409999999999996E-2" table:style-name="ce1">
            <text:p>0.03441</text:p>
          </table:table-cell>
          <table:table-cell office:value-type="float" office:value="-3.4409999999999996E-2" table:style-name="ce1">
            <text:p>-0.03441</text:p>
          </table:table-cell>
          <table:table-cell office:value-type="float" office:value="1.0113000000000001" table:style-name="ce1">
            <text:p>1.0113</text:p>
          </table:table-cell>
          <table:table-cell office:value-type="float" office:value="8.6019999999999999E-2" table:style-name="ce1">
            <text:p>0.08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0.054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1" table:style-name="ce1">
            <text:p>1.0261</text:p>
          </table:table-cell>
          <table:table-cell office:value-type="float" office:value="0.16699999999999998" table:style-name="ce1">
            <text:p>0.1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0.7405700000000001"/>
          <table:table-cell office:value-type="float" office:value="0.24219000000000002" table:style-name="ce1">
            <text:p>0.24219</text:p>
          </table:table-cell>
          <table:table-cell office:value-type="float" office:value="0.51408999999999994" table:style-name="ce1">
            <text:p>0.51409</text:p>
          </table:table-cell>
          <table:table-cell office:value-type="float" office:value="-0.51408999999999994" table:style-name="ce1">
            <text:p>-0.51409</text:p>
          </table:table-cell>
          <table:table-cell office:value-type="float" office:value="1.0261" table:style-name="ce1">
            <text:p>1.0261</text:p>
          </table:table-cell>
          <table:table-cell office:value-type="float" office:value="1.2852399999999999" table:style-name="ce1">
            <text:p>1.28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0.038130000000000004"/>
          <table:table-cell office:value-type="float" office:value="0.22982" table:style-name="ce1">
            <text:p>0.22982</text:p>
          </table:table-cell>
          <table:table-cell office:value-type="float" office:value="0.48786000000000002" table:style-name="ce1">
            <text:p>0.48786</text:p>
          </table:table-cell>
          <table:table-cell office:value-type="float" office:value="-0.48786000000000002" table:style-name="ce1">
            <text:p>-0.48786</text:p>
          </table:table-cell>
          <table:table-cell office:value-type="float" office:value="1.0261" table:style-name="ce1">
            <text:p>1.0261</text:p>
          </table:table-cell>
          <table:table-cell office:value-type="float" office:value="1.2196500000000001" table:style-name="ce1">
            <text:p>1.219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1.00004"/>
          <table:table-cell office:value-type="float" office:value="0.43038999999999999" table:style-name="ce1">
            <text:p>0.43039</text:p>
          </table:table-cell>
          <table:table-cell office:value-type="float" office:value="0.69421999999999995" table:style-name="ce1">
            <text:p>0.69422</text:p>
          </table:table-cell>
          <table:table-cell office:value-type="float" office:value="-0.69421999999999995" table:style-name="ce1">
            <text:p>-0.69422</text:p>
          </table:table-cell>
          <table:table-cell office:value-type="float" office:value="1.0241" table:style-name="ce1">
            <text:p>1.0241</text:p>
          </table:table-cell>
          <table:table-cell office:value-type="float" office:value="1.7355500000000001" table:style-name="ce1">
            <text:p>1.735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3.8679999999999999E-2" table:style-name="ce1">
            <text:p>0.03868</text:p>
          </table:table-cell>
          <table:table-cell office:value-type="float" office:value="-3.8679999999999999E-2" table:style-name="ce1">
            <text:p>-0.03868</text:p>
          </table:table-cell>
          <table:table-cell office:value-type="float" office:value="1.0241" table:style-name="ce1">
            <text:p>1.0241</text:p>
          </table:table-cell>
          <table:table-cell office:value-type="float" office:value="9.6699999999999994E-2" table:style-name="ce1">
            <text:p>0.0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3"/>
          <table:table-cell office:value-type="float" table:style-name="ce1" office:value="0.00117"/>
          <table:table-cell office:value-type="float" office:value="-8.699999999999999E-4" table:style-name="ce1">
            <text:p>-0.00087</text:p>
          </table:table-cell>
          <table:table-cell office:value-type="float" office:value="1.4950000000000001E-2" table:style-name="ce1">
            <text:p>0.01495</text:p>
          </table:table-cell>
          <table:table-cell office:value-type="float" office:value="-1.4950000000000001E-2" table:style-name="ce1">
            <text:p>-0.01495</text:p>
          </table:table-cell>
          <table:table-cell office:value-type="float" office:value="1.0242" table:style-name="ce1">
            <text:p>1.0242</text:p>
          </table:table-cell>
          <table:table-cell office:value-type="float" office:value="3.739E-2" table:style-name="ce1">
            <text:p>0.037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9080000000000006E-2" table:style-name="ce1">
            <text:p>0.04908</text:p>
          </table:table-cell>
          <table:table-cell office:value-type="float" office:value="-4.9080000000000006E-2" table:style-name="ce1">
            <text:p>-0.04908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0.12269999999999999" table:style-name="ce1">
            <text:p>0.12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0.03598"/>
          <table:table-cell office:value-type="float" office:value="-8.5000000000000006E-4" table:style-name="ce1">
            <text:p>-0.00085</text:p>
          </table:table-cell>
          <table:table-cell office:value-type="float" office:value="2.4969999999999999E-2" table:style-name="ce1">
            <text:p>0.02497</text:p>
          </table:table-cell>
          <table:table-cell office:value-type="float" office:value="-2.4969999999999999E-2" table:style-name="ce1">
            <text:p>-0.02497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6.2430000000000006E-2" table:style-name="ce1">
            <text:p>0.06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0.01418"/>
          <table:table-cell office:value-type="float" office:value="7.8719999999999998E-2" table:style-name="ce1">
            <text:p>0.07872</text:p>
          </table:table-cell>
          <table:table-cell office:value-type="float" office:value="0.18146000000000001" table:style-name="ce1">
            <text:p>0.18146</text:p>
          </table:table-cell>
          <table:table-cell office:value-type="float" office:value="-0.18146000000000001" table:style-name="ce1">
            <text:p>-0.18146</text:p>
          </table:table-cell>
          <table:table-cell office:value-type="float" office:value="1.0263" table:style-name="ce1">
            <text:p>1.0263</text:p>
          </table:table-cell>
          <table:table-cell office:value-type="float" office:value="0.45365" table:style-name="ce1">
            <text:p>0.45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0.0160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63" table:style-name="ce1">
            <text:p>1.026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0.15796"/>
          <table:table-cell office:value-type="float" office:value="4.7569999999999994E-2" table:style-name="ce1">
            <text:p>0.04757</text:p>
          </table:table-cell>
          <table:table-cell office:value-type="float" office:value="0.10965" table:style-name="ce1">
            <text:p>0.10965</text:p>
          </table:table-cell>
          <table:table-cell office:value-type="float" office:value="-0.10965" table:style-name="ce1">
            <text:p>-0.10965</text:p>
          </table:table-cell>
          <table:table-cell office:value-type="float" office:value="1.0263" table:style-name="ce1">
            <text:p>1.0263</text:p>
          </table:table-cell>
          <table:table-cell office:value-type="float" office:value="0.27412999999999998" table:style-name="ce1">
            <text:p>0.27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5.577E-2" table:style-name="ce1">
            <text:p>0.05577</text:p>
          </table:table-cell>
          <table:table-cell office:value-type="float" office:value="-5.577E-2" table:style-name="ce1">
            <text:p>-0.05577</text:p>
          </table:table-cell>
          <table:table-cell office:value-type="float" office:value="1.0219" table:style-name="ce1">
            <text:p>1.0219</text:p>
          </table:table-cell>
          <table:table-cell office:value-type="float" office:value="0.13941000000000001" table:style-name="ce1">
            <text:p>0.139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0.0216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19" table:style-name="ce1">
            <text:p>1.0219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0.03598"/>
          <table:table-cell office:value-type="float" office:value="3.6700000000000001E-3" table:style-name="ce1">
            <text:p>0.00367</text:p>
          </table:table-cell>
          <table:table-cell office:value-type="float" office:value="2.4969999999999999E-2" table:style-name="ce1">
            <text:p>0.02497</text:p>
          </table:table-cell>
          <table:table-cell office:value-type="float" office:value="-2.4969999999999999E-2" table:style-name="ce1">
            <text:p>-0.02497</text:p>
          </table:table-cell>
          <table:table-cell office:value-type="float" office:value="1.0219" table:style-name="ce1">
            <text:p>1.0219</text:p>
          </table:table-cell>
          <table:table-cell office:value-type="float" office:value="6.2430000000000006E-2" table:style-name="ce1">
            <text:p>0.062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0.053630000000000004"/>
          <table:table-cell office:value-type="float" office:value="-1.99E-3" table:style-name="ce1">
            <text:p>-0.00199</text:p>
          </table:table-cell>
          <table:table-cell office:value-type="float" office:value="3.7229999999999999E-2" table:style-name="ce1">
            <text:p>0.03723</text:p>
          </table:table-cell>
          <table:table-cell office:value-type="float" office:value="-3.7229999999999999E-2" table:style-name="ce1">
            <text:p>-0.03723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9.307E-2" table:style-name="ce1">
            <text:p>0.093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3.4409999999999996E-2" table:style-name="ce1">
            <text:p>0.03441</text:p>
          </table:table-cell>
          <table:table-cell office:value-type="float" office:value="-3.4409999999999996E-2" table:style-name="ce1">
            <text:p>-0.03441</text:p>
          </table:table-cell>
          <table:table-cell office:value-type="float" office:value="1.0207999999999999" table:style-name="ce1">
            <text:p>1.0208</text:p>
          </table:table-cell>
          <table:table-cell office:value-type="float" office:value="8.6019999999999999E-2" table:style-name="ce1">
            <text:p>0.08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0487000000000001" table:style-name="ce1">
            <text:p>0.40487</text:p>
          </table:table-cell>
          <table:table-cell office:value-type="float" office:value="-0.40487000000000001" table:style-name="ce1">
            <text:p>-0.40487</text:p>
          </table:table-cell>
          <table:table-cell office:value-type="float" office:value="1.0145" table:style-name="ce1">
            <text:p>1.0145</text:p>
          </table:table-cell>
          <table:table-cell office:value-type="float" office:value="1.0121800000000001" table:style-name="ce1">
            <text:p>1.012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0.022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45" table:style-name="ce1">
            <text:p>1.0145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3.4409999999999996E-2" table:style-name="ce1">
            <text:p>0.03441</text:p>
          </table:table-cell>
          <table:table-cell office:value-type="float" office:value="-3.4409999999999996E-2" table:style-name="ce1">
            <text:p>-0.03441</text:p>
          </table:table-cell>
          <table:table-cell office:value-type="float" office:value="1.0185999999999999" table:style-name="ce1">
            <text:p>1.0186</text:p>
          </table:table-cell>
          <table:table-cell office:value-type="float" office:value="8.6019999999999999E-2" table:style-name="ce1">
            <text:p>0.08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0.07236"/>
          <table:table-cell office:value-type="float" office:value="2.7400000000000002E-3" table:style-name="ce1">
            <text:p>0.00274</text:p>
          </table:table-cell>
          <table:table-cell office:value-type="float" office:value="5.0229999999999997E-2" table:style-name="ce1">
            <text:p>0.05023</text:p>
          </table:table-cell>
          <table:table-cell office:value-type="float" office:value="-5.0229999999999997E-2" table:style-name="ce1">
            <text:p>-0.05023</text:p>
          </table:table-cell>
          <table:table-cell office:value-type="float" office:value="1.0185999999999999" table:style-name="ce1">
            <text:p>1.0186</text:p>
          </table:table-cell>
          <table:table-cell office:value-type="float" office:value="0.12557000000000001" table:style-name="ce1">
            <text:p>0.125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.10712999999999999"/>
          <table:table-cell office:value-type="float" office:value="3.5950000000000003E-2" table:style-name="ce1">
            <text:p>0.03595</text:p>
          </table:table-cell>
          <table:table-cell office:value-type="float" office:value="7.4370000000000006E-2" table:style-name="ce1">
            <text:p>0.07437</text:p>
          </table:table-cell>
          <table:table-cell office:value-type="float" office:value="-7.4370000000000006E-2" table:style-name="ce1">
            <text:p>-0.07437</text:p>
          </table:table-cell>
          <table:table-cell office:value-type="float" office:value="1.0258" table:style-name="ce1">
            <text:p>1.0258</text:p>
          </table:table-cell>
          <table:table-cell office:value-type="float" office:value="0.18591999999999997" table:style-name="ce1">
            <text:p>0.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3.4599999999999999E-2" table:style-name="ce1">
            <text:p>0.0346</text:p>
          </table:table-cell>
          <table:table-cell office:value-type="float" office:value="-3.4599999999999999E-2" table:style-name="ce1">
            <text:p>-0.0346</text:p>
          </table:table-cell>
          <table:table-cell office:value-type="float" office:value="1.0258" table:style-name="ce1">
            <text:p>1.0258</text:p>
          </table:table-cell>
          <table:table-cell office:value-type="float" office:value="8.6489999999999997E-2" table:style-name="ce1">
            <text:p>0.08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.090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8" table:style-name="ce1">
            <text:p>1.0258</text:p>
          </table:table-cell>
          <table:table-cell office:value-type="float" office:value="0.27600000000000002" table:style-name="ce1">
            <text:p>0.2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0.03418"/>
          <table:table-cell office:value-type="float" office:value="0.21138999999999999" table:style-name="ce1">
            <text:p>0.21139</text:p>
          </table:table-cell>
          <table:table-cell office:value-type="float" office:value="0.43735000000000002" table:style-name="ce1">
            <text:p>0.43735</text:p>
          </table:table-cell>
          <table:table-cell office:value-type="float" office:value="-0.43735000000000002" table:style-name="ce1">
            <text:p>-0.43735</text:p>
          </table:table-cell>
          <table:table-cell office:value-type="float" office:value="1.0258" table:style-name="ce1">
            <text:p>1.0258</text:p>
          </table:table-cell>
          <table:table-cell office:value-type="float" office:value="1.09337" table:style-name="ce1">
            <text:p>1.093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0.01244"/>
          <table:table-cell office:value-type="float" office:value="1.89E-3" table:style-name="ce1">
            <text:p>0.00189</text:p>
          </table:table-cell>
          <table:table-cell office:value-type="float" office:value="8.6300000000000005E-3" table:style-name="ce1">
            <text:p>0.00863</text:p>
          </table:table-cell>
          <table:table-cell office:value-type="float" office:value="-8.6300000000000005E-3" table:style-name="ce1">
            <text:p>-0.00863</text:p>
          </table:table-cell>
          <table:table-cell office:value-type="float" office:value="1.0245" table:style-name="ce1">
            <text:p>1.0245</text:p>
          </table:table-cell>
          <table:table-cell office:value-type="float" office:value="2.1579999999999998E-2" table:style-name="ce1">
            <text:p>0.02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0.0336"/>
          <table:table-cell office:value-type="float" office:value="9.4140000000000001E-2" table:style-name="ce1">
            <text:p>0.09414</text:p>
          </table:table-cell>
          <table:table-cell office:value-type="float" office:value="0.42991999999999997" table:style-name="ce1">
            <text:p>0.42992</text:p>
          </table:table-cell>
          <table:table-cell office:value-type="float" office:value="-0.42991999999999997" table:style-name="ce1">
            <text:p>-0.42992</text:p>
          </table:table-cell>
          <table:table-cell office:value-type="float" office:value="1.0245" table:style-name="ce1">
            <text:p>1.0245</text:p>
          </table:table-cell>
          <table:table-cell office:value-type="float" office:value="1.0748" table:style-name="ce1">
            <text:p>1.07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0.004050000000000001"/>
          <table:table-cell office:value-type="float" office:value="1.0189999999999999E-2" table:style-name="ce1">
            <text:p>0.01019</text:p>
          </table:table-cell>
          <table:table-cell office:value-type="float" office:value="5.1849999999999993E-2" table:style-name="ce1">
            <text:p>0.05185</text:p>
          </table:table-cell>
          <table:table-cell office:value-type="float" office:value="-5.1849999999999993E-2" table:style-name="ce1">
            <text:p>-0.05185</text:p>
          </table:table-cell>
          <table:table-cell office:value-type="float" office:value="1.0246" table:style-name="ce1">
            <text:p>1.0246</text:p>
          </table:table-cell>
          <table:table-cell office:value-type="float" office:value="0.12961999999999999" table:style-name="ce1">
            <text:p>0.129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.1641999999999997"/>
          <table:table-cell office:value-type="float" office:value="0.29522999999999999" table:style-name="ce1">
            <text:p>0.29523</text:p>
          </table:table-cell>
          <table:table-cell office:value-type="float" office:value="1.50237" table:style-name="ce1">
            <text:p>1.50237</text:p>
          </table:table-cell>
          <table:table-cell office:value-type="float" office:value="-1.50237" table:style-name="ce1">
            <text:p>-1.50237</text:p>
          </table:table-cell>
          <table:table-cell office:value-type="float" office:value="1.0246" table:style-name="ce1">
            <text:p>1.0246</text:p>
          </table:table-cell>
          <table:table-cell office:value-type="float" office:value="3.7559100000000001" table:style-name="ce1">
            <text:p>3.755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9.0990000000000001E-2" table:style-name="ce1">
            <text:p>0.09099</text:p>
          </table:table-cell>
          <table:table-cell office:value-type="float" office:value="-9.0990000000000001E-2" table:style-name="ce1">
            <text:p>-0.09099</text:p>
          </table:table-cell>
          <table:table-cell office:value-type="float" office:value="1.0175000000000001" table:style-name="ce1">
            <text:p>1.0175</text:p>
          </table:table-cell>
          <table:table-cell office:value-type="float" office:value="0.22747000000000001" table:style-name="ce1">
            <text:p>0.227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9080000000000006E-2" table:style-name="ce1">
            <text:p>0.04908</text:p>
          </table:table-cell>
          <table:table-cell office:value-type="float" office:value="-4.9080000000000006E-2" table:style-name="ce1">
            <text:p>-0.04908</text:p>
          </table:table-cell>
          <table:table-cell office:value-type="float" office:value="1.0263" table:style-name="ce1">
            <text:p>1.0263</text:p>
          </table:table-cell>
          <table:table-cell office:value-type="float" office:value="0.12269999999999999" table:style-name="ce1">
            <text:p>0.12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0.0333"/>
          <table:table-cell office:value-type="float" office:value="-1.72E-3" table:style-name="ce1">
            <text:p>-0.00172</text:p>
          </table:table-cell>
          <table:table-cell office:value-type="float" office:value="2.3119999999999998E-2" table:style-name="ce1">
            <text:p>0.02312</text:p>
          </table:table-cell>
          <table:table-cell office:value-type="float" office:value="-2.3119999999999998E-2" table:style-name="ce1">
            <text:p>-0.02312</text:p>
          </table:table-cell>
          <table:table-cell office:value-type="float" office:value="1.0263" table:style-name="ce1">
            <text:p>1.0263</text:p>
          </table:table-cell>
          <table:table-cell office:value-type="float" office:value="5.7790000000000001E-2" table:style-name="ce1">
            <text:p>0.057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8.3299999999999999E-2" table:style-name="ce1">
            <text:p>0.0833</text:p>
          </table:table-cell>
          <table:table-cell office:value-type="float" office:value="-8.3299999999999999E-2" table:style-name="ce1">
            <text:p>-0.0833</text:p>
          </table:table-cell>
          <table:table-cell office:value-type="float" office:value="1.0203" table:style-name="ce1">
            <text:p>1.0203</text:p>
          </table:table-cell>
          <table:table-cell office:value-type="float" office:value="0.20824999999999999" table:style-name="ce1">
            <text:p>0.20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0.012969999999999999"/>
          <table:table-cell office:value-type="float" office:value="2.1099999999999999E-3" table:style-name="ce1">
            <text:p>0.0021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1.0203" table:style-name="ce1">
            <text:p>1.0203</text:p>
          </table:table-cell>
          <table:table-cell office:value-type="float" office:value="2.2509999999999999E-2" table:style-name="ce1">
            <text:p>0.02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28850000000000003"/>
          <table:table-cell office:value-type="float" office:value="8.3000000000000001E-4" table:style-name="ce1">
            <text:p>0.00083</text:p>
          </table:table-cell>
          <table:table-cell office:value-type="float" office:value="0.20027" table:style-name="ce1">
            <text:p>0.20027</text:p>
          </table:table-cell>
          <table:table-cell office:value-type="float" office:value="-0.20027" table:style-name="ce1">
            <text:p>-0.20027</text:p>
          </table:table-cell>
          <table:table-cell office:value-type="float" office:value="1.0125" table:style-name="ce1">
            <text:p>1.0125</text:p>
          </table:table-cell>
          <table:table-cell office:value-type="float" office:value="0.50066999999999995" table:style-name="ce1">
            <text:p>0.500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6"/>
          <table:table-cell office:value-type="float" office:value="3.4599999999999995E-3" table:style-name="ce1">
            <text:p>0.0034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25" table:style-name="ce1">
            <text:p>1.0125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25" table:style-name="ce1">
            <text:p>1.0125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2336" table:style-name="ce1">
            <text:p>0.12336</text:p>
          </table:table-cell>
          <table:table-cell office:value-type="float" office:value="-0.12336" table:style-name="ce1">
            <text:p>-0.12336</text:p>
          </table:table-cell>
          <table:table-cell office:value-type="float" office:value="1.0125" table:style-name="ce1">
            <text:p>1.0125</text:p>
          </table:table-cell>
          <table:table-cell office:value-type="float" office:value="0.30840000000000001" table:style-name="ce1">
            <text:p>0.30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25" table:style-name="ce1">
            <text:p>0.125</text:p>
          </table:table-cell>
          <table:table-cell office:value-type="float" office:value="-0.1" table:style-name="ce1">
            <text:p>-0.1</text:p>
          </table:table-cell>
          <table:table-cell office:value-type="float" office:value="1.0125" table:style-name="ce1">
            <text:p>1.0125</text:p>
          </table:table-cell>
          <table:table-cell office:value-type="float" office:value="0.25" table:style-name="ce1">
            <text:p>0.25</text:p>
          </table:table-cell>
          <table:table-cell office:value-type="float" office:value="0.125" table:style-name="ce1">
            <text:p>0.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125" table:style-name="ce1">
            <text:p>1.0125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25" table:style-name="ce1">
            <text:p>1.0125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-3.2000000000000001E-2" table:style-name="ce1">
            <text:p>-0.032</text:p>
          </table:table-cell>
          <table:table-cell office:value-type="float" office:value="1.0125" table:style-name="ce1">
            <text:p>1.0125</text:p>
          </table:table-cell>
          <table:table-cell office:value-type="float" office:value="0.08" table:style-name="ce1">
            <text:p>0.0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1944"/>
          <table:table-cell office:value-type="float" office:value="1.0299999999999999E-3" table:style-name="ce1">
            <text:p>0.00103</text:p>
          </table:table-cell>
          <table:table-cell office:value-type="float" office:value="0.24867999999999998" table:style-name="ce1">
            <text:p>0.24868</text:p>
          </table:table-cell>
          <table:table-cell office:value-type="float" office:value="-0.24867999999999998" table:style-name="ce1">
            <text:p>-0.24868</text:p>
          </table:table-cell>
          <table:table-cell office:value-type="float" office:value="1.0125" table:style-name="ce1">
            <text:p>1.0125</text:p>
          </table:table-cell>
          <table:table-cell office:value-type="float" office:value="0.62170999999999998" table:style-name="ce1">
            <text:p>0.621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18340000000000002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06"/>
          <table:table-cell office:value-type="float" office:value="3.4599999999999995E-3" table:style-name="ce1">
            <text:p>0.0034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-3.5200000000000002E-2" table:style-name="ce1">
            <text:p>-0.0352</text:p>
          </table:table-cell>
          <table:table-cell office:value-type="float" office:value="1.0125" table:style-name="ce1">
            <text:p>1.0125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3.4409999999999996E-2" table:style-name="ce1">
            <text:p>0.03441</text:p>
          </table:table-cell>
          <table:table-cell office:value-type="float" office:value="-3.4409999999999996E-2" table:style-name="ce1">
            <text:p>-0.03441</text:p>
          </table:table-cell>
          <table:table-cell office:value-type="float" office:value="1.0208999999999999" table:style-name="ce1">
            <text:p>1.0209</text:p>
          </table:table-cell>
          <table:table-cell office:value-type="float" office:value="8.6019999999999999E-2" table:style-name="ce1">
            <text:p>0.08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0.15154"/>
          <table:table-cell office:value-type="float" office:value="5.6009999999999997E-2" table:style-name="ce1">
            <text:p>0.05601</text:p>
          </table:table-cell>
          <table:table-cell office:value-type="float" office:value="0.10519000000000001" table:style-name="ce1">
            <text:p>0.10519</text:p>
          </table:table-cell>
          <table:table-cell office:value-type="float" office:value="-0.10519000000000001" table:style-name="ce1">
            <text:p>-0.10519</text:p>
          </table:table-cell>
          <table:table-cell office:value-type="float" office:value="1.0208999999999999" table:style-name="ce1">
            <text:p>1.0209</text:p>
          </table:table-cell>
          <table:table-cell office:value-type="float" office:value="0.26297999999999999" table:style-name="ce1">
            <text:p>0.262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0.0366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08999999999999" table:style-name="ce1">
            <text:p>1.0209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0298"/>
          <table:table-cell office:value-type="float" office:value="-1.0249999999999999E-2" table:style-name="ce1">
            <text:p>-0.01025</text:p>
          </table:table-cell>
          <table:table-cell office:value-type="float" office:value="0.38127" table:style-name="ce1">
            <text:p>0.38127</text:p>
          </table:table-cell>
          <table:table-cell office:value-type="float" office:value="-0.38127" table:style-name="ce1">
            <text:p>-0.38127</text:p>
          </table:table-cell>
          <table:table-cell office:value-type="float" office:value="1.0188999999999999" table:style-name="ce1">
            <text:p>1.0189</text:p>
          </table:table-cell>
          <table:table-cell office:value-type="float" office:value="0.95316999999999996" table:style-name="ce1">
            <text:p>0.953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3.4599999999999999E-2" table:style-name="ce1">
            <text:p>0.0346</text:p>
          </table:table-cell>
          <table:table-cell office:value-type="float" office:value="-3.4599999999999999E-2" table:style-name="ce1">
            <text:p>-0.0346</text:p>
          </table:table-cell>
          <table:table-cell office:value-type="float" office:value="1.0188999999999999" table:style-name="ce1">
            <text:p>1.0189</text:p>
          </table:table-cell>
          <table:table-cell office:value-type="float" office:value="8.6489999999999997E-2" table:style-name="ce1">
            <text:p>0.08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0877800000000000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88999999999999" table:style-name="ce1">
            <text:p>1.0189</text:p>
          </table:table-cell>
          <table:table-cell office:value-type="float" office:value="0.26800000000000002" table:style-name="ce1">
            <text:p>0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14351"/>
          <table:table-cell office:value-type="float" office:value="-2.6800000000000001E-3" table:style-name="ce1">
            <text:p>-0.00268</text:p>
          </table:table-cell>
          <table:table-cell office:value-type="float" office:value="9.962E-2" table:style-name="ce1">
            <text:p>0.09962</text:p>
          </table:table-cell>
          <table:table-cell office:value-type="float" office:value="-9.962E-2" table:style-name="ce1">
            <text:p>-0.09962</text:p>
          </table:table-cell>
          <table:table-cell office:value-type="float" office:value="1.0188999999999999" table:style-name="ce1">
            <text:p>1.0189</text:p>
          </table:table-cell>
          <table:table-cell office:value-type="float" office:value="0.24905999999999998" table:style-name="ce1">
            <text:p>0.249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10808999999999999"/>
          <table:table-cell office:value-type="float" office:value="-3.29E-3" table:style-name="ce1">
            <text:p>-0.00329</text:p>
          </table:table-cell>
          <table:table-cell office:value-type="float" office:value="0.12256" table:style-name="ce1">
            <text:p>0.12256</text:p>
          </table:table-cell>
          <table:table-cell office:value-type="float" office:value="-0.12256" table:style-name="ce1">
            <text:p>-0.12256</text:p>
          </table:table-cell>
          <table:table-cell office:value-type="float" office:value="1.0188999999999999" table:style-name="ce1">
            <text:p>1.0189</text:p>
          </table:table-cell>
          <table:table-cell office:value-type="float" office:value="0.30640000000000001" table:style-name="ce1">
            <text:p>0.30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0.0028899999999999998"/>
          <table:table-cell office:value-type="float" office:value="1.3500000000000001E-3" table:style-name="ce1">
            <text:p>0.00135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-3.6989999999999995E-2" table:style-name="ce1">
            <text:p>-0.03699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9.2479999999999993E-2" table:style-name="ce1">
            <text:p>0.092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3.4599999999999999E-2" table:style-name="ce1">
            <text:p>0.0346</text:p>
          </table:table-cell>
          <table:table-cell office:value-type="float" office:value="-3.4599999999999999E-2" table:style-name="ce1">
            <text:p>-0.0346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8.6489999999999997E-2" table:style-name="ce1">
            <text:p>0.08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0.02902"/>
          <table:table-cell office:value-type="float" office:value="6.3000000000000003E-4" table:style-name="ce1">
            <text:p>0.00063</text:p>
          </table:table-cell>
          <table:table-cell office:value-type="float" office:value="2.0150000000000001E-2" table:style-name="ce1">
            <text:p>0.02015</text:p>
          </table:table-cell>
          <table:table-cell office:value-type="float" office:value="-2.0150000000000001E-2" table:style-name="ce1">
            <text:p>-0.02015</text:p>
          </table:table-cell>
          <table:table-cell office:value-type="float" office:value="1.0167999999999999" table:style-name="ce1">
            <text:p>1.0168</text:p>
          </table:table-cell>
          <table:table-cell office:value-type="float" office:value="5.0359999999999995E-2" table:style-name="ce1">
            <text:p>0.05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054E-2" table:style-name="ce1">
            <text:p>0.04054</text:p>
          </table:table-cell>
          <table:table-cell office:value-type="float" office:value="-4.054E-2" table:style-name="ce1">
            <text:p>-0.04054</text:p>
          </table:table-cell>
          <table:table-cell office:value-type="float" office:value="1.0167999999999999" table:style-name="ce1">
            <text:p>1.0168</text:p>
          </table:table-cell>
          <table:table-cell office:value-type="float" office:value="0.10135" table:style-name="ce1">
            <text:p>0.10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0.16" table:style-name="ce1">
            <text:p>-0.16</text:p>
          </table:table-cell>
          <table:table-cell office:value-type="float" office:value="1.0313000000000001" table:style-name="ce1">
            <text:p>1.0313</text:p>
          </table:table-cell>
          <table:table-cell office:value-type="float" office:value="0.4" table:style-name="ce1">
            <text:p>0.4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00869"/>
          <table:table-cell office:value-type="float" office:value="2.0399999999999997E-3" table:style-name="ce1">
            <text:p>0.00204</text:p>
          </table:table-cell>
          <table:table-cell office:value-type="float" office:value="6.0299999999999998E-3" table:style-name="ce1">
            <text:p>0.00603</text:p>
          </table:table-cell>
          <table:table-cell office:value-type="float" office:value="-6.0299999999999998E-3" table:style-name="ce1">
            <text:p>-0.00603</text:p>
          </table:table-cell>
          <table:table-cell office:value-type="float" office:value="1.0313000000000001" table:style-name="ce1">
            <text:p>1.0313</text:p>
          </table:table-cell>
          <table:table-cell office:value-type="float" office:value="1.508E-2" table:style-name="ce1">
            <text:p>0.015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0661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13000000000001" table:style-name="ce1">
            <text:p>1.0313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07656"/>
          <table:table-cell office:value-type="float" office:value="0.33110000000000001" table:style-name="ce1">
            <text:p>0.3311</text:p>
          </table:table-cell>
          <table:table-cell office:value-type="float" office:value="0.97958000000000001" table:style-name="ce1">
            <text:p>0.97958</text:p>
          </table:table-cell>
          <table:table-cell office:value-type="float" office:value="-0.97958000000000001" table:style-name="ce1">
            <text:p>-0.97958</text:p>
          </table:table-cell>
          <table:table-cell office:value-type="float" office:value="1.0313000000000001" table:style-name="ce1">
            <text:p>1.0313</text:p>
          </table:table-cell>
          <table:table-cell office:value-type="float" office:value="2.44895" table:style-name="ce1">
            <text:p>2.448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0.03177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5000000000001" table:style-name="ce1">
            <text:p>1.0255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0.06863999999999999"/>
          <table:table-cell office:value-type="float" office:value="0.14212999999999998" table:style-name="ce1">
            <text:p>0.14213</text:p>
          </table:table-cell>
          <table:table-cell office:value-type="float" office:value="0.87819000000000003" table:style-name="ce1">
            <text:p>0.87819</text:p>
          </table:table-cell>
          <table:table-cell office:value-type="float" office:value="-0.87819000000000003" table:style-name="ce1">
            <text:p>-0.87819</text:p>
          </table:table-cell>
          <table:table-cell office:value-type="float" office:value="1.0255000000000001" table:style-name="ce1">
            <text:p>1.0255</text:p>
          </table:table-cell>
          <table:table-cell office:value-type="float" office:value="2.1954799999999999" table:style-name="ce1">
            <text:p>2.195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5"/>
          <table:table-cell office:value-type="float" table:style-name="ce1" office:value="0.10232"/>
          <table:table-cell office:value-type="float" office:value="1.9279999999999999E-2" table:style-name="ce1">
            <text:p>0.01928</text:p>
          </table:table-cell>
          <table:table-cell office:value-type="float" office:value="7.1029999999999996E-2" table:style-name="ce1">
            <text:p>0.07103</text:p>
          </table:table-cell>
          <table:table-cell office:value-type="float" office:value="-7.1029999999999996E-2" table:style-name="ce1">
            <text:p>-0.07103</text:p>
          </table:table-cell>
          <table:table-cell office:value-type="float" office:value="1.0167999999999999" table:style-name="ce1">
            <text:p>1.0168</text:p>
          </table:table-cell>
          <table:table-cell office:value-type="float" office:value="0.17757000000000001" table:style-name="ce1">
            <text:p>0.177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3.4409999999999996E-2" table:style-name="ce1">
            <text:p>0.03441</text:p>
          </table:table-cell>
          <table:table-cell office:value-type="float" office:value="-3.4409999999999996E-2" table:style-name="ce1">
            <text:p>-0.03441</text:p>
          </table:table-cell>
          <table:table-cell office:value-type="float" office:value="1.0277000000000001" table:style-name="ce1">
            <text:p>1.0277</text:p>
          </table:table-cell>
          <table:table-cell office:value-type="float" office:value="8.6019999999999999E-2" table:style-name="ce1">
            <text:p>0.08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.01982"/>
          <table:table-cell office:value-type="float" office:value="0.10249999999999999" table:style-name="ce1">
            <text:p>0.1025</text:p>
          </table:table-cell>
          <table:table-cell office:value-type="float" office:value="0.25351000000000001" table:style-name="ce1">
            <text:p>0.25351</text:p>
          </table:table-cell>
          <table:table-cell office:value-type="float" office:value="-0.25351000000000001" table:style-name="ce1">
            <text:p>-0.25351</text:p>
          </table:table-cell>
          <table:table-cell office:value-type="float" office:value="1.0277000000000001" table:style-name="ce1">
            <text:p>1.0277</text:p>
          </table:table-cell>
          <table:table-cell office:value-type="float" office:value="0.63378000000000001" table:style-name="ce1">
            <text:p>0.633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.02207"/>
          <table:table-cell office:value-type="float" office:value="6.1900000000000002E-3" table:style-name="ce1">
            <text:p>0.00619</text:p>
          </table:table-cell>
          <table:table-cell office:value-type="float" office:value="1.532E-2" table:style-name="ce1">
            <text:p>0.01532</text:p>
          </table:table-cell>
          <table:table-cell office:value-type="float" office:value="-1.532E-2" table:style-name="ce1">
            <text:p>-0.01532</text:p>
          </table:table-cell>
          <table:table-cell office:value-type="float" office:value="1.0277000000000001" table:style-name="ce1">
            <text:p>1.0277</text:p>
          </table:table-cell>
          <table:table-cell office:value-type="float" office:value="3.8290000000000005E-2" table:style-name="ce1">
            <text:p>0.038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2.819E-2" table:style-name="ce1">
            <text:p>0.02819</text:p>
          </table:table-cell>
          <table:table-cell office:value-type="float" office:value="-2.819E-2" table:style-name="ce1">
            <text:p>-0.02819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7.0480000000000001E-2" table:style-name="ce1">
            <text:p>0.070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.0088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.05029"/>
          <table:table-cell office:value-type="float" office:value="0.40450999999999998" table:style-name="ce1">
            <text:p>0.40451</text:p>
          </table:table-cell>
          <table:table-cell office:value-type="float" office:value="0.64346999999999999" table:style-name="ce1">
            <text:p>0.64347</text:p>
          </table:table-cell>
          <table:table-cell office:value-type="float" office:value="-0.64346999999999999" table:style-name="ce1">
            <text:p>-0.64347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1.6086799999999999" table:style-name="ce1">
            <text:p>1.608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0.04507"/>
          <table:table-cell office:value-type="float" office:value="1.967E-2" table:style-name="ce1">
            <text:p>0.01967</text:p>
          </table:table-cell>
          <table:table-cell office:value-type="float" office:value="3.1289999999999998E-2" table:style-name="ce1">
            <text:p>0.03129</text:p>
          </table:table-cell>
          <table:table-cell office:value-type="float" office:value="-3.1289999999999998E-2" table:style-name="ce1">
            <text:p>-0.03129</text:p>
          </table:table-cell>
          <table:table-cell office:value-type="float" office:value="1.0294000000000001" table:style-name="ce1">
            <text:p>1.0294</text:p>
          </table:table-cell>
          <table:table-cell office:value-type="float" office:value="7.8219999999999998E-2" table:style-name="ce1">
            <text:p>0.078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0.1811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19" table:style-name="ce1">
            <text:p>1.0319</text:p>
          </table:table-cell>
          <table:table-cell office:value-type="float" office:value="0.55299999999999994" table:style-name="ce1">
            <text:p>0.5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0.14779"/>
          <table:table-cell office:value-type="float" office:value="1.7940000000000001E-2" table:style-name="ce1">
            <text:p>0.01794</text:p>
          </table:table-cell>
          <table:table-cell office:value-type="float" office:value="0.10259" table:style-name="ce1">
            <text:p>0.10259</text:p>
          </table:table-cell>
          <table:table-cell office:value-type="float" office:value="-0.10259" table:style-name="ce1">
            <text:p>-0.10259</text:p>
          </table:table-cell>
          <table:table-cell office:value-type="float" office:value="1.0319" table:style-name="ce1">
            <text:p>1.0319</text:p>
          </table:table-cell>
          <table:table-cell office:value-type="float" office:value="0.25649" table:style-name="ce1">
            <text:p>0.25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0.05761"/>
          <table:table-cell office:value-type="float" office:value="0.12890000000000001" table:style-name="ce1">
            <text:p>0.1289</text:p>
          </table:table-cell>
          <table:table-cell office:value-type="float" office:value="0.73706000000000005" table:style-name="ce1">
            <text:p>0.73706</text:p>
          </table:table-cell>
          <table:table-cell office:value-type="float" office:value="-0.73706000000000005" table:style-name="ce1">
            <text:p>-0.73706</text:p>
          </table:table-cell>
          <table:table-cell office:value-type="float" office:value="1.0319" table:style-name="ce1">
            <text:p>1.0319</text:p>
          </table:table-cell>
          <table:table-cell office:value-type="float" office:value="1.8426499999999999" table:style-name="ce1">
            <text:p>1.842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59"/>
          <table:table-cell office:value-type="float" table:style-name="ce1" office:value="0.06655"/>
          <table:table-cell office:value-type="float" office:value="0.15606" table:style-name="ce1">
            <text:p>0.15606</text:p>
          </table:table-cell>
          <table:table-cell office:value-type="float" office:value="0.85144999999999993" table:style-name="ce1">
            <text:p>0.85145</text:p>
          </table:table-cell>
          <table:table-cell office:value-type="float" office:value="-0.85144999999999993" table:style-name="ce1">
            <text:p>-0.85145</text:p>
          </table:table-cell>
          <table:table-cell office:value-type="float" office:value="1.0209999999999999" table:style-name="ce1">
            <text:p>1.021</text:p>
          </table:table-cell>
          <table:table-cell office:value-type="float" office:value="2.1286299999999998" table:style-name="ce1">
            <text:p>2.128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32112999999999997"/>
          <table:table-cell office:value-type="float" office:value="7.9979999999999996E-2" table:style-name="ce1">
            <text:p>0.07998</text:p>
          </table:table-cell>
          <table:table-cell office:value-type="float" office:value="0.22292000000000001" table:style-name="ce1">
            <text:p>0.22292</text:p>
          </table:table-cell>
          <table:table-cell office:value-type="float" office:value="-0.22292000000000001" table:style-name="ce1">
            <text:p>-0.22292</text:p>
          </table:table-cell>
          <table:table-cell office:value-type="float" office:value="1.0135000000000001" table:style-name="ce1">
            <text:p>1.0135</text:p>
          </table:table-cell>
          <table:table-cell office:value-type="float" office:value="0.55730999999999997" table:style-name="ce1">
            <text:p>0.557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0104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35000000000001" table:style-name="ce1">
            <text:p>1.013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013919999999999998"/>
          <table:table-cell office:value-type="float" office:value="6.3909999999999995E-2" table:style-name="ce1">
            <text:p>0.06391</text:p>
          </table:table-cell>
          <table:table-cell office:value-type="float" office:value="0.17812" table:style-name="ce1">
            <text:p>0.17812</text:p>
          </table:table-cell>
          <table:table-cell office:value-type="float" office:value="-0.17812" table:style-name="ce1">
            <text:p>-0.17812</text:p>
          </table:table-cell>
          <table:table-cell office:value-type="float" office:value="1.0135000000000001" table:style-name="ce1">
            <text:p>1.0135</text:p>
          </table:table-cell>
          <table:table-cell office:value-type="float" office:value="0.44530000000000003" table:style-name="ce1">
            <text:p>0.44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0.0235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7.2000000000000008E-2" table:style-name="ce1">
            <text:p>0.0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0.06429"/>
          <table:table-cell office:value-type="float" office:value="7.6819999999999999E-2" table:style-name="ce1">
            <text:p>0.07682</text:p>
          </table:table-cell>
          <table:table-cell office:value-type="float" office:value="0.8224800000000001" table:style-name="ce1">
            <text:p>0.82248</text:p>
          </table:table-cell>
          <table:table-cell office:value-type="float" office:value="-0.8224800000000001" table:style-name="ce1">
            <text:p>-0.82248</text:p>
          </table:table-cell>
          <table:table-cell office:value-type="float" office:value="1.0234000000000001" table:style-name="ce1">
            <text:p>1.0234</text:p>
          </table:table-cell>
          <table:table-cell office:value-type="float" office:value="2.0562" table:style-name="ce1">
            <text:p>2.0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0.04421999999999999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8" table:style-name="ce1">
            <text:p>1.0258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9475000000000001" table:style-name="ce1">
            <text:p>0.29475</text:p>
          </table:table-cell>
          <table:table-cell office:value-type="float" office:value="-0.29475000000000001" table:style-name="ce1">
            <text:p>-0.29475</text:p>
          </table:table-cell>
          <table:table-cell office:value-type="float" office:value="1.0258" table:style-name="ce1">
            <text:p>1.0258</text:p>
          </table:table-cell>
          <table:table-cell office:value-type="float" office:value="0.73687000000000002" table:style-name="ce1">
            <text:p>0.736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0.0233"/>
          <table:table-cell office:value-type="float" office:value="4.6210000000000001E-2" table:style-name="ce1">
            <text:p>0.04621</text:p>
          </table:table-cell>
          <table:table-cell office:value-type="float" office:value="0.29808000000000001" table:style-name="ce1">
            <text:p>0.29808</text:p>
          </table:table-cell>
          <table:table-cell office:value-type="float" office:value="-0.29808000000000001" table:style-name="ce1">
            <text:p>-0.29808</text:p>
          </table:table-cell>
          <table:table-cell office:value-type="float" office:value="1.0073000000000001" table:style-name="ce1">
            <text:p>1.0073</text:p>
          </table:table-cell>
          <table:table-cell office:value-type="float" office:value="0.74519999999999997" table:style-name="ce1">
            <text:p>0.74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0.0691099999999999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73000000000001" table:style-name="ce1">
            <text:p>1.0073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0.10926999999999999"/>
          <table:table-cell office:value-type="float" office:value="1.5629999999999998E-2" table:style-name="ce1">
            <text:p>0.01563</text:p>
          </table:table-cell>
          <table:table-cell office:value-type="float" office:value="7.5850000000000001E-2" table:style-name="ce1">
            <text:p>0.07585</text:p>
          </table:table-cell>
          <table:table-cell office:value-type="float" office:value="-7.5850000000000001E-2" table:style-name="ce1">
            <text:p>-0.07585</text:p>
          </table:table-cell>
          <table:table-cell office:value-type="float" office:value="1.024" table:style-name="ce1">
            <text:p>1.024</text:p>
          </table:table-cell>
          <table:table-cell office:value-type="float" office:value="0.18963999999999998" table:style-name="ce1">
            <text:p>0.189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0.06966"/>
          <table:table-cell office:value-type="float" office:value="0.18364" table:style-name="ce1">
            <text:p>0.18364</text:p>
          </table:table-cell>
          <table:table-cell office:value-type="float" office:value="0.89119000000000004" table:style-name="ce1">
            <text:p>0.89119</text:p>
          </table:table-cell>
          <table:table-cell office:value-type="float" office:value="-0.89119000000000004" table:style-name="ce1">
            <text:p>-0.89119</text:p>
          </table:table-cell>
          <table:table-cell office:value-type="float" office:value="1.024" table:style-name="ce1">
            <text:p>1.024</text:p>
          </table:table-cell>
          <table:table-cell office:value-type="float" office:value="2.22797" table:style-name="ce1">
            <text:p>2.227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3.4970000000000001E-2" table:style-name="ce1">
            <text:p>0.03497</text:p>
          </table:table-cell>
          <table:table-cell office:value-type="float" office:value="-3.4970000000000001E-2" table:style-name="ce1">
            <text:p>-0.03497</text:p>
          </table:table-cell>
          <table:table-cell office:value-type="float" office:value="1.024" table:style-name="ce1">
            <text:p>1.024</text:p>
          </table:table-cell>
          <table:table-cell office:value-type="float" office:value="8.7420000000000012E-2" table:style-name="ce1">
            <text:p>0.087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03543"/>
          <table:table-cell office:value-type="float" office:value="-3.2099999999999997E-2" table:style-name="ce1">
            <text:p>-0.0321</text:p>
          </table:table-cell>
          <table:table-cell office:value-type="float" office:value="0.45332" table:style-name="ce1">
            <text:p>0.45332</text:p>
          </table:table-cell>
          <table:table-cell office:value-type="float" office:value="-0.45332" table:style-name="ce1">
            <text:p>-0.45332</text:p>
          </table:table-cell>
          <table:table-cell office:value-type="float" office:value="1.008" table:style-name="ce1">
            <text:p>1.008</text:p>
          </table:table-cell>
          <table:table-cell office:value-type="float" office:value="1.1333" table:style-name="ce1">
            <text:p>1.1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011899999999999999"/>
          <table:table-cell office:value-type="float" office:value="-5.8999999999999992E-4" table:style-name="ce1">
            <text:p>-0.00059</text:p>
          </table:table-cell>
          <table:table-cell office:value-type="float" office:value="8.26E-3" table:style-name="ce1">
            <text:p>0.00826</text:p>
          </table:table-cell>
          <table:table-cell office:value-type="float" office:value="-8.26E-3" table:style-name="ce1">
            <text:p>-0.00826</text:p>
          </table:table-cell>
          <table:table-cell office:value-type="float" office:value="1.008" table:style-name="ce1">
            <text:p>1.008</text:p>
          </table:table-cell>
          <table:table-cell office:value-type="float" office:value="2.0649999999999998E-2" table:style-name="ce1">
            <text:p>0.02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12218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8" table:style-name="ce1">
            <text:p>1.008</text:p>
          </table:table-cell>
          <table:table-cell office:value-type="float" office:value="0.373" table:style-name="ce1">
            <text:p>0.3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0.0317"/>
          <table:table-cell office:value-type="float" office:value="-2.5999999999999999E-3" table:style-name="ce1">
            <text:p>-0.002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1.0264" table:style-name="ce1">
            <text:p>1.0264</text:p>
          </table:table-cell>
          <table:table-cell office:value-type="float" office:value="5.5010000000000003E-2" table:style-name="ce1">
            <text:p>0.055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3.4409999999999996E-2" table:style-name="ce1">
            <text:p>0.03441</text:p>
          </table:table-cell>
          <table:table-cell office:value-type="float" office:value="-3.4409999999999996E-2" table:style-name="ce1">
            <text:p>-0.03441</text:p>
          </table:table-cell>
          <table:table-cell office:value-type="float" office:value="1.0264" table:style-name="ce1">
            <text:p>1.0264</text:p>
          </table:table-cell>
          <table:table-cell office:value-type="float" office:value="8.6019999999999999E-2" table:style-name="ce1">
            <text:p>0.086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4.2290000000000001E-2" table:style-name="ce1">
            <text:p>0.04229</text:p>
          </table:table-cell>
          <table:table-cell office:value-type="float" office:value="-4.2290000000000001E-2" table:style-name="ce1">
            <text:p>-0.04229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0.10573" table:style-name="ce1">
            <text:p>0.105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0.04594"/>
          <table:table-cell office:value-type="float" office:value="0.34624000000000005" table:style-name="ce1">
            <text:p>0.34624</text:p>
          </table:table-cell>
          <table:table-cell office:value-type="float" office:value="0.58776000000000006" table:style-name="ce1">
            <text:p>0.58776</text:p>
          </table:table-cell>
          <table:table-cell office:value-type="float" office:value="-0.58776000000000006" table:style-name="ce1">
            <text:p>-0.58776</text:p>
          </table:table-cell>
          <table:table-cell office:value-type="float" office:value="1.0268999999999999" table:style-name="ce1">
            <text:p>1.0269</text:p>
          </table:table-cell>
          <table:table-cell office:value-type="float" office:value="1.4694100000000001" table:style-name="ce1">
            <text:p>1.469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0.013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98" table:style-name="ce1">
            <text:p>1.0198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0.0287"/>
          <table:table-cell office:value-type="float" office:value="0.19495000000000001" table:style-name="ce1">
            <text:p>0.19495</text:p>
          </table:table-cell>
          <table:table-cell office:value-type="float" office:value="0.36715999999999999" table:style-name="ce1">
            <text:p>0.36716</text:p>
          </table:table-cell>
          <table:table-cell office:value-type="float" office:value="-0.36715999999999999" table:style-name="ce1">
            <text:p>-0.36716</text:p>
          </table:table-cell>
          <table:table-cell office:value-type="float" office:value="1.0198" table:style-name="ce1">
            <text:p>1.0198</text:p>
          </table:table-cell>
          <table:table-cell office:value-type="float" office:value="0.91788999999999998" table:style-name="ce1">
            <text:p>0.91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7.8789999999999999E-2" table:style-name="ce1">
            <text:p>0.07879</text:p>
          </table:table-cell>
          <table:table-cell office:value-type="float" office:value="-7.8789999999999999E-2" table:style-name="ce1">
            <text:p>-0.07879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0.19698000000000002" table:style-name="ce1">
            <text:p>0.196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0.003469999999999999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254000000000001" table:style-name="ce1">
            <text:p>1.0254</text:p>
          </table:table-cell>
          <table:table-cell office:value-type="float" office:value="1.06E-2" table:style-name="ce1">
            <text:p>0.01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0.0172"/>
          <table:table-cell office:value-type="float" office:value="1.0529999999999999E-2" table:style-name="ce1">
            <text:p>0.01053</text:p>
          </table:table-cell>
          <table:table-cell office:value-type="float" office:value="0.22009000000000001" table:style-name="ce1">
            <text:p>0.22009</text:p>
          </table:table-cell>
          <table:table-cell office:value-type="float" office:value="-0.22009000000000001" table:style-name="ce1">
            <text:p>-0.22009</text:p>
          </table:table-cell>
          <table:table-cell office:value-type="float" office:value="1.0074000000000001" table:style-name="ce1">
            <text:p>1.0074</text:p>
          </table:table-cell>
          <table:table-cell office:value-type="float" office:value="0.55021999999999993" table:style-name="ce1">
            <text:p>0.550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0.1094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074000000000001" table:style-name="ce1">
            <text:p>1.0074</text:p>
          </table:table-cell>
          <table:table-cell office:value-type="float" office:value="0.33399999999999996" table:style-name="ce1">
            <text:p>0.3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3"/>
          <table:table-cell office:value-type="float" office:value="7.3400000000000002E-3" table:style-name="ce1">
            <text:p>0.00734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3"/>
          <table:table-cell office:value-type="float" office:value="7.3400000000000002E-3" table:style-name="ce1">
            <text:p>0.00734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3"/>
          <table:table-cell office:value-type="float" office:value="7.3400000000000002E-3" table:style-name="ce1">
            <text:p>0.00734</text:p>
          </table:table-cell>
          <table:table-cell office:value-type="float" office:value="0.15" table:style-name="ce1">
            <text:p>0.15</text:p>
          </table:table-cell>
          <table:table-cell office:value-type="float" office:value="-0.12" table:style-name="ce1">
            <text:p>-0.12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0.3" table:style-name="ce1">
            <text:p>0.3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1"/>
          <table:table-cell office:value-type="float" table:style-name="ce1" office:value="0.54"/>
          <table:table-cell office:value-type="float" office:value="1.321E-2" table:style-name="ce1">
            <text:p>0.01321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378000000000001" table:style-name="ce1">
            <text:p>1.0378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2"/>
          <table:table-cell office:value-type="float" table:style-name="ce1" office:value="0.16"/>
          <table:table-cell office:value-type="float" office:value="1.7090000000000001E-2" table:style-name="ce1">
            <text:p>0.01709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367" table:style-name="ce1">
            <text:p>1.0367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05" table:style-name="ce1">
            <text:p>0.105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367" table:style-name="ce1">
            <text:p>1.0367</text:p>
          </table:table-cell>
          <table:table-cell office:value-type="float" office:value="0.21" table:style-name="ce1">
            <text:p>0.21</text:p>
          </table:table-cell>
          <table:table-cell office:value-type="float" office:value="0.105" table:style-name="ce1">
            <text:p>0.10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083" table:style-name="ce1">
            <text:p>1.0083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-0.21600000000000003" table:style-name="ce1">
            <text:p>-0.216</text:p>
          </table:table-cell>
          <table:table-cell office:value-type="float" office:value="1.0083" table:style-name="ce1">
            <text:p>1.0083</text:p>
          </table:table-cell>
          <table:table-cell office:value-type="float" office:value="0.54" table:style-name="ce1">
            <text:p>0.54</text:p>
          </table:table-cell>
          <table:table-cell office:value-type="float" office:value="0.27" table:style-name="ce1">
            <text:p>0.2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4"/>
          <table:table-cell office:value-type="float" table:style-name="ce1" office:value="0.16"/>
          <table:table-cell office:value-type="float" office:value="5.0699999999999999E-3" table:style-name="ce1">
            <text:p>0.00507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082" table:style-name="ce1">
            <text:p>1.0082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1.0082" table:style-name="ce1">
            <text:p>1.0082</text:p>
          </table:table-cell>
          <table:table-cell office:value-type="float" office:value="0.22" table:style-name="ce1">
            <text:p>0.22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5"/>
          <table:table-cell office:value-type="float" table:style-name="ce1" office:value="0.26"/>
          <table:table-cell office:value-type="float" office:value="-4.0000000000000002E-4" table:style-name="ce1">
            <text:p>-0.0004</text:p>
          </table:table-cell>
          <table:table-cell office:value-type="float" office:value="0.17" table:style-name="ce1">
            <text:p>0.17</text:p>
          </table:table-cell>
          <table:table-cell office:value-type="float" office:value="-0.13600000000000001" table:style-name="ce1">
            <text:p>-0.136</text:p>
          </table:table-cell>
          <table:table-cell office:value-type="float" office:value="1.0390999999999999" table:style-name="ce1">
            <text:p>1.0391</text:p>
          </table:table-cell>
          <table:table-cell office:value-type="float" office:value="0.34" table:style-name="ce1">
            <text:p>0.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6"/>
          <table:table-cell office:value-type="float" table:style-name="ce1" office:value="0.28"/>
          <table:table-cell office:value-type="float" office:value="6.0699999999999999E-3" table:style-name="ce1">
            <text:p>0.00607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6" table:style-name="ce1">
            <text:p>1.026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6"/>
          <table:table-cell office:value-type="float" table:style-name="ce1" office:value="0.28"/>
          <table:table-cell office:value-type="float" office:value="6.0699999999999999E-3" table:style-name="ce1">
            <text:p>0.00607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1.026" table:style-name="ce1">
            <text:p>1.026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64" table:style-name="ce1">
            <text:p>1.0364</text:p>
          </table:table-cell>
          <table:table-cell office:value-type="float" office:value="0.625" table:style-name="ce1">
            <text:p>0.6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7"/>
          <table:table-cell office:value-type="float" table:style-name="ce1" office:value="0.54"/>
          <table:table-cell office:value-type="float" office:value="2.971E-2" table:style-name="ce1">
            <text:p>0.02971</text:p>
          </table:table-cell>
          <table:table-cell office:value-type="float" office:value="0.3125" table:style-name="ce1">
            <text:p>0.3125</text:p>
          </table:table-cell>
          <table:table-cell office:value-type="float" office:value="-0.25" table:style-name="ce1">
            <text:p>-0.25</text:p>
          </table:table-cell>
          <table:table-cell office:value-type="float" office:value="1.0364" table:style-name="ce1">
            <text:p>1.0364</text:p>
          </table:table-cell>
          <table:table-cell office:value-type="float" office:value="0.625" table:style-name="ce1">
            <text:p>0.625</text:p>
          </table:table-cell>
          <table:table-cell office:value-type="float" office:value="0.3125" table:style-name="ce1">
            <text:p>0.312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0.41"/>
          <table:table-cell office:value-type="float" office:value="-6.13E-3" table:style-name="ce1">
            <text:p>-0.00613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262" table:style-name="ce1">
            <text:p>1.0262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0.41"/>
          <table:table-cell office:value-type="float" office:value="-6.13E-3" table:style-name="ce1">
            <text:p>-0.00613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262" table:style-name="ce1">
            <text:p>1.0262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79"/>
          <table:table-cell office:value-type="float" table:style-name="ce1" office:value="0.41"/>
          <table:table-cell office:value-type="float" office:value="-6.13E-3" table:style-name="ce1">
            <text:p>-0.00613</text:p>
          </table:table-cell>
          <table:table-cell office:value-type="float" office:value="0.22" table:style-name="ce1">
            <text:p>0.22</text:p>
          </table:table-cell>
          <table:table-cell office:value-type="float" office:value="-0.17600000000000002" table:style-name="ce1">
            <text:p>-0.176</text:p>
          </table:table-cell>
          <table:table-cell office:value-type="float" office:value="1.0262" table:style-name="ce1">
            <text:p>1.0262</text:p>
          </table:table-cell>
          <table:table-cell office:value-type="float" office:value="0.44" table:style-name="ce1">
            <text:p>0.44</text:p>
          </table:table-cell>
          <table:table-cell office:value-type="float" office:value="0.22" table:style-name="ce1">
            <text:p>0.2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0"/>
          <table:table-cell office:value-type="float" table:style-name="ce1" office:value="0.68"/>
          <table:table-cell office:value-type="float" office:value="2.691E-2" table:style-name="ce1">
            <text:p>0.02691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0"/>
          <table:table-cell office:value-type="float" table:style-name="ce1" office:value="0.67"/>
          <table:table-cell office:value-type="float" office:value="2.691E-2" table:style-name="ce1">
            <text:p>0.02691</text:p>
          </table:table-cell>
          <table:table-cell office:value-type="float" office:value="0.47749999999999998" table:style-name="ce1">
            <text:p>0.4775</text:p>
          </table:table-cell>
          <table:table-cell office:value-type="float" office:value="-0.38200000000000001" table:style-name="ce1">
            <text:p>-0.382</text:p>
          </table:table-cell>
          <table:table-cell office:value-type="float" office:value="1.0373000000000001" table:style-name="ce1">
            <text:p>1.037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83" table:style-name="ce1">
            <text:p>1.0183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83" table:style-name="ce1">
            <text:p>1.0183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-0.21199999999999999" table:style-name="ce1">
            <text:p>-0.212</text:p>
          </table:table-cell>
          <table:table-cell office:value-type="float" office:value="1.0183" table:style-name="ce1">
            <text:p>1.0183</text:p>
          </table:table-cell>
          <table:table-cell office:value-type="float" office:value="0.53" table:style-name="ce1">
            <text:p>0.53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0.6"/>
          <table:table-cell office:value-type="float" office:value="-2.4799999999999999E-2" table:style-name="ce1">
            <text:p>-0.0248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84" table:style-name="ce1">
            <text:p>1.048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0.6"/>
          <table:table-cell office:value-type="float" office:value="-2.4799999999999999E-2" table:style-name="ce1">
            <text:p>-0.0248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84" table:style-name="ce1">
            <text:p>1.048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0.6"/>
          <table:table-cell office:value-type="float" office:value="-2.4799999999999999E-2" table:style-name="ce1">
            <text:p>-0.0248</text:p>
          </table:table-cell>
          <table:table-cell office:value-type="float" office:value="0.3" table:style-name="ce1">
            <text:p>0.3</text:p>
          </table:table-cell>
          <table:table-cell office:value-type="float" office:value="-0.24" table:style-name="ce1">
            <text:p>-0.24</text:p>
          </table:table-cell>
          <table:table-cell office:value-type="float" office:value="1.0484" table:style-name="ce1">
            <text:p>1.0484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8"/>
          <table:table-cell office:value-type="float" table:style-name="ce1" office:value="1.4"/>
          <table:table-cell office:value-type="float" office:value="-7.8129999999999991E-2" table:style-name="ce1">
            <text:p>-0.07813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-0.75599999999999989" table:style-name="ce1">
            <text:p>-0.756</text:p>
          </table:table-cell>
          <table:table-cell office:value-type="float" office:value="1.0484" table:style-name="ce1">
            <text:p>1.0484</text:p>
          </table:table-cell>
          <table:table-cell office:value-type="float" office:value="1.89" table:style-name="ce1">
            <text:p>1.89</text:p>
          </table:table-cell>
          <table:table-cell office:value-type="float" office:value="0.94499999999999995" table:style-name="ce1">
            <text:p>0.94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0.65"/>
          <table:table-cell office:value-type="float" office:value="4.3390000000000005E-2" table:style-name="ce1">
            <text:p>0.04339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8999999999999" table:style-name="ce1">
            <text:p>1.0429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0.65"/>
          <table:table-cell office:value-type="float" office:value="4.3390000000000005E-2" table:style-name="ce1">
            <text:p>0.04339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8999999999999" table:style-name="ce1">
            <text:p>1.0429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89"/>
          <table:table-cell office:value-type="float" table:style-name="ce1" office:value="0.65"/>
          <table:table-cell office:value-type="float" office:value="4.3390000000000005E-2" table:style-name="ce1">
            <text:p>0.04339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28999999999999" table:style-name="ce1">
            <text:p>1.0429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0.79"/>
          <table:table-cell office:value-type="float" office:value="7.1300000000000002E-2" table:style-name="ce1">
            <text:p>0.0713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0.78"/>
          <table:table-cell office:value-type="float" office:value="7.1300000000000002E-2" table:style-name="ce1">
            <text:p>0.0713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0.74"/>
          <table:table-cell office:value-type="float" office:value="4.9930000000000002E-2" table:style-name="ce1">
            <text:p>0.04993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0.74"/>
          <table:table-cell office:value-type="float" office:value="4.9930000000000002E-2" table:style-name="ce1">
            <text:p>0.04993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-0.44799999999999995" table:style-name="ce1">
            <text:p>-0.448</text:p>
          </table:table-cell>
          <table:table-cell office:value-type="float" office:value="1.0296000000000001" table:style-name="ce1">
            <text:p>1.0296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0.57"/>
          <table:table-cell office:value-type="float" office:value="4.2389999999999997E-2" table:style-name="ce1">
            <text:p>0.04239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62" table:style-name="ce1">
            <text:p>1.0462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0.56"/>
          <table:table-cell office:value-type="float" office:value="4.2389999999999997E-2" table:style-name="ce1">
            <text:p>0.04239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62" table:style-name="ce1">
            <text:p>1.0462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3"/>
          <table:table-cell office:value-type="float" table:style-name="ce1" office:value="0.56"/>
          <table:table-cell office:value-type="float" office:value="4.2389999999999997E-2" table:style-name="ce1">
            <text:p>0.04239</text:p>
          </table:table-cell>
          <table:table-cell office:value-type="float" office:value="0.31" table:style-name="ce1">
            <text:p>0.31</text:p>
          </table:table-cell>
          <table:table-cell office:value-type="float" office:value="-0.248" table:style-name="ce1">
            <text:p>-0.248</text:p>
          </table:table-cell>
          <table:table-cell office:value-type="float" office:value="1.0462" table:style-name="ce1">
            <text:p>1.0462</text:p>
          </table:table-cell>
          <table:table-cell office:value-type="float" office:value="0.62" table:style-name="ce1">
            <text:p>0.62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4"/>
          <table:table-cell office:value-type="float" table:style-name="ce1" office:value="0.75"/>
          <table:table-cell office:value-type="float" office:value="-3.9230000000000001E-2" table:style-name="ce1">
            <text:p>-0.03923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77000000000001" table:style-name="ce1">
            <text:p>1.0477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4"/>
          <table:table-cell office:value-type="float" table:style-name="ce1" office:value="0.75"/>
          <table:table-cell office:value-type="float" office:value="-3.9230000000000001E-2" table:style-name="ce1">
            <text:p>-0.03923</text:p>
          </table:table-cell>
          <table:table-cell office:value-type="float" office:value="0.38250000000000001" table:style-name="ce1">
            <text:p>0.3825</text:p>
          </table:table-cell>
          <table:table-cell office:value-type="float" office:value="-0.30599999999999999" table:style-name="ce1">
            <text:p>-0.306</text:p>
          </table:table-cell>
          <table:table-cell office:value-type="float" office:value="1.0477000000000001" table:style-name="ce1">
            <text:p>1.0477</text:p>
          </table:table-cell>
          <table:table-cell office:value-type="float" office:value="0.76500000000000001" table:style-name="ce1">
            <text:p>0.7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6"/>
          <table:table-cell office:value-type="float" table:style-name="ce1" office:value="0.5"/>
          <table:table-cell office:value-type="float" office:value="4.0480000000000002E-2" table:style-name="ce1">
            <text:p>0.04048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62" table:style-name="ce1">
            <text:p>1.0462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7"/>
          <table:table-cell office:value-type="float" table:style-name="ce1" office:value="0.5"/>
          <table:table-cell office:value-type="float" office:value="4.0480000000000002E-2" table:style-name="ce1">
            <text:p>0.04048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62" table:style-name="ce1">
            <text:p>1.0462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8"/>
          <table:table-cell office:value-type="float" table:style-name="ce1" office:value="0.5"/>
          <table:table-cell office:value-type="float" office:value="4.0480000000000002E-2" table:style-name="ce1">
            <text:p>0.04048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-0.26" table:style-name="ce1">
            <text:p>-0.26</text:p>
          </table:table-cell>
          <table:table-cell office:value-type="float" office:value="1.0462" table:style-name="ce1">
            <text:p>1.0462</text:p>
          </table:table-cell>
          <table:table-cell office:value-type="float" office:value="0.65" table:style-name="ce1">
            <text:p>0.65</text:p>
          </table:table-cell>
          <table:table-cell office:value-type="float" office:value="0.32500000000000001" table:style-name="ce1">
            <text:p>0.3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199"/>
          <table:table-cell office:value-type="float" table:style-name="ce1" office:value="2.1"/>
          <table:table-cell office:value-type="float" office:value="-0.17824999999999999" table:style-name="ce1">
            <text:p>-0.1782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-0.98" table:style-name="ce1">
            <text:p>-0.98</text:p>
          </table:table-cell>
          <table:table-cell office:value-type="float" office:value="1.0462" table:style-name="ce1">
            <text:p>1.0462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2250000000000001" table:style-name="ce1">
            <text:p>1.22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2"/>
          <table:table-cell office:value-type="float" table:style-name="ce1" office:value="0.63"/>
          <table:table-cell office:value-type="float" office:value="7.8350000000000003E-2" table:style-name="ce1">
            <text:p>0.07835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03"/>
          <table:table-cell office:value-type="float" table:style-name="ce1" office:value="0.63"/>
          <table:table-cell office:value-type="float" office:value="6.5250000000000002E-2" table:style-name="ce1">
            <text:p>0.06525</text:p>
          </table:table-cell>
          <table:table-cell office:value-type="float" office:value="0.35" table:style-name="ce1">
            <text:p>0.35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.0295000000000001" table:style-name="ce1">
            <text:p>1.0295</text:p>
          </table:table-cell>
          <table:table-cell office:value-type="float" office:value="0.7" table:style-name="ce1">
            <text:p>0.7</text:p>
          </table:table-cell>
          <table:table-cell office:value-type="float" office:value="0.35" table:style-name="ce1">
            <text:p>0.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0.53"/>
          <table:table-cell office:value-type="float" office:value="6.7879999999999996E-2" table:style-name="ce1">
            <text:p>0.06788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0.53"/>
          <table:table-cell office:value-type="float" office:value="6.7879999999999996E-2" table:style-name="ce1">
            <text:p>0.06788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4"/>
          <table:table-cell office:value-type="float" table:style-name="ce1" office:value="0.53"/>
          <table:table-cell office:value-type="float" office:value="6.7879999999999996E-2" table:style-name="ce1">
            <text:p>0.06788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-0.26800000000000002" table:style-name="ce1">
            <text:p>-0.268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0.67" table:style-name="ce1">
            <text:p>0.67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18"/>
          <table:table-cell office:value-type="float" table:style-name="ce1" office:value="2.82"/>
          <table:table-cell office:value-type="float" office:value="0.23952000000000001" table:style-name="ce1">
            <text:p>0.2395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225" table:style-name="ce1">
            <text:p>1.0225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1"/>
          <table:table-cell office:value-type="float" table:style-name="ce1" office:value="1.74"/>
          <table:table-cell office:value-type="float" office:value="-0.30695" table:style-name="ce1">
            <text:p>-0.30695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-0.76400000000000001" table:style-name="ce1">
            <text:p>-0.764</text:p>
          </table:table-cell>
          <table:table-cell office:value-type="float" office:value="1.0485" table:style-name="ce1">
            <text:p>1.0485</text:p>
          </table:table-cell>
          <table:table-cell office:value-type="float" office:value="1.91" table:style-name="ce1">
            <text:p>1.91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3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12999999999999" table:style-name="ce1">
            <text:p>1.0413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3"/>
          <table:table-cell office:value-type="float" table:style-name="ce1" office:value="1.06"/>
          <table:table-cell office:value-type="float" office:value="-0.28204999999999997" table:style-name="ce1">
            <text:p>-0.28205</text:p>
          </table:table-cell>
          <table:table-cell office:value-type="float" office:value="0.6" table:style-name="ce1">
            <text:p>0.6</text:p>
          </table:table-cell>
          <table:table-cell office:value-type="float" office:value="-0.48" table:style-name="ce1">
            <text:p>-0.48</text:p>
          </table:table-cell>
          <table:table-cell office:value-type="float" office:value="1.0412999999999999" table:style-name="ce1">
            <text:p>1.0413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4"/>
          <table:table-cell office:value-type="float" table:style-name="ce1" office:value="1.05"/>
          <table:table-cell office:value-type="float" office:value="-0.28289999999999998" table:style-name="ce1">
            <text:p>-0.282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12999999999999" table:style-name="ce1">
            <text:p>1.0413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4"/>
          <table:table-cell office:value-type="float" table:style-name="ce1" office:value="1.04"/>
          <table:table-cell office:value-type="float" office:value="-0.28289999999999998" table:style-name="ce1">
            <text:p>-0.2829</text:p>
          </table:table-cell>
          <table:table-cell office:value-type="float" office:value="0.64" table:style-name="ce1">
            <text:p>0.64</text:p>
          </table:table-cell>
          <table:table-cell office:value-type="float" office:value="-0.51200000000000001" table:style-name="ce1">
            <text:p>-0.512</text:p>
          </table:table-cell>
          <table:table-cell office:value-type="float" office:value="1.0412999999999999" table:style-name="ce1">
            <text:p>1.0413</text:p>
          </table:table-cell>
          <table:table-cell office:value-type="float" office:value="1.28" table:style-name="ce1">
            <text:p>1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434000000000001" table:style-name="ce1">
            <text:p>1.0434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95" table:style-name="ce1">
            <text:p>1.95</text:p>
          </table:table-cell>
          <table:table-cell office:value-type="float" office:value="-1.56" table:style-name="ce1">
            <text:p>-1.56</text:p>
          </table:table-cell>
          <table:table-cell office:value-type="float" office:value="1.0434000000000001" table:style-name="ce1">
            <text:p>1.0434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6"/>
          <table:table-cell office:value-type="float" table:style-name="ce1" office:value="1.36"/>
          <table:table-cell office:value-type="float" office:value="0.28014" table:style-name="ce1">
            <text:p>0.2801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39000000000001" table:style-name="ce1">
            <text:p>1.043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70999999999999" table:style-name="ce1">
            <text:p>1.0471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7"/>
          <table:table-cell office:value-type="float" table:style-name="ce1" office:value="1.29"/>
          <table:table-cell office:value-type="float" office:value="-8.2880000000000009E-2" table:style-name="ce1">
            <text:p>-0.08288</text:p>
          </table:table-cell>
          <table:table-cell office:value-type="float" office:value="0.65249999999999997" table:style-name="ce1">
            <text:p>0.6525</text:p>
          </table:table-cell>
          <table:table-cell office:value-type="float" office:value="-0.52200000000000002" table:style-name="ce1">
            <text:p>-0.522</text:p>
          </table:table-cell>
          <table:table-cell office:value-type="float" office:value="1.0470999999999999" table:style-name="ce1">
            <text:p>1.0471</text:p>
          </table:table-cell>
          <table:table-cell office:value-type="float" office:value="1.3049999999999999" table:style-name="ce1">
            <text:p>1.3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64" table:style-name="ce1">
            <text:p>1.046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29"/>
          <table:table-cell office:value-type="float" table:style-name="ce1" office:value="2.71"/>
          <table:table-cell office:value-type="float" office:value="0.15964" table:style-name="ce1">
            <text:p>0.15964</text:p>
          </table:table-cell>
          <table:table-cell office:value-type="float" office:value="1.575" table:style-name="ce1">
            <text:p>1.575</text:p>
          </table:table-cell>
          <table:table-cell office:value-type="float" office:value="-1.26" table:style-name="ce1">
            <text:p>-1.26</text:p>
          </table:table-cell>
          <table:table-cell office:value-type="float" office:value="1.0464" table:style-name="ce1">
            <text:p>1.0464</text:p>
          </table:table-cell>
          <table:table-cell office:value-type="float" office:value="3.15" table:style-name="ce1">
            <text:p>3.15</text:p>
          </table:table-cell>
          <table:table-cell office:value-type="float" office:value="1.575" table:style-name="ce1">
            <text:p>1.5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0"/>
          <table:table-cell office:value-type="float" table:style-name="ce1" office:value="2.74911"/>
          <table:table-cell office:value-type="float" office:value="-0.71656000000000009" table:style-name="ce1">
            <text:p>-0.71656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1"/>
          <table:table-cell office:value-type="float" table:style-name="ce1" office:value="2.8"/>
          <table:table-cell office:value-type="float" office:value="-0.30970999999999999" table:style-name="ce1">
            <text:p>-0.30971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-1.1759999999999999" table:style-name="ce1">
            <text:p>-1.176</text:p>
          </table:table-cell>
          <table:table-cell office:value-type="float" office:value="1.0418000000000001" table:style-name="ce1">
            <text:p>1.0418</text:p>
          </table:table-cell>
          <table:table-cell office:value-type="float" office:value="3.92" table:style-name="ce1">
            <text:p>3.92</text:p>
          </table:table-cell>
          <table:table-cell office:value-type="float" office:value="2.3519999999999999" table:style-name="ce1">
            <text:p>2.35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2"/>
          <table:table-cell office:value-type="float" table:style-name="ce1" office:value="3.5"/>
          <table:table-cell office:value-type="float" office:value="8.8360000000000008E-2" table:style-name="ce1">
            <text:p>0.08836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71999999999999" table:style-name="ce1">
            <text:p>1.0472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3"/>
          <table:table-cell office:value-type="float" table:style-name="ce1" office:value="3.5"/>
          <table:table-cell office:value-type="float" office:value="0.10018000000000001" table:style-name="ce1">
            <text:p>0.10018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-1.2390000000000001" table:style-name="ce1">
            <text:p>-1.239</text:p>
          </table:table-cell>
          <table:table-cell office:value-type="float" office:value="1.0469999999999999" table:style-name="ce1">
            <text:p>1.047</text:p>
          </table:table-cell>
          <table:table-cell office:value-type="float" office:value="4.13" table:style-name="ce1">
            <text:p>4.13</text:p>
          </table:table-cell>
          <table:table-cell office:value-type="float" office:value="2.4780000000000002" table:style-name="ce1">
            <text:p>2.47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4"/>
          <table:table-cell office:value-type="float" table:style-name="ce1" office:value="3.5"/>
          <table:table-cell office:value-type="float" office:value="-0.58531" table:style-name="ce1">
            <text:p>-0.58531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35"/>
          <table:table-cell office:value-type="float" table:style-name="ce1" office:value="3.5"/>
          <table:table-cell office:value-type="float" office:value="-0.43914000000000003" table:style-name="ce1">
            <text:p>-0.43914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-1.2555000000000001" table:style-name="ce1">
            <text:p>-1.2555</text:p>
          </table:table-cell>
          <table:table-cell office:value-type="float" office:value="1.0450999999999999" table:style-name="ce1">
            <text:p>1.0451</text:p>
          </table:table-cell>
          <table:table-cell office:value-type="float" office:value="4.1849999999999996" table:style-name="ce1">
            <text:p>4.185</text:p>
          </table:table-cell>
          <table:table-cell office:value-type="float" office:value="2.5110000000000001" table:style-name="ce1">
            <text:p>2.51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1"/>
          <table:table-cell office:value-type="float" table:style-name="ce1" office:value="0.27673"/>
          <table:table-cell office:value-type="float" office:value="-5.6120000000000003E-2" table:style-name="ce1">
            <text:p>-0.05612</text:p>
          </table:table-cell>
          <table:table-cell office:value-type="float" office:value="0.19210000000000002" table:style-name="ce1">
            <text:p>0.1921</text:p>
          </table:table-cell>
          <table:table-cell office:value-type="float" office:value="-0.19210000000000002" table:style-name="ce1">
            <text:p>-0.1921</text:p>
          </table:table-cell>
          <table:table-cell office:value-type="float" office:value="1.0346" table:style-name="ce1">
            <text:p>1.0346</text:p>
          </table:table-cell>
          <table:table-cell office:value-type="float" office:value="0.48025000000000001" table:style-name="ce1">
            <text:p>0.48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2"/>
          <table:table-cell office:value-type="float" table:style-name="ce1" office:value="0.03474"/>
          <table:table-cell office:value-type="float" office:value="3.5810000000000002E-2" table:style-name="ce1">
            <text:p>0.03581</text:p>
          </table:table-cell>
          <table:table-cell office:value-type="float" office:value="0.44441000000000003" table:style-name="ce1">
            <text:p>0.44441</text:p>
          </table:table-cell>
          <table:table-cell office:value-type="float" office:value="-0.44441000000000003" table:style-name="ce1">
            <text:p>-0.44441</text:p>
          </table:table-cell>
          <table:table-cell office:value-type="float" office:value="1.0279" table:style-name="ce1">
            <text:p>1.0279</text:p>
          </table:table-cell>
          <table:table-cell office:value-type="float" office:value="1.1110200000000001" table:style-name="ce1">
            <text:p>1.11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3"/>
          <table:table-cell office:value-type="float" table:style-name="ce1" office:value="0.05407"/>
          <table:table-cell office:value-type="float" office:value="-3.56E-2" table:style-name="ce1">
            <text:p>-0.0356</text:p>
          </table:table-cell>
          <table:table-cell office:value-type="float" office:value="0.69174999999999998" table:style-name="ce1">
            <text:p>0.69175</text:p>
          </table:table-cell>
          <table:table-cell office:value-type="float" office:value="-0.69174999999999998" table:style-name="ce1">
            <text:p>-0.69175</text:p>
          </table:table-cell>
          <table:table-cell office:value-type="float" office:value="1.0205" table:style-name="ce1">
            <text:p>1.0205</text:p>
          </table:table-cell>
          <table:table-cell office:value-type="float" office:value="1.7293799999999999" table:style-name="ce1">
            <text:p>1.729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4"/>
          <table:table-cell office:value-type="float" table:style-name="ce1" office:value="0.03723"/>
          <table:table-cell office:value-type="float" office:value="2.5239999999999999E-2" table:style-name="ce1">
            <text:p>0.02524</text:p>
          </table:table-cell>
          <table:table-cell office:value-type="float" office:value="0.47635" table:style-name="ce1">
            <text:p>0.47635</text:p>
          </table:table-cell>
          <table:table-cell office:value-type="float" office:value="-0.47635" table:style-name="ce1">
            <text:p>-0.47635</text:p>
          </table:table-cell>
          <table:table-cell office:value-type="float" office:value="1.0196000000000001" table:style-name="ce1">
            <text:p>1.0196</text:p>
          </table:table-cell>
          <table:table-cell office:value-type="float" office:value="1.19086" table:style-name="ce1">
            <text:p>1.190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5"/>
          <table:table-cell office:value-type="float" table:style-name="ce1" office:value="0.07654"/>
          <table:table-cell office:value-type="float" office:value="-6.5900000000000004E-3" table:style-name="ce1">
            <text:p>-0.00659</text:p>
          </table:table-cell>
          <table:table-cell office:value-type="float" office:value="0.97921000000000002" table:style-name="ce1">
            <text:p>0.97921</text:p>
          </table:table-cell>
          <table:table-cell office:value-type="float" office:value="-0.97921000000000002" table:style-name="ce1">
            <text:p>-0.97921</text:p>
          </table:table-cell>
          <table:table-cell office:value-type="float" office:value="1.0307999999999999" table:style-name="ce1">
            <text:p>1.0308</text:p>
          </table:table-cell>
          <table:table-cell office:value-type="float" office:value="2.4480200000000001" table:style-name="ce1">
            <text:p>2.448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46"/>
          <table:table-cell office:value-type="float" table:style-name="ce1" office:value="1.09206"/>
          <table:table-cell office:value-type="float" office:value="-6.1780000000000002E-2" table:style-name="ce1">
            <text:p>-0.06178</text:p>
          </table:table-cell>
          <table:table-cell office:value-type="float" office:value="0.7581" table:style-name="ce1">
            <text:p>0.7581</text:p>
          </table:table-cell>
          <table:table-cell office:value-type="float" office:value="-0.7581" table:style-name="ce1">
            <text:p>-0.7581</text:p>
          </table:table-cell>
          <table:table-cell office:value-type="float" office:value="1.0357000000000001" table:style-name="ce1">
            <text:p>1.0357</text:p>
          </table:table-cell>
          <table:table-cell office:value-type="float" office:value="1.8952500000000001" table:style-name="ce1">
            <text:p>1.89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3"/>
          <table:table-cell office:value-type="float" table:style-name="ce1" office:value="0.07088"/>
          <table:table-cell office:value-type="float" office:value="5.117E-2" table:style-name="ce1">
            <text:p>0.05117</text:p>
          </table:table-cell>
          <table:table-cell office:value-type="float" office:value="0.90678999999999998" table:style-name="ce1">
            <text:p>0.90679</text:p>
          </table:table-cell>
          <table:table-cell office:value-type="float" office:value="-0.90678999999999998" table:style-name="ce1">
            <text:p>-0.90679</text:p>
          </table:table-cell>
          <table:table-cell office:value-type="float" office:value="1.0281" table:style-name="ce1">
            <text:p>1.0281</text:p>
          </table:table-cell>
          <table:table-cell office:value-type="float" office:value="2.2669700000000002" table:style-name="ce1">
            <text:p>2.266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4"/>
          <table:table-cell office:value-type="float" table:style-name="ce1" office:value="0.04025"/>
          <table:table-cell office:value-type="float" office:value="-6.5509999999999999E-2" table:style-name="ce1">
            <text:p>-0.06551</text:p>
          </table:table-cell>
          <table:table-cell office:value-type="float" office:value="0.51497000000000004" table:style-name="ce1">
            <text:p>0.51497</text:p>
          </table:table-cell>
          <table:table-cell office:value-type="float" office:value="-0.51497000000000004" table:style-name="ce1">
            <text:p>-0.51497</text:p>
          </table:table-cell>
          <table:table-cell office:value-type="float" office:value="1.0285" table:style-name="ce1">
            <text:p>1.0285</text:p>
          </table:table-cell>
          <table:table-cell office:value-type="float" office:value="1.2874299999999999" table:style-name="ce1">
            <text:p>1.287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5"/>
          <table:table-cell office:value-type="float" table:style-name="ce1" office:value="0.0815"/>
          <table:table-cell office:value-type="float" office:value="1.805E-2" table:style-name="ce1">
            <text:p>0.01805</text:p>
          </table:table-cell>
          <table:table-cell office:value-type="float" office:value="1.0427200000000001" table:style-name="ce1">
            <text:p>1.04272</text:p>
          </table:table-cell>
          <table:table-cell office:value-type="float" office:value="-1.0427200000000001" table:style-name="ce1">
            <text:p>-1.04272</text:p>
          </table:table-cell>
          <table:table-cell office:value-type="float" office:value="1.0286" table:style-name="ce1">
            <text:p>1.0286</text:p>
          </table:table-cell>
          <table:table-cell office:value-type="float" office:value="2.6067899999999997" table:style-name="ce1">
            <text:p>2.606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6"/>
          <table:table-cell office:value-type="float" table:style-name="ce1" office:value="0.0334"/>
          <table:table-cell office:value-type="float" office:value="0.12817000000000001" table:style-name="ce1">
            <text:p>0.12817</text:p>
          </table:table-cell>
          <table:table-cell office:value-type="float" office:value="0.42731999999999998" table:style-name="ce1">
            <text:p>0.42732</text:p>
          </table:table-cell>
          <table:table-cell office:value-type="float" office:value="-0.42731999999999998" table:style-name="ce1">
            <text:p>-0.42732</text:p>
          </table:table-cell>
          <table:table-cell office:value-type="float" office:value="1.0273000000000001" table:style-name="ce1">
            <text:p>1.0273</text:p>
          </table:table-cell>
          <table:table-cell office:value-type="float" office:value="1.0683100000000001" table:style-name="ce1">
            <text:p>1.06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7"/>
          <table:table-cell office:value-type="float" table:style-name="ce1" office:value="0.04228"/>
          <table:table-cell office:value-type="float" office:value="-0.16577999999999998" table:style-name="ce1">
            <text:p>-0.16578</text:p>
          </table:table-cell>
          <table:table-cell office:value-type="float" office:value="0.54097000000000006" table:style-name="ce1">
            <text:p>0.54097</text:p>
          </table:table-cell>
          <table:table-cell office:value-type="float" office:value="-0.54097000000000006" table:style-name="ce1">
            <text:p>-0.54097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1.35242" table:style-name="ce1">
            <text:p>1.352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8"/>
          <table:table-cell office:value-type="float" table:style-name="ce1" office:value="0.05389"/>
          <table:table-cell office:value-type="float" office:value="2.189E-2" table:style-name="ce1">
            <text:p>0.02189</text:p>
          </table:table-cell>
          <table:table-cell office:value-type="float" office:value="0.68952000000000002" table:style-name="ce1">
            <text:p>0.68952</text:p>
          </table:table-cell>
          <table:table-cell office:value-type="float" office:value="-0.68952000000000002" table:style-name="ce1">
            <text:p>-0.68952</text:p>
          </table:table-cell>
          <table:table-cell office:value-type="float" office:value="1.0305" table:style-name="ce1">
            <text:p>1.0305</text:p>
          </table:table-cell>
          <table:table-cell office:value-type="float" office:value="1.7238100000000001" table:style-name="ce1">
            <text:p>1.723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59"/>
          <table:table-cell office:value-type="float" table:style-name="ce1" office:value="0.04704"/>
          <table:table-cell office:value-type="float" office:value="8.6229999999999987E-2" table:style-name="ce1">
            <text:p>0.08623</text:p>
          </table:table-cell>
          <table:table-cell office:value-type="float" office:value="0.60187999999999997" table:style-name="ce1">
            <text:p>0.60188</text:p>
          </table:table-cell>
          <table:table-cell office:value-type="float" office:value="-0.60187999999999997" table:style-name="ce1">
            <text:p>-0.60188</text:p>
          </table:table-cell>
          <table:table-cell office:value-type="float" office:value="1.0459000000000001" table:style-name="ce1">
            <text:p>1.0459</text:p>
          </table:table-cell>
          <table:table-cell office:value-type="float" office:value="1.5046899999999999" table:style-name="ce1">
            <text:p>1.504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0.34"/>
          <table:table-cell office:value-type="float" office:value="3.1980000000000001E-2" table:style-name="ce1">
            <text:p>0.03198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0.34"/>
          <table:table-cell office:value-type="float" office:value="3.1980000000000001E-2" table:style-name="ce1">
            <text:p>0.03198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64"/>
          <table:table-cell office:value-type="float" table:style-name="ce1" office:value="0.34"/>
          <table:table-cell office:value-type="float" office:value="3.1980000000000001E-2" table:style-name="ce1">
            <text:p>0.03198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-0.156" table:style-name="ce1">
            <text:p>-0.156</text:p>
          </table:table-cell>
          <table:table-cell office:value-type="float" office:value="1.0308999999999999" table:style-name="ce1">
            <text:p>1.0309</text:p>
          </table:table-cell>
          <table:table-cell office:value-type="float" office:value="0.39" table:style-name="ce1">
            <text:p>0.3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4"/>
          <table:table-cell office:value-type="float" table:style-name="ce1" office:value="0.0477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33000000000001" table:style-name="ce1">
            <text:p>1.0333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84"/>
          <table:table-cell office:value-type="float" table:style-name="ce1" office:value="1.02"/>
          <table:table-cell office:value-type="float" office:value="-0.16387000000000002" table:style-name="ce1">
            <text:p>-0.16387</text:p>
          </table:table-cell>
          <table:table-cell office:value-type="float" office:value="0.6" table:style-name="ce1">
            <text:p>0.6</text:p>
          </table:table-cell>
          <table:table-cell office:value-type="float" office:value="-0.6" table:style-name="ce1">
            <text:p>-0.6</text:p>
          </table:table-cell>
          <table:table-cell office:value-type="float" office:value="1.0333000000000001" table:style-name="ce1">
            <text:p>1.0333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296"/>
          <table:table-cell office:value-type="float" table:style-name="ce1" office:value="1.10878"/>
          <table:table-cell office:value-type="float" office:value="-0.18825" table:style-name="ce1">
            <text:p>-0.18825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42" table:style-name="ce1">
            <text:p>1.044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0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58660000000000001" table:style-name="ce1">
            <text:p>0.5866</text:p>
          </table:table-cell>
          <table:table-cell office:value-type="float" office:value="-0.58660000000000001" table:style-name="ce1">
            <text:p>-0.5866</text:p>
          </table:table-cell>
          <table:table-cell office:value-type="float" office:value="1.03" table:style-name="ce1">
            <text:p>1.03</text:p>
          </table:table-cell>
          <table:table-cell office:value-type="float" office:value="1.4665100000000002" table:style-name="ce1">
            <text:p>1.466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3875" table:style-name="ce1">
            <text:p>1.3875</text:p>
          </table:table-cell>
          <table:table-cell office:value-type="float" office:value="-1.1100000000000001" table:style-name="ce1">
            <text:p>-1.11</text:p>
          </table:table-cell>
          <table:table-cell office:value-type="float" office:value="1.0465" table:style-name="ce1">
            <text:p>1.0465</text:p>
          </table:table-cell>
          <table:table-cell office:value-type="float" office:value="2.7749999999999999" table:style-name="ce1">
            <text:p>2.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2"/>
          <table:table-cell office:value-type="float" table:style-name="ce1" office:value="1.53"/>
          <table:table-cell office:value-type="float" office:value="7.4270000000000003E-2" table:style-name="ce1">
            <text:p>0.07427</text:p>
          </table:table-cell>
          <table:table-cell office:value-type="float" office:value="1.3875" table:style-name="ce1">
            <text:p>1.3875</text:p>
          </table:table-cell>
          <table:table-cell office:value-type="float" office:value="-1.1100000000000001" table:style-name="ce1">
            <text:p>-1.11</text:p>
          </table:table-cell>
          <table:table-cell office:value-type="float" office:value="1.0465" table:style-name="ce1">
            <text:p>1.0465</text:p>
          </table:table-cell>
          <table:table-cell office:value-type="float" office:value="2.7749999999999999" table:style-name="ce1">
            <text:p>2.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70391999999999999" table:style-name="ce1">
            <text:p>0.70392</text:p>
          </table:table-cell>
          <table:table-cell office:value-type="float" office:value="-0.70391999999999999" table:style-name="ce1">
            <text:p>-0.70392</text:p>
          </table:table-cell>
          <table:table-cell office:value-type="float" office:value="1.0481" table:style-name="ce1">
            <text:p>1.0481</text:p>
          </table:table-cell>
          <table:table-cell office:value-type="float" office:value="1.7598099999999999" table:style-name="ce1">
            <text:p>1.759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5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81468000000000007" table:style-name="ce1">
            <text:p>0.81468</text:p>
          </table:table-cell>
          <table:table-cell office:value-type="float" office:value="-0.81468000000000007" table:style-name="ce1">
            <text:p>-0.81468</text:p>
          </table:table-cell>
          <table:table-cell office:value-type="float" office:value="1.0366" table:style-name="ce1">
            <text:p>1.0366</text:p>
          </table:table-cell>
          <table:table-cell office:value-type="float" office:value="2.0366999999999997" table:style-name="ce1">
            <text:p>2.03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6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6927999999999997" table:style-name="ce1">
            <text:p>0.46928</text:p>
          </table:table-cell>
          <table:table-cell office:value-type="float" office:value="-0.46927999999999997" table:style-name="ce1">
            <text:p>-0.46928</text:p>
          </table:table-cell>
          <table:table-cell office:value-type="float" office:value="1.0471999999999999" table:style-name="ce1">
            <text:p>1.0472</text:p>
          </table:table-cell>
          <table:table-cell office:value-type="float" office:value="1.1732100000000001" table:style-name="ce1">
            <text:p>1.173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7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70391999999999999" table:style-name="ce1">
            <text:p>0.70392</text:p>
          </table:table-cell>
          <table:table-cell office:value-type="float" office:value="-0.70391999999999999" table:style-name="ce1">
            <text:p>-0.70392</text:p>
          </table:table-cell>
          <table:table-cell office:value-type="float" office:value="1.0483" table:style-name="ce1">
            <text:p>1.0483</text:p>
          </table:table-cell>
          <table:table-cell office:value-type="float" office:value="1.7598099999999999" table:style-name="ce1">
            <text:p>1.759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91"/>
          <table:table-cell office:value-type="float" office:value="-0.16582" table:style-name="ce1">
            <text:p>-0.1658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86" table:style-name="ce1">
            <text:p>1.048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.4"/>
          <table:table-cell office:value-type="float" office:value="-4.2960000000000005E-2" table:style-name="ce1">
            <text:p>-0.04296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-0.22800000000000001" table:style-name="ce1">
            <text:p>-0.228</text:p>
          </table:table-cell>
          <table:table-cell office:value-type="float" office:value="1.0486" table:style-name="ce1">
            <text:p>1.0486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86" table:style-name="ce1">
            <text:p>1.048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1.91"/>
          <table:table-cell office:value-type="float" office:value="-0.16582" table:style-name="ce1">
            <text:p>-0.1658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86" table:style-name="ce1">
            <text:p>1.048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.49"/>
          <table:table-cell office:value-type="float" office:value="-6.0299999999999999E-2" table:style-name="ce1">
            <text:p>-0.0603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86" table:style-name="ce1">
            <text:p>1.0486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-0.22800000000000001" table:style-name="ce1">
            <text:p>-0.228</text:p>
          </table:table-cell>
          <table:table-cell office:value-type="float" office:value="1.0486" table:style-name="ce1">
            <text:p>1.0486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-0.88" table:style-name="ce1">
            <text:p>-0.88</text:p>
          </table:table-cell>
          <table:table-cell office:value-type="float" office:value="1.0486" table:style-name="ce1">
            <text:p>1.048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08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-0.32" table:style-name="ce1">
            <text:p>-0.32</text:p>
          </table:table-cell>
          <table:table-cell office:value-type="float" office:value="1.0486" table:style-name="ce1">
            <text:p>1.0486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0"/>
          <table:table-cell office:value-type="float" table:style-name="ce1" office:value="0.008110000000000001"/>
          <table:table-cell office:value-type="float" office:value="2.7370000000000002E-2" table:style-name="ce1">
            <text:p>0.02737</text:p>
          </table:table-cell>
          <table:table-cell office:value-type="float" office:value="0.1038" table:style-name="ce1">
            <text:p>0.1038</text:p>
          </table:table-cell>
          <table:table-cell office:value-type="float" office:value="-0.1038" table:style-name="ce1">
            <text:p>-0.1038</text:p>
          </table:table-cell>
          <table:table-cell office:value-type="float" office:value="1.0275000000000001" table:style-name="ce1">
            <text:p>1.0275</text:p>
          </table:table-cell>
          <table:table-cell office:value-type="float" office:value="0.25951000000000002" table:style-name="ce1">
            <text:p>0.259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1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29675000000000001" table:style-name="ce1">
            <text:p>0.29675</text:p>
          </table:table-cell>
          <table:table-cell office:value-type="float" office:value="-0.29675000000000001" table:style-name="ce1">
            <text:p>-0.29675</text:p>
          </table:table-cell>
          <table:table-cell office:value-type="float" office:value="1.03" table:style-name="ce1">
            <text:p>1.03</text:p>
          </table:table-cell>
          <table:table-cell office:value-type="float" office:value="0.74187999999999998" table:style-name="ce1">
            <text:p>0.741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 office:value-type="float" table:style-name="ce1" office:value="312"/>
          <table:table-cell office:value-type="float" table:style-name="ce1" office:value="0"/>
          <table:table-cell office:value-type="float" office:value="0" table:style-name="ce1">
            <text:p>0</text:p>
          </table:table-cell>
          <table:table-cell office:value-type="float" office:value="0.16425000000000001" table:style-name="ce1">
            <text:p>0.16425</text:p>
          </table:table-cell>
          <table:table-cell office:value-type="float" office:value="-0.16425000000000001" table:style-name="ce1">
            <text:p>-0.16425</text:p>
          </table:table-cell>
          <table:table-cell office:value-type="float" office:value="1.0248999999999999" table:style-name="ce1">
            <text:p>1.0249</text:p>
          </table:table-cell>
          <table:table-cell office:value-type="float" office:value="0.41061999999999999" table:style-name="ce1">
            <text:p>0.41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oads" table:style-name="ta1">
        <table:table-column table:style-name="co1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0.03968"/>
          <table:table-cell office:value-type="float" office:value="-2.98E-3" table:style-name="ce1">
            <text:p>-0.00298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0.05953"/>
          <table:table-cell office:value-type="float" office:value="2.0830000000000001E-2" table:style-name="ce1">
            <text:p>0.02083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0.06945"/>
          <table:table-cell office:value-type="float" office:value="-8.9300000000000004E-3" table:style-name="ce1">
            <text:p>-0.00893</text:p>
          </table:table-cell>
          <table:table-cell/>
        </table:table-row>
        <table:table-row table:style-name="ro1">
          <table:table-cell office:value-type="float" table:style-name="ce1" office:value="26"/>
          <table:table-cell office:value-type="float" table:style-name="ce1" office:value="0.03968"/>
          <table:table-cell office:value-type="float" office:value="9.8999999999999999E-4" table:style-name="ce1">
            <text:p>0.00099</text:p>
          </table:table-cell>
          <table:table-cell/>
        </table:table-row>
        <table:table-row table:style-name="ro1">
          <table:table-cell office:value-type="float" table:style-name="ce1" office:value="27"/>
          <table:table-cell office:value-type="float" table:style-name="ce1" office:value="0.029759999999999998"/>
          <table:table-cell office:value-type="float" office:value="-1.98E-3" table:style-name="ce1">
            <text:p>-0.00198</text:p>
          </table:table-cell>
          <table:table-cell/>
        </table:table-row>
        <table:table-row table:style-name="ro1">
          <table:table-cell office:value-type="float" table:style-name="ce1" office:value="28"/>
          <table:table-cell office:value-type="float" table:style-name="ce1" office:value="0.01984"/>
          <table:table-cell office:value-type="float" office:value="-1.98E-3" table:style-name="ce1">
            <text:p>-0.00198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0.39683999999999997"/>
          <table:table-cell office:value-type="float" office:value="7.9369999999999996E-2" table:style-name="ce1">
            <text:p>0.07937</text:p>
          </table:table-cell>
          <table:table-cell/>
        </table:table-row>
        <table:table-row table:style-name="ro1">
          <table:table-cell office:value-type="float" table:style-name="ce1" office:value="66"/>
          <table:table-cell office:value-type="float" table:style-name="ce1" office:value="0.01984"/>
          <table:table-cell office:value-type="float" office:value="-1.98E-3" table:style-name="ce1">
            <text:p>-0.00198</text:p>
          </table:table-cell>
          <table:table-cell/>
        </table:table-row>
        <table:table-row table:style-name="ro1">
          <table:table-cell office:value-type="float" table:style-name="ce1" office:value="106"/>
          <table:table-cell office:value-type="float" table:style-name="ce1" office:value="0.45736"/>
          <table:table-cell office:value-type="float" office:value="0.12897" table:style-name="ce1">
            <text:p>0.12897</text:p>
          </table:table-cell>
          <table:table-cell/>
        </table:table-row>
        <table:table-row table:style-name="ro1">
          <table:table-cell office:value-type="float" table:style-name="ce1" office:value="107"/>
          <table:table-cell office:value-type="float" table:style-name="ce1" office:value="2.35129"/>
          <table:table-cell office:value-type="float" office:value="0.34228000000000003" table:style-name="ce1">
            <text:p>0.34228</text:p>
          </table:table-cell>
          <table:table-cell/>
        </table:table-row>
        <table:table-row table:style-name="ro1">
          <table:table-cell office:value-type="float" table:style-name="ce1" office:value="108"/>
          <table:table-cell office:value-type="float" table:style-name="ce1" office:value="1.8393700000000002"/>
          <table:table-cell office:value-type="float" office:value="0.10417" table:style-name="ce1">
            <text:p>0.10417</text:p>
          </table:table-cell>
          <table:table-cell/>
        </table:table-row>
        <table:table-row table:style-name="ro1">
          <table:table-cell office:value-type="float" table:style-name="ce1" office:value="109"/>
          <table:table-cell office:value-type="float" table:style-name="ce1" office:value="1.76297"/>
          <table:table-cell office:value-type="float" office:value="0.21132000000000001" table:style-name="ce1">
            <text:p>0.21132</text:p>
          </table:table-cell>
          <table:table-cell/>
        </table:table-row>
        <table:table-row table:style-name="ro1">
          <table:table-cell office:value-type="float" table:style-name="ce1" office:value="110"/>
          <table:table-cell office:value-type="float" table:style-name="ce1" office:value="2.23125"/>
          <table:table-cell office:value-type="float" office:value="0.31053000000000003" table:style-name="ce1">
            <text:p>0.31053</text:p>
          </table:table-cell>
          <table:table-cell/>
        </table:table-row>
        <table:table-row table:style-name="ro1">
          <table:table-cell office:value-type="float" table:style-name="ce1" office:value="111"/>
          <table:table-cell office:value-type="float" table:style-name="ce1" office:value="1.21533"/>
          <table:table-cell office:value-type="float" office:value="0.17460999999999999" table:style-name="ce1">
            <text:p>0.17461</text:p>
          </table:table-cell>
          <table:table-cell/>
        </table:table-row>
        <table:table-row table:style-name="ro1">
          <table:table-cell office:value-type="float" table:style-name="ce1" office:value="112"/>
          <table:table-cell office:value-type="float" table:style-name="ce1" office:value="2.1122"/>
          <table:table-cell office:value-type="float" office:value="0.28771000000000002" table:style-name="ce1">
            <text:p>0.28771</text:p>
          </table:table-cell>
          <table:table-cell/>
        </table:table-row>
        <table:table-row table:style-name="ro1">
          <table:table-cell office:value-type="float" table:style-name="ce1" office:value="113"/>
          <table:table-cell office:value-type="float" table:style-name="ce1" office:value="0.33631999999999995"/>
          <table:table-cell office:value-type="float" office:value="6.25E-2" table:style-name="ce1">
            <text:p>0.0625</text:p>
          </table:table-cell>
          <table:table-cell/>
        </table:table-row>
        <table:table-row table:style-name="ro1">
          <table:table-cell office:value-type="float" table:style-name="ce1" office:value="114"/>
          <table:table-cell office:value-type="float" table:style-name="ce1" office:value="2.67174"/>
          <table:table-cell office:value-type="float" office:value="0.53078000000000003" table:style-name="ce1">
            <text:p>0.53078</text:p>
          </table:table-cell>
          <table:table-cell/>
        </table:table-row>
        <table:table-row table:style-name="ro1">
          <table:table-cell office:value-type="float" table:style-name="ce1" office:value="115"/>
          <table:table-cell office:value-type="float" table:style-name="ce1" office:value="0.6766200000000001"/>
          <table:table-cell office:value-type="float" office:value="8.2339999999999997E-2" table:style-name="ce1">
            <text:p>0.08234</text:p>
          </table:table-cell>
          <table:table-cell/>
        </table:table-row>
        <table:table-row table:style-name="ro1">
          <table:table-cell office:value-type="float" table:style-name="ce1" office:value="116"/>
          <table:table-cell office:value-type="float" table:style-name="ce1" office:value="0.97822"/>
          <table:table-cell office:value-type="float" office:value="0.24803" table:style-name="ce1">
            <text:p>0.24803</text:p>
          </table:table-cell>
          <table:table-cell/>
        </table:table-row>
        <table:table-row table:style-name="ro1">
          <table:table-cell office:value-type="float" table:style-name="ce1" office:value="117"/>
          <table:table-cell office:value-type="float" table:style-name="ce1" office:value="2.8106400000000002"/>
          <table:table-cell office:value-type="float" office:value="0.48712000000000005" table:style-name="ce1">
            <text:p>0.48712</text:p>
          </table:table-cell>
          <table:table-cell/>
        </table:table-row>
        <table:table-row table:style-name="ro1">
          <table:table-cell office:value-type="float" table:style-name="ce1" office:value="118"/>
          <table:table-cell office:value-type="float" table:style-name="ce1" office:value="2.4386"/>
          <table:table-cell office:value-type="float" office:value="0.45439000000000002" table:style-name="ce1">
            <text:p>0.45439</text:p>
          </table:table-cell>
          <table:table-cell/>
        </table:table-row>
        <table:table-row table:style-name="ro1">
          <table:table-cell office:value-type="float" table:style-name="ce1" office:value="119"/>
          <table:table-cell office:value-type="float" table:style-name="ce1" office:value="1.4385599999999998"/>
          <table:table-cell office:value-type="float" office:value="0.27283000000000002" table:style-name="ce1">
            <text:p>0.27283</text:p>
          </table:table-cell>
          <table:table-cell/>
        </table:table-row>
        <table:table-row table:style-name="ro1">
          <table:table-cell office:value-type="float" table:style-name="ce1" office:value="120"/>
          <table:table-cell office:value-type="float" table:style-name="ce1" office:value="2.38999"/>
          <table:table-cell office:value-type="float" office:value="0.48316000000000003" table:style-name="ce1">
            <text:p>0.48316</text:p>
          </table:table-cell>
          <table:table-cell/>
        </table:table-row>
        <table:table-row table:style-name="ro1">
          <table:table-cell office:value-type="float" table:style-name="ce1" office:value="121"/>
          <table:table-cell office:value-type="float" table:style-name="ce1" office:value="2.06457"/>
          <table:table-cell office:value-type="float" office:value="8.7309999999999999E-2" table:style-name="ce1">
            <text:p>0.08731</text:p>
          </table:table-cell>
          <table:table-cell/>
        </table:table-row>
        <table:table-row table:style-name="ro1">
          <table:table-cell office:value-type="float" table:style-name="ce1" office:value="122"/>
          <table:table-cell office:value-type="float" table:style-name="ce1" office:value="1.47328"/>
          <table:table-cell office:value-type="float" office:value="0.38593000000000005" table:style-name="ce1">
            <text:p>0.38593</text:p>
          </table:table-cell>
          <table:table-cell/>
        </table:table-row>
        <table:table-row table:style-name="ro1">
          <table:table-cell office:value-type="float" table:style-name="ce1" office:value="123"/>
          <table:table-cell office:value-type="float" table:style-name="ce1" office:value="1.35026"/>
          <table:table-cell office:value-type="float" office:value="0.11904999999999999" table:style-name="ce1">
            <text:p>0.11905</text:p>
          </table:table-cell>
          <table:table-cell/>
        </table:table-row>
        <table:table-row table:style-name="ro1">
          <table:table-cell office:value-type="float" table:style-name="ce1" office:value="124"/>
          <table:table-cell office:value-type="float" table:style-name="ce1" office:value="1.10422"/>
          <table:table-cell office:value-type="float" office:value="0.14584" table:style-name="ce1">
            <text:p>0.14584</text:p>
          </table:table-cell>
          <table:table-cell/>
        </table:table-row>
        <table:table-row table:style-name="ro1">
          <table:table-cell office:value-type="float" table:style-name="ce1" office:value="125"/>
          <table:table-cell office:value-type="float" table:style-name="ce1" office:value="1.34728"/>
          <table:table-cell office:value-type="float" office:value="0.252" table:style-name="ce1">
            <text:p>0.252</text:p>
          </table:table-cell>
          <table:table-cell/>
        </table:table-row>
        <table:table-row table:style-name="ro1">
          <table:table-cell office:value-type="float" table:style-name="ce1" office:value="126"/>
          <table:table-cell office:value-type="float" table:style-name="ce1" office:value="2.8662"/>
          <table:table-cell office:value-type="float" office:value="0.64288999999999996" table:style-name="ce1">
            <text:p>0.64289</text:p>
          </table:table-cell>
          <table:table-cell/>
        </table:table-row>
        <table:table-row table:style-name="ro1">
          <table:table-cell office:value-type="float" table:style-name="ce1" office:value="127"/>
          <table:table-cell office:value-type="float" table:style-name="ce1" office:value="2.0368"/>
          <table:table-cell office:value-type="float" office:value="0.28672000000000003" table:style-name="ce1">
            <text:p>0.28672</text:p>
          </table:table-cell>
          <table:table-cell/>
        </table:table-row>
        <table:table-row table:style-name="ro1">
          <table:table-cell office:value-type="float" table:style-name="ce1" office:value="128"/>
          <table:table-cell office:value-type="float" table:style-name="ce1" office:value="3.0447800000000003"/>
          <table:table-cell office:value-type="float" office:value="0.60618000000000005" table:style-name="ce1">
            <text:p>0.60618</text:p>
          </table:table-cell>
          <table:table-cell/>
        </table:table-row>
        <table:table-row table:style-name="ro1">
          <table:table-cell office:value-type="float" table:style-name="ce1" office:value="129"/>
          <table:table-cell office:value-type="float" table:style-name="ce1" office:value="1.69154"/>
          <table:table-cell office:value-type="float" office:value="0.27481" table:style-name="ce1">
            <text:p>0.27481</text:p>
          </table:table-cell>
          <table:table-cell/>
        </table:table-row>
        <table:table-row table:style-name="ro1">
          <table:table-cell office:value-type="float" table:style-name="ce1" office:value="130"/>
          <table:table-cell office:value-type="float" table:style-name="ce1" office:value="0.60419"/>
          <table:table-cell office:value-type="float" office:value="0.11806" table:style-name="ce1">
            <text:p>0.11806</text:p>
          </table:table-cell>
          <table:table-cell/>
        </table:table-row>
        <table:table-row table:style-name="ro1">
          <table:table-cell office:value-type="float" table:style-name="ce1" office:value="131"/>
          <table:table-cell office:value-type="float" table:style-name="ce1" office:value="2.09731"/>
          <table:table-cell office:value-type="float" office:value="0.50002000000000002" table:style-name="ce1">
            <text:p>0.50002</text:p>
          </table:table-cell>
          <table:table-cell/>
        </table:table-row>
        <table:table-row table:style-name="ro1">
          <table:table-cell office:value-type="float" table:style-name="ce1" office:value="132"/>
          <table:table-cell office:value-type="float" table:style-name="ce1" office:value="1.97727"/>
          <table:table-cell office:value-type="float" office:value="0.33136000000000004" table:style-name="ce1">
            <text:p>0.33136</text:p>
          </table:table-cell>
          <table:table-cell/>
        </table:table-row>
        <table:table-row table:style-name="ro1">
          <table:table-cell office:value-type="float" table:style-name="ce1" office:value="133"/>
          <table:table-cell office:value-type="float" table:style-name="ce1" office:value="1.98521"/>
          <table:table-cell office:value-type="float" office:value="0.20537" table:style-name="ce1">
            <text:p>0.20537</text:p>
          </table:table-cell>
          <table:table-cell/>
        </table:table-row>
        <table:table-row table:style-name="ro1">
          <table:table-cell office:value-type="float" table:style-name="ce1" office:value="134"/>
          <table:table-cell office:value-type="float" table:style-name="ce1" office:value="2.5814600000000003"/>
          <table:table-cell office:value-type="float" office:value="0.30557000000000001" table:style-name="ce1">
            <text:p>0.30557</text:p>
          </table:table-cell>
          <table:table-cell/>
        </table:table-row>
        <table:table-row table:style-name="ro1">
          <table:table-cell office:value-type="float" table:style-name="ce1" office:value="135"/>
          <table:table-cell office:value-type="float" table:style-name="ce1" office:value="1.45641"/>
          <table:table-cell office:value-type="float" office:value="0.36807000000000001" table:style-name="ce1">
            <text:p>0.36807</text:p>
          </table:table-cell>
          <table:table-cell/>
        </table:table-row>
        <table:table-row table:style-name="ro1">
          <table:table-cell office:value-type="float" table:style-name="ce1" office:value="136"/>
          <table:table-cell office:value-type="float" table:style-name="ce1" office:value="1.5566200000000001"/>
          <table:table-cell office:value-type="float" office:value="0.28373999999999999" table:style-name="ce1">
            <text:p>0.28374</text:p>
          </table:table-cell>
          <table:table-cell/>
        </table:table-row>
        <table:table-row table:style-name="ro1">
          <table:table-cell office:value-type="float" table:style-name="ce1" office:value="137"/>
          <table:table-cell office:value-type="float" table:style-name="ce1" office:value="1.90981"/>
          <table:table-cell office:value-type="float" office:value="0.21529000000000001" table:style-name="ce1">
            <text:p>0.21529</text:p>
          </table:table-cell>
          <table:table-cell/>
        </table:table-row>
        <table:table-row table:style-name="ro1">
          <table:table-cell office:value-type="float" table:style-name="ce1" office:value="138"/>
          <table:table-cell office:value-type="float" table:style-name="ce1" office:value="0.51391"/>
          <table:table-cell office:value-type="float" office:value="8.8300000000000003E-2" table:style-name="ce1">
            <text:p>0.0883</text:p>
          </table:table-cell>
          <table:table-cell/>
        </table:table-row>
        <table:table-row table:style-name="ro1">
          <table:table-cell office:value-type="float" table:style-name="ce1" office:value="139"/>
          <table:table-cell office:value-type="float" table:style-name="ce1" office:value="1.0804"/>
          <table:table-cell office:value-type="float" office:value="9.1270000000000004E-2" table:style-name="ce1">
            <text:p>0.09127</text:p>
          </table:table-cell>
          <table:table-cell/>
        </table:table-row>
        <table:table-row table:style-name="ro1">
          <table:table-cell office:value-type="float" table:style-name="ce1" office:value="140"/>
          <table:table-cell office:value-type="float" table:style-name="ce1" office:value="1.58043"/>
          <table:table-cell office:value-type="float" office:value="0.27085000000000004" table:style-name="ce1">
            <text:p>0.27085</text:p>
          </table:table-cell>
          <table:table-cell/>
        </table:table-row>
        <table:table-row table:style-name="ro1">
          <table:table-cell office:value-type="float" table:style-name="ce1" office:value="141"/>
          <table:table-cell office:value-type="float" table:style-name="ce1" office:value="0.94746"/>
          <table:table-cell office:value-type="float" office:value="0.1002" table:style-name="ce1">
            <text:p>0.1002</text:p>
          </table:table-cell>
          <table:table-cell/>
        </table:table-row>
        <table:table-row table:style-name="ro1">
          <table:table-cell office:value-type="float" table:style-name="ce1" office:value="142"/>
          <table:table-cell office:value-type="float" table:style-name="ce1" office:value="0.77384"/>
          <table:table-cell office:value-type="float" office:value="8.2339999999999997E-2" table:style-name="ce1">
            <text:p>0.08234</text:p>
          </table:table-cell>
          <table:table-cell/>
        </table:table-row>
        <table:table-row table:style-name="ro1">
          <table:table-cell office:value-type="float" table:style-name="ce1" office:value="143"/>
          <table:table-cell office:value-type="float" table:style-name="ce1" office:value="2.01398"/>
          <table:table-cell office:value-type="float" office:value="0.39783000000000002" table:style-name="ce1">
            <text:p>0.39783</text:p>
          </table:table-cell>
          <table:table-cell/>
        </table:table-row>
        <table:table-row table:style-name="ro1">
          <table:table-cell office:value-type="float" table:style-name="ce1" office:value="144"/>
          <table:table-cell office:value-type="float" table:style-name="ce1" office:value="0.1885"/>
          <table:table-cell office:value-type="float" office:value="2.8769999999999997E-2" table:style-name="ce1">
            <text:p>0.02877</text:p>
          </table:table-cell>
          <table:table-cell/>
        </table:table-row>
        <table:table-row table:style-name="ro1">
          <table:table-cell office:value-type="float" table:style-name="ce1" office:value="145"/>
          <table:table-cell office:value-type="float" table:style-name="ce1" office:value="0.7252299999999999"/>
          <table:table-cell office:value-type="float" office:value="0.1002" table:style-name="ce1">
            <text:p>0.1002</text:p>
          </table:table-cell>
          <table:table-cell/>
        </table:table-row>
        <table:table-row table:style-name="ro1">
          <table:table-cell office:value-type="float" table:style-name="ce1" office:value="147"/>
          <table:table-cell office:value-type="float" table:style-name="ce1" office:value="1.87012"/>
          <table:table-cell office:value-type="float" office:value="0.32242999999999999" table:style-name="ce1">
            <text:p>0.32243</text:p>
          </table:table-cell>
          <table:table-cell/>
        </table:table-row>
        <table:table-row table:style-name="ro1">
          <table:table-cell office:value-type="float" table:style-name="ce1" office:value="148"/>
          <table:table-cell office:value-type="float" table:style-name="ce1" office:value="0.47026"/>
          <table:table-cell office:value-type="float" office:value="0.1002" table:style-name="ce1">
            <text:p>0.1002</text:p>
          </table:table-cell>
          <table:table-cell/>
        </table:table-row>
        <table:table-row table:style-name="ro1">
          <table:table-cell office:value-type="float" table:style-name="ce1" office:value="149"/>
          <table:table-cell office:value-type="float" table:style-name="ce1" office:value="2.2987100000000003"/>
          <table:table-cell office:value-type="float" office:value="0.58038000000000001" table:style-name="ce1">
            <text:p>0.58038</text:p>
          </table:table-cell>
          <table:table-cell/>
        </table:table-row>
        <table:table-row table:style-name="ro1">
          <table:table-cell office:value-type="float" table:style-name="ce1" office:value="150"/>
          <table:table-cell office:value-type="float" table:style-name="ce1" office:value="0.79269"/>
          <table:table-cell office:value-type="float" office:value="0.19147999999999998" table:style-name="ce1">
            <text:p>0.19148</text:p>
          </table:table-cell>
          <table:table-cell/>
        </table:table-row>
        <table:table-row table:style-name="ro1">
          <table:table-cell office:value-type="float" table:style-name="ce1" office:value="151"/>
          <table:table-cell office:value-type="float" table:style-name="ce1" office:value="0.12004"/>
          <table:table-cell office:value-type="float" office:value="3.0759999999999999E-2" table:style-name="ce1">
            <text:p>0.03076</text:p>
          </table:table-cell>
          <table:table-cell/>
        </table:table-row>
        <table:table-row table:style-name="ro1">
          <table:table-cell office:value-type="float" table:style-name="ce1" office:value="152"/>
          <table:table-cell office:value-type="float" table:style-name="ce1" office:value="0.9633400000000001"/>
          <table:table-cell office:value-type="float" office:value="9.7230000000000011E-2" table:style-name="ce1">
            <text:p>0.09723</text:p>
          </table:table-cell>
          <table:table-cell/>
        </table:table-row>
        <table:table-row table:style-name="ro1">
          <table:table-cell office:value-type="float" table:style-name="ce1" office:value="153"/>
          <table:table-cell office:value-type="float" table:style-name="ce1" office:value="0.59328"/>
          <table:table-cell office:value-type="float" office:value="0.14981" table:style-name="ce1">
            <text:p>0.14981</text:p>
          </table:table-cell>
          <table:table-cell/>
        </table:table-row>
        <table:table-row table:style-name="ro1">
          <table:table-cell office:value-type="float" table:style-name="ce1" office:value="154"/>
          <table:table-cell office:value-type="float" table:style-name="ce1" office:value="0.32541"/>
          <table:table-cell office:value-type="float" office:value="6.5479999999999997E-2" table:style-name="ce1">
            <text:p>0.06548</text:p>
          </table:table-cell>
          <table:table-cell/>
        </table:table-row>
        <table:table-row table:style-name="ro1">
          <table:table-cell office:value-type="float" table:style-name="ce1" office:value="155"/>
          <table:table-cell office:value-type="float" table:style-name="ce1" office:value="1.33934"/>
          <table:table-cell office:value-type="float" office:value="0.21529000000000001" table:style-name="ce1">
            <text:p>0.21529</text:p>
          </table:table-cell>
          <table:table-cell/>
        </table:table-row>
        <table:table-row table:style-name="ro1">
          <table:table-cell office:value-type="float" table:style-name="ce1" office:value="156"/>
          <table:table-cell office:value-type="float" table:style-name="ce1" office:value="0.96929"/>
          <table:table-cell office:value-type="float" office:value="0.18156" table:style-name="ce1">
            <text:p>0.18156</text:p>
          </table:table-cell>
          <table:table-cell/>
        </table:table-row>
        <table:table-row table:style-name="ro1">
          <table:table-cell office:value-type="float" table:style-name="ce1" office:value="157"/>
          <table:table-cell office:value-type="float" table:style-name="ce1" office:value="1.05064"/>
          <table:table-cell office:value-type="float" office:value="0.17460999999999999" table:style-name="ce1">
            <text:p>0.17461</text:p>
          </table:table-cell>
          <table:table-cell/>
        </table:table-row>
        <table:table-row table:style-name="ro1">
          <table:table-cell office:value-type="float" table:style-name="ce1" office:value="158"/>
          <table:table-cell office:value-type="float" table:style-name="ce1" office:value="1.0933"/>
          <table:table-cell office:value-type="float" office:value="0.12897" table:style-name="ce1">
            <text:p>0.12897</text:p>
          </table:table-cell>
          <table:table-cell/>
        </table:table-row>
        <table:table-row table:style-name="ro1">
          <table:table-cell office:value-type="float" table:style-name="ce1" office:value="159"/>
          <table:table-cell office:value-type="float" table:style-name="ce1" office:value="0.17759"/>
          <table:table-cell office:value-type="float" office:value="5.0599999999999999E-2" table:style-name="ce1">
            <text:p>0.0506</text:p>
          </table:table-cell>
          <table:table-cell/>
        </table:table-row>
        <table:table-row table:style-name="ro1">
          <table:table-cell office:value-type="float" table:style-name="ce1" office:value="160"/>
          <table:table-cell office:value-type="float" table:style-name="ce1" office:value="0.6865399999999999"/>
          <table:table-cell office:value-type="float" office:value="0.12203" table:style-name="ce1">
            <text:p>0.12203</text:p>
          </table:table-cell>
          <table:table-cell/>
        </table:table-row>
        <table:table-row table:style-name="ro1">
          <table:table-cell office:value-type="float" table:style-name="ce1" office:value="161"/>
          <table:table-cell office:value-type="float" table:style-name="ce1" office:value="0.13493"/>
          <table:table-cell office:value-type="float" office:value="9.1270000000000004E-2" table:style-name="ce1">
            <text:p>0.09127</text:p>
          </table:table-cell>
          <table:table-cell/>
        </table:table-row>
        <table:table-row table:style-name="ro1">
          <table:table-cell office:value-type="float" table:style-name="ce1" office:value="162"/>
          <table:table-cell office:value-type="float" table:style-name="ce1" office:value="0.42064999999999997"/>
          <table:table-cell office:value-type="float" office:value="5.0599999999999999E-2" table:style-name="ce1">
            <text:p>0.0506</text:p>
          </table:table-cell>
          <table:table-cell/>
        </table:table-row>
        <table:table-row table:style-name="ro1">
          <table:table-cell office:value-type="float" table:style-name="ce1" office:value="163"/>
          <table:table-cell office:value-type="float" table:style-name="ce1" office:value="0.51986"/>
          <table:table-cell office:value-type="float" office:value="0.12798000000000001" table:style-name="ce1">
            <text:p>0.12798</text:p>
          </table:table-cell>
          <table:table-cell/>
        </table:table-row>
        <table:table-row table:style-name="ro1">
          <table:table-cell office:value-type="float" table:style-name="ce1" office:value="164"/>
          <table:table-cell office:value-type="float" table:style-name="ce1" office:value="1.33934"/>
          <table:table-cell office:value-type="float" office:value="0.18551999999999999" table:style-name="ce1">
            <text:p>0.18552</text:p>
          </table:table-cell>
          <table:table-cell/>
        </table:table-row>
        <table:table-row table:style-name="ro1">
          <table:table-cell office:value-type="float" table:style-name="ce1" office:value="165"/>
          <table:table-cell office:value-type="float" table:style-name="ce1" office:value="0.38791"/>
          <table:table-cell office:value-type="float" office:value="7.1429999999999993E-2" table:style-name="ce1">
            <text:p>0.07143</text:p>
          </table:table-cell>
          <table:table-cell/>
        </table:table-row>
        <table:table-row table:style-name="ro1">
          <table:table-cell office:value-type="float" table:style-name="ce1" office:value="166"/>
          <table:table-cell office:value-type="float" table:style-name="ce1" office:value="1.49014"/>
          <table:table-cell office:value-type="float" office:value="0.26489000000000001" table:style-name="ce1">
            <text:p>0.26489</text:p>
          </table:table-cell>
          <table:table-cell/>
        </table:table-row>
        <table:table-row table:style-name="ro1">
          <table:table-cell office:value-type="float" table:style-name="ce1" office:value="167"/>
          <table:table-cell office:value-type="float" table:style-name="ce1" office:value="0.19445"/>
          <table:table-cell office:value-type="float" office:value="0.11608" table:style-name="ce1">
            <text:p>0.11608</text:p>
          </table:table-cell>
          <table:table-cell/>
        </table:table-row>
        <table:table-row table:style-name="ro1">
          <table:table-cell office:value-type="float" table:style-name="ce1" office:value="168"/>
          <table:table-cell office:value-type="float" table:style-name="ce1" office:value="0.3899"/>
          <table:table-cell office:value-type="float" office:value="0.11112" table:style-name="ce1">
            <text:p>0.11112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0.6716599999999999"/>
          <table:table-cell office:value-type="float" office:value="7.5399999999999995E-2" table:style-name="ce1">
            <text:p>0.0754</text:p>
          </table:table-cell>
          <table:table-cell/>
        </table:table-row>
        <table:table-row table:style-name="ro1">
          <table:table-cell office:value-type="float" table:style-name="ce1" office:value="170"/>
          <table:table-cell office:value-type="float" table:style-name="ce1" office:value="0.40974"/>
          <table:table-cell office:value-type="float" office:value="7.5399999999999995E-2" table:style-name="ce1">
            <text:p>0.0754</text:p>
          </table:table-cell>
          <table:table-cell/>
        </table:table-row>
        <table:table-row table:style-name="ro1">
          <table:table-cell office:value-type="float" table:style-name="ce1" office:value="236"/>
          <table:table-cell office:value-type="float" table:style-name="ce1" office:value="0.33732"/>
          <table:table-cell office:value-type="float" office:value="9.1270000000000004E-2" table:style-name="ce1">
            <text:p>0.09127</text:p>
          </table:table-cell>
          <table:table-cell/>
        </table:table-row>
        <table:table-row table:style-name="ro1">
          <table:table-cell office:value-type="float" table:style-name="ce1" office:value="237"/>
          <table:table-cell office:value-type="float" table:style-name="ce1" office:value="0.14882"/>
          <table:table-cell office:value-type="float" office:value="3.0759999999999999E-2" table:style-name="ce1">
            <text:p>0.03076</text:p>
          </table:table-cell>
          <table:table-cell/>
        </table:table-row>
        <table:table-row table:style-name="ro1">
          <table:table-cell office:value-type="float" table:style-name="ce1" office:value="238"/>
          <table:table-cell office:value-type="float" table:style-name="ce1" office:value="0.044640000000000006"/>
          <table:table-cell office:value-type="float" office:value="-3.9700000000000004E-3" table:style-name="ce1">
            <text:p>-0.00397</text:p>
          </table:table-cell>
          <table:table-cell/>
        </table:table-row>
        <table:table-row table:style-name="ro1">
          <table:table-cell office:value-type="float" table:style-name="ce1" office:value="239"/>
          <table:table-cell office:value-type="float" table:style-name="ce1" office:value="0.00992"/>
          <table:table-cell office:value-type="float" office:value="-5.9499999999999996E-3" table:style-name="ce1">
            <text:p>-0.00595</text:p>
          </table:table-cell>
          <table:table-cell/>
        </table:table-row>
        <table:table-row table:style-name="ro1">
          <table:table-cell office:value-type="float" table:style-name="ce1" office:value="240"/>
          <table:table-cell office:value-type="float" table:style-name="ce1" office:value="0.05457"/>
          <table:table-cell office:value-type="float" office:value="-1.98E-3" table:style-name="ce1">
            <text:p>-0.00198</text:p>
          </table:table-cell>
          <table:table-cell/>
        </table:table-row>
        <table:table-row table:style-name="ro1">
          <table:table-cell office:value-type="float" table:style-name="ce1" office:value="241"/>
          <table:table-cell office:value-type="float" table:style-name="ce1" office:value="0.15874"/>
          <table:table-cell office:value-type="float" office:value="5.2580000000000002E-2" table:style-name="ce1">
            <text:p>0.05258</text:p>
          </table:table-cell>
          <table:table-cell/>
        </table:table-row>
        <table:table-row table:style-name="ro1">
          <table:table-cell office:value-type="float" table:style-name="ce1" office:value="246"/>
          <table:table-cell office:value-type="float" table:style-name="ce1" office:value="0.24803"/>
          <table:table-cell office:value-type="float" office:value="9.0279999999999999E-2" table:style-name="ce1">
            <text:p>0.09028</text:p>
          </table:table-cell>
          <table:table-cell/>
        </table:table-row>
        <table:table-row table:style-name="ro1">
          <table:table-cell office:value-type="float" table:style-name="ce1" office:value="247"/>
          <table:table-cell office:value-type="float" table:style-name="ce1" office:value="0.9425"/>
          <table:table-cell office:value-type="float" office:value="0.27085000000000004" table:style-name="ce1">
            <text:p>0.27085</text:p>
          </table:table-cell>
          <table:table-cell/>
        </table:table-row>
        <table:table-row table:style-name="ro1">
          <table:table-cell office:value-type="float" table:style-name="ce1" office:value="248"/>
          <table:table-cell office:value-type="float" table:style-name="ce1" office:value="0.029759999999999998"/>
          <table:table-cell office:value-type="float" office:value="-2.3809999999999998E-2" table:style-name="ce1">
            <text:p>-0.02381</text:p>
          </table:table-cell>
          <table:table-cell/>
        </table:table-row>
        <table:table-row table:style-name="ro1">
          <table:table-cell office:value-type="float" table:style-name="ce1" office:value="249"/>
          <table:table-cell office:value-type="float" table:style-name="ce1" office:value="0.029759999999999998"/>
          <table:table-cell office:value-type="float" office:value="-2.282E-2" table:style-name="ce1">
            <text:p>-0.02282</text:p>
          </table:table-cell>
          <table:table-cell/>
        </table:table-row>
        <table:table-row table:style-name="ro1">
          <table:table-cell office:value-type="float" table:style-name="ce1" office:value="250"/>
          <table:table-cell office:value-type="float" table:style-name="ce1" office:value="0.0248"/>
          <table:table-cell office:value-type="float" office:value="-2.4799999999999999E-2" table:style-name="ce1">
            <text:p>-0.0248</text:p>
          </table:table-cell>
          <table:table-cell/>
        </table:table-row>
        <table:table-row table:style-name="ro1">
          <table:table-cell office:value-type="float" table:style-name="ce1" office:value="251"/>
          <table:table-cell office:value-type="float" table:style-name="ce1" office:value="1.24013"/>
          <table:table-cell office:value-type="float" office:value="0.32144" table:style-name="ce1">
            <text:p>0.32144</text:p>
          </table:table-cell>
          <table:table-cell/>
        </table:table-row>
        <table:table-row table:style-name="ro1">
          <table:table-cell office:value-type="float" table:style-name="ce1" office:value="252"/>
          <table:table-cell office:value-type="float" table:style-name="ce1" office:value="0.00992"/>
          <table:table-cell office:value-type="float" office:value="-1.4879999999999999E-2" table:style-name="ce1">
            <text:p>-0.01488</text:p>
          </table:table-cell>
          <table:table-cell/>
        </table:table-row>
        <table:table-row table:style-name="ro1">
          <table:table-cell office:value-type="float" table:style-name="ce1" office:value="299"/>
          <table:table-cell office:value-type="float" table:style-name="ce1" office:value="0.19841999999999999"/>
          <table:table-cell office:value-type="float" office:value="3.968E-2" table:style-name="ce1">
            <text:p>0.03968</text:p>
          </table:table-cell>
          <table:table-cell/>
        </table:table-row>
        <table:table-row table:style-name="ro1">
          <table:table-cell office:value-type="float" table:style-name="ce1" office:value="307"/>
          <table:table-cell office:value-type="float" table:style-name="ce1" office:value="0.16866"/>
          <table:table-cell office:value-type="float" office:value="-2.1829999999999999E-2" table:style-name="ce1">
            <text:p>-0.02183</text:p>
          </table:table-cell>
          <table:table-cell/>
        </table:table-row>
        <table:table-row table:style-name="ro1">
          <table:table-cell office:value-type="float" table:style-name="ce1" office:value="310"/>
          <table:table-cell office:value-type="float" table:style-name="ce1" office:value="1.54769"/>
          <table:table-cell office:value-type="float" office:value="0.32838999999999996" table:style-name="ce1">
            <text:p>0.32839</text:p>
          </table:table-cell>
          <table:table-cell/>
        </table:table-row>
        <table:table-row table:style-name="ro1">
          <table:table-cell office:value-type="float" table:style-name="ce1" office:value="311"/>
          <table:table-cell office:value-type="float" table:style-name="ce1" office:value="0.44248"/>
          <table:table-cell office:value-type="float" office:value="7.4410000000000004E-2" table:style-name="ce1">
            <text:p>0.07441</text:p>
          </table:table-cell>
          <table:table-cell/>
        </table:table-row>
        <table:table-row table:style-name="ro1">
          <table:table-cell office:value-type="float" table:style-name="ce1" office:value="312"/>
          <table:table-cell office:value-type="float" table:style-name="ce1" office:value="0.252"/>
          <table:table-cell office:value-type="float" office:value="3.5720000000000002E-2" table:style-name="ce1">
            <text:p>0.03572</text:p>
          </table:table-cell>
          <table:table-cell/>
        </table:table-row>
        <table:table-row table:style-name="ro1">
          <table:table-cell/>
          <table:table-cell/>
          <table:table-cell/>
          <table:table-cell/>
        </table:table-row>
      </table:table>
      <table:table table:name="Transformers" table:style-name="ta1">
        <table:table-column table:style-name="co1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107"/>
          <table:table-cell office:value-type="float" office:value="0.17432324844995808" table:style-name="ce1">
            <text:p>0.174323248</text:p>
          </table:table-cell>
          <table:table-cell office:value-type="float" office:value="-10.308456484559107" table:style-name="ce1">
            <text:p>-10.30845648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"/>
          <table:table-cell office:value-type="float" table:style-name="ce1" office:value="35"/>
          <table:table-cell office:value-type="float" office:value="16.62104028157998" table:style-name="ce1">
            <text:p>16.62104028</text:p>
          </table:table-cell>
          <table:table-cell office:value-type="float" office:value="-155.45561204536568" table:style-name="ce1">
            <text:p>-155.45561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31698171209896764" table:style-name="ce1">
            <text:p>0.316981712</text:p>
          </table:table-cell>
          <table:table-cell office:value-type="float" office:value="-9.9789431440967462" table:style-name="ce1">
            <text:p>-9.9789431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25027233523198456" table:style-name="ce1">
            <text:p>0.250272335</text:p>
          </table:table-cell>
          <table:table-cell office:value-type="float" office:value="-10.543695402951029" table:style-name="ce1">
            <text:p>-10.54369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24861745494573384" table:style-name="ce1">
            <text:p>0.248617455</text:p>
          </table:table-cell>
          <table:table-cell office:value-type="float" office:value="-10.700861885682738" table:style-name="ce1">
            <text:p>-10.700861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"/>
          <table:table-cell office:value-type="float" table:style-name="ce1" office:value="110"/>
          <table:table-cell office:value-type="float" office:value="0.24431045513066532" table:style-name="ce1">
            <text:p>0.244310455</text:p>
          </table:table-cell>
          <table:table-cell office:value-type="float" office:value="-10.236922632792641" table:style-name="ce1">
            <text:p>-10.236922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11"/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78"/>
          <table:table-cell office:value-type="float" office:value="0.39085895955452965" table:style-name="ce1">
            <text:p>0.39085896</text:p>
          </table:table-cell>
          <table:table-cell office:value-type="float" office:value="-20.952675236344508" table:style-name="ce1">
            <text:p>-20.952675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11"/>
          <table:table-cell office:value-type="float" office:value="0.24986937593712458" table:style-name="ce1">
            <text:p>0.249869376</text:p>
          </table:table-cell>
          <table:table-cell office:value-type="float" office:value="-10.374964217251383" table:style-name="ce1">
            <text:p>-10.374964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78"/>
          <table:table-cell office:value-type="float" office:value="0.38825142464279777" table:style-name="ce1">
            <text:p>0.388251425</text:p>
          </table:table-cell>
          <table:table-cell office:value-type="float" office:value="-20.882691795113182" table:style-name="ce1">
            <text:p>-20.88269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"/>
          <table:table-cell office:value-type="float" table:style-name="ce1" office:value="111"/>
          <table:table-cell office:value-type="float" office:value="0.27245193002921492" table:style-name="ce1">
            <text:p>0.27245193</text:p>
          </table:table-cell>
          <table:table-cell office:value-type="float" office:value="-6.0905829815262162" table:style-name="ce1">
            <text:p>-6.09058298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15"/>
          <table:table-cell office:value-type="float" office:value="0.21186419702974316" table:style-name="ce1">
            <text:p>0.211864197</text:p>
          </table:table-cell>
          <table:table-cell office:value-type="float" office:value="-9.947717064275043" table:style-name="ce1">
            <text:p>-9.9477170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1"/>
          <table:table-cell office:value-type="float" table:style-name="ce1" office:value="115"/>
          <table:table-cell office:value-type="float" office:value="0.25878787911078704" table:style-name="ce1">
            <text:p>0.258787879</text:p>
          </table:table-cell>
          <table:table-cell office:value-type="float" office:value="-10.424367214433255" table:style-name="ce1">
            <text:p>-10.424367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23030352902210488" table:style-name="ce1">
            <text:p>0.230303529</text:p>
          </table:table-cell>
          <table:table-cell office:value-type="float" office:value="-6.1101470370263966" table:style-name="ce1">
            <text:p>-6.11014703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33991226971659327" table:style-name="ce1">
            <text:p>0.33991227</text:p>
          </table:table-cell>
          <table:table-cell office:value-type="float" office:value="-13.371075283483254" table:style-name="ce1">
            <text:p>-13.3710752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22376832801190213" table:style-name="ce1">
            <text:p>0.223768328</text:p>
          </table:table-cell>
          <table:table-cell office:value-type="float" office:value="-10.082797434463572" table:style-name="ce1">
            <text:p>-10.0827974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2"/>
          <table:table-cell office:value-type="float" table:style-name="ce1" office:value="119"/>
          <table:table-cell office:value-type="float" office:value="0.2146645412556385" table:style-name="ce1">
            <text:p>0.214664541</text:p>
          </table:table-cell>
          <table:table-cell office:value-type="float" office:value="-9.8310558150724159" table:style-name="ce1">
            <text:p>-9.831055815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82"/>
          <table:table-cell office:value-type="float" office:value="0.55403321006973838" table:style-name="ce1">
            <text:p>0.55403321</text:p>
          </table:table-cell>
          <table:table-cell office:value-type="float" office:value="-36.315557793380705" table:style-name="ce1">
            <text:p>-36.3155577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24964537662686281" table:style-name="ce1">
            <text:p>0.249645377</text:p>
          </table:table-cell>
          <table:table-cell office:value-type="float" office:value="-10.282004494970788" table:style-name="ce1">
            <text:p>-10.2820044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23846328914894738" table:style-name="ce1">
            <text:p>0.238463289</text:p>
          </table:table-cell>
          <table:table-cell office:value-type="float" office:value="-10.29207555966857" table:style-name="ce1">
            <text:p>-10.292075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33836917698334523" table:style-name="ce1">
            <text:p>0.338369177</text:p>
          </table:table-cell>
          <table:table-cell office:value-type="float" office:value="-10.425252263197473" table:style-name="ce1">
            <text:p>-10.4252522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3"/>
          <table:table-cell office:value-type="float" table:style-name="ce1" office:value="121"/>
          <table:table-cell office:value-type="float" office:value="0.32831283695042057" table:style-name="ce1">
            <text:p>0.328312837</text:p>
          </table:table-cell>
          <table:table-cell office:value-type="float" office:value="-10.709197398288367" table:style-name="ce1">
            <text:p>-10.709197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84"/>
          <table:table-cell office:value-type="float" office:value="0.53375749262080274" table:style-name="ce1">
            <text:p>0.533757493</text:p>
          </table:table-cell>
          <table:table-cell office:value-type="float" office:value="-35.227994512972977" table:style-name="ce1">
            <text:p>-35.2279945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4"/>
          <table:table-cell office:value-type="float" table:style-name="ce1" office:value="84"/>
          <table:table-cell office:value-type="float" office:value="0.53263108608433152" table:style-name="ce1">
            <text:p>0.532631086</text:p>
          </table:table-cell>
          <table:table-cell office:value-type="float" office:value="-35.190811989897348" table:style-name="ce1">
            <text:p>-35.1908119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24"/>
          <table:table-cell office:value-type="float" office:value="0.33992310722802965" table:style-name="ce1">
            <text:p>0.339923107</text:p>
          </table:table-cell>
          <table:table-cell office:value-type="float" office:value="-10.399048942778514" table:style-name="ce1">
            <text:p>-10.3990489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85"/>
          <table:table-cell office:value-type="float" office:value="0.45304978010306046" table:style-name="ce1">
            <text:p>0.45304978</text:p>
          </table:table-cell>
          <table:table-cell office:value-type="float" office:value="-28.961626683625273" table:style-name="ce1">
            <text:p>-28.961626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24"/>
          <table:table-cell office:value-type="float" office:value="3.4601841801306943" table:style-name="ce1">
            <text:p>3.46018418</text:p>
          </table:table-cell>
          <table:table-cell office:value-type="float" office:value="-30.260377468059858" table:style-name="ce1">
            <text:p>-30.2603774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85"/>
          <table:table-cell office:value-type="float" office:value="0.48344440324615651" table:style-name="ce1">
            <text:p>0.483444403</text:p>
          </table:table-cell>
          <table:table-cell office:value-type="float" office:value="-29.377880432976262" table:style-name="ce1">
            <text:p>-29.37788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5"/>
          <table:table-cell office:value-type="float" table:style-name="ce1" office:value="124"/>
          <table:table-cell office:value-type="float" office:value="0.33410621806049295" table:style-name="ce1">
            <text:p>0.334106218</text:p>
          </table:table-cell>
          <table:table-cell office:value-type="float" office:value="-10.359441352917472" table:style-name="ce1">
            <text:p>-10.359441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"/>
          <table:table-cell office:value-type="float" table:style-name="ce1" office:value="46"/>
          <table:table-cell office:value-type="float" office:value="0.27133141355591123" table:style-name="ce1">
            <text:p>0.271331414</text:p>
          </table:table-cell>
          <table:table-cell office:value-type="float" office:value="-11.363618010591615" table:style-name="ce1">
            <text:p>-11.3636180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26"/>
          <table:table-cell office:value-type="float" office:value="0.34229667376227535" table:style-name="ce1">
            <text:p>0.342296674</text:p>
          </table:table-cell>
          <table:table-cell office:value-type="float" office:value="-10.570926689717327" table:style-name="ce1">
            <text:p>-10.5709266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86"/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126"/>
          <table:table-cell office:value-type="float" office:value="0.31509819247422977" table:style-name="ce1">
            <text:p>0.315098192</text:p>
          </table:table-cell>
          <table:table-cell office:value-type="float" office:value="-10.455133080846318" table:style-name="ce1">
            <text:p>-10.4551330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7"/>
          <table:table-cell office:value-type="float" table:style-name="ce1" office:value="86"/>
          <table:table-cell office:value-type="float" office:value="0.30185088928290488" table:style-name="ce1">
            <text:p>0.301850889</text:p>
          </table:table-cell>
          <table:table-cell office:value-type="float" office:value="-22.427521073719834" table:style-name="ce1">
            <text:p>-22.42752107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31"/>
          <table:table-cell office:value-type="float" office:value="0.34676158239614485" table:style-name="ce1">
            <text:p>0.346761582</text:p>
          </table:table-cell>
          <table:table-cell office:value-type="float" office:value="-10.570635334334094" table:style-name="ce1">
            <text:p>-10.5706353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31"/>
          <table:table-cell office:value-type="float" office:value="0.20584554325861049" table:style-name="ce1">
            <text:p>0.205845543</text:p>
          </table:table-cell>
          <table:table-cell office:value-type="float" office:value="-10.812738905828716" table:style-name="ce1">
            <text:p>-10.8127389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8"/>
          <table:table-cell office:value-type="float" table:style-name="ce1" office:value="131"/>
          <table:table-cell office:value-type="float" office:value="0.34348555039084061" table:style-name="ce1">
            <text:p>0.34348555</text:p>
          </table:table-cell>
          <table:table-cell office:value-type="float" office:value="-10.571970572127208" table:style-name="ce1">
            <text:p>-10.5719705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38"/>
          <table:table-cell office:value-type="float" office:value="0.26064749104046719" table:style-name="ce1">
            <text:p>0.260647491</text:p>
          </table:table-cell>
          <table:table-cell office:value-type="float" office:value="-6.2457703887553029" table:style-name="ce1">
            <text:p>-6.24577038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9"/>
          <table:table-cell office:value-type="float" table:style-name="ce1" office:value="138"/>
          <table:table-cell office:value-type="float" office:value="0.23067538754146777" table:style-name="ce1">
            <text:p>0.230675388</text:p>
          </table:table-cell>
          <table:table-cell office:value-type="float" office:value="-5.2166448161269035" table:style-name="ce1">
            <text:p>-5.21664481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"/>
          <table:table-cell office:value-type="float" table:style-name="ce1" office:value="139"/>
          <table:table-cell office:value-type="float" office:value="0.19441242903765815" table:style-name="ce1">
            <text:p>0.194412429</text:p>
          </table:table-cell>
          <table:table-cell office:value-type="float" office:value="-10.538264582007001" table:style-name="ce1">
            <text:p>-10.5382645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0"/>
          <table:table-cell office:value-type="float" table:style-name="ce1" office:value="139"/>
          <table:table-cell office:value-type="float" office:value="0.19016316130386879" table:style-name="ce1">
            <text:p>0.190163161</text:p>
          </table:table-cell>
          <table:table-cell office:value-type="float" office:value="-10.452416521322995" table:style-name="ce1">
            <text:p>-10.452416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140"/>
          <table:table-cell office:value-type="float" office:value="0.19806904412977178" table:style-name="ce1">
            <text:p>0.198069044</text:p>
          </table:table-cell>
          <table:table-cell office:value-type="float" office:value="-10.6368735813234" table:style-name="ce1">
            <text:p>-10.6368735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1"/>
          <table:table-cell office:value-type="float" table:style-name="ce1" office:value="140"/>
          <table:table-cell office:value-type="float" office:value="0.16288805082466662" table:style-name="ce1">
            <text:p>0.162888051</text:p>
          </table:table-cell>
          <table:table-cell office:value-type="float" office:value="-9.6740523978281896" table:style-name="ce1">
            <text:p>-9.6740523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144"/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2"/>
          <table:table-cell office:value-type="float" table:style-name="ce1" office:value="144"/>
          <table:table-cell office:value-type="float" office:value="0.18828334746555897" table:style-name="ce1">
            <text:p>0.188283347</text:p>
          </table:table-cell>
          <table:table-cell office:value-type="float" office:value="-10.141578994360737" table:style-name="ce1">
            <text:p>-10.1415789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47"/>
          <table:table-cell office:value-type="float" office:value="0.30642521154031993" table:style-name="ce1">
            <text:p>0.306425212</text:p>
          </table:table-cell>
          <table:table-cell office:value-type="float" office:value="-10.401132798785559" table:style-name="ce1">
            <text:p>-10.401132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47"/>
          <table:table-cell office:value-type="float" office:value="0.25074533765378626" table:style-name="ce1">
            <text:p>0.250745338</text:p>
          </table:table-cell>
          <table:table-cell office:value-type="float" office:value="-10.697322784015181" table:style-name="ce1">
            <text:p>-10.69732278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3"/>
          <table:table-cell office:value-type="float" table:style-name="ce1" office:value="147"/>
          <table:table-cell office:value-type="float" office:value="0.24057085846125509" table:style-name="ce1">
            <text:p>0.240570858</text:p>
          </table:table-cell>
          <table:table-cell office:value-type="float" office:value="-10.526360834514364" table:style-name="ce1">
            <text:p>-10.52636083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48"/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96"/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48"/>
          <table:table-cell office:value-type="float" office:value="0.40432451664049696" table:style-name="ce1">
            <text:p>0.404324517</text:p>
          </table:table-cell>
          <table:table-cell office:value-type="float" office:value="-7.1745655609234547" table:style-name="ce1">
            <text:p>-7.17456556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148"/>
          <table:table-cell office:value-type="float" office:value="0.24730485026918955" table:style-name="ce1">
            <text:p>0.24730485</text:p>
          </table:table-cell>
          <table:table-cell office:value-type="float" office:value="-5.4365602772949027" table:style-name="ce1">
            <text:p>-5.43656027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4"/>
          <table:table-cell office:value-type="float" table:style-name="ce1" office:value="96"/>
          <table:table-cell office:value-type="float" office:value="0.23807143095214287" table:style-name="ce1">
            <text:p>0.238071431</text:p>
          </table:table-cell>
          <table:table-cell office:value-type="float" office:value="-23.807143095214286" table:style-name="ce1">
            <text:p>-23.8071431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49"/>
          <table:table-cell office:value-type="float" office:value="0.22216880077408743" table:style-name="ce1">
            <text:p>0.222168801</text:p>
          </table:table-cell>
          <table:table-cell office:value-type="float" office:value="-9.9344013537248621" table:style-name="ce1">
            <text:p>-9.934401354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49"/>
          <table:table-cell office:value-type="float" office:value="0.25617538911889354" table:style-name="ce1">
            <text:p>0.256175389</text:p>
          </table:table-cell>
          <table:table-cell office:value-type="float" office:value="-10.349914465824419" table:style-name="ce1">
            <text:p>-10.34991447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5"/>
          <table:table-cell office:value-type="float" table:style-name="ce1" office:value="149"/>
          <table:table-cell office:value-type="float" office:value="0.19693799893789304" table:style-name="ce1">
            <text:p>0.196937999</text:p>
          </table:table-cell>
          <table:table-cell office:value-type="float" office:value="-10.636915597806428" table:style-name="ce1">
            <text:p>-10.6369156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157"/>
          <table:table-cell office:value-type="float" office:value="0.20371772289588111" table:style-name="ce1">
            <text:p>0.203717723</text:p>
          </table:table-cell>
          <table:table-cell office:value-type="float" office:value="-10.881132094444533" table:style-name="ce1">
            <text:p>-10.88113209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100"/>
          <table:table-cell office:value-type="float" office:value="0.35338613360477766" table:style-name="ce1">
            <text:p>0.353386134</text:p>
          </table:table-cell>
          <table:table-cell office:value-type="float" office:value="-28.66536823287127" table:style-name="ce1">
            <text:p>-28.665368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"/>
          <table:table-cell office:value-type="float" table:style-name="ce1" office:value="157"/>
          <table:table-cell office:value-type="float" office:value="0.19983014437727936" table:style-name="ce1">
            <text:p>0.199830144</text:p>
          </table:table-cell>
          <table:table-cell office:value-type="float" office:value="-10.391167507618526" table:style-name="ce1">
            <text:p>-10.3911675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160"/>
          <table:table-cell office:value-type="float" office:value="0.19154693091545139" table:style-name="ce1">
            <text:p>0.191546931</text:p>
          </table:table-cell>
          <table:table-cell office:value-type="float" office:value="-6.1741451974958546" table:style-name="ce1">
            <text:p>-6.17414519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70"/>
          <table:table-cell office:value-type="float" office:value="0.30629559975741388" table:style-name="ce1">
            <text:p>0.3062956</text:p>
          </table:table-cell>
          <table:table-cell office:value-type="float" office:value="-24.748684460399041" table:style-name="ce1">
            <text:p>-24.7486844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160"/>
          <table:table-cell office:value-type="float" office:value="0.27155683662227004" table:style-name="ce1">
            <text:p>0.271556837</text:p>
          </table:table-cell>
          <table:table-cell office:value-type="float" office:value="-10.315965005333057" table:style-name="ce1">
            <text:p>-10.3159650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1"/>
          <table:table-cell office:value-type="float" table:style-name="ce1" office:value="70"/>
          <table:table-cell office:value-type="float" office:value="0.41486363676297033" table:style-name="ce1">
            <text:p>0.414863637</text:p>
          </table:table-cell>
          <table:table-cell office:value-type="float" office:value="-24.696588259066232" table:style-name="ce1">
            <text:p>-24.69658826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02"/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06"/>
          <table:table-cell office:value-type="float" office:value="0" table:style-name="ce1">
            <text:p>0</text:p>
          </table:table-cell>
          <table:table-cell office:value-type="float" office:value="-8.5888516705316498" table:style-name="ce1">
            <text:p>-8.58885167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2"/>
          <table:table-cell office:value-type="float" table:style-name="ce1" office:value="102"/>
          <table:table-cell office:value-type="float" office:value="0.24849005315024744" table:style-name="ce1">
            <text:p>0.248490053</text:p>
          </table:table-cell>
          <table:table-cell office:value-type="float" office:value="-24.322443059539694" table:style-name="ce1">
            <text:p>-24.3224430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61"/>
          <table:table-cell office:value-type="float" office:value="0.19133531153636366" table:style-name="ce1">
            <text:p>0.191335312</text:p>
          </table:table-cell>
          <table:table-cell office:value-type="float" office:value="-10.454561422346909" table:style-name="ce1">
            <text:p>-10.454561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3"/>
          <table:table-cell office:value-type="float" table:style-name="ce1" office:value="161"/>
          <table:table-cell office:value-type="float" office:value="0.18458638178471001" table:style-name="ce1">
            <text:p>0.184586382</text:p>
          </table:table-cell>
          <table:table-cell office:value-type="float" office:value="-10.44933677239243" table:style-name="ce1">
            <text:p>-10.449336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05"/>
          <table:table-cell office:value-type="float" office:value="0.36368385293286232" table:style-name="ce1">
            <text:p>0.363683853</text:p>
          </table:table-cell>
          <table:table-cell office:value-type="float" office:value="-28.747555465920342" table:style-name="ce1">
            <text:p>-28.7475554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67"/>
          <table:table-cell office:value-type="float" office:value="0.26505595716695729" table:style-name="ce1">
            <text:p>0.265055957</text:p>
          </table:table-cell>
          <table:table-cell office:value-type="float" office:value="-10.272766339920958" table:style-name="ce1">
            <text:p>-10.2727663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67"/>
          <table:table-cell office:value-type="float" office:value="0.26434950243023059" table:style-name="ce1">
            <text:p>0.264349502</text:p>
          </table:table-cell>
          <table:table-cell office:value-type="float" office:value="-10.198270765015076" table:style-name="ce1">
            <text:p>-10.1982707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105"/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07"/>
          <table:table-cell office:value-type="float" office:value="0.17288869149193842" table:style-name="ce1">
            <text:p>0.172888691</text:p>
          </table:table-cell>
          <table:table-cell office:value-type="float" office:value="-10.628699556687405" table:style-name="ce1">
            <text:p>-10.628699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5"/>
          <table:table-cell office:value-type="float" table:style-name="ce1" office:value="107"/>
          <table:table-cell office:value-type="float" office:value="0.20629983758258552" table:style-name="ce1">
            <text:p>0.206299838</text:p>
          </table:table-cell>
          <table:table-cell office:value-type="float" office:value="-10.794027095210872" table:style-name="ce1">
            <text:p>-10.794027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08"/>
          <table:table-cell office:value-type="float" office:value="0.21609130430500112" table:style-name="ce1">
            <text:p>0.216091304</text:p>
          </table:table-cell>
          <table:table-cell office:value-type="float" office:value="-11.206595548840756" table:style-name="ce1">
            <text:p>-11.20659555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08"/>
          <table:table-cell office:value-type="float" office:value="0.21626915815365802" table:style-name="ce1">
            <text:p>0.216269158</text:p>
          </table:table-cell>
          <table:table-cell office:value-type="float" office:value="-11.146562128287385" table:style-name="ce1">
            <text:p>-11.14656213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6"/>
          <table:table-cell office:value-type="float" table:style-name="ce1" office:value="108"/>
          <table:table-cell office:value-type="float" office:value="0.15272882464074988" table:style-name="ce1">
            <text:p>0.152728825</text:p>
          </table:table-cell>
          <table:table-cell office:value-type="float" office:value="-9.7996193017920135" table:style-name="ce1">
            <text:p>-9.7996193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09"/>
          <table:table-cell office:value-type="float" office:value="0.17462895076526466" table:style-name="ce1">
            <text:p>0.174628951</text:p>
          </table:table-cell>
          <table:table-cell office:value-type="float" office:value="-9.7140893639207491" table:style-name="ce1">
            <text:p>-9.7140893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09"/>
          <table:table-cell office:value-type="float" office:value="0.17425634855203195" table:style-name="ce1">
            <text:p>0.174256349</text:p>
          </table:table-cell>
          <table:table-cell office:value-type="float" office:value="-9.7037237988272071" table:style-name="ce1">
            <text:p>-9.703723799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7"/>
          <table:table-cell office:value-type="float" table:style-name="ce1" office:value="109"/>
          <table:table-cell office:value-type="float" office:value="0.17368561546210518" table:style-name="ce1">
            <text:p>0.173685615</text:p>
          </table:table-cell>
          <table:table-cell office:value-type="float" office:value="-9.7141231995680677" table:style-name="ce1">
            <text:p>-9.714123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12"/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12"/>
          <table:table-cell office:value-type="float" office:value="0.17532324086179554" table:style-name="ce1">
            <text:p>0.175323241</text:p>
          </table:table-cell>
          <table:table-cell office:value-type="float" office:value="-9.6297913406682518" table:style-name="ce1">
            <text:p>-9.6297913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8"/>
          <table:table-cell office:value-type="float" table:style-name="ce1" office:value="112"/>
          <table:table-cell office:value-type="float" office:value="0.26345066654946325" table:style-name="ce1">
            <text:p>0.263450667</text:p>
          </table:table-cell>
          <table:table-cell office:value-type="float" office:value="-10.345257881576485" table:style-name="ce1">
            <text:p>-10.3452578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13"/>
          <table:table-cell office:value-type="float" office:value="0.45808452254355897" table:style-name="ce1">
            <text:p>0.458084523</text:p>
          </table:table-cell>
          <table:table-cell office:value-type="float" office:value="-12.186833044551696" table:style-name="ce1">
            <text:p>-12.18683304</text:p>
          </table:table-cell>
          <table:table-cell office:value-type="float" office:value="0" table:style-name="ce1">
            <text:p>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9"/>
          <table:table-cell office:value-type="float" table:style-name="ce1" office:value="113"/>
          <table:table-cell office:value-type="float" office:value="0.18093743665251102" table:style-name="ce1">
            <text:p>0.180937437</text:p>
          </table:table-cell>
          <table:table-cell office:value-type="float" office:value="-10.166616083452233" table:style-name="ce1">
            <text:p>-10.16661608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79"/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114"/>
          <table:table-cell office:value-type="float" office:value="0.16942795983267511" table:style-name="ce1">
            <text:p>0.16942796</text:p>
          </table:table-cell>
          <table:table-cell office:value-type="float" office:value="-9.5426199312209921" table:style-name="ce1">
            <text:p>-9.54261993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79"/>
          <table:table-cell office:value-type="float" office:value="0.27459325873549806" table:style-name="ce1">
            <text:p>0.274593259</text:p>
          </table:table-cell>
          <table:table-cell office:value-type="float" office:value="-28.008512391020801" table:style-name="ce1">
            <text:p>-28.0085123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0"/>
          <table:table-cell office:value-type="float" table:style-name="ce1" office:value="114"/>
          <table:table-cell office:value-type="float" office:value="0.1717989154107922" table:style-name="ce1">
            <text:p>0.171798915</text:p>
          </table:table-cell>
          <table:table-cell office:value-type="float" office:value="-9.7141903213871572" table:style-name="ce1">
            <text:p>-9.71419032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0702657635854949" table:style-name="ce1">
            <text:p>0.207026576</text:p>
          </table:table-cell>
          <table:table-cell office:value-type="float" office:value="-5.5673698652823127" table:style-name="ce1">
            <text:p>-5.56736986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8132530185663879" table:style-name="ce1">
            <text:p>0.281325302</text:p>
          </table:table-cell>
          <table:table-cell office:value-type="float" office:value="-10.398215964778073" table:style-name="ce1">
            <text:p>-10.3982159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8214772093617863" table:style-name="ce1">
            <text:p>0.282147721</text:p>
          </table:table-cell>
          <table:table-cell office:value-type="float" office:value="-11.169803801840665" table:style-name="ce1">
            <text:p>-11.1698038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1"/>
          <table:table-cell office:value-type="float" table:style-name="ce1" office:value="116"/>
          <table:table-cell office:value-type="float" office:value="0.20210890790010339" table:style-name="ce1">
            <text:p>0.202108908</text:p>
          </table:table-cell>
          <table:table-cell office:value-type="float" office:value="-5.4201666945436742" table:style-name="ce1">
            <text:p>-5.42016669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117"/>
          <table:table-cell office:value-type="float" office:value="0.15062550794663235" table:style-name="ce1">
            <text:p>0.150625508</text:p>
          </table:table-cell>
          <table:table-cell office:value-type="float" office:value="-9.731923541734302" table:style-name="ce1">
            <text:p>-9.731923542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80"/>
          <table:table-cell office:value-type="float" office:value="0.26809911498116562" table:style-name="ce1">
            <text:p>0.268099115</text:p>
          </table:table-cell>
          <table:table-cell office:value-type="float" office:value="-28.079439660233263" table:style-name="ce1">
            <text:p>-28.07943966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2"/>
          <table:table-cell office:value-type="float" table:style-name="ce1" office:value="80"/>
          <table:table-cell office:value-type="float" office:value="0.49981856586059253" table:style-name="ce1">
            <text:p>0.499818566</text:p>
          </table:table-cell>
          <table:table-cell office:value-type="float" office:value="-37.786283579060793" table:style-name="ce1">
            <text:p>-37.78628358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1458462961108544" table:style-name="ce1">
            <text:p>0.145846296</text:p>
          </table:table-cell>
          <table:table-cell office:value-type="float" office:value="-9.5763228389768553" table:style-name="ce1">
            <text:p>-9.57632283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37884635483477275" table:style-name="ce1">
            <text:p>0.378846355</text:p>
          </table:table-cell>
          <table:table-cell office:value-type="float" office:value="-11.175342308624417" table:style-name="ce1">
            <text:p>-11.175342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26204482340264107" table:style-name="ce1">
            <text:p>0.262044823</text:p>
          </table:table-cell>
          <table:table-cell office:value-type="float" office:value="-10.556503587884267" table:style-name="ce1">
            <text:p>-10.5565035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3"/>
          <table:table-cell office:value-type="float" table:style-name="ce1" office:value="118"/>
          <table:table-cell office:value-type="float" office:value="0.24284259086913224" table:style-name="ce1">
            <text:p>0.242842591</text:p>
          </table:table-cell>
          <table:table-cell office:value-type="float" office:value="-10.674813043698054" table:style-name="ce1">
            <text:p>-10.6748130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83"/>
          <table:table-cell office:value-type="float" office:value="0.53866678431833259" table:style-name="ce1">
            <text:p>0.538666784</text:p>
          </table:table-cell>
          <table:table-cell office:value-type="float" office:value="-35.808515757542487" table:style-name="ce1">
            <text:p>-35.80851576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22"/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22"/>
          <table:table-cell office:value-type="float" office:value="0.25624998457754722" table:style-name="ce1">
            <text:p>0.256249985</text:p>
          </table:table-cell>
          <table:table-cell office:value-type="float" office:value="-10.265817283384454" table:style-name="ce1">
            <text:p>-10.2658172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83"/>
          <table:table-cell office:value-type="float" office:value="0.53384568630550411" table:style-name="ce1">
            <text:p>0.533845686</text:p>
          </table:table-cell>
          <table:table-cell office:value-type="float" office:value="-36.08015601835492" table:style-name="ce1">
            <text:p>-36.0801560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4"/>
          <table:table-cell office:value-type="float" table:style-name="ce1" office:value="122"/>
          <table:table-cell office:value-type="float" office:value="0.21540869643597427" table:style-name="ce1">
            <text:p>0.215408696</text:p>
          </table:table-cell>
          <table:table-cell office:value-type="float" office:value="-10.223547694439418" table:style-name="ce1">
            <text:p>-10.223547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23"/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23"/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5"/>
          <table:table-cell office:value-type="float" table:style-name="ce1" office:value="123"/>
          <table:table-cell office:value-type="float" office:value="0.13809668821386112" table:style-name="ce1">
            <text:p>0.138096688</text:p>
          </table:table-cell>
          <table:table-cell office:value-type="float" office:value="-9.318486590229659" table:style-name="ce1">
            <text:p>-9.31848659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25"/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25"/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6"/>
          <table:table-cell office:value-type="float" table:style-name="ce1" office:value="125"/>
          <table:table-cell office:value-type="float" office:value="0.13952077404530916" table:style-name="ce1">
            <text:p>0.139520774</text:p>
          </table:table-cell>
          <table:table-cell office:value-type="float" office:value="-9.308028782737054" table:style-name="ce1">
            <text:p>-9.3080287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27"/>
          <table:table-cell office:value-type="float" office:value="0.37626729888906651" table:style-name="ce1">
            <text:p>0.376267299</text:p>
          </table:table-cell>
          <table:table-cell office:value-type="float" office:value="-11.1742637367753" table:style-name="ce1">
            <text:p>-11.1742637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27"/>
          <table:table-cell office:value-type="float" office:value="0.16507723519066894" table:style-name="ce1">
            <text:p>0.165077235</text:p>
          </table:table-cell>
          <table:table-cell office:value-type="float" office:value="-9.2468911380638428" table:style-name="ce1">
            <text:p>-9.2468911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7"/>
          <table:table-cell office:value-type="float" table:style-name="ce1" office:value="127"/>
          <table:table-cell office:value-type="float" office:value="0.30248993202092955" table:style-name="ce1">
            <text:p>0.302489932</text:p>
          </table:table-cell>
          <table:table-cell office:value-type="float" office:value="-10.740701670193541" table:style-name="ce1">
            <text:p>-10.740701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8952645696091606" table:style-name="ce1">
            <text:p>0.289526457</text:p>
          </table:table-cell>
          <table:table-cell office:value-type="float" office:value="-10.528335643739672" table:style-name="ce1">
            <text:p>-10.528335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8506245166582217" table:style-name="ce1">
            <text:p>0.285062452</text:p>
          </table:table-cell>
          <table:table-cell office:value-type="float" office:value="-10.717428626339217" table:style-name="ce1">
            <text:p>-10.71742863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5904022218893491" table:style-name="ce1">
            <text:p>0.259040222</text:p>
          </table:table-cell>
          <table:table-cell office:value-type="float" office:value="-10.609386491390293" table:style-name="ce1">
            <text:p>-10.60938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8"/>
          <table:table-cell office:value-type="float" table:style-name="ce1" office:value="128"/>
          <table:table-cell office:value-type="float" office:value="0.24956347469923812" table:style-name="ce1">
            <text:p>0.249563475</text:p>
          </table:table-cell>
          <table:table-cell office:value-type="float" office:value="-10.599702715941964" table:style-name="ce1">
            <text:p>-10.599702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87"/>
          <table:table-cell office:value-type="float" office:value="0.55472154711839494" table:style-name="ce1">
            <text:p>0.554721547</text:p>
          </table:table-cell>
          <table:table-cell office:value-type="float" office:value="-37.235683850322253" table:style-name="ce1">
            <text:p>-37.23568385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87"/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6666666700000003" table:style-name="ce1">
            <text:p>0.96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87"/>
          <table:table-cell office:value-type="float" office:value="0.58660307107238807" table:style-name="ce1">
            <text:p>0.586603071</text:p>
          </table:table-cell>
          <table:table-cell office:value-type="float" office:value="-38.290515464250134" table:style-name="ce1">
            <text:p>-38.29051546</text:p>
          </table:table-cell>
          <table:table-cell office:value-type="float" office:value="0" table:style-name="ce1">
            <text:p>0</text:p>
          </table:table-cell>
          <table:table-cell office:value-type="float" office:value="0.97083333299999997" table:style-name="ce1">
            <text:p>0.97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0"/>
          <table:table-cell office:value-type="float" table:style-name="ce1" office:value="88"/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1"/>
          <table:table-cell office:value-type="float" table:style-name="ce1" office:value="130"/>
          <table:table-cell office:value-type="float" office:value="0.28482240991552915" table:style-name="ce1">
            <text:p>0.28482241</text:p>
          </table:table-cell>
          <table:table-cell office:value-type="float" office:value="-10.503102356342421" table:style-name="ce1">
            <text:p>-10.50310236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32"/>
          <table:table-cell office:value-type="float" office:value="0.25394941847026065" table:style-name="ce1">
            <text:p>0.253949418</text:p>
          </table:table-cell>
          <table:table-cell office:value-type="float" office:value="-10.740906085753524" table:style-name="ce1">
            <text:p>-10.740906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32"/>
          <table:table-cell office:value-type="float" office:value="0.16784210231042535" table:style-name="ce1">
            <text:p>0.167842102</text:p>
          </table:table-cell>
          <table:table-cell office:value-type="float" office:value="-9.6282019242494279" table:style-name="ce1">
            <text:p>-9.6282019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2"/>
          <table:table-cell office:value-type="float" table:style-name="ce1" office:value="132"/>
          <table:table-cell office:value-type="float" office:value="0.17095802404215785" table:style-name="ce1">
            <text:p>0.170958024</text:p>
          </table:table-cell>
          <table:table-cell office:value-type="float" office:value="-9.5855980254605591" table:style-name="ce1">
            <text:p>-9.5855980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35447778373644512" table:style-name="ce1">
            <text:p>0.354477784</text:p>
          </table:table-cell>
          <table:table-cell office:value-type="float" office:value="-14.268749409712999" table:style-name="ce1">
            <text:p>-14.2687494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14342954163804661" table:style-name="ce1">
            <text:p>0.143429542</text:p>
          </table:table-cell>
          <table:table-cell office:value-type="float" office:value="-9.8433368541732378" table:style-name="ce1">
            <text:p>-9.843336854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34331507519706744" table:style-name="ce1">
            <text:p>0.343315075</text:p>
          </table:table-cell>
          <table:table-cell office:value-type="float" office:value="-10.384741221133936" table:style-name="ce1">
            <text:p>-10.3847412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4"/>
          <table:table-cell office:value-type="float" table:style-name="ce1" office:value="133"/>
          <table:table-cell office:value-type="float" office:value="0.32372315803669166" table:style-name="ce1">
            <text:p>0.323723158</text:p>
          </table:table-cell>
          <table:table-cell office:value-type="float" office:value="-10.164700310493949" table:style-name="ce1">
            <text:p>-10.1647003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34"/>
          <table:table-cell office:value-type="float" office:value="0.20784273529947203" table:style-name="ce1">
            <text:p>0.207842735</text:p>
          </table:table-cell>
          <table:table-cell office:value-type="float" office:value="-11.120823497660441" table:style-name="ce1">
            <text:p>-11.1208235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34"/>
          <table:table-cell office:value-type="float" office:value="0.21161295324708557" table:style-name="ce1">
            <text:p>0.211612953</text:p>
          </table:table-cell>
          <table:table-cell office:value-type="float" office:value="-11.187939273743842" table:style-name="ce1">
            <text:p>-11.18793927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34"/>
          <table:table-cell office:value-type="float" office:value="0.21643073430682452" table:style-name="ce1">
            <text:p>0.216430734</text:p>
          </table:table-cell>
          <table:table-cell office:value-type="float" office:value="-11.215390319050739" table:style-name="ce1">
            <text:p>-11.21539032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36"/>
          <table:table-cell office:value-type="float" office:value="0.33388138546653817" table:style-name="ce1">
            <text:p>0.333881385</text:p>
          </table:table-cell>
          <table:table-cell office:value-type="float" office:value="-10.934316197160429" table:style-name="ce1">
            <text:p>-10.9343162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36"/>
          <table:table-cell office:value-type="float" office:value="1.4534823703324427" table:style-name="ce1">
            <text:p>1.45348237</text:p>
          </table:table-cell>
          <table:table-cell office:value-type="float" office:value="-40.614922143721323" table:style-name="ce1">
            <text:p>-40.6149221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91"/>
          <table:table-cell office:value-type="float" office:value="0.54554689970857473" table:style-name="ce1">
            <text:p>0.5455469</text:p>
          </table:table-cell>
          <table:table-cell office:value-type="float" office:value="-38.394706130841314" table:style-name="ce1">
            <text:p>-38.39470613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91"/>
          <table:table-cell office:value-type="float" office:value="0.52274886911994656" table:style-name="ce1">
            <text:p>0.522748869</text:p>
          </table:table-cell>
          <table:table-cell office:value-type="float" office:value="-38.102584238076098" table:style-name="ce1">
            <text:p>-38.1025842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6"/>
          <table:table-cell office:value-type="float" table:style-name="ce1" office:value="136"/>
          <table:table-cell office:value-type="float" office:value="0.17027376831651064" table:style-name="ce1">
            <text:p>0.170273768</text:p>
          </table:table-cell>
          <table:table-cell office:value-type="float" office:value="-9.6709886982844537" table:style-name="ce1">
            <text:p>-9.670988698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37"/>
          <table:table-cell office:value-type="float" office:value="0.21484041975238186" table:style-name="ce1">
            <text:p>0.21484042</text:p>
          </table:table-cell>
          <table:table-cell office:value-type="float" office:value="-11.340229342019438" table:style-name="ce1">
            <text:p>-11.3402293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37"/>
          <table:table-cell office:value-type="float" office:value="0.21445394663837206" table:style-name="ce1">
            <text:p>0.214453947</text:p>
          </table:table-cell>
          <table:table-cell office:value-type="float" office:value="-11.16407347790688" table:style-name="ce1">
            <text:p>-11.1640734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7"/>
          <table:table-cell office:value-type="float" table:style-name="ce1" office:value="137"/>
          <table:table-cell office:value-type="float" office:value="0.218406243948327" table:style-name="ce1">
            <text:p>0.218406244</text:p>
          </table:table-cell>
          <table:table-cell office:value-type="float" office:value="-11.201478856292358" table:style-name="ce1">
            <text:p>-11.2014788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141"/>
          <table:table-cell office:value-type="float" office:value="0.13713391780525064" table:style-name="ce1">
            <text:p>0.137133918</text:p>
          </table:table-cell>
          <table:table-cell office:value-type="float" office:value="-9.0880134323829047" table:style-name="ce1">
            <text:p>-9.08801343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8"/>
          <table:table-cell office:value-type="float" table:style-name="ce1" office:value="141"/>
          <table:table-cell office:value-type="float" office:value="0.13613491957301588" table:style-name="ce1">
            <text:p>0.13613492</text:p>
          </table:table-cell>
          <table:table-cell office:value-type="float" office:value="-9.0822617858167192" table:style-name="ce1">
            <text:p>-9.08226178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142"/>
          <table:table-cell office:value-type="float" office:value="0.17108919826415109" table:style-name="ce1">
            <text:p>0.171089198</text:p>
          </table:table-cell>
          <table:table-cell office:value-type="float" office:value="-9.5892736123858864" table:style-name="ce1">
            <text:p>-9.58927361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9"/>
          <table:table-cell office:value-type="float" table:style-name="ce1" office:value="142"/>
          <table:table-cell office:value-type="float" office:value="0.25786057562002351" table:style-name="ce1">
            <text:p>0.257860576</text:p>
          </table:table-cell>
          <table:table-cell office:value-type="float" office:value="-10.608316519284898" table:style-name="ce1">
            <text:p>-10.60831652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50"/>
          <table:table-cell office:value-type="float" office:value="0.26128772581695647" table:style-name="ce1">
            <text:p>0.261287726</text:p>
          </table:table-cell>
          <table:table-cell office:value-type="float" office:value="-10.474563832015047" table:style-name="ce1">
            <text:p>-10.47456383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50"/>
          <table:table-cell office:value-type="float" office:value="0.20104469290829621" table:style-name="ce1">
            <text:p>0.201044693</text:p>
          </table:table-cell>
          <table:table-cell office:value-type="float" office:value="-5.3941165214656346" table:style-name="ce1">
            <text:p>-5.394116521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1"/>
          <table:table-cell office:value-type="float" table:style-name="ce1" office:value="150"/>
          <table:table-cell office:value-type="float" office:value="0.20767962300770612" table:style-name="ce1">
            <text:p>0.207679623</text:p>
          </table:table-cell>
          <table:table-cell office:value-type="float" office:value="-10.452843341172073" table:style-name="ce1">
            <text:p>-10.452843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51"/>
          <table:table-cell office:value-type="float" office:value="0.15120080730905194" table:style-name="ce1">
            <text:p>0.151200807</text:p>
          </table:table-cell>
          <table:table-cell office:value-type="float" office:value="-5.5415710516195631" table:style-name="ce1">
            <text:p>-5.54157105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2"/>
          <table:table-cell office:value-type="float" table:style-name="ce1" office:value="151"/>
          <table:table-cell office:value-type="float" office:value="0.2029890126224923" table:style-name="ce1">
            <text:p>0.202989013</text:p>
          </table:table-cell>
          <table:table-cell office:value-type="float" office:value="-5.4201008239953596" table:style-name="ce1">
            <text:p>-5.420100824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63" table:style-name="ce1">
            <text:p>0.63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152"/>
          <table:table-cell office:value-type="float" office:value="0.23933998133884568" table:style-name="ce1">
            <text:p>0.239339981</text:p>
          </table:table-cell>
          <table:table-cell office:value-type="float" office:value="-10.724272240759818" table:style-name="ce1">
            <text:p>-10.724272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3"/>
          <table:table-cell office:value-type="float" table:style-name="ce1" office:value="152"/>
          <table:table-cell office:value-type="float" office:value="0.26635738984492618" table:style-name="ce1">
            <text:p>0.26635739</text:p>
          </table:table-cell>
          <table:table-cell office:value-type="float" office:value="-10.642961236782369" table:style-name="ce1">
            <text:p>-10.64296124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153"/>
          <table:table-cell office:value-type="float" office:value="0.16565406558926563" table:style-name="ce1">
            <text:p>0.165654066</text:p>
          </table:table-cell>
          <table:table-cell office:value-type="float" office:value="-8.3411694202594919" table:style-name="ce1">
            <text:p>-8.34116942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153"/>
          <table:table-cell office:value-type="float" office:value="0.21261725054374025" table:style-name="ce1">
            <text:p>0.212617251</text:p>
          </table:table-cell>
          <table:table-cell office:value-type="float" office:value="-10.157118265053144" table:style-name="ce1">
            <text:p>-10.157118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4"/>
          <table:table-cell office:value-type="float" table:style-name="ce1" office:value="153"/>
          <table:table-cell office:value-type="float" office:value="0.22173952890776127" table:style-name="ce1">
            <text:p>0.221739529</text:p>
          </table:table-cell>
          <table:table-cell office:value-type="float" office:value="-10.322614703912752" table:style-name="ce1">
            <text:p>-10.322614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154"/>
          <table:table-cell office:value-type="float" office:value="0.1735352482256656" table:style-name="ce1">
            <text:p>0.173535248</text:p>
          </table:table-cell>
          <table:table-cell office:value-type="float" office:value="-10.285137882643108" table:style-name="ce1">
            <text:p>-10.2851378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5"/>
          <table:table-cell office:value-type="float" table:style-name="ce1" office:value="154"/>
          <table:table-cell office:value-type="float" office:value="0.24671002272243359" table:style-name="ce1">
            <text:p>0.246710023</text:p>
          </table:table-cell>
          <table:table-cell office:value-type="float" office:value="-10.491784269883494" table:style-name="ce1">
            <text:p>-10.4917842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7"/>
          <table:table-cell office:value-type="float" table:style-name="ce1" office:value="155"/>
          <table:table-cell office:value-type="float" office:value="0.15803409143881578" table:style-name="ce1">
            <text:p>0.158034091</text:p>
          </table:table-cell>
          <table:table-cell office:value-type="float" office:value="-9.2411502766762652" table:style-name="ce1">
            <text:p>-9.24115027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7"/>
          <table:table-cell office:value-type="float" table:style-name="ce1" office:value="155"/>
          <table:table-cell office:value-type="float" office:value="0.15691961890811743" table:style-name="ce1">
            <text:p>0.156919619</text:p>
          </table:table-cell>
          <table:table-cell office:value-type="float" office:value="-9.2841233868275186" table:style-name="ce1">
            <text:p>-9.284123387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8"/>
          <table:table-cell office:value-type="float" table:style-name="ce1" office:value="99"/>
          <table:table-cell office:value-type="float" office:value="0.28180805795519592" table:style-name="ce1">
            <text:p>0.281808058</text:p>
          </table:table-cell>
          <table:table-cell office:value-type="float" office:value="-28.374045606688867" table:style-name="ce1">
            <text:p>-28.37404561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159"/>
          <table:table-cell office:value-type="float" office:value="0.24216634836747067" table:style-name="ce1">
            <text:p>0.242166348</text:p>
          </table:table-cell>
          <table:table-cell office:value-type="float" office:value="-10.39477428371978" table:style-name="ce1">
            <text:p>-10.39477428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69"/>
          <table:table-cell office:value-type="float" table:style-name="ce1" office:value="159"/>
          <table:table-cell office:value-type="float" office:value="0.15685461333920275" table:style-name="ce1">
            <text:p>0.156854613</text:p>
          </table:table-cell>
          <table:table-cell office:value-type="float" office:value="-9.8691753610318251" table:style-name="ce1">
            <text:p>-9.869175361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163"/>
          <table:table-cell office:value-type="float" office:value="0.23197959789866826" table:style-name="ce1">
            <text:p>0.231979598</text:p>
          </table:table-cell>
          <table:table-cell office:value-type="float" office:value="-10.583648901231996" table:style-name="ce1">
            <text:p>-10.5836489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1"/>
          <table:table-cell office:value-type="float" table:style-name="ce1" office:value="163"/>
          <table:table-cell office:value-type="float" office:value="0.22852061566661164" table:style-name="ce1">
            <text:p>0.228520616</text:p>
          </table:table-cell>
          <table:table-cell office:value-type="float" office:value="-10.008802052836772" table:style-name="ce1">
            <text:p>-10.008802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2"/>
          <table:table-cell office:value-type="float" table:style-name="ce1" office:value="164"/>
          <table:table-cell office:value-type="float" office:value="0.15728896044375104" table:style-name="ce1">
            <text:p>0.15728896</text:p>
          </table:table-cell>
          <table:table-cell office:value-type="float" office:value="-9.8828268562048773" table:style-name="ce1">
            <text:p>-9.882826856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2"/>
          <table:table-cell office:value-type="float" table:style-name="ce1" office:value="164"/>
          <table:table-cell office:value-type="float" office:value="0.15568469864543191" table:style-name="ce1">
            <text:p>0.155684699</text:p>
          </table:table-cell>
          <table:table-cell office:value-type="float" office:value="-9.8323106573090158" table:style-name="ce1">
            <text:p>-9.832310657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65"/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65"/>
          <table:table-cell office:value-type="float" office:value="0.46181605471979226" table:style-name="ce1">
            <text:p>0.461816055</text:p>
          </table:table-cell>
          <table:table-cell office:value-type="float" office:value="-12.216454470160459" table:style-name="ce1">
            <text:p>-12.21645447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3"/>
          <table:table-cell office:value-type="float" table:style-name="ce1" office:value="165"/>
          <table:table-cell office:value-type="float" office:value="0.1754760218783131" table:style-name="ce1">
            <text:p>0.175476022</text:p>
          </table:table-cell>
          <table:table-cell office:value-type="float" office:value="-9.6595816511630961" table:style-name="ce1">
            <text:p>-9.65958165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66"/>
          <table:table-cell office:value-type="float" office:value="9.8017710753542087" table:style-name="ce1">
            <text:p>9.801771075</text:p>
          </table:table-cell>
          <table:table-cell office:value-type="float" office:value="-68.279327636569363" table:style-name="ce1">
            <text:p>-68.27932764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66"/>
          <table:table-cell office:value-type="float" office:value="0.16427769653735383" table:style-name="ce1">
            <text:p>0.164277697</text:p>
          </table:table-cell>
          <table:table-cell office:value-type="float" office:value="-9.3965075992521889" table:style-name="ce1">
            <text:p>-9.396507599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4"/>
          <table:table-cell office:value-type="float" table:style-name="ce1" office:value="166"/>
          <table:table-cell office:value-type="float" office:value="0.16367993084081248" table:style-name="ce1">
            <text:p>0.163679931</text:p>
          </table:table-cell>
          <table:table-cell office:value-type="float" office:value="-9.3046411479031175" table:style-name="ce1">
            <text:p>-9.304641148</text:p>
          </table:table-cell>
          <table:table-cell office:value-type="float" office:value="0" table:style-name="ce1">
            <text:p>0</text:p>
          </table:table-cell>
          <table:table-cell office:value-type="float" office:value="0.98333333300000003" table:style-name="ce1">
            <text:p>0.983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04"/>
          <table:table-cell office:value-type="float" office:value="0.27895138825737398" table:style-name="ce1">
            <text:p>0.278951388</text:p>
          </table:table-cell>
          <table:table-cell office:value-type="float" office:value="-28.229880491646245" table:style-name="ce1">
            <text:p>-28.229880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04"/>
          <table:table-cell office:value-type="float" office:value="0.27033646617252771" table:style-name="ce1">
            <text:p>0.270336466</text:p>
          </table:table-cell>
          <table:table-cell office:value-type="float" office:value="-27.790588722535844" table:style-name="ce1">
            <text:p>-27.79058872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5"/>
          <table:table-cell office:value-type="float" table:style-name="ce1" office:value="104"/>
          <table:table-cell office:value-type="float" office:value="0.27169386218724745" table:style-name="ce1">
            <text:p>0.271693862</text:p>
          </table:table-cell>
          <table:table-cell office:value-type="float" office:value="-27.860264896858027" table:style-name="ce1">
            <text:p>-27.8602649</text:p>
          </table:table-cell>
          <table:table-cell office:value-type="float" office:value="0" table:style-name="ce1">
            <text:p>0</text:p>
          </table:table-cell>
          <table:table-cell office:value-type="float" office:value="0.98750000000000004" table:style-name="ce1">
            <text:p>0.98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168"/>
          <table:table-cell office:value-type="float" office:value="0.24560915585526297" table:style-name="ce1">
            <text:p>0.245609156</text:p>
          </table:table-cell>
          <table:table-cell office:value-type="float" office:value="-10.155629003242195" table:style-name="ce1">
            <text:p>-10.155629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168"/>
          <table:table-cell office:value-type="float" office:value="0.24551988922314141" table:style-name="ce1">
            <text:p>0.245519889</text:p>
          </table:table-cell>
          <table:table-cell office:value-type="float" office:value="-10.351504499779173" table:style-name="ce1">
            <text:p>-10.351504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7"/>
          <table:table-cell office:value-type="float" table:style-name="ce1" office:value="170"/>
          <table:table-cell office:value-type="float" office:value="0.26748939755901874" table:style-name="ce1">
            <text:p>0.267489398</text:p>
          </table:table-cell>
          <table:table-cell office:value-type="float" office:value="-10.642904419827058" table:style-name="ce1">
            <text:p>-10.64290442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7"/>
          <table:table-cell office:value-type="float" table:style-name="ce1" office:value="170"/>
          <table:table-cell office:value-type="float" office:value="0.23196023798111895" table:style-name="ce1">
            <text:p>0.231960238</text:p>
          </table:table-cell>
          <table:table-cell office:value-type="float" office:value="-10.039844213487127" table:style-name="ce1">
            <text:p>-10.0398442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6" table:style-name="ce1">
            <text:p>1.26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114"/>
          <table:table-cell office:value-type="float" office:value="0.19500820775617289" table:style-name="ce1">
            <text:p>0.195008208</text:p>
          </table:table-cell>
          <table:table-cell office:value-type="float" office:value="-10.349364168774033" table:style-name="ce1">
            <text:p>-10.34936417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9"/>
          <table:table-cell office:value-type="float" table:style-name="ce1" office:value="114"/>
          <table:table-cell office:value-type="float" office:value="0.19573679874939243" table:style-name="ce1">
            <text:p>0.195736799</text:p>
          </table:table-cell>
          <table:table-cell office:value-type="float" office:value="-10.368672949136771" table:style-name="ce1">
            <text:p>-10.36867295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17"/>
          <table:table-cell office:value-type="float" office:value="0.17338313509363987" table:style-name="ce1">
            <text:p>0.173383135</text:p>
          </table:table-cell>
          <table:table-cell office:value-type="float" office:value="-10.714159162640751" table:style-name="ce1">
            <text:p>-10.71415916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17"/>
          <table:table-cell office:value-type="float" office:value="0.17927613303243656" table:style-name="ce1">
            <text:p>0.179276133</text:p>
          </table:table-cell>
          <table:table-cell office:value-type="float" office:value="-10.787999511763569" table:style-name="ce1">
            <text:p>-10.78799951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0"/>
          <table:table-cell office:value-type="float" table:style-name="ce1" office:value="117"/>
          <table:table-cell office:value-type="float" office:value="0.17504118108108863" table:style-name="ce1">
            <text:p>0.175041181</text:p>
          </table:table-cell>
          <table:table-cell office:value-type="float" office:value="-10.837281177671427" table:style-name="ce1">
            <text:p>-10.83728118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20"/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20"/>
          <table:table-cell office:value-type="float" office:value="0.17821832502837914" table:style-name="ce1">
            <text:p>0.178218325</text:p>
          </table:table-cell>
          <table:table-cell office:value-type="float" office:value="-10.898644636568815" table:style-name="ce1">
            <text:p>-10.898644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1"/>
          <table:table-cell office:value-type="float" table:style-name="ce1" office:value="120"/>
          <table:table-cell office:value-type="float" office:value="0.17462459257826499" table:style-name="ce1">
            <text:p>0.174624593</text:p>
          </table:table-cell>
          <table:table-cell office:value-type="float" office:value="-10.824380785589632" table:style-name="ce1">
            <text:p>-10.824380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26"/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6"/>
          <table:table-cell office:value-type="float" table:style-name="ce1" office:value="126"/>
          <table:table-cell office:value-type="float" office:value="0.22248109181971112" table:style-name="ce1">
            <text:p>0.222481092</text:p>
          </table:table-cell>
          <table:table-cell office:value-type="float" office:value="-10.46647500925242" table:style-name="ce1">
            <text:p>-10.4664750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29"/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29"/>
          <table:table-cell office:value-type="float" office:value="0.17536914770071596" table:style-name="ce1">
            <text:p>0.175369148</text:p>
          </table:table-cell>
          <table:table-cell office:value-type="float" office:value="-10.77533081037909" table:style-name="ce1">
            <text:p>-10.7753308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129"/>
          <table:table-cell office:value-type="float" office:value="0.22362286871374329" table:style-name="ce1">
            <text:p>0.223622869</text:p>
          </table:table-cell>
          <table:table-cell office:value-type="float" office:value="-10.467523398762426" table:style-name="ce1">
            <text:p>-10.4675234</text:p>
          </table:table-cell>
          <table:table-cell office:value-type="float" office:value="0" table:style-name="ce1">
            <text:p>0</text:p>
          </table:table-cell>
          <table:table-cell office:value-type="float" office:value="1.004166667" table:style-name="ce1">
            <text:p>1.004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135"/>
          <table:table-cell office:value-type="float" office:value="0.17888995183852691" table:style-name="ce1">
            <text:p>0.178889952</text:p>
          </table:table-cell>
          <table:table-cell office:value-type="float" office:value="-10.776377163675418" table:style-name="ce1">
            <text:p>-10.776377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135"/>
          <table:table-cell office:value-type="float" office:value="0.17579595368343856" table:style-name="ce1">
            <text:p>0.175795954</text:p>
          </table:table-cell>
          <table:table-cell office:value-type="float" office:value="-10.824342854801591" table:style-name="ce1">
            <text:p>-10.8243428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310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2"/>
          <table:table-cell office:value-type="float" table:style-name="ce1" office:value="310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43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43"/>
          <table:table-cell office:value-type="float" office:value="0.18043961469553305" table:style-name="ce1">
            <text:p>0.180439615</text:p>
          </table:table-cell>
          <table:table-cell office:value-type="float" office:value="-10.78796070570003" table:style-name="ce1">
            <text:p>-10.78796071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3"/>
          <table:table-cell office:value-type="float" table:style-name="ce1" office:value="143"/>
          <table:table-cell office:value-type="float" office:value="0.23284605973152514" table:style-name="ce1">
            <text:p>0.23284606</text:p>
          </table:table-cell>
          <table:table-cell office:value-type="float" office:value="-10.502350476137085" table:style-name="ce1">
            <text:p>-10.50235048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145"/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5"/>
          <table:table-cell office:value-type="float" table:style-name="ce1" office:value="145"/>
          <table:table-cell office:value-type="float" office:value="0.20918275477288106" table:style-name="ce1">
            <text:p>0.209182755</text:p>
          </table:table-cell>
          <table:table-cell office:value-type="float" office:value="-10.224853053298427" table:style-name="ce1">
            <text:p>-10.22485305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56"/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156"/>
          <table:table-cell office:value-type="float" office:value="0.17696730243127176" table:style-name="ce1">
            <text:p>0.176967302</text:p>
          </table:table-cell>
          <table:table-cell office:value-type="float" office:value="-10.824304670564411" table:style-name="ce1">
            <text:p>-10.82430467</text:p>
          </table:table-cell>
          <table:table-cell office:value-type="float" office:value="0" table:style-name="ce1">
            <text:p>0</text:p>
          </table:table-cell>
          <table:table-cell office:value-type="float" office:value="1.0083333329999999" table:style-name="ce1">
            <text:p>1.0083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1"/>
          <table:table-cell office:value-type="float" table:style-name="ce1" office:value="158"/>
          <table:table-cell office:value-type="float" office:value="0.1768892260703272" table:style-name="ce1">
            <text:p>0.176889226</text:p>
          </table:table-cell>
          <table:table-cell office:value-type="float" office:value="-10.750934073385443" table:style-name="ce1">
            <text:p>-10.75093407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1"/>
          <table:table-cell office:value-type="float" table:style-name="ce1" office:value="158"/>
          <table:table-cell office:value-type="float" office:value="0.17578561326303616" table:style-name="ce1">
            <text:p>0.175785613</text:p>
          </table:table-cell>
          <table:table-cell office:value-type="float" office:value="-10.788114424559973" table:style-name="ce1">
            <text:p>-10.78811442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162"/>
          <table:table-cell office:value-type="float" office:value="0.22519939674278519" table:style-name="ce1">
            <text:p>0.225199397</text:p>
          </table:table-cell>
          <table:table-cell office:value-type="float" office:value="-11.121385592989853" table:style-name="ce1">
            <text:p>-11.12138559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03"/>
          <table:table-cell office:value-type="float" table:style-name="ce1" office:value="162"/>
          <table:table-cell office:value-type="float" office:value="0.22166608396997983" table:style-name="ce1">
            <text:p>0.221666084</text:p>
          </table:table-cell>
          <table:table-cell office:value-type="float" office:value="-10.973675863492099" table:style-name="ce1">
            <text:p>-10.97367586</text:p>
          </table:table-cell>
          <table:table-cell office:value-type="float" office:value="0" table:style-name="ce1">
            <text:p>0</text:p>
          </table:table-cell>
          <table:table-cell office:value-type="float" office:value="1.0125" table:style-name="ce1">
            <text:p>1.0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307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169"/>
          <table:table-cell office:value-type="float" table:style-name="ce1" office:value="307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0.97916666699999999" table:style-name="ce1">
            <text:p>0.9791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297"/>
          <table:table-cell office:value-type="float" table:style-name="ce1" office:value="303"/>
          <table:table-cell office:value-type="float" office:value="0.63197117213605847" table:style-name="ce1">
            <text:p>0.631971172</text:p>
          </table:table-cell>
          <table:table-cell office:value-type="float" office:value="-28.829527023627822" table:style-name="ce1">
            <text:p>-28.82952702</text:p>
          </table:table-cell>
          <table:table-cell office:value-type="float" office:value="0" table:style-name="ce1">
            <text:p>0</text:p>
          </table:table-cell>
          <table:table-cell office:value-type="float" office:value="0.99166666699999995" table:style-name="ce1">
            <text:p>0.991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0"/>
          <table:table-cell office:value-type="float" table:style-name="ce1" office:value="309"/>
          <table:table-cell office:value-type="float" office:value="0.30081473295567884" table:style-name="ce1">
            <text:p>0.300814733</text:p>
          </table:table-cell>
          <table:table-cell office:value-type="float" office:value="-28.134093708539019" table:style-name="ce1">
            <text:p>-28.13409371</text:p>
          </table:table-cell>
          <table:table-cell office:value-type="float" office:value="0" table:style-name="ce1">
            <text:p>0</text:p>
          </table:table-cell>
          <table:table-cell office:value-type="float" office:value="0.99583333299999999" table:style-name="ce1">
            <text:p>0.995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11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4"/>
          <table:table-cell office:value-type="float" table:style-name="ce1" office:value="311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16666667" table:style-name="ce1">
            <text:p>1.0166666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306"/>
          <table:table-cell office:value-type="float" table:style-name="ce1" office:value="312"/>
          <table:table-cell office:value-type="float" office:value="1.9768806222063" table:style-name="ce1">
            <text:p>1.976880622</text:p>
          </table:table-cell>
          <table:table-cell office:value-type="float" office:value="-49.060391051095372" table:style-name="ce1">
            <text:p>-49.06039105</text:p>
          </table:table-cell>
          <table:table-cell office:value-type="float" office:value="0" table:style-name="ce1">
            <text:p>0</text:p>
          </table:table-cell>
          <table:table-cell office:value-type="float" office:value="1.0208333329999999" table:style-name="ce1">
            <text:p>1.0208333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/>
        </table:table-row>
        <table:table-row table:style-name="ro1">
          <table:table-cell office:value-type="float" table:style-name="ce1" office:value="34"/>
          <table:table-cell office:value-type="float" table:style-name="ce1" office:value="-0.75"/>
          <table:table-cell office:value-type="float" office:value="-0.75" table:style-name="ce1">
            <text:p>-0.75</text:p>
          </table:table-cell>
          <table:table-cell office:value-type="float" office:value="-0.75" table:style-name="ce1">
            <text:p>-0.75</text:p>
          </table:table-cell>
          <table:table-cell/>
        </table:table-row>
        <table:table-row table:style-name="ro1">
          <table:table-cell office:value-type="float" table:style-name="ce1" office:value="49"/>
          <table:table-cell office:value-type="float" table:style-name="ce1" office:value="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55"/>
          <table:table-cell office:value-type="float" table:style-name="ce1" office:value="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/>
        </table:table-row>
        <table:table-row table:style-name="ro1">
          <table:table-cell office:value-type="float" table:style-name="ce1" office:value="70"/>
          <table:table-cell office:value-type="float" table:style-name="ce1" office:value="-0.7"/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/>
        </table:table-row>
        <table:table-row table:style-name="ro1">
          <table:table-cell office:value-type="float" table:style-name="ce1" office:value="76"/>
          <table:table-cell office:value-type="float" table:style-name="ce1" office:value="-0.7"/>
          <table:table-cell office:value-type="float" office:value="-0.7" table:style-name="ce1">
            <text:p>-0.7</text:p>
          </table:table-cell>
          <table:table-cell office:value-type="float" office:value="-0.7" table:style-name="ce1">
            <text:p>-0.7</text:p>
          </table:table-cell>
          <table:table-cell/>
        </table:table-row>
        <table:table-row table:style-name="ro1">
          <table:table-cell office:value-type="float" table:style-name="ce1" office:value="83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87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88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90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99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100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 office:value-type="float" table:style-name="ce1" office:value="102"/>
          <table:table-cell office:value-type="float" table:style-name="ce1" office:value="-1.5"/>
          <table:table-cell office:value-type="float" office:value="-1.5" table:style-name="ce1">
            <text:p>-1.5</text:p>
          </table:table-cell>
          <table:table-cell office:value-type="float" office:value="-1.5" table:style-name="ce1">
            <text:p>-1.5</text:p>
          </table:table-cell>
          <table:table-cell/>
        </table:table-row>
        <table:table-row table:style-name="ro1">
          <table:table-cell/>
          <table:table-cell/>
          <table:table-cell/>
          <table:table-cell/>
          <table:table-cell/>
        </table:table-row>
      </table:table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uses.A4:Buses.I313">
          <table:sort>
            <table:sort-by table:field-number="0"/>
          </table:sort>
        </table:database-range>
        <table:database-range table:target-range-address="Lines.A4:Lines.I379">
          <table:sort>
            <table:sort-by table:field-number="0"/>
          </table:sort>
        </table:database-range>
        <table:database-range table:target-range-address="Gens.A4:Gens.K308">
          <table:sort>
            <table:sort-by table:field-number="0"/>
          </table:sort>
        </table:database-range>
        <table:database-range table:target-range-address="Loads.A2:Loads.C91">
          <table:sort>
            <table:sort-by table:field-number="0"/>
          </table:sort>
        </table:database-range>
        <table:database-range table:target-range-address="Transformers.A4:Transformers.J215">
          <table:sort>
            <table:sort-by table:field-number="0"/>
          </table:sort>
        </table:database-range>
        <table:database-range table:target-range-address="Sheet1.B1:Sheet1.O312" table:contains-header="false">
          <table:sort>
            <table:sort-by table:field-number="0"/>
          </table:sort>
        </table:database-range>
      </table:database-ranges>
      <text:variable-decls/>
      <text:user-field-decls/>
    </office:spreadsheet>
  </office:body>
  <office:scripts/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http://pypi.python.org/pypi/ezodf/0.1.0$Python3.8.3 (default, May 19 2020, 06:50:17) [MSC v.1916 64 bit (AMD64)]</meta:generator>
    <dc:creator>Mohammad Iman ALIZADEH</dc:creator>
    <meta:creation-date>2022-08-23T13:11:39Z</meta:creation-date>
    <dc:date>2022-08-30T08:51:32.081244</dc:date>
    <meta:editing-cycles>65</meta:editing-cycles>
    <meta:document-statistic/>
  </office:meta>
</office:document-meta>
</file>